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results" table:style-name="ta1">
        <table:shapes>
          <draw:frame draw:z-index="0" draw:style-name="gr1" draw:text-style-name="P1" svg:width="6.3028in" svg:height="3.5453in" svg:x="2.5217in" svg:y="8.9303in">
            <draw:object draw:notify-on-update-of-ranges="all_results.A53:all_results.A59 all_results.B53:all_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449in" svg:x="9.1689in" svg:y="9.0457in">
            <draw:object draw:notify-on-update-of-ranges="all_results.A61:all_results.A67 all_results.B61:all_results.B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28in" svg:height="3.5449in" svg:x="2.6075in" svg:y="12.8421in">
            <draw:object draw:notify-on-update-of-ranges="all_results.A69:all_results.A75 all_results.B69:all_results.B7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28in" svg:height="3.5453in" svg:x="9.3413in" svg:y="12.9256in">
            <draw:object draw:notify-on-update-of-ranges="all_results.A77:all_results.A83 all_results.B77:all_results.B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31in" svg:height="3.5453in" svg:x="2.3917in" svg:y="16.8366in">
            <draw:object draw:notify-on-update-of-ranges="all_results.A85:all_results.A91 all_results.B85:all_results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28in" svg:height="3.5453in" svg:x="9.4059in" svg:y="16.7945in">
            <draw:object draw:notify-on-update-of-ranges="all_results.A93:all_results.A99 all_results.B93:all_results.B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row table:style-name="ro1">
          <table:table-cell table:number-columns-repeated="101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825" calcext:value-type="float">
            <text:p>0.583825</text:p>
          </table:table-cell>
          <table:table-cell office:value-type="float" office:value="0.355844" calcext:value-type="float">
            <text:p>0.355844</text:p>
          </table:table-cell>
          <table:table-cell office:value-type="float" office:value="0.35402" calcext:value-type="float">
            <text:p>0.35402</text:p>
          </table:table-cell>
          <table:table-cell office:value-type="float" office:value="0.340313" calcext:value-type="float">
            <text:p>0.340313</text:p>
          </table:table-cell>
          <table:table-cell office:value-type="float" office:value="0.337949" calcext:value-type="float">
            <text:p>0.337949</text:p>
          </table:table-cell>
          <table:table-cell office:value-type="float" office:value="0.374689" calcext:value-type="float">
            <text:p>0.374689</text:p>
          </table:table-cell>
          <table:table-cell office:value-type="float" office:value="0.593262" calcext:value-type="float">
            <text:p>0.593262</text:p>
          </table:table-cell>
          <table:table-cell office:value-type="float" office:value="0.326017" calcext:value-type="float">
            <text:p>0.326017</text:p>
          </table:table-cell>
          <table:table-cell office:value-type="float" office:value="0.668965" calcext:value-type="float">
            <text:p>0.668965</text:p>
          </table:table-cell>
          <table:table-cell office:value-type="float" office:value="0.633067" calcext:value-type="float">
            <text:p>0.633067</text:p>
          </table:table-cell>
          <table:table-cell office:value-type="float" office:value="0.349411" calcext:value-type="float">
            <text:p>0.349411</text:p>
          </table:table-cell>
          <table:table-cell office:value-type="float" office:value="0.306029" calcext:value-type="float">
            <text:p>0.306029</text:p>
          </table:table-cell>
          <table:table-cell office:value-type="float" office:value="0.554659" calcext:value-type="float">
            <text:p>0.554659</text:p>
          </table:table-cell>
          <table:table-cell office:value-type="float" office:value="0.337008" calcext:value-type="float">
            <text:p>0.337008</text:p>
          </table:table-cell>
          <table:table-cell office:value-type="float" office:value="0.553447" calcext:value-type="float">
            <text:p>0.553447</text:p>
          </table:table-cell>
          <table:table-cell office:value-type="float" office:value="0.280852" calcext:value-type="float">
            <text:p>0.280852</text:p>
          </table:table-cell>
          <table:table-cell office:value-type="float" office:value="0.608091" calcext:value-type="float">
            <text:p>0.608091</text:p>
          </table:table-cell>
          <table:table-cell office:value-type="float" office:value="0.520384" calcext:value-type="float">
            <text:p>0.520384</text:p>
          </table:table-cell>
          <table:table-cell office:value-type="float" office:value="0.550521" calcext:value-type="float">
            <text:p>0.550521</text:p>
          </table:table-cell>
          <table:table-cell office:value-type="float" office:value="0.356684" calcext:value-type="float">
            <text:p>0.356684</text:p>
          </table:table-cell>
          <table:table-cell office:value-type="float" office:value="0.545301" calcext:value-type="float">
            <text:p>0.545301</text:p>
          </table:table-cell>
          <table:table-cell office:value-type="float" office:value="0.752524" calcext:value-type="float">
            <text:p>0.752524</text:p>
          </table:table-cell>
          <table:table-cell office:value-type="float" office:value="0.302963" calcext:value-type="float">
            <text:p>0.302963</text:p>
          </table:table-cell>
          <table:table-cell office:value-type="float" office:value="0.548979" calcext:value-type="float">
            <text:p>0.548979</text:p>
          </table:table-cell>
          <table:table-cell office:value-type="float" office:value="0.537477" calcext:value-type="float">
            <text:p>0.537477</text:p>
          </table:table-cell>
          <table:table-cell office:value-type="float" office:value="0.327871" calcext:value-type="float">
            <text:p>0.327871</text:p>
          </table:table-cell>
          <table:table-cell office:value-type="float" office:value="0.48661" calcext:value-type="float">
            <text:p>0.48661</text:p>
          </table:table-cell>
          <table:table-cell office:value-type="float" office:value="0.299928" calcext:value-type="float">
            <text:p>0.299928</text:p>
          </table:table-cell>
          <table:table-cell office:value-type="float" office:value="0.326407" calcext:value-type="float">
            <text:p>0.326407</text:p>
          </table:table-cell>
          <table:table-cell office:value-type="float" office:value="0.282755" calcext:value-type="float">
            <text:p>0.282755</text:p>
          </table:table-cell>
          <table:table-cell office:value-type="float" office:value="0.329223" calcext:value-type="float">
            <text:p>0.329223</text:p>
          </table:table-cell>
          <table:table-cell office:value-type="float" office:value="0.286892" calcext:value-type="float">
            <text:p>0.286892</text:p>
          </table:table-cell>
          <table:table-cell office:value-type="float" office:value="0.557114" calcext:value-type="float">
            <text:p>0.557114</text:p>
          </table:table-cell>
          <table:table-cell office:value-type="float" office:value="0.285951" calcext:value-type="float">
            <text:p>0.285951</text:p>
          </table:table-cell>
          <table:table-cell office:value-type="float" office:value="0.499465" calcext:value-type="float">
            <text:p>0.499465</text:p>
          </table:table-cell>
          <table:table-cell office:value-type="float" office:value="0.556733" calcext:value-type="float">
            <text:p>0.556733</text:p>
          </table:table-cell>
          <table:table-cell office:value-type="float" office:value="0.557545" calcext:value-type="float">
            <text:p>0.557545</text:p>
          </table:table-cell>
          <table:table-cell office:value-type="float" office:value="0.541344" calcext:value-type="float">
            <text:p>0.541344</text:p>
          </table:table-cell>
          <table:table-cell office:value-type="float" office:value="0.277044" calcext:value-type="float">
            <text:p>0.277044</text:p>
          </table:table-cell>
          <table:table-cell office:value-type="float" office:value="0.453237" calcext:value-type="float">
            <text:p>0.453237</text:p>
          </table:table-cell>
          <table:table-cell office:value-type="float" office:value="0.346896" calcext:value-type="float">
            <text:p>0.346896</text:p>
          </table:table-cell>
          <table:table-cell office:value-type="float" office:value="0.330806" calcext:value-type="float">
            <text:p>0.330806</text:p>
          </table:table-cell>
          <table:table-cell office:value-type="float" office:value="0.33311" calcext:value-type="float">
            <text:p>0.33311</text:p>
          </table:table-cell>
          <table:table-cell office:value-type="float" office:value="0.283376" calcext:value-type="float">
            <text:p>0.283376</text:p>
          </table:table-cell>
          <table:table-cell office:value-type="float" office:value="0.394126" calcext:value-type="float">
            <text:p>0.394126</text:p>
          </table:table-cell>
          <table:table-cell office:value-type="float" office:value="0.324845" calcext:value-type="float">
            <text:p>0.324845</text:p>
          </table:table-cell>
          <table:table-cell office:value-type="float" office:value="0.318563" calcext:value-type="float">
            <text:p>0.318563</text:p>
          </table:table-cell>
          <table:table-cell office:value-type="float" office:value="0.308193" calcext:value-type="float">
            <text:p>0.308193</text:p>
          </table:table-cell>
          <table:table-cell office:value-type="float" office:value="0.59196" calcext:value-type="float">
            <text:p>0.59196</text:p>
          </table:table-cell>
          <table:table-cell office:value-type="float" office:value="0.555942" calcext:value-type="float">
            <text:p>0.555942</text:p>
          </table:table-cell>
          <table:table-cell office:value-type="float" office:value="0.601127" calcext:value-type="float">
            <text:p>0.601127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54719" calcext:value-type="float">
            <text:p>0.554719</text:p>
          </table:table-cell>
          <table:table-cell office:value-type="float" office:value="0.325055" calcext:value-type="float">
            <text:p>0.325055</text:p>
          </table:table-cell>
          <table:table-cell office:value-type="float" office:value="0.560611" calcext:value-type="float">
            <text:p>0.560611</text:p>
          </table:table-cell>
          <table:table-cell office:value-type="float" office:value="0.318072" calcext:value-type="float">
            <text:p>0.318072</text:p>
          </table:table-cell>
          <table:table-cell office:value-type="float" office:value="0.577983" calcext:value-type="float">
            <text:p>0.577983</text:p>
          </table:table-cell>
          <table:table-cell office:value-type="float" office:value="0.317019" calcext:value-type="float">
            <text:p>0.317019</text:p>
          </table:table-cell>
          <table:table-cell office:value-type="float" office:value="0.557034" calcext:value-type="float">
            <text:p>0.557034</text:p>
          </table:table-cell>
          <table:table-cell office:value-type="float" office:value="0.551563" calcext:value-type="float">
            <text:p>0.551563</text:p>
          </table:table-cell>
          <table:table-cell office:value-type="float" office:value="0.279148" calcext:value-type="float">
            <text:p>0.279148</text:p>
          </table:table-cell>
          <table:table-cell office:value-type="float" office:value="0.543508" calcext:value-type="float">
            <text:p>0.543508</text:p>
          </table:table-cell>
          <table:table-cell office:value-type="float" office:value="0.559829" calcext:value-type="float">
            <text:p>0.559829</text:p>
          </table:table-cell>
          <table:table-cell office:value-type="float" office:value="0.549399" calcext:value-type="float">
            <text:p>0.549399</text:p>
          </table:table-cell>
          <table:table-cell office:value-type="float" office:value="0.543608" calcext:value-type="float">
            <text:p>0.543608</text:p>
          </table:table-cell>
          <table:table-cell office:value-type="float" office:value="0.289177" calcext:value-type="float">
            <text:p>0.289177</text:p>
          </table:table-cell>
          <table:table-cell office:value-type="float" office:value="0.558596" calcext:value-type="float">
            <text:p>0.558596</text:p>
          </table:table-cell>
          <table:table-cell office:value-type="float" office:value="0.541294" calcext:value-type="float">
            <text:p>0.541294</text:p>
          </table:table-cell>
          <table:table-cell office:value-type="float" office:value="0.324463" calcext:value-type="float">
            <text:p>0.324463</text:p>
          </table:table-cell>
          <table:table-cell office:value-type="float" office:value="0.303143" calcext:value-type="float">
            <text:p>0.303143</text:p>
          </table:table-cell>
          <table:table-cell office:value-type="float" office:value="0.314375" calcext:value-type="float">
            <text:p>0.314375</text:p>
          </table:table-cell>
          <table:table-cell office:value-type="float" office:value="0.508171" calcext:value-type="float">
            <text:p>0.508171</text:p>
          </table:table-cell>
          <table:table-cell office:value-type="float" office:value="1.11855" calcext:value-type="float">
            <text:p>1.11855</text:p>
          </table:table-cell>
          <table:table-cell office:value-type="float" office:value="0.540222" calcext:value-type="float">
            <text:p>0.540222</text:p>
          </table:table-cell>
          <table:table-cell office:value-type="float" office:value="0.30183" calcext:value-type="float">
            <text:p>0.30183</text:p>
          </table:table-cell>
          <table:table-cell office:value-type="float" office:value="0.577652" calcext:value-type="float">
            <text:p>0.577652</text:p>
          </table:table-cell>
          <table:table-cell office:value-type="float" office:value="0.294106" calcext:value-type="float">
            <text:p>0.294106</text:p>
          </table:table-cell>
          <table:table-cell office:value-type="float" office:value="0.321398" calcext:value-type="float">
            <text:p>0.321398</text:p>
          </table:table-cell>
          <table:table-cell office:value-type="float" office:value="0.29097" calcext:value-type="float">
            <text:p>0.29097</text:p>
          </table:table-cell>
          <table:table-cell office:value-type="float" office:value="0.773413" calcext:value-type="float">
            <text:p>0.773413</text:p>
          </table:table-cell>
          <table:table-cell office:value-type="float" office:value="0.371533" calcext:value-type="float">
            <text:p>0.371533</text:p>
          </table:table-cell>
          <table:table-cell office:value-type="float" office:value="0.562865" calcext:value-type="float">
            <text:p>0.562865</text:p>
          </table:table-cell>
          <table:table-cell office:value-type="float" office:value="0.511257" calcext:value-type="float">
            <text:p>0.511257</text:p>
          </table:table-cell>
          <table:table-cell office:value-type="float" office:value="0.289217" calcext:value-type="float">
            <text:p>0.289217</text:p>
          </table:table-cell>
          <table:table-cell office:value-type="float" office:value="0.551563" calcext:value-type="float">
            <text:p>0.551563</text:p>
          </table:table-cell>
          <table:table-cell office:value-type="float" office:value="0.584225" calcext:value-type="float">
            <text:p>0.584225</text:p>
          </table:table-cell>
          <table:table-cell office:value-type="float" office:value="0.610084" calcext:value-type="float">
            <text:p>0.610084</text:p>
          </table:table-cell>
          <table:table-cell office:value-type="float" office:value="0.275491" calcext:value-type="float">
            <text:p>0.275491</text:p>
          </table:table-cell>
          <table:table-cell office:value-type="float" office:value="0.569938" calcext:value-type="float">
            <text:p>0.569938</text:p>
          </table:table-cell>
          <table:table-cell office:value-type="float" office:value="0.546163" calcext:value-type="float">
            <text:p>0.546163</text:p>
          </table:table-cell>
          <table:table-cell office:value-type="float" office:value="0.542807" calcext:value-type="float">
            <text:p>0.542807</text:p>
          </table:table-cell>
          <table:table-cell office:value-type="float" office:value="0.296751" calcext:value-type="float">
            <text:p>0.296751</text:p>
          </table:table-cell>
          <table:table-cell office:value-type="float" office:value="0.296992" calcext:value-type="float">
            <text:p>0.296992</text:p>
          </table:table-cell>
          <table:table-cell office:value-type="float" office:value="0.551533" calcext:value-type="float">
            <text:p>0.551533</text:p>
          </table:table-cell>
          <table:table-cell office:value-type="float" office:value="0.306901" calcext:value-type="float">
            <text:p>0.306901</text:p>
          </table:table-cell>
          <table:table-cell office:value-type="float" office:value="0.552145" calcext:value-type="float">
            <text:p>0.552145</text:p>
          </table:table-cell>
          <table:table-cell office:value-type="float" office:value="0.290159" calcext:value-type="float">
            <text:p>0.290159</text:p>
          </table:table-cell>
          <table:table-cell office:value-type="float" office:value="0.545652" calcext:value-type="float">
            <text:p>0.545652</text:p>
          </table:table-cell>
          <table:table-cell office:value-type="float" office:value="0.561592" calcext:value-type="float">
            <text:p>0.561592</text:p>
          </table:table-cell>
          <table:table-cell office:value-type="float" office:value="0.560991" calcext:value-type="float">
            <text:p>0.560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3159" calcext:value-type="float">
            <text:p>0.893159</text:p>
          </table:table-cell>
          <table:table-cell office:value-type="float" office:value="0.934979" calcext:value-type="float">
            <text:p>0.934979</text:p>
          </table:table-cell>
          <table:table-cell office:value-type="float" office:value="0.348219" calcext:value-type="float">
            <text:p>0.348219</text:p>
          </table:table-cell>
          <table:table-cell office:value-type="float" office:value="0.523911" calcext:value-type="float">
            <text:p>0.523911</text:p>
          </table:table-cell>
          <table:table-cell office:value-type="float" office:value="0.629421" calcext:value-type="float">
            <text:p>0.629421</text:p>
          </table:table-cell>
          <table:table-cell office:value-type="float" office:value="0.32798" calcext:value-type="float">
            <text:p>0.32798</text:p>
          </table:table-cell>
          <table:table-cell office:value-type="float" office:value="0.44929" calcext:value-type="float">
            <text:p>0.44929</text:p>
          </table:table-cell>
          <table:table-cell office:value-type="float" office:value="0.352376" calcext:value-type="float">
            <text:p>0.352376</text:p>
          </table:table-cell>
          <table:table-cell office:value-type="float" office:value="0.452166" calcext:value-type="float">
            <text:p>0.452166</text:p>
          </table:table-cell>
          <table:table-cell office:value-type="float" office:value="0.570289" calcext:value-type="float">
            <text:p>0.570289</text:p>
          </table:table-cell>
          <table:table-cell office:value-type="float" office:value="0.333762" calcext:value-type="float">
            <text:p>0.333762</text:p>
          </table:table-cell>
          <table:table-cell office:value-type="float" office:value="0.542135" calcext:value-type="float">
            <text:p>0.542135</text:p>
          </table:table-cell>
          <table:table-cell office:value-type="float" office:value="0.453478" calcext:value-type="float">
            <text:p>0.453478</text:p>
          </table:table-cell>
          <table:table-cell office:value-type="float" office:value="0.473265" calcext:value-type="float">
            <text:p>0.473265</text:p>
          </table:table-cell>
          <table:table-cell office:value-type="float" office:value="0.319754" calcext:value-type="float">
            <text:p>0.319754</text:p>
          </table:table-cell>
          <table:table-cell office:value-type="float" office:value="0.584425" calcext:value-type="float">
            <text:p>0.584425</text:p>
          </table:table-cell>
          <table:table-cell office:value-type="float" office:value="0.455662" calcext:value-type="float">
            <text:p>0.455662</text:p>
          </table:table-cell>
          <table:table-cell office:value-type="float" office:value="0.42813" calcext:value-type="float">
            <text:p>0.42813</text:p>
          </table:table-cell>
          <table:table-cell office:value-type="float" office:value="0.332238" calcext:value-type="float">
            <text:p>0.332238</text:p>
          </table:table-cell>
          <table:table-cell office:value-type="float" office:value="0.571822" calcext:value-type="float">
            <text:p>0.571822</text:p>
          </table:table-cell>
          <table:table-cell office:value-type="float" office:value="0.769916" calcext:value-type="float">
            <text:p>0.769916</text:p>
          </table:table-cell>
          <table:table-cell office:value-type="float" office:value="0.418001" calcext:value-type="float">
            <text:p>0.418001</text:p>
          </table:table-cell>
          <table:table-cell office:value-type="float" office:value="0.338751" calcext:value-type="float">
            <text:p>0.338751</text:p>
          </table:table-cell>
          <table:table-cell office:value-type="float" office:value="0.562043" calcext:value-type="float">
            <text:p>0.562043</text:p>
          </table:table-cell>
          <table:table-cell office:value-type="float" office:value="0.468316" calcext:value-type="float">
            <text:p>0.468316</text:p>
          </table:table-cell>
          <table:table-cell office:value-type="float" office:value="0.463677" calcext:value-type="float">
            <text:p>0.463677</text:p>
          </table:table-cell>
          <table:table-cell office:value-type="float" office:value="0.323933" calcext:value-type="float">
            <text:p>0.323933</text:p>
          </table:table-cell>
          <table:table-cell office:value-type="float" office:value="0.339302" calcext:value-type="float">
            <text:p>0.339302</text:p>
          </table:table-cell>
          <table:table-cell office:value-type="float" office:value="0.870657" calcext:value-type="float">
            <text:p>0.870657</text:p>
          </table:table-cell>
          <table:table-cell office:value-type="float" office:value="0.448027" calcext:value-type="float">
            <text:p>0.448027</text:p>
          </table:table-cell>
          <table:table-cell office:value-type="float" office:value="0.533018" calcext:value-type="float">
            <text:p>0.533018</text:p>
          </table:table-cell>
          <table:table-cell office:value-type="float" office:value="0.341867" calcext:value-type="float">
            <text:p>0.341867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69057" calcext:value-type="float">
            <text:p>0.569057</text:p>
          </table:table-cell>
          <table:table-cell office:value-type="float" office:value="0.344923" calcext:value-type="float">
            <text:p>0.344923</text:p>
          </table:table-cell>
          <table:table-cell office:value-type="float" office:value="0.549409" calcext:value-type="float">
            <text:p>0.549409</text:p>
          </table:table-cell>
          <table:table-cell office:value-type="float" office:value="0.599875" calcext:value-type="float">
            <text:p>0.599875</text:p>
          </table:table-cell>
          <table:table-cell office:value-type="float" office:value="0.346506" calcext:value-type="float">
            <text:p>0.346506</text:p>
          </table:table-cell>
          <table:table-cell office:value-type="float" office:value="0.596449" calcext:value-type="float">
            <text:p>0.596449</text:p>
          </table:table-cell>
          <table:table-cell office:value-type="float" office:value="0.528149" calcext:value-type="float">
            <text:p>0.528149</text:p>
          </table:table-cell>
          <table:table-cell office:value-type="float" office:value="0.437027" calcext:value-type="float">
            <text:p>0.437027</text:p>
          </table:table-cell>
          <table:table-cell office:value-type="float" office:value="0.606317" calcext:value-type="float">
            <text:p>0.606317</text:p>
          </table:table-cell>
          <table:table-cell office:value-type="float" office:value="0.351285" calcext:value-type="float">
            <text:p>0.351285</text:p>
          </table:table-cell>
          <table:table-cell office:value-type="float" office:value="0.570319" calcext:value-type="float">
            <text:p>0.570319</text:p>
          </table:table-cell>
          <table:table-cell office:value-type="float" office:value="0.551604" calcext:value-type="float">
            <text:p>0.551604</text:p>
          </table:table-cell>
          <table:table-cell office:value-type="float" office:value="0.345143" calcext:value-type="float">
            <text:p>0.345143</text:p>
          </table:table-cell>
          <table:table-cell office:value-type="float" office:value="0.326848" calcext:value-type="float">
            <text:p>0.326848</text:p>
          </table:table-cell>
          <table:table-cell office:value-type="float" office:value="0.571031" calcext:value-type="float">
            <text:p>0.571031</text:p>
          </table:table-cell>
          <table:table-cell office:value-type="float" office:value="0.430264" calcext:value-type="float">
            <text:p>0.430264</text:p>
          </table:table-cell>
          <table:table-cell office:value-type="float" office:value="0.588052" calcext:value-type="float">
            <text:p>0.588052</text:p>
          </table:table-cell>
          <table:table-cell office:value-type="float" office:value="0.353339" calcext:value-type="float">
            <text:p>0.353339</text:p>
          </table:table-cell>
          <table:table-cell office:value-type="float" office:value="0.329864" calcext:value-type="float">
            <text:p>0.329864</text:p>
          </table:table-cell>
          <table:table-cell office:value-type="float" office:value="0.433139" calcext:value-type="float">
            <text:p>0.433139</text:p>
          </table:table-cell>
          <table:table-cell office:value-type="float" office:value="0.558938" calcext:value-type="float">
            <text:p>0.558938</text:p>
          </table:table-cell>
          <table:table-cell office:value-type="float" office:value="0.608742" calcext:value-type="float">
            <text:p>0.608742</text:p>
          </table:table-cell>
          <table:table-cell office:value-type="float" office:value="0.45958" calcext:value-type="float">
            <text:p>0.45958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77181" calcext:value-type="float">
            <text:p>0.77181</text:p>
          </table:table-cell>
          <table:table-cell office:value-type="float" office:value="0.33275" calcext:value-type="float">
            <text:p>0.33275</text:p>
          </table:table-cell>
          <table:table-cell office:value-type="float" office:value="0.566231" calcext:value-type="float">
            <text:p>0.566231</text:p>
          </table:table-cell>
          <table:table-cell office:value-type="float" office:value="0.563506" calcext:value-type="float">
            <text:p>0.563506</text:p>
          </table:table-cell>
          <table:table-cell office:value-type="float" office:value="0.465351" calcext:value-type="float">
            <text:p>0.465351</text:p>
          </table:table-cell>
          <table:table-cell office:value-type="float" office:value="0.921003" calcext:value-type="float">
            <text:p>0.921003</text:p>
          </table:table-cell>
          <table:table-cell office:value-type="float" office:value="0.597961" calcext:value-type="float">
            <text:p>0.597961</text:p>
          </table:table-cell>
          <table:table-cell office:value-type="float" office:value="0.344642" calcext:value-type="float">
            <text:p>0.344642</text:p>
          </table:table-cell>
          <table:table-cell office:value-type="float" office:value="0.564337" calcext:value-type="float">
            <text:p>0.564337</text:p>
          </table:table-cell>
          <table:table-cell office:value-type="float" office:value="0.381291" calcext:value-type="float">
            <text:p>0.381291</text:p>
          </table:table-cell>
          <table:table-cell office:value-type="float" office:value="0.600186" calcext:value-type="float">
            <text:p>0.600186</text:p>
          </table:table-cell>
          <table:table-cell office:value-type="float" office:value="0.346636" calcext:value-type="float">
            <text:p>0.346636</text:p>
          </table:table-cell>
          <table:table-cell office:value-type="float" office:value="0.691668" calcext:value-type="float">
            <text:p>0.691668</text:p>
          </table:table-cell>
          <table:table-cell office:value-type="float" office:value="0.560169" calcext:value-type="float">
            <text:p>0.560169</text:p>
          </table:table-cell>
          <table:table-cell office:value-type="float" office:value="0.631405" calcext:value-type="float">
            <text:p>0.631405</text:p>
          </table:table-cell>
          <table:table-cell office:value-type="float" office:value="0.479707" calcext:value-type="float">
            <text:p>0.479707</text:p>
          </table:table-cell>
          <table:table-cell office:value-type="float" office:value="0.335866" calcext:value-type="float">
            <text:p>0.335866</text:p>
          </table:table-cell>
          <table:table-cell office:value-type="float" office:value="0.399997" calcext:value-type="float">
            <text:p>0.399997</text:p>
          </table:table-cell>
          <table:table-cell office:value-type="float" office:value="0.445332" calcext:value-type="float">
            <text:p>0.445332</text:p>
          </table:table-cell>
          <table:table-cell office:value-type="float" office:value="0.56559" calcext:value-type="float">
            <text:p>0.56559</text:p>
          </table:table-cell>
          <table:table-cell office:value-type="float" office:value="1.25876" calcext:value-type="float">
            <text:p>1.25876</text:p>
          </table:table-cell>
          <table:table-cell office:value-type="float" office:value="0.568906" calcext:value-type="float">
            <text:p>0.568906</text:p>
          </table:table-cell>
          <table:table-cell office:value-type="float" office:value="0.911334" calcext:value-type="float">
            <text:p>0.911334</text:p>
          </table:table-cell>
          <table:table-cell office:value-type="float" office:value="0.550852" calcext:value-type="float">
            <text:p>0.550852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353669" calcext:value-type="float">
            <text:p>0.353669</text:p>
          </table:table-cell>
          <table:table-cell office:value-type="float" office:value="0.328511" calcext:value-type="float">
            <text:p>0.328511</text:p>
          </table:table-cell>
          <table:table-cell office:value-type="float" office:value="0.599905" calcext:value-type="float">
            <text:p>0.599905</text:p>
          </table:table-cell>
          <table:table-cell office:value-type="float" office:value="0.324975" calcext:value-type="float">
            <text:p>0.324975</text:p>
          </table:table-cell>
          <table:table-cell office:value-type="float" office:value="0.805423" calcext:value-type="float">
            <text:p>0.805423</text:p>
          </table:table-cell>
          <table:table-cell office:value-type="float" office:value="0.394035" calcext:value-type="float">
            <text:p>0.394035</text:p>
          </table:table-cell>
          <table:table-cell office:value-type="float" office:value="0.369079" calcext:value-type="float">
            <text:p>0.369079</text:p>
          </table:table-cell>
          <table:table-cell office:value-type="float" office:value="0.343089" calcext:value-type="float">
            <text:p>0.343089</text:p>
          </table:table-cell>
          <table:table-cell office:value-type="float" office:value="0.472103" calcext:value-type="float">
            <text:p>0.472103</text:p>
          </table:table-cell>
          <table:table-cell office:value-type="float" office:value="0.583574" calcext:value-type="float">
            <text:p>0.583574</text:p>
          </table:table-cell>
          <table:table-cell office:value-type="float" office:value="0.550492" calcext:value-type="float">
            <text:p>0.550492</text:p>
          </table:table-cell>
          <table:table-cell office:value-type="float" office:value="0.435805" calcext:value-type="float">
            <text:p>0.435805</text:p>
          </table:table-cell>
          <table:table-cell office:value-type="float" office:value="0.462915" calcext:value-type="float">
            <text:p>0.462915</text:p>
          </table:table-cell>
          <table:table-cell office:value-type="float" office:value="0.558717" calcext:value-type="float">
            <text:p>0.558717</text:p>
          </table:table-cell>
          <table:table-cell office:value-type="float" office:value="0.548568" calcext:value-type="float">
            <text:p>0.548568</text:p>
          </table:table-cell>
          <table:table-cell office:value-type="float" office:value="0.552124" calcext:value-type="float">
            <text:p>0.552124</text:p>
          </table:table-cell>
          <table:table-cell office:value-type="float" office:value="0.345894" calcext:value-type="float">
            <text:p>0.345894</text:p>
          </table:table-cell>
          <table:table-cell office:value-type="float" office:value="0.336056" calcext:value-type="float">
            <text:p>0.336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4806" calcext:value-type="float">
            <text:p>0.774806</text:p>
          </table:table-cell>
          <table:table-cell office:value-type="float" office:value="0.789083" calcext:value-type="float">
            <text:p>0.789083</text:p>
          </table:table-cell>
          <table:table-cell office:value-type="float" office:value="0.467635" calcext:value-type="float">
            <text:p>0.467635</text:p>
          </table:table-cell>
          <table:table-cell office:value-type="float" office:value="0.473196" calcext:value-type="float">
            <text:p>0.473196</text:p>
          </table:table-cell>
          <table:table-cell office:value-type="float" office:value="0.735802" calcext:value-type="float">
            <text:p>0.735802</text:p>
          </table:table-cell>
          <table:table-cell office:value-type="float" office:value="0.70823" calcext:value-type="float">
            <text:p>0.70823</text:p>
          </table:table-cell>
          <table:table-cell office:value-type="float" office:value="0.323261" calcext:value-type="float">
            <text:p>0.323261</text:p>
          </table:table-cell>
          <table:table-cell office:value-type="float" office:value="0.461453" calcext:value-type="float">
            <text:p>0.461453</text:p>
          </table:table-cell>
          <table:table-cell office:value-type="float" office:value="0.786638" calcext:value-type="float">
            <text:p>0.786638</text:p>
          </table:table-cell>
          <table:table-cell office:value-type="float" office:value="0.837314" calcext:value-type="float">
            <text:p>0.837314</text:p>
          </table:table-cell>
          <table:table-cell office:value-type="float" office:value="0.651773" calcext:value-type="float">
            <text:p>0.651773</text:p>
          </table:table-cell>
          <table:table-cell office:value-type="float" office:value="0.392463" calcext:value-type="float">
            <text:p>0.392463</text:p>
          </table:table-cell>
          <table:table-cell office:value-type="float" office:value="0.591038" calcext:value-type="float">
            <text:p>0.591038</text:p>
          </table:table-cell>
          <table:table-cell office:value-type="float" office:value="0.517619" calcext:value-type="float">
            <text:p>0.517619</text:p>
          </table:table-cell>
          <table:table-cell office:value-type="float" office:value="0.683834" calcext:value-type="float">
            <text:p>0.683834</text:p>
          </table:table-cell>
          <table:table-cell office:value-type="float" office:value="0.394106" calcext:value-type="float">
            <text:p>0.394106</text:p>
          </table:table-cell>
          <table:table-cell office:value-type="float" office:value="0.68194" calcext:value-type="float">
            <text:p>0.68194</text:p>
          </table:table-cell>
          <table:table-cell office:value-type="float" office:value="0.437998" calcext:value-type="float">
            <text:p>0.437998</text:p>
          </table:table-cell>
          <table:table-cell office:value-type="float" office:value="0.324965" calcext:value-type="float">
            <text:p>0.324965</text:p>
          </table:table-cell>
          <table:table-cell office:value-type="float" office:value="0.675528" calcext:value-type="float">
            <text:p>0.675528</text:p>
          </table:table-cell>
          <table:table-cell office:value-type="float" office:value="0.301972" calcext:value-type="float">
            <text:p>0.301972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77681" calcext:value-type="float">
            <text:p>0.77681</text:p>
          </table:table-cell>
          <table:table-cell office:value-type="float" office:value="0.435624" calcext:value-type="float">
            <text:p>0.435624</text:p>
          </table:table-cell>
          <table:table-cell office:value-type="float" office:value="0.563326" calcext:value-type="float">
            <text:p>0.563326</text:p>
          </table:table-cell>
          <table:table-cell office:value-type="float" office:value="0.349201" calcext:value-type="float">
            <text:p>0.349201</text:p>
          </table:table-cell>
          <table:table-cell office:value-type="float" office:value="0.853485" calcext:value-type="float">
            <text:p>0.853485</text:p>
          </table:table-cell>
          <table:table-cell office:value-type="float" office:value="0.76653" calcext:value-type="float">
            <text:p>0.76653</text:p>
          </table:table-cell>
          <table:table-cell office:value-type="float" office:value="0.751241" calcext:value-type="float">
            <text:p>0.751241</text:p>
          </table:table-cell>
          <table:table-cell office:value-type="float" office:value="0.462485" calcext:value-type="float">
            <text:p>0.462485</text:p>
          </table:table-cell>
          <table:table-cell office:value-type="float" office:value="0.47045" calcext:value-type="float">
            <text:p>0.47045</text:p>
          </table:table-cell>
          <table:table-cell office:value-type="float" office:value="0.508011" calcext:value-type="float">
            <text:p>0.508011</text:p>
          </table:table-cell>
          <table:table-cell office:value-type="float" office:value="0.67127" calcext:value-type="float">
            <text:p>0.67127</text:p>
          </table:table-cell>
          <table:table-cell office:value-type="float" office:value="0.501819" calcext:value-type="float">
            <text:p>0.501819</text:p>
          </table:table-cell>
          <table:table-cell office:value-type="float" office:value="0.546194" calcext:value-type="float">
            <text:p>0.546194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837414" calcext:value-type="float">
            <text:p>0.837414</text:p>
          </table:table-cell>
          <table:table-cell office:value-type="float" office:value="0.558206" calcext:value-type="float">
            <text:p>0.558206</text:p>
          </table:table-cell>
          <table:table-cell office:value-type="float" office:value="0.598753" calcext:value-type="float">
            <text:p>0.598753</text:p>
          </table:table-cell>
          <table:table-cell office:value-type="float" office:value="0.376212" calcext:value-type="float">
            <text:p>0.376212</text:p>
          </table:table-cell>
          <table:table-cell office:value-type="float" office:value="0.498042" calcext:value-type="float">
            <text:p>0.498042</text:p>
          </table:table-cell>
          <table:table-cell office:value-type="float" office:value="0.504154" calcext:value-type="float">
            <text:p>0.504154</text:p>
          </table:table-cell>
          <table:table-cell office:value-type="float" office:value="0.603281" calcext:value-type="float">
            <text:p>0.603281</text:p>
          </table:table-cell>
          <table:table-cell office:value-type="float" office:value="0.409254" calcext:value-type="float">
            <text:p>0.409254</text:p>
          </table:table-cell>
          <table:table-cell office:value-type="float" office:value="0.332729" calcext:value-type="float">
            <text:p>0.332729</text:p>
          </table:table-cell>
          <table:table-cell office:value-type="float" office:value="0.403683" calcext:value-type="float">
            <text:p>0.403683</text:p>
          </table:table-cell>
          <table:table-cell office:value-type="float" office:value="0.465691" calcext:value-type="float">
            <text:p>0.465691</text:p>
          </table:table-cell>
          <table:table-cell office:value-type="float" office:value="0.438921" calcext:value-type="float">
            <text:p>0.438921</text:p>
          </table:table-cell>
          <table:table-cell office:value-type="float" office:value="0.542987" calcext:value-type="float">
            <text:p>0.542987</text:p>
          </table:table-cell>
          <table:table-cell office:value-type="float" office:value="0.419163" calcext:value-type="float">
            <text:p>0.419163</text:p>
          </table:table-cell>
          <table:table-cell office:value-type="float" office:value="0.395649" calcext:value-type="float">
            <text:p>0.395649</text:p>
          </table:table-cell>
          <table:table-cell office:value-type="float" office:value="0.722517" calcext:value-type="float">
            <text:p>0.722517</text:p>
          </table:table-cell>
          <table:table-cell office:value-type="float" office:value="0.393574" calcext:value-type="float">
            <text:p>0.393574</text:p>
          </table:table-cell>
          <table:table-cell office:value-type="float" office:value="0.735091" calcext:value-type="float">
            <text:p>0.735091</text:p>
          </table:table-cell>
          <table:table-cell office:value-type="float" office:value="0.790485" calcext:value-type="float">
            <text:p>0.790485</text:p>
          </table:table-cell>
          <table:table-cell office:value-type="float" office:value="0.975285" calcext:value-type="float">
            <text:p>0.975285</text:p>
          </table:table-cell>
          <table:table-cell office:value-type="float" office:value="0.534922" calcext:value-type="float">
            <text:p>0.534922</text:p>
          </table:table-cell>
          <table:table-cell office:value-type="float" office:value="0.668164" calcext:value-type="float">
            <text:p>0.668164</text:p>
          </table:table-cell>
          <table:table-cell office:value-type="float" office:value="0.538529" calcext:value-type="float">
            <text:p>0.538529</text:p>
          </table:table-cell>
          <table:table-cell office:value-type="float" office:value="0.86168" calcext:value-type="float">
            <text:p>0.86168</text:p>
          </table:table-cell>
          <table:table-cell office:value-type="float" office:value="0.694845" calcext:value-type="float">
            <text:p>0.694845</text:p>
          </table:table-cell>
          <table:table-cell office:value-type="float" office:value="0.736904" calcext:value-type="float">
            <text:p>0.736904</text:p>
          </table:table-cell>
          <table:table-cell office:value-type="float" office:value="0.821715" calcext:value-type="float">
            <text:p>0.821715</text:p>
          </table:table-cell>
          <table:table-cell office:value-type="float" office:value="0.392403" calcext:value-type="float">
            <text:p>0.392403</text:p>
          </table:table-cell>
          <table:table-cell office:value-type="float" office:value="0.585528" calcext:value-type="float">
            <text:p>0.585528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633138" calcext:value-type="float">
            <text:p>0.633138</text:p>
          </table:table-cell>
          <table:table-cell office:value-type="float" office:value="0.413302" calcext:value-type="float">
            <text:p>0.413302</text:p>
          </table:table-cell>
          <table:table-cell office:value-type="float" office:value="0.899332" calcext:value-type="float">
            <text:p>0.899332</text:p>
          </table:table-cell>
          <table:table-cell office:value-type="float" office:value="1.10542" calcext:value-type="float">
            <text:p>1.10542</text:p>
          </table:table-cell>
          <table:table-cell office:value-type="float" office:value="0.729239" calcext:value-type="float">
            <text:p>0.729239</text:p>
          </table:table-cell>
          <table:table-cell office:value-type="float" office:value="0.574537" calcext:value-type="float">
            <text:p>0.574537</text:p>
          </table:table-cell>
          <table:table-cell office:value-type="float" office:value="1.01164" calcext:value-type="float">
            <text:p>1.01164</text:p>
          </table:table-cell>
          <table:table-cell office:value-type="float" office:value="0.329083" calcext:value-type="float">
            <text:p>0.329083</text:p>
          </table:table-cell>
          <table:table-cell office:value-type="float" office:value="0.457285" calcext:value-type="float">
            <text:p>0.457285</text:p>
          </table:table-cell>
          <table:table-cell office:value-type="float" office:value="0.367546" calcext:value-type="float">
            <text:p>0.367546</text:p>
          </table:table-cell>
          <table:table-cell office:value-type="float" office:value="0.447837" calcext:value-type="float">
            <text:p>0.447837</text:p>
          </table:table-cell>
          <table:table-cell office:value-type="float" office:value="0.381932" calcext:value-type="float">
            <text:p>0.381932</text:p>
          </table:table-cell>
          <table:table-cell office:value-type="float" office:value="0.434151" calcext:value-type="float">
            <text:p>0.434151</text:p>
          </table:table-cell>
          <table:table-cell office:value-type="float" office:value="0.654408" calcext:value-type="float">
            <text:p>0.654408</text:p>
          </table:table-cell>
          <table:table-cell office:value-type="float" office:value="0.401249" calcext:value-type="float">
            <text:p>0.401249</text:p>
          </table:table-cell>
          <table:table-cell office:value-type="float" office:value="0.464819" calcext:value-type="float">
            <text:p>0.464819</text:p>
          </table:table-cell>
          <table:table-cell office:value-type="float" office:value="1.42629" calcext:value-type="float">
            <text:p>1.42629</text:p>
          </table:table-cell>
          <table:table-cell office:value-type="float" office:value="0.758776" calcext:value-type="float">
            <text:p>0.758776</text:p>
          </table:table-cell>
          <table:table-cell office:value-type="float" office:value="0.457035" calcext:value-type="float">
            <text:p>0.457035</text:p>
          </table:table-cell>
          <table:table-cell office:value-type="float" office:value="0.778984" calcext:value-type="float">
            <text:p>0.778984</text:p>
          </table:table-cell>
          <table:table-cell office:value-type="float" office:value="0.401329" calcext:value-type="float">
            <text:p>0.401329</text:p>
          </table:table-cell>
          <table:table-cell office:value-type="float" office:value="0.424774" calcext:value-type="float">
            <text:p>0.424774</text:p>
          </table:table-cell>
          <table:table-cell office:value-type="float" office:value="0.401109" calcext:value-type="float">
            <text:p>0.401109</text:p>
          </table:table-cell>
          <table:table-cell office:value-type="float" office:value="0.428952" calcext:value-type="float">
            <text:p>0.428952</text:p>
          </table:table-cell>
          <table:table-cell office:value-type="float" office:value="0.419213" calcext:value-type="float">
            <text:p>0.419213</text:p>
          </table:table-cell>
          <table:table-cell office:value-type="float" office:value="0.408523" calcext:value-type="float">
            <text:p>0.408523</text:p>
          </table:table-cell>
          <table:table-cell office:value-type="float" office:value="0.368697" calcext:value-type="float">
            <text:p>0.368697</text:p>
          </table:table-cell>
          <table:table-cell office:value-type="float" office:value="0.695295" calcext:value-type="float">
            <text:p>0.695295</text:p>
          </table:table-cell>
          <table:table-cell office:value-type="float" office:value="0.408754" calcext:value-type="float">
            <text:p>0.408754</text:p>
          </table:table-cell>
          <table:table-cell office:value-type="float" office:value="0.334082" calcext:value-type="float">
            <text:p>0.334082</text:p>
          </table:table-cell>
          <table:table-cell office:value-type="float" office:value="0.441776" calcext:value-type="float">
            <text:p>0.441776</text:p>
          </table:table-cell>
          <table:table-cell office:value-type="float" office:value="0.469118" calcext:value-type="float">
            <text:p>0.469118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421487" calcext:value-type="float">
            <text:p>0.421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839" calcext:value-type="float">
            <text:p>1.0839</text:p>
          </table:table-cell>
          <table:table-cell office:value-type="float" office:value="0.768895" calcext:value-type="float">
            <text:p>0.768895</text:p>
          </table:table-cell>
          <table:table-cell office:value-type="float" office:value="1.11508" calcext:value-type="float">
            <text:p>1.11508</text:p>
          </table:table-cell>
          <table:table-cell office:value-type="float" office:value="0.923467" calcext:value-type="float">
            <text:p>0.923467</text:p>
          </table:table-cell>
          <table:table-cell office:value-type="float" office:value="0.720513" calcext:value-type="float">
            <text:p>0.720513</text:p>
          </table:table-cell>
          <table:table-cell office:value-type="float" office:value="0.927384" calcext:value-type="float">
            <text:p>0.927384</text:p>
          </table:table-cell>
          <table:table-cell office:value-type="float" office:value="0.781899" calcext:value-type="float">
            <text:p>0.781899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0.744359" calcext:value-type="float">
            <text:p>0.744359</text:p>
          </table:table-cell>
          <table:table-cell office:value-type="float" office:value="0.989371" calcext:value-type="float">
            <text:p>0.989371</text:p>
          </table:table-cell>
          <table:table-cell office:value-type="float" office:value="0.49671" calcext:value-type="float">
            <text:p>0.49671</text:p>
          </table:table-cell>
          <table:table-cell office:value-type="float" office:value="0.693422" calcext:value-type="float">
            <text:p>0.693422</text:p>
          </table:table-cell>
          <table:table-cell office:value-type="float" office:value="0.808139" calcext:value-type="float">
            <text:p>0.808139</text:p>
          </table:table-cell>
          <table:table-cell office:value-type="float" office:value="0.75043" calcext:value-type="float">
            <text:p>0.75043</text:p>
          </table:table-cell>
          <table:table-cell office:value-type="float" office:value="0.666591" calcext:value-type="float">
            <text:p>0.666591</text:p>
          </table:table-cell>
          <table:table-cell office:value-type="float" office:value="1.1634" calcext:value-type="float">
            <text:p>1.1634</text:p>
          </table:table-cell>
          <table:table-cell office:value-type="float" office:value="1.20657" calcext:value-type="float">
            <text:p>1.20657</text:p>
          </table:table-cell>
          <table:table-cell office:value-type="float" office:value="0.439251" calcext:value-type="float">
            <text:p>0.439251</text:p>
          </table:table-cell>
          <table:table-cell office:value-type="float" office:value="0.695566" calcext:value-type="float">
            <text:p>0.695566</text:p>
          </table:table-cell>
          <table:table-cell office:value-type="float" office:value="0.467685" calcext:value-type="float">
            <text:p>0.467685</text:p>
          </table:table-cell>
          <table:table-cell office:value-type="float" office:value="0.645251" calcext:value-type="float">
            <text:p>0.645251</text:p>
          </table:table-cell>
          <table:table-cell office:value-type="float" office:value="0.673394" calcext:value-type="float">
            <text:p>0.673394</text:p>
          </table:table-cell>
          <table:table-cell office:value-type="float" office:value="0.390028" calcext:value-type="float">
            <text:p>0.390028</text:p>
          </table:table-cell>
          <table:table-cell office:value-type="float" office:value="0.773724" calcext:value-type="float">
            <text:p>0.773724</text:p>
          </table:table-cell>
          <table:table-cell office:value-type="float" office:value="0.681068" calcext:value-type="float">
            <text:p>0.681068</text:p>
          </table:table-cell>
          <table:table-cell office:value-type="float" office:value="0.650169" calcext:value-type="float">
            <text:p>0.650169</text:p>
          </table:table-cell>
          <table:table-cell office:value-type="float" office:value="1.1405" calcext:value-type="float">
            <text:p>1.1405</text:p>
          </table:table-cell>
          <table:table-cell office:value-type="float" office:value="1.93984" calcext:value-type="float">
            <text:p>1.93984</text:p>
          </table:table-cell>
          <table:table-cell office:value-type="float" office:value="0.797719" calcext:value-type="float">
            <text:p>0.797719</text:p>
          </table:table-cell>
          <table:table-cell office:value-type="float" office:value="0.733959" calcext:value-type="float">
            <text:p>0.733959</text:p>
          </table:table-cell>
          <table:table-cell office:value-type="float" office:value="0.544811" calcext:value-type="float">
            <text:p>0.544811</text:p>
          </table:table-cell>
          <table:table-cell office:value-type="float" office:value="1.34657" calcext:value-type="float">
            <text:p>1.34657</text:p>
          </table:table-cell>
          <table:table-cell office:value-type="float" office:value="0.660689" calcext:value-type="float">
            <text:p>0.660689</text:p>
          </table:table-cell>
          <table:table-cell office:value-type="float" office:value="0.509584" calcext:value-type="float">
            <text:p>0.509584</text:p>
          </table:table-cell>
          <table:table-cell office:value-type="float" office:value="0.384918" calcext:value-type="float">
            <text:p>0.384918</text:p>
          </table:table-cell>
          <table:table-cell office:value-type="float" office:value="0.670008" calcext:value-type="float">
            <text:p>0.670008</text:p>
          </table:table-cell>
          <table:table-cell office:value-type="float" office:value="0.964785" calcext:value-type="float">
            <text:p>0.964785</text:p>
          </table:table-cell>
          <table:table-cell office:value-type="float" office:value="1.01283" calcext:value-type="float">
            <text:p>1.01283</text:p>
          </table:table-cell>
          <table:table-cell office:value-type="float" office:value="0.739479" calcext:value-type="float">
            <text:p>0.739479</text:p>
          </table:table-cell>
          <table:table-cell office:value-type="float" office:value="1.13633" calcext:value-type="float">
            <text:p>1.13633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1.3898" calcext:value-type="float">
            <text:p>1.3898</text:p>
          </table:table-cell>
          <table:table-cell office:value-type="float" office:value="0.652304" calcext:value-type="float">
            <text:p>0.652304</text:p>
          </table:table-cell>
          <table:table-cell office:value-type="float" office:value="0.70309" calcext:value-type="float">
            <text:p>0.70309</text:p>
          </table:table-cell>
          <table:table-cell office:value-type="float" office:value="1.31828" calcext:value-type="float">
            <text:p>1.31828</text:p>
          </table:table-cell>
          <table:table-cell office:value-type="float" office:value="0.96194" calcext:value-type="float">
            <text:p>0.96194</text:p>
          </table:table-cell>
          <table:table-cell office:value-type="float" office:value="0.484045" calcext:value-type="float">
            <text:p>0.484045</text:p>
          </table:table-cell>
          <table:table-cell office:value-type="float" office:value="0.435254" calcext:value-type="float">
            <text:p>0.435254</text:p>
          </table:table-cell>
          <table:table-cell office:value-type="float" office:value="0.577373" calcext:value-type="float">
            <text:p>0.577373</text:p>
          </table:table-cell>
          <table:table-cell office:value-type="float" office:value="0.409785" calcext:value-type="float">
            <text:p>0.409785</text:p>
          </table:table-cell>
          <table:table-cell office:value-type="float" office:value="0.402872" calcext:value-type="float">
            <text:p>0.402872</text:p>
          </table:table-cell>
          <table:table-cell office:value-type="float" office:value="1.10631" calcext:value-type="float">
            <text:p>1.10631</text:p>
          </table:table-cell>
          <table:table-cell office:value-type="float" office:value="0.585187" calcext:value-type="float">
            <text:p>0.585187</text:p>
          </table:table-cell>
          <table:table-cell office:value-type="float" office:value="0.56085" calcext:value-type="float">
            <text:p>0.56085</text:p>
          </table:table-cell>
          <table:table-cell office:value-type="float" office:value="0.415836" calcext:value-type="float">
            <text:p>0.415836</text:p>
          </table:table-cell>
          <table:table-cell office:value-type="float" office:value="0.566662" calcext:value-type="float">
            <text:p>0.566662</text:p>
          </table:table-cell>
          <table:table-cell office:value-type="float" office:value="0.981126" calcext:value-type="float">
            <text:p>0.981126</text:p>
          </table:table-cell>
          <table:table-cell office:value-type="float" office:value="0.636875" calcext:value-type="float">
            <text:p>0.636875</text:p>
          </table:table-cell>
          <table:table-cell office:value-type="float" office:value="1.07821" calcext:value-type="float">
            <text:p>1.07821</text:p>
          </table:table-cell>
          <table:table-cell office:value-type="float" office:value="0.762072" calcext:value-type="float">
            <text:p>0.762072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948444" calcext:value-type="float">
            <text:p>0.948444</text:p>
          </table:table-cell>
          <table:table-cell office:value-type="float" office:value="0.42262" calcext:value-type="float">
            <text:p>0.42262</text:p>
          </table:table-cell>
          <table:table-cell office:value-type="float" office:value="1.05532" calcext:value-type="float">
            <text:p>1.05532</text:p>
          </table:table-cell>
          <table:table-cell office:value-type="float" office:value="1.22161" calcext:value-type="float">
            <text:p>1.22161</text:p>
          </table:table-cell>
          <table:table-cell office:value-type="float" office:value="1.06139" calcext:value-type="float">
            <text:p>1.06139</text:p>
          </table:table-cell>
          <table:table-cell office:value-type="float" office:value="0.941582" calcext:value-type="float">
            <text:p>0.941582</text:p>
          </table:table-cell>
          <table:table-cell office:value-type="float" office:value="0.783872" calcext:value-type="float">
            <text:p>0.783872</text:p>
          </table:table-cell>
          <table:table-cell office:value-type="float" office:value="0.456183" calcext:value-type="float">
            <text:p>0.456183</text:p>
          </table:table-cell>
          <table:table-cell office:value-type="float" office:value="1.40612" calcext:value-type="float">
            <text:p>1.40612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1.02229" calcext:value-type="float">
            <text:p>1.02229</text:p>
          </table:table-cell>
          <table:table-cell office:value-type="float" office:value="0.645231" calcext:value-type="float">
            <text:p>0.645231</text:p>
          </table:table-cell>
          <table:table-cell office:value-type="float" office:value="0.454079" calcext:value-type="float">
            <text:p>0.454079</text:p>
          </table:table-cell>
          <table:table-cell office:value-type="float" office:value="1.00843" calcext:value-type="float">
            <text:p>1.00843</text:p>
          </table:table-cell>
          <table:table-cell office:value-type="float" office:value="0.798771" calcext:value-type="float">
            <text:p>0.798771</text:p>
          </table:table-cell>
          <table:table-cell office:value-type="float" office:value="0.918117" calcext:value-type="float">
            <text:p>0.918117</text:p>
          </table:table-cell>
          <table:table-cell office:value-type="float" office:value="1.03834" calcext:value-type="float">
            <text:p>1.03834</text:p>
          </table:table-cell>
          <table:table-cell office:value-type="float" office:value="1.12138" calcext:value-type="float">
            <text:p>1.12138</text:p>
          </table:table-cell>
          <table:table-cell office:value-type="float" office:value="0.716155" calcext:value-type="float">
            <text:p>0.716155</text:p>
          </table:table-cell>
          <table:table-cell office:value-type="float" office:value="0.405087" calcext:value-type="float">
            <text:p>0.405087</text:p>
          </table:table-cell>
          <table:table-cell office:value-type="float" office:value="0.923127" calcext:value-type="float">
            <text:p>0.923127</text:p>
          </table:table-cell>
          <table:table-cell office:value-type="float" office:value="0.760969" calcext:value-type="float">
            <text:p>0.760969</text:p>
          </table:table-cell>
          <table:table-cell office:value-type="float" office:value="1.01332" calcext:value-type="float">
            <text:p>1.01332</text:p>
          </table:table-cell>
          <table:table-cell office:value-type="float" office:value="0.747214" calcext:value-type="float">
            <text:p>0.747214</text:p>
          </table:table-cell>
          <table:table-cell office:value-type="float" office:value="1.00418" calcext:value-type="float">
            <text:p>1.00418</text:p>
          </table:table-cell>
          <table:table-cell office:value-type="float" office:value="0.299576" calcext:value-type="float">
            <text:p>0.299576</text:p>
          </table:table-cell>
          <table:table-cell office:value-type="float" office:value="1.05286" calcext:value-type="float">
            <text:p>1.05286</text:p>
          </table:table-cell>
          <table:table-cell office:value-type="float" office:value="0.678995" calcext:value-type="float">
            <text:p>0.678995</text:p>
          </table:table-cell>
          <table:table-cell office:value-type="float" office:value="1.06071" calcext:value-type="float">
            <text:p>1.06071</text:p>
          </table:table-cell>
          <table:table-cell office:value-type="float" office:value="0.764496" calcext:value-type="float">
            <text:p>0.764496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0.425856" calcext:value-type="float">
            <text:p>0.425856</text:p>
          </table:table-cell>
          <table:table-cell office:value-type="float" office:value="0.664918" calcext:value-type="float">
            <text:p>0.664918</text:p>
          </table:table-cell>
          <table:table-cell office:value-type="float" office:value="0.390769" calcext:value-type="float">
            <text:p>0.390769</text:p>
          </table:table-cell>
          <table:table-cell office:value-type="float" office:value="0.961309" calcext:value-type="float">
            <text:p>0.961309</text:p>
          </table:table-cell>
          <table:table-cell office:value-type="float" office:value="0.373567" calcext:value-type="float">
            <text:p>0.373567</text:p>
          </table:table-cell>
          <table:table-cell office:value-type="float" office:value="0.843546" calcext:value-type="float">
            <text:p>0.843546</text:p>
          </table:table-cell>
          <table:table-cell office:value-type="float" office:value="0.84047" calcext:value-type="float">
            <text:p>0.84047</text:p>
          </table:table-cell>
          <table:table-cell office:value-type="float" office:value="0.682311" calcext:value-type="float">
            <text:p>0.682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5868" calcext:value-type="float">
            <text:p>0.775868</text:p>
          </table:table-cell>
          <table:table-cell office:value-type="float" office:value="0.637175" calcext:value-type="float">
            <text:p>0.637175</text:p>
          </table:table-cell>
          <table:table-cell office:value-type="float" office:value="1.12093" calcext:value-type="float">
            <text:p>1.12093</text:p>
          </table:table-cell>
          <table:table-cell office:value-type="float" office:value="0.911775" calcext:value-type="float">
            <text:p>0.911775</text:p>
          </table:table-cell>
          <table:table-cell office:value-type="float" office:value="1.09695" calcext:value-type="float">
            <text:p>1.09695</text:p>
          </table:table-cell>
          <table:table-cell office:value-type="float" office:value="0.79869" calcext:value-type="float">
            <text:p>0.79869</text:p>
          </table:table-cell>
          <table:table-cell office:value-type="float" office:value="1.0756" calcext:value-type="float">
            <text:p>1.0756</text:p>
          </table:table-cell>
          <table:table-cell office:value-type="float" office:value="0.933446" calcext:value-type="float">
            <text:p>0.933446</text:p>
          </table:table-cell>
          <table:table-cell office:value-type="float" office:value="1.18765" calcext:value-type="float">
            <text:p>1.18765</text:p>
          </table:table-cell>
          <table:table-cell office:value-type="float" office:value="0.83516" calcext:value-type="float">
            <text:p>0.83516</text:p>
          </table:table-cell>
          <table:table-cell office:value-type="float" office:value="0.836132" calcext:value-type="float">
            <text:p>0.836132</text:p>
          </table:table-cell>
          <table:table-cell office:value-type="float" office:value="1.05141" calcext:value-type="float">
            <text:p>1.05141</text:p>
          </table:table-cell>
          <table:table-cell office:value-type="float" office:value="0.410546" calcext:value-type="float">
            <text:p>0.410546</text:p>
          </table:table-cell>
          <table:table-cell office:value-type="float" office:value="0.866238" calcext:value-type="float">
            <text:p>0.866238</text:p>
          </table:table-cell>
          <table:table-cell office:value-type="float" office:value="1.05489" calcext:value-type="float">
            <text:p>1.05489</text:p>
          </table:table-cell>
          <table:table-cell office:value-type="float" office:value="0.749538" calcext:value-type="float">
            <text:p>0.749538</text:p>
          </table:table-cell>
          <table:table-cell office:value-type="float" office:value="0.837134" calcext:value-type="float">
            <text:p>0.837134</text:p>
          </table:table-cell>
          <table:table-cell office:value-type="float" office:value="1.271" calcext:value-type="float">
            <text:p>1.271</text:p>
          </table:table-cell>
          <table:table-cell office:value-type="float" office:value="1.06001" calcext:value-type="float">
            <text:p>1.06001</text:p>
          </table:table-cell>
          <table:table-cell office:value-type="float" office:value="1.22829" calcext:value-type="float">
            <text:p>1.22829</text:p>
          </table:table-cell>
          <table:table-cell office:value-type="float" office:value="0.933946" calcext:value-type="float">
            <text:p>0.933946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1.04795" calcext:value-type="float">
            <text:p>1.04795</text:p>
          </table:table-cell>
          <table:table-cell office:value-type="float" office:value="1.0728" calcext:value-type="float">
            <text:p>1.0728</text:p>
          </table:table-cell>
          <table:table-cell office:value-type="float" office:value="0.697961" calcext:value-type="float">
            <text:p>0.697961</text:p>
          </table:table-cell>
          <table:table-cell office:value-type="float" office:value="0.701808" calcext:value-type="float">
            <text:p>0.701808</text:p>
          </table:table-cell>
          <table:table-cell office:value-type="float" office:value="0.700595" calcext:value-type="float">
            <text:p>0.700595</text:p>
          </table:table-cell>
          <table:table-cell office:value-type="float" office:value="0.411018" calcext:value-type="float">
            <text:p>0.411018</text:p>
          </table:table-cell>
          <table:table-cell office:value-type="float" office:value="0.843045" calcext:value-type="float">
            <text:p>0.843045</text:p>
          </table:table-cell>
          <table:table-cell office:value-type="float" office:value="1.05556" calcext:value-type="float">
            <text:p>1.05556</text:p>
          </table:table-cell>
          <table:table-cell office:value-type="float" office:value="0.582903" calcext:value-type="float">
            <text:p>0.582903</text:p>
          </table:table-cell>
          <table:table-cell office:value-type="float" office:value="0.838747" calcext:value-type="float">
            <text:p>0.838747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1.58991" calcext:value-type="float">
            <text:p>1.58991</text:p>
          </table:table-cell>
          <table:table-cell office:value-type="float" office:value="1.83935" calcext:value-type="float">
            <text:p>1.83935</text:p>
          </table:table-cell>
          <table:table-cell office:value-type="float" office:value="1.19551" calcext:value-type="float">
            <text:p>1.19551</text:p>
          </table:table-cell>
          <table:table-cell office:value-type="float" office:value="0.464609" calcext:value-type="float">
            <text:p>0.464609</text:p>
          </table:table-cell>
          <table:table-cell office:value-type="float" office:value="0.71886" calcext:value-type="float">
            <text:p>0.71886</text:p>
          </table:table-cell>
          <table:table-cell office:value-type="float" office:value="0.978831" calcext:value-type="float">
            <text:p>0.978831</text:p>
          </table:table-cell>
          <table:table-cell office:value-type="float" office:value="1.1502" calcext:value-type="float">
            <text:p>1.1502</text:p>
          </table:table-cell>
          <table:table-cell office:value-type="float" office:value="1.36485" calcext:value-type="float">
            <text:p>1.36485</text:p>
          </table:table-cell>
          <table:table-cell office:value-type="float" office:value="0.702419" calcext:value-type="float">
            <text:p>0.702419</text:p>
          </table:table-cell>
          <table:table-cell office:value-type="float" office:value="0.387123" calcext:value-type="float">
            <text:p>0.387123</text:p>
          </table:table-cell>
          <table:table-cell office:value-type="float" office:value="1.33968" calcext:value-type="float">
            <text:p>1.33968</text:p>
          </table:table-cell>
          <table:table-cell office:value-type="float" office:value="1.10482" calcext:value-type="float">
            <text:p>1.10482</text:p>
          </table:table-cell>
          <table:table-cell office:value-type="float" office:value="1.18895" calcext:value-type="float">
            <text:p>1.18895</text:p>
          </table:table-cell>
          <table:table-cell office:value-type="float" office:value="0.896095" calcext:value-type="float">
            <text:p>0.896095</text:p>
          </table:table-cell>
          <table:table-cell office:value-type="float" office:value="1.01205" calcext:value-type="float">
            <text:p>1.01205</text:p>
          </table:table-cell>
          <table:table-cell office:value-type="float" office:value="1.81539" calcext:value-type="float">
            <text:p>1.81539</text:p>
          </table:table-cell>
          <table:table-cell office:value-type="float" office:value="0.720032" calcext:value-type="float">
            <text:p>0.720032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.36451" calcext:value-type="float">
            <text:p>1.36451</text:p>
          </table:table-cell>
          <table:table-cell office:value-type="float" office:value="0.955367" calcext:value-type="float">
            <text:p>0.955367</text:p>
          </table:table-cell>
          <table:table-cell office:value-type="float" office:value="1.03079" calcext:value-type="float">
            <text:p>1.03079</text:p>
          </table:table-cell>
          <table:table-cell office:value-type="float" office:value="1.58095" calcext:value-type="float">
            <text:p>1.58095</text:p>
          </table:table-cell>
          <table:table-cell office:value-type="float" office:value="1.22385" calcext:value-type="float">
            <text:p>1.22385</text:p>
          </table:table-cell>
          <table:table-cell office:value-type="float" office:value="0.675588" calcext:value-type="float">
            <text:p>0.675588</text:p>
          </table:table-cell>
          <table:table-cell office:value-type="float" office:value="0.633659" calcext:value-type="float">
            <text:p>0.633659</text:p>
          </table:table-cell>
          <table:table-cell office:value-type="float" office:value="0.666571" calcext:value-type="float">
            <text:p>0.666571</text:p>
          </table:table-cell>
          <table:table-cell office:value-type="float" office:value="1.09773" calcext:value-type="float">
            <text:p>1.09773</text:p>
          </table:table-cell>
          <table:table-cell office:value-type="float" office:value="0.583263" calcext:value-type="float">
            <text:p>0.583263</text:p>
          </table:table-cell>
          <table:table-cell office:value-type="float" office:value="1.2008" calcext:value-type="float">
            <text:p>1.2008</text:p>
          </table:table-cell>
          <table:table-cell office:value-type="float" office:value="1.88765" calcext:value-type="float">
            <text:p>1.88765</text:p>
          </table:table-cell>
          <table:table-cell office:value-type="float" office:value="1.20587" calcext:value-type="float">
            <text:p>1.20587</text:p>
          </table:table-cell>
          <table:table-cell office:value-type="float" office:value="1.13397" calcext:value-type="float">
            <text:p>1.13397</text:p>
          </table:table-cell>
          <table:table-cell office:value-type="float" office:value="0.684775" calcext:value-type="float">
            <text:p>0.684775</text:p>
          </table:table-cell>
          <table:table-cell office:value-type="float" office:value="1.76228" calcext:value-type="float">
            <text:p>1.76228</text:p>
          </table:table-cell>
          <table:table-cell office:value-type="float" office:value="0.898179" calcext:value-type="float">
            <text:p>0.898179</text:p>
          </table:table-cell>
          <table:table-cell office:value-type="float" office:value="1.06359" calcext:value-type="float">
            <text:p>1.06359</text:p>
          </table:table-cell>
          <table:table-cell office:value-type="float" office:value="0.599714" calcext:value-type="float">
            <text:p>0.599714</text:p>
          </table:table-cell>
          <table:table-cell office:value-type="float" office:value="0.489907" calcext:value-type="float">
            <text:p>0.489907</text:p>
          </table:table-cell>
          <table:table-cell office:value-type="float" office:value="1.11482" calcext:value-type="float">
            <text:p>1.11482</text:p>
          </table:table-cell>
          <table:table-cell office:value-type="float" office:value="1.22025" calcext:value-type="float">
            <text:p>1.22025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607789" calcext:value-type="float">
            <text:p>0.607789</text:p>
          </table:table-cell>
          <table:table-cell office:value-type="float" office:value="0.807037" calcext:value-type="float">
            <text:p>0.807037</text:p>
          </table:table-cell>
          <table:table-cell office:value-type="float" office:value="0.841692" calcext:value-type="float">
            <text:p>0.841692</text:p>
          </table:table-cell>
          <table:table-cell office:value-type="float" office:value="0.736363" calcext:value-type="float">
            <text:p>0.736363</text:p>
          </table:table-cell>
          <table:table-cell office:value-type="float" office:value="0.835661" calcext:value-type="float">
            <text:p>0.835661</text:p>
          </table:table-cell>
          <table:table-cell office:value-type="float" office:value="0.832004" calcext:value-type="float">
            <text:p>0.832004</text:p>
          </table:table-cell>
          <table:table-cell office:value-type="float" office:value="0.792008" calcext:value-type="float">
            <text:p>0.792008</text:p>
          </table:table-cell>
          <table:table-cell office:value-type="float" office:value="0.891727" calcext:value-type="float">
            <text:p>0.891727</text:p>
          </table:table-cell>
          <table:table-cell office:value-type="float" office:value="0.862342" calcext:value-type="float">
            <text:p>0.862342</text:p>
          </table:table-cell>
          <table:table-cell office:value-type="float" office:value="1.0279" calcext:value-type="float">
            <text:p>1.0279</text:p>
          </table:table-cell>
          <table:table-cell office:value-type="float" office:value="0.505766" calcext:value-type="float">
            <text:p>0.505766</text:p>
          </table:table-cell>
          <table:table-cell office:value-type="float" office:value="0.831553" calcext:value-type="float">
            <text:p>0.831553</text:p>
          </table:table-cell>
          <table:table-cell office:value-type="float" office:value="0.992698" calcext:value-type="float">
            <text:p>0.992698</text:p>
          </table:table-cell>
          <table:table-cell office:value-type="float" office:value="0.412169" calcext:value-type="float">
            <text:p>0.412169</text:p>
          </table:table-cell>
          <table:table-cell office:value-type="float" office:value="1.12505" calcext:value-type="float">
            <text:p>1.12505</text:p>
          </table:table-cell>
          <table:table-cell office:value-type="float" office:value="0.730562" calcext:value-type="float">
            <text:p>0.730562</text:p>
          </table:table-cell>
          <table:table-cell office:value-type="float" office:value="1.07955" calcext:value-type="float">
            <text:p>1.07955</text:p>
          </table:table-cell>
          <table:table-cell office:value-type="float" office:value="1.02147" calcext:value-type="float">
            <text:p>1.02147</text:p>
          </table:table-cell>
          <table:table-cell office:value-type="float" office:value="1.22511" calcext:value-type="float">
            <text:p>1.22511</text:p>
          </table:table-cell>
          <table:table-cell office:value-type="float" office:value="0.749678" calcext:value-type="float">
            <text:p>0.749678</text:p>
          </table:table-cell>
          <table:table-cell office:value-type="float" office:value="0.403483" calcext:value-type="float">
            <text:p>0.403483</text:p>
          </table:table-cell>
          <table:table-cell office:value-type="float" office:value="0.849267" calcext:value-type="float">
            <text:p>0.849267</text:p>
          </table:table-cell>
          <table:table-cell office:value-type="float" office:value="0.380931" calcext:value-type="float">
            <text:p>0.380931</text:p>
          </table:table-cell>
          <table:table-cell office:value-type="float" office:value="0.820272" calcext:value-type="float">
            <text:p>0.820272</text:p>
          </table:table-cell>
          <table:table-cell office:value-type="float" office:value="0.686669" calcext:value-type="float">
            <text:p>0.6866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4476" calcext:value-type="float">
            <text:p>0.764476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1.02866" calcext:value-type="float">
            <text:p>1.02866</text:p>
          </table:table-cell>
          <table:table-cell office:value-type="float" office:value="1.20413" calcext:value-type="float">
            <text:p>1.20413</text:p>
          </table:table-cell>
          <table:table-cell office:value-type="float" office:value="0.89357" calcext:value-type="float">
            <text:p>0.89357</text:p>
          </table:table-cell>
          <table:table-cell office:value-type="float" office:value="0.949246" calcext:value-type="float">
            <text:p>0.949246</text:p>
          </table:table-cell>
          <table:table-cell office:value-type="float" office:value="1.08133" calcext:value-type="float">
            <text:p>1.08133</text:p>
          </table:table-cell>
          <table:table-cell office:value-type="float" office:value="1.14338" calcext:value-type="float">
            <text:p>1.14338</text:p>
          </table:table-cell>
          <table:table-cell office:value-type="float" office:value="1.03196" calcext:value-type="float">
            <text:p>1.03196</text:p>
          </table:table-cell>
          <table:table-cell office:value-type="float" office:value="0.939458" calcext:value-type="float">
            <text:p>0.939458</text:p>
          </table:table-cell>
          <table:table-cell office:value-type="float" office:value="1.51684" calcext:value-type="float">
            <text:p>1.51684</text:p>
          </table:table-cell>
          <table:table-cell office:value-type="float" office:value="1.5437" calcext:value-type="float">
            <text:p>1.5437</text:p>
          </table:table-cell>
          <table:table-cell office:value-type="float" office:value="1.46459" calcext:value-type="float">
            <text:p>1.46459</text:p>
          </table:table-cell>
          <table:table-cell office:value-type="float" office:value="0.907266" calcext:value-type="float">
            <text:p>0.907266</text:p>
          </table:table-cell>
          <table:table-cell office:value-type="float" office:value="2.16674" calcext:value-type="float">
            <text:p>2.16674</text:p>
          </table:table-cell>
          <table:table-cell office:value-type="float" office:value="1.13485" calcext:value-type="float">
            <text:p>1.13485</text:p>
          </table:table-cell>
          <table:table-cell office:value-type="float" office:value="0.765168" calcext:value-type="float">
            <text:p>0.765168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61821" calcext:value-type="float">
            <text:p>0.61821</text:p>
          </table:table-cell>
          <table:table-cell office:value-type="float" office:value="1.118" calcext:value-type="float">
            <text:p>1.118</text:p>
          </table:table-cell>
          <table:table-cell office:value-type="float" office:value="0.935229" calcext:value-type="float">
            <text:p>0.935229</text:p>
          </table:table-cell>
          <table:table-cell office:value-type="float" office:value="0.463347" calcext:value-type="float">
            <text:p>0.463347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17209" calcext:value-type="float">
            <text:p>1.17209</text:p>
          </table:table-cell>
          <table:table-cell office:value-type="float" office:value="0.961459" calcext:value-type="float">
            <text:p>0.961459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52061" calcext:value-type="float">
            <text:p>0.952061</text:p>
          </table:table-cell>
          <table:table-cell office:value-type="float" office:value="1.40086" calcext:value-type="float">
            <text:p>1.40086</text:p>
          </table:table-cell>
          <table:table-cell office:value-type="float" office:value="1.24945" calcext:value-type="float">
            <text:p>1.24945</text:p>
          </table:table-cell>
          <table:table-cell office:value-type="float" office:value="1.18023" calcext:value-type="float">
            <text:p>1.18023</text:p>
          </table:table-cell>
          <table:table-cell office:value-type="float" office:value="1.26187" calcext:value-type="float">
            <text:p>1.26187</text:p>
          </table:table-cell>
          <table:table-cell office:value-type="float" office:value="0.931021" calcext:value-type="float">
            <text:p>0.931021</text:p>
          </table:table-cell>
          <table:table-cell office:value-type="float" office:value="1.53421" calcext:value-type="float">
            <text:p>1.53421</text:p>
          </table:table-cell>
          <table:table-cell office:value-type="float" office:value="1.05956" calcext:value-type="float">
            <text:p>1.05956</text:p>
          </table:table-cell>
          <table:table-cell office:value-type="float" office:value="1.0275" calcext:value-type="float">
            <text:p>1.0275</text:p>
          </table:table-cell>
          <table:table-cell office:value-type="float" office:value="1.07263" calcext:value-type="float">
            <text:p>1.07263</text:p>
          </table:table-cell>
          <table:table-cell office:value-type="float" office:value="1.19781" calcext:value-type="float">
            <text:p>1.19781</text:p>
          </table:table-cell>
          <table:table-cell office:value-type="float" office:value="1.13779" calcext:value-type="float">
            <text:p>1.13779</text:p>
          </table:table-cell>
          <table:table-cell office:value-type="float" office:value="0.596809" calcext:value-type="float">
            <text:p>0.596809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844047" calcext:value-type="float">
            <text:p>0.844047</text:p>
          </table:table-cell>
          <table:table-cell office:value-type="float" office:value="0.986637" calcext:value-type="float">
            <text:p>0.986637</text:p>
          </table:table-cell>
          <table:table-cell office:value-type="float" office:value="1.02332" calcext:value-type="float">
            <text:p>1.02332</text:p>
          </table:table-cell>
          <table:table-cell office:value-type="float" office:value="1.8167" calcext:value-type="float">
            <text:p>1.8167</text:p>
          </table:table-cell>
          <table:table-cell office:value-type="float" office:value="0.945619" calcext:value-type="float">
            <text:p>0.945619</text:p>
          </table:table-cell>
          <table:table-cell office:value-type="float" office:value="0.595065" calcext:value-type="float">
            <text:p>0.595065</text:p>
          </table:table-cell>
          <table:table-cell office:value-type="float" office:value="1.71713" calcext:value-type="float">
            <text:p>1.71713</text:p>
          </table:table-cell>
          <table:table-cell office:value-type="float" office:value="1.11975" calcext:value-type="float">
            <text:p>1.11975</text:p>
          </table:table-cell>
          <table:table-cell office:value-type="float" office:value="1.19214" calcext:value-type="float">
            <text:p>1.19214</text:p>
          </table:table-cell>
          <table:table-cell office:value-type="float" office:value="0.918738" calcext:value-type="float">
            <text:p>0.918738</text:p>
          </table:table-cell>
          <table:table-cell office:value-type="float" office:value="0.985434" calcext:value-type="float">
            <text:p>0.985434</text:p>
          </table:table-cell>
          <table:table-cell office:value-type="float" office:value="1.10732" calcext:value-type="float">
            <text:p>1.10732</text:p>
          </table:table-cell>
          <table:table-cell office:value-type="float" office:value="2.07416" calcext:value-type="float">
            <text:p>2.07416</text:p>
          </table:table-cell>
          <table:table-cell office:value-type="float" office:value="1.24683" calcext:value-type="float">
            <text:p>1.24683</text:p>
          </table:table-cell>
          <table:table-cell office:value-type="float" office:value="0.913448" calcext:value-type="float">
            <text:p>0.913448</text:p>
          </table:table-cell>
          <table:table-cell office:value-type="float" office:value="1.29998" calcext:value-type="float">
            <text:p>1.29998</text:p>
          </table:table-cell>
          <table:table-cell office:value-type="float" office:value="0.917746" calcext:value-type="float">
            <text:p>0.917746</text:p>
          </table:table-cell>
          <table:table-cell office:value-type="float" office:value="1.16053" calcext:value-type="float">
            <text:p>1.16053</text:p>
          </table:table-cell>
          <table:table-cell office:value-type="float" office:value="1.0098" calcext:value-type="float">
            <text:p>1.0098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1.05436" calcext:value-type="float">
            <text:p>1.05436</text:p>
          </table:table-cell>
          <table:table-cell office:value-type="float" office:value="1.20107" calcext:value-type="float">
            <text:p>1.20107</text:p>
          </table:table-cell>
          <table:table-cell office:value-type="float" office:value="1.25102" calcext:value-type="float">
            <text:p>1.25102</text:p>
          </table:table-cell>
          <table:table-cell office:value-type="float" office:value="0.668124" calcext:value-type="float">
            <text:p>0.668124</text:p>
          </table:table-cell>
          <table:table-cell office:value-type="float" office:value="0.928797" calcext:value-type="float">
            <text:p>0.928797</text:p>
          </table:table-cell>
          <table:table-cell office:value-type="float" office:value="1.07976" calcext:value-type="float">
            <text:p>1.07976</text:p>
          </table:table-cell>
          <table:table-cell office:value-type="float" office:value="0.572043" calcext:value-type="float">
            <text:p>0.572043</text:p>
          </table:table-cell>
          <table:table-cell office:value-type="float" office:value="0.886156" calcext:value-type="float">
            <text:p>0.886156</text:p>
          </table:table-cell>
          <table:table-cell office:value-type="float" office:value="0.576" calcext:value-type="float">
            <text:p>0.576</text:p>
          </table:table-cell>
          <table:table-cell office:value-type="float" office:value="1.02185" calcext:value-type="float">
            <text:p>1.02185</text:p>
          </table:table-cell>
          <table:table-cell office:value-type="float" office:value="1.09621" calcext:value-type="float">
            <text:p>1.09621</text:p>
          </table:table-cell>
          <table:table-cell office:value-type="float" office:value="1.05391" calcext:value-type="float">
            <text:p>1.05391</text:p>
          </table:table-cell>
          <table:table-cell office:value-type="float" office:value="1.10853" calcext:value-type="float">
            <text:p>1.10853</text:p>
          </table:table-cell>
          <table:table-cell office:value-type="float" office:value="0.925621" calcext:value-type="float">
            <text:p>0.925621</text:p>
          </table:table-cell>
          <table:table-cell office:value-type="float" office:value="1.04385" calcext:value-type="float">
            <text:p>1.04385</text:p>
          </table:table-cell>
          <table:table-cell office:value-type="float" office:value="0.945919" calcext:value-type="float">
            <text:p>0.945919</text:p>
          </table:table-cell>
          <table:table-cell office:value-type="float" office:value="1.33856" calcext:value-type="float">
            <text:p>1.33856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6409" calcext:value-type="float">
            <text:p>0.956409</text:p>
          </table:table-cell>
          <table:table-cell office:value-type="float" office:value="1.02003" calcext:value-type="float">
            <text:p>1.02003</text:p>
          </table:table-cell>
          <table:table-cell office:value-type="float" office:value="0.910222" calcext:value-type="float">
            <text:p>0.910222</text:p>
          </table:table-cell>
          <table:table-cell office:value-type="float" office:value="1.01167" calcext:value-type="float">
            <text:p>1.01167</text:p>
          </table:table-cell>
          <table:table-cell office:value-type="float" office:value="0.450953" calcext:value-type="float">
            <text:p>0.450953</text:p>
          </table:table-cell>
          <table:table-cell office:value-type="float" office:value="1.4187" calcext:value-type="float">
            <text:p>1.4187</text:p>
          </table:table-cell>
          <table:table-cell office:value-type="float" office:value="0.931953" calcext:value-type="float">
            <text:p>0.931953</text:p>
          </table:table-cell>
          <table:table-cell office:value-type="float" office:value="1.55954" calcext:value-type="float">
            <text:p>1.55954</text:p>
          </table:table-cell>
          <table:table-cell office:value-type="float" office:value="1.04343" calcext:value-type="float">
            <text:p>1.04343</text:p>
          </table:table-cell>
          <table:table-cell office:value-type="float" office:value="0.900013" calcext:value-type="float">
            <text:p>0.900013</text:p>
          </table:table-cell>
          <table:table-cell office:value-type="float" office:value="1.27276" calcext:value-type="float">
            <text:p>1.27276</text:p>
          </table:table-cell>
          <table:table-cell office:value-type="float" office:value="1.24862" calcext:value-type="float">
            <text:p>1.24862</text:p>
          </table:table-cell>
          <table:table-cell office:value-type="float" office:value="0.931002" calcext:value-type="float">
            <text:p>0.931002</text:p>
          </table:table-cell>
          <table:table-cell office:value-type="float" office:value="0.855738" calcext:value-type="float">
            <text:p>0.855738</text:p>
          </table:table-cell>
          <table:table-cell office:value-type="float" office:value="1.02352" calcext:value-type="float">
            <text:p>1.02352</text:p>
          </table:table-cell>
          <table:table-cell office:value-type="float" office:value="1.30286" calcext:value-type="float">
            <text:p>1.30286</text:p>
          </table:table-cell>
          <table:table-cell office:value-type="float" office:value="1.03819" calcext:value-type="float">
            <text:p>1.03819</text:p>
          </table:table-cell>
          <table:table-cell office:value-type="float" office:value="0.915352" calcext:value-type="float">
            <text:p>0.915352</text:p>
          </table:table-cell>
          <table:table-cell office:value-type="float" office:value="0.954436" calcext:value-type="float">
            <text:p>0.954436</text:p>
          </table:table-cell>
          <table:table-cell office:value-type="float" office:value="1.15901" calcext:value-type="float">
            <text:p>1.15901</text:p>
          </table:table-cell>
          <table:table-cell office:value-type="float" office:value="1.47255" calcext:value-type="float">
            <text:p>1.47255</text:p>
          </table:table-cell>
          <table:table-cell office:value-type="float" office:value="1.24012" calcext:value-type="float">
            <text:p>1.24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1566" calcext:value-type="float">
            <text:p>0.991566</text:p>
          </table:table-cell>
          <table:table-cell office:value-type="float" office:value="1.1693" calcext:value-type="float">
            <text:p>1.1693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1.40506" calcext:value-type="float">
            <text:p>1.40506</text:p>
          </table:table-cell>
          <table:table-cell office:value-type="float" office:value="1.23945" calcext:value-type="float">
            <text:p>1.23945</text:p>
          </table:table-cell>
          <table:table-cell office:value-type="float" office:value="1.01801" calcext:value-type="float">
            <text:p>1.01801</text:p>
          </table:table-cell>
          <table:table-cell office:value-type="float" office:value="1.22919" calcext:value-type="float">
            <text:p>1.22919</text:p>
          </table:table-cell>
          <table:table-cell office:value-type="float" office:value="0.995794" calcext:value-type="float">
            <text:p>0.995794</text:p>
          </table:table-cell>
          <table:table-cell office:value-type="float" office:value="1.26959" calcext:value-type="float">
            <text:p>1.26959</text:p>
          </table:table-cell>
          <table:table-cell office:value-type="float" office:value="1.22068" calcext:value-type="float">
            <text:p>1.22068</text:p>
          </table:table-cell>
          <table:table-cell office:value-type="float" office:value="1.01021" calcext:value-type="float">
            <text:p>1.01021</text:p>
          </table:table-cell>
          <table:table-cell office:value-type="float" office:value="1.33805" calcext:value-type="float">
            <text:p>1.33805</text:p>
          </table:table-cell>
          <table:table-cell office:value-type="float" office:value="1.2894" calcext:value-type="float">
            <text:p>1.2894</text:p>
          </table:table-cell>
          <table:table-cell office:value-type="float" office:value="1.6536" calcext:value-type="float">
            <text:p>1.6536</text:p>
          </table:table-cell>
          <table:table-cell office:value-type="float" office:value="1.35174" calcext:value-type="float">
            <text:p>1.35174</text:p>
          </table:table-cell>
          <table:table-cell office:value-type="float" office:value="1.09963" calcext:value-type="float">
            <text:p>1.09963</text:p>
          </table:table-cell>
          <table:table-cell office:value-type="float" office:value="1.23399" calcext:value-type="float">
            <text:p>1.23399</text:p>
          </table:table-cell>
          <table:table-cell office:value-type="float" office:value="1.23322" calcext:value-type="float">
            <text:p>1.23322</text:p>
          </table:table-cell>
          <table:table-cell office:value-type="float" office:value="1.09778" calcext:value-type="float">
            <text:p>1.09778</text:p>
          </table:table-cell>
          <table:table-cell office:value-type="float" office:value="1.15931" calcext:value-type="float">
            <text:p>1.15931</text:p>
          </table:table-cell>
          <table:table-cell office:value-type="float" office:value="1.09765" calcext:value-type="float">
            <text:p>1.09765</text:p>
          </table:table-cell>
          <table:table-cell office:value-type="float" office:value="1.33695" calcext:value-type="float">
            <text:p>1.33695</text:p>
          </table:table-cell>
          <table:table-cell office:value-type="float" office:value="1.29511" calcext:value-type="float">
            <text:p>1.29511</text:p>
          </table:table-cell>
          <table:table-cell office:value-type="float" office:value="1.20221" calcext:value-type="float">
            <text:p>1.20221</text:p>
          </table:table-cell>
          <table:table-cell office:value-type="float" office:value="1.28457" calcext:value-type="float">
            <text:p>1.28457</text:p>
          </table:table-cell>
          <table:table-cell office:value-type="float" office:value="1.18101" calcext:value-type="float">
            <text:p>1.18101</text:p>
          </table:table-cell>
          <table:table-cell office:value-type="float" office:value="1.10542" calcext:value-type="float">
            <text:p>1.10542</text:p>
          </table:table-cell>
          <table:table-cell office:value-type="float" office:value="0.988811" calcext:value-type="float">
            <text:p>0.988811</text:p>
          </table:table-cell>
          <table:table-cell office:value-type="float" office:value="1.31179" calcext:value-type="float">
            <text:p>1.31179</text:p>
          </table:table-cell>
          <table:table-cell office:value-type="float" office:value="1.08637" calcext:value-type="float">
            <text:p>1.08637</text:p>
          </table:table-cell>
          <table:table-cell office:value-type="float" office:value="1.35354" calcext:value-type="float">
            <text:p>1.35354</text:p>
          </table:table-cell>
          <table:table-cell office:value-type="float" office:value="0.990744" calcext:value-type="float">
            <text:p>0.990744</text:p>
          </table:table-cell>
          <table:table-cell office:value-type="float" office:value="1.33835" calcext:value-type="float">
            <text:p>1.33835</text:p>
          </table:table-cell>
          <table:table-cell office:value-type="float" office:value="1.42169" calcext:value-type="float">
            <text:p>1.42169</text:p>
          </table:table-cell>
          <table:table-cell office:value-type="float" office:value="1.3355" calcext:value-type="float">
            <text:p>1.3355</text:p>
          </table:table-cell>
          <table:table-cell office:value-type="float" office:value="1.50131" calcext:value-type="float">
            <text:p>1.50131</text:p>
          </table:table-cell>
          <table:table-cell office:value-type="float" office:value="1.30909" calcext:value-type="float">
            <text:p>1.30909</text:p>
          </table:table-cell>
          <table:table-cell office:value-type="float" office:value="1.79003" calcext:value-type="float">
            <text:p>1.79003</text:p>
          </table:table-cell>
          <table:table-cell office:value-type="float" office:value="2.0006" calcext:value-type="float">
            <text:p>2.0006</text:p>
          </table:table-cell>
          <table:table-cell office:value-type="float" office:value="1.21727" calcext:value-type="float">
            <text:p>1.21727</text:p>
          </table:table-cell>
          <table:table-cell office:value-type="float" office:value="1.33387" calcext:value-type="float">
            <text:p>1.33387</text:p>
          </table:table-cell>
          <table:table-cell office:value-type="float" office:value="1.68308" calcext:value-type="float">
            <text:p>1.68308</text:p>
          </table:table-cell>
          <table:table-cell office:value-type="float" office:value="1.13976" calcext:value-type="float">
            <text:p>1.13976</text:p>
          </table:table-cell>
          <table:table-cell office:value-type="float" office:value="1.34615" calcext:value-type="float">
            <text:p>1.34615</text:p>
          </table:table-cell>
          <table:table-cell office:value-type="float" office:value="1.70308" calcext:value-type="float">
            <text:p>1.70308</text:p>
          </table:table-cell>
          <table:table-cell office:value-type="float" office:value="1.44273" calcext:value-type="float">
            <text:p>1.44273</text:p>
          </table:table-cell>
          <table:table-cell office:value-type="float" office:value="1.13299" calcext:value-type="float">
            <text:p>1.13299</text:p>
          </table:table-cell>
          <table:table-cell office:value-type="float" office:value="1.77043" calcext:value-type="float">
            <text:p>1.77043</text:p>
          </table:table-cell>
          <table:table-cell office:value-type="float" office:value="1.63666" calcext:value-type="float">
            <text:p>1.63666</text:p>
          </table:table-cell>
          <table:table-cell office:value-type="float" office:value="1.14106" calcext:value-type="float">
            <text:p>1.14106</text:p>
          </table:table-cell>
          <table:table-cell office:value-type="float" office:value="2.18295" calcext:value-type="float">
            <text:p>2.18295</text:p>
          </table:table-cell>
          <table:table-cell office:value-type="float" office:value="1.31222" calcext:value-type="float">
            <text:p>1.31222</text:p>
          </table:table-cell>
          <table:table-cell office:value-type="float" office:value="1.42372" calcext:value-type="float">
            <text:p>1.42372</text:p>
          </table:table-cell>
          <table:table-cell office:value-type="float" office:value="1.9383" calcext:value-type="float">
            <text:p>1.9383</text:p>
          </table:table-cell>
          <table:table-cell office:value-type="float" office:value="1.14238" calcext:value-type="float">
            <text:p>1.14238</text:p>
          </table:table-cell>
          <table:table-cell office:value-type="float" office:value="1.64724" calcext:value-type="float">
            <text:p>1.64724</text:p>
          </table:table-cell>
          <table:table-cell office:value-type="float" office:value="0.781909" calcext:value-type="float">
            <text:p>0.781909</text:p>
          </table:table-cell>
          <table:table-cell office:value-type="float" office:value="1.08109" calcext:value-type="float">
            <text:p>1.08109</text:p>
          </table:table-cell>
          <table:table-cell office:value-type="float" office:value="1.39439" calcext:value-type="float">
            <text:p>1.39439</text:p>
          </table:table-cell>
          <table:table-cell office:value-type="float" office:value="3.20254" calcext:value-type="float">
            <text:p>3.20254</text:p>
          </table:table-cell>
          <table:table-cell office:value-type="float" office:value="1.26715" calcext:value-type="float">
            <text:p>1.26715</text:p>
          </table:table-cell>
          <table:table-cell office:value-type="float" office:value="2.31184" calcext:value-type="float">
            <text:p>2.31184</text:p>
          </table:table-cell>
          <table:table-cell office:value-type="float" office:value="1.38145" calcext:value-type="float">
            <text:p>1.38145</text:p>
          </table:table-cell>
          <table:table-cell office:value-type="float" office:value="1.87834" calcext:value-type="float">
            <text:p>1.87834</text:p>
          </table:table-cell>
          <table:table-cell office:value-type="float" office:value="1.38133" calcext:value-type="float">
            <text:p>1.38133</text:p>
          </table:table-cell>
          <table:table-cell office:value-type="float" office:value="1.34816" calcext:value-type="float">
            <text:p>1.34816</text:p>
          </table:table-cell>
          <table:table-cell office:value-type="float" office:value="1.11282" calcext:value-type="float">
            <text:p>1.11282</text:p>
          </table:table-cell>
          <table:table-cell office:value-type="float" office:value="2.06048" calcext:value-type="float">
            <text:p>2.06048</text:p>
          </table:table-cell>
          <table:table-cell office:value-type="float" office:value="1.46803" calcext:value-type="float">
            <text:p>1.46803</text:p>
          </table:table-cell>
          <table:table-cell office:value-type="float" office:value="1.60526" calcext:value-type="float">
            <text:p>1.60526</text:p>
          </table:table-cell>
          <table:table-cell office:value-type="float" office:value="1.17524" calcext:value-type="float">
            <text:p>1.17524</text:p>
          </table:table-cell>
          <table:table-cell office:value-type="float" office:value="1.86984" calcext:value-type="float">
            <text:p>1.86984</text:p>
          </table:table-cell>
          <table:table-cell office:value-type="float" office:value="1.34936" calcext:value-type="float">
            <text:p>1.34936</text:p>
          </table:table-cell>
          <table:table-cell office:value-type="float" office:value="1.42891" calcext:value-type="float">
            <text:p>1.42891</text:p>
          </table:table-cell>
          <table:table-cell office:value-type="float" office:value="1.35891" calcext:value-type="float">
            <text:p>1.35891</text:p>
          </table:table-cell>
          <table:table-cell office:value-type="float" office:value="1.85286" calcext:value-type="float">
            <text:p>1.85286</text:p>
          </table:table-cell>
          <table:table-cell office:value-type="float" office:value="1.485" calcext:value-type="float">
            <text:p>1.485</text:p>
          </table:table-cell>
          <table:table-cell office:value-type="float" office:value="1.63367" calcext:value-type="float">
            <text:p>1.63367</text:p>
          </table:table-cell>
          <table:table-cell office:value-type="float" office:value="1.45817" calcext:value-type="float">
            <text:p>1.45817</text:p>
          </table:table-cell>
          <table:table-cell office:value-type="float" office:value="1.35473" calcext:value-type="float">
            <text:p>1.35473</text:p>
          </table:table-cell>
          <table:table-cell office:value-type="float" office:value="1.31127" calcext:value-type="float">
            <text:p>1.31127</text:p>
          </table:table-cell>
          <table:table-cell office:value-type="float" office:value="1.52912" calcext:value-type="float">
            <text:p>1.52912</text:p>
          </table:table-cell>
          <table:table-cell office:value-type="float" office:value="1.34429" calcext:value-type="float">
            <text:p>1.34429</text:p>
          </table:table-cell>
          <table:table-cell office:value-type="float" office:value="1.37456" calcext:value-type="float">
            <text:p>1.37456</text:p>
          </table:table-cell>
          <table:table-cell office:value-type="float" office:value="1.16468" calcext:value-type="float">
            <text:p>1.16468</text:p>
          </table:table-cell>
          <table:table-cell office:value-type="float" office:value="0.990504" calcext:value-type="float">
            <text:p>0.990504</text:p>
          </table:table-cell>
          <table:table-cell office:value-type="float" office:value="0.998509" calcext:value-type="float">
            <text:p>0.998509</text:p>
          </table:table-cell>
          <table:table-cell office:value-type="float" office:value="1.1319" calcext:value-type="float">
            <text:p>1.1319</text:p>
          </table:table-cell>
          <table:table-cell office:value-type="float" office:value="1.10463" calcext:value-type="float">
            <text:p>1.10463</text:p>
          </table:table-cell>
          <table:table-cell office:value-type="float" office:value="1.35085" calcext:value-type="float">
            <text:p>1.35085</text:p>
          </table:table-cell>
          <table:table-cell office:value-type="float" office:value="1.10908" calcext:value-type="float">
            <text:p>1.10908</text:p>
          </table:table-cell>
          <table:table-cell office:value-type="float" office:value="1.12357" calcext:value-type="float">
            <text:p>1.12357</text:p>
          </table:table-cell>
          <table:table-cell office:value-type="float" office:value="1.83702" calcext:value-type="float">
            <text:p>1.83702</text:p>
          </table:table-cell>
          <table:table-cell office:value-type="float" office:value="1.06828" calcext:value-type="float">
            <text:p>1.06828</text:p>
          </table:table-cell>
          <table:table-cell office:value-type="float" office:value="1.65609" calcext:value-type="float">
            <text:p>1.65609</text:p>
          </table:table-cell>
          <table:table-cell office:value-type="float" office:value="1.33122" calcext:value-type="float">
            <text:p>1.33122</text:p>
          </table:table-cell>
          <table:table-cell office:value-type="float" office:value="0.829078" calcext:value-type="float">
            <text:p>0.829078</text:p>
          </table:table-cell>
          <table:table-cell office:value-type="float" office:value="1.08568" calcext:value-type="float">
            <text:p>1.08568</text:p>
          </table:table-cell>
          <table:table-cell office:value-type="float" office:value="0.896516" calcext:value-type="float">
            <text:p>0.896516</text:p>
          </table:table-cell>
          <table:table-cell office:value-type="float" office:value="0.732075" calcext:value-type="float">
            <text:p>0.732075</text:p>
          </table:table-cell>
        </table:table-row>
        <table:table-row table:style-name="ro1">
          <table:table-cell office:value-type="string" calcext:value-type="string">
            <text:p>chunking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9088" calcext:value-type="float">
            <text:p>0.469088</text:p>
          </table:table-cell>
          <table:table-cell office:value-type="float" office:value="0.560981" calcext:value-type="float">
            <text:p>0.560981</text:p>
          </table:table-cell>
          <table:table-cell office:value-type="float" office:value="0.267697" calcext:value-type="float">
            <text:p>0.267697</text:p>
          </table:table-cell>
          <table:table-cell office:value-type="float" office:value="0.283676" calcext:value-type="float">
            <text:p>0.283676</text:p>
          </table:table-cell>
          <table:table-cell office:value-type="float" office:value="0.565751" calcext:value-type="float">
            <text:p>0.565751</text:p>
          </table:table-cell>
          <table:table-cell office:value-type="float" office:value="0.320947" calcext:value-type="float">
            <text:p>0.320947</text:p>
          </table:table-cell>
          <table:table-cell office:value-type="float" office:value="0.350563" calcext:value-type="float">
            <text:p>0.350563</text:p>
          </table:table-cell>
          <table:table-cell office:value-type="float" office:value="0.292393" calcext:value-type="float">
            <text:p>0.292393</text:p>
          </table:table-cell>
          <table:table-cell office:value-type="float" office:value="0.283807" calcext:value-type="float">
            <text:p>0.283807</text:p>
          </table:table-cell>
          <table:table-cell office:value-type="float" office:value="0.313643" calcext:value-type="float">
            <text:p>0.313643</text:p>
          </table:table-cell>
          <table:table-cell office:value-type="float" office:value="0.548307" calcext:value-type="float">
            <text:p>0.548307</text:p>
          </table:table-cell>
          <table:table-cell office:value-type="float" office:value="0.420826" calcext:value-type="float">
            <text:p>0.420826</text:p>
          </table:table-cell>
          <table:table-cell office:value-type="float" office:value="0.573454" calcext:value-type="float">
            <text:p>0.573454</text:p>
          </table:table-cell>
          <table:table-cell office:value-type="float" office:value="0.540172" calcext:value-type="float">
            <text:p>0.540172</text:p>
          </table:table-cell>
          <table:table-cell office:value-type="float" office:value="0.551513" calcext:value-type="float">
            <text:p>0.551513</text:p>
          </table:table-cell>
          <table:table-cell office:value-type="float" office:value="0.477423" calcext:value-type="float">
            <text:p>0.477423</text:p>
          </table:table-cell>
          <table:table-cell office:value-type="float" office:value="0.565209" calcext:value-type="float">
            <text:p>0.565209</text:p>
          </table:table-cell>
          <table:table-cell office:value-type="float" office:value="0.562725" calcext:value-type="float">
            <text:p>0.562725</text:p>
          </table:table-cell>
          <table:table-cell office:value-type="float" office:value="0.541415" calcext:value-type="float">
            <text:p>0.541415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275561" calcext:value-type="float">
            <text:p>0.275561</text:p>
          </table:table-cell>
          <table:table-cell office:value-type="float" office:value="0.285159" calcext:value-type="float">
            <text:p>0.285159</text:p>
          </table:table-cell>
          <table:table-cell office:value-type="float" office:value="0.541875" calcext:value-type="float">
            <text:p>0.541875</text:p>
          </table:table-cell>
          <table:table-cell office:value-type="float" office:value="0.282123" calcext:value-type="float">
            <text:p>0.282123</text:p>
          </table:table-cell>
          <table:table-cell office:value-type="float" office:value="0.37543" calcext:value-type="float">
            <text:p>0.37543</text:p>
          </table:table-cell>
          <table:table-cell office:value-type="float" office:value="0.538268" calcext:value-type="float">
            <text:p>0.538268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0.326418" calcext:value-type="float">
            <text:p>0.326418</text:p>
          </table:table-cell>
          <table:table-cell office:value-type="float" office:value="0.292833" calcext:value-type="float">
            <text:p>0.292833</text:p>
          </table:table-cell>
          <table:table-cell office:value-type="float" office:value="0.540583" calcext:value-type="float">
            <text:p>0.540583</text:p>
          </table:table-cell>
          <table:table-cell office:value-type="float" office:value="0.297904" calcext:value-type="float">
            <text:p>0.297904</text:p>
          </table:table-cell>
          <table:table-cell office:value-type="float" office:value="0.288055" calcext:value-type="float">
            <text:p>0.288055</text:p>
          </table:table-cell>
          <table:table-cell office:value-type="float" office:value="0.277335" calcext:value-type="float">
            <text:p>0.277335</text:p>
          </table:table-cell>
          <table:table-cell office:value-type="float" office:value="0.559478" calcext:value-type="float">
            <text:p>0.559478</text:p>
          </table:table-cell>
          <table:table-cell office:value-type="float" office:value="0.308043" calcext:value-type="float">
            <text:p>0.308043</text:p>
          </table:table-cell>
          <table:table-cell office:value-type="float" office:value="0.557394" calcext:value-type="float">
            <text:p>0.557394</text:p>
          </table:table-cell>
          <table:table-cell office:value-type="float" office:value="0.533449" calcext:value-type="float">
            <text:p>0.533449</text:p>
          </table:table-cell>
          <table:table-cell office:value-type="float" office:value="0.757904" calcext:value-type="float">
            <text:p>0.757904</text:p>
          </table:table-cell>
          <table:table-cell office:value-type="float" office:value="0.315778" calcext:value-type="float">
            <text:p>0.315778</text:p>
          </table:table-cell>
          <table:table-cell office:value-type="float" office:value="0.54969" calcext:value-type="float">
            <text:p>0.54969</text:p>
          </table:table-cell>
          <table:table-cell office:value-type="float" office:value="0.542977" calcext:value-type="float">
            <text:p>0.542977</text:p>
          </table:table-cell>
          <table:table-cell office:value-type="float" office:value="0.388695" calcext:value-type="float">
            <text:p>0.388695</text:p>
          </table:table-cell>
          <table:table-cell office:value-type="float" office:value="0.529571" calcext:value-type="float">
            <text:p>0.529571</text:p>
          </table:table-cell>
          <table:table-cell office:value-type="float" office:value="0.333311" calcext:value-type="float">
            <text:p>0.333311</text:p>
          </table:table-cell>
          <table:table-cell office:value-type="float" office:value="0.31171" calcext:value-type="float">
            <text:p>0.31171</text:p>
          </table:table-cell>
          <table:table-cell office:value-type="float" office:value="0.370451" calcext:value-type="float">
            <text:p>0.370451</text:p>
          </table:table-cell>
          <table:table-cell office:value-type="float" office:value="0.425996" calcext:value-type="float">
            <text:p>0.425996</text:p>
          </table:table-cell>
          <table:table-cell office:value-type="float" office:value="0.272035" calcext:value-type="float">
            <text:p>0.272035</text:p>
          </table:table-cell>
          <table:table-cell office:value-type="float" office:value="0.336106" calcext:value-type="float">
            <text:p>0.336106</text:p>
          </table:table-cell>
          <table:table-cell office:value-type="float" office:value="0.325556" calcext:value-type="float">
            <text:p>0.325556</text:p>
          </table:table-cell>
          <table:table-cell office:value-type="float" office:value="0.543728" calcext:value-type="float">
            <text:p>0.543728</text:p>
          </table:table-cell>
          <table:table-cell office:value-type="float" office:value="0.552225" calcext:value-type="float">
            <text:p>0.552225</text:p>
          </table:table-cell>
          <table:table-cell office:value-type="float" office:value="0.270933" calcext:value-type="float">
            <text:p>0.270933</text:p>
          </table:table-cell>
          <table:table-cell office:value-type="float" office:value="0.570529" calcext:value-type="float">
            <text:p>0.570529</text:p>
          </table:table-cell>
          <table:table-cell office:value-type="float" office:value="0.278517" calcext:value-type="float">
            <text:p>0.278517</text:p>
          </table:table-cell>
          <table:table-cell office:value-type="float" office:value="0.579316" calcext:value-type="float">
            <text:p>0.579316</text:p>
          </table:table-cell>
          <table:table-cell office:value-type="float" office:value="0.508832" calcext:value-type="float">
            <text:p>0.508832</text:p>
          </table:table-cell>
          <table:table-cell office:value-type="float" office:value="0.550923" calcext:value-type="float">
            <text:p>0.550923</text:p>
          </table:table-cell>
          <table:table-cell office:value-type="float" office:value="0.276293" calcext:value-type="float">
            <text:p>0.276293</text:p>
          </table:table-cell>
          <table:table-cell office:value-type="float" office:value="0.751011" calcext:value-type="float">
            <text:p>0.751011</text:p>
          </table:table-cell>
          <table:table-cell office:value-type="float" office:value="0.271594" calcext:value-type="float">
            <text:p>0.271594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52873" calcext:value-type="float">
            <text:p>0.52873</text:p>
          </table:table-cell>
          <table:table-cell office:value-type="float" office:value="0.298745" calcext:value-type="float">
            <text:p>0.298745</text:p>
          </table:table-cell>
          <table:table-cell office:value-type="float" office:value="0.53901" calcext:value-type="float">
            <text:p>0.53901</text:p>
          </table:table-cell>
          <table:table-cell office:value-type="float" office:value="0.551894" calcext:value-type="float">
            <text:p>0.551894</text:p>
          </table:table-cell>
          <table:table-cell office:value-type="float" office:value="0.535874" calcext:value-type="float">
            <text:p>0.535874</text:p>
          </table:table-cell>
          <table:table-cell office:value-type="float" office:value="0.294297" calcext:value-type="float">
            <text:p>0.294297</text:p>
          </table:table-cell>
          <table:table-cell office:value-type="float" office:value="0.547236" calcext:value-type="float">
            <text:p>0.547236</text:p>
          </table:table-cell>
          <table:table-cell office:value-type="float" office:value="0.547015" calcext:value-type="float">
            <text:p>0.547015</text:p>
          </table:table-cell>
          <table:table-cell office:value-type="float" office:value="0.539491" calcext:value-type="float">
            <text:p>0.539491</text:p>
          </table:table-cell>
          <table:table-cell office:value-type="float" office:value="0.561733" calcext:value-type="float">
            <text:p>0.561733</text:p>
          </table:table-cell>
          <table:table-cell office:value-type="float" office:value="0.284728" calcext:value-type="float">
            <text:p>0.284728</text:p>
          </table:table-cell>
          <table:table-cell office:value-type="float" office:value="0.584095" calcext:value-type="float">
            <text:p>0.584095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52756" calcext:value-type="float">
            <text:p>0.552756</text:p>
          </table:table-cell>
          <table:table-cell office:value-type="float" office:value="0.659227" calcext:value-type="float">
            <text:p>0.659227</text:p>
          </table:table-cell>
          <table:table-cell office:value-type="float" office:value="0.348309" calcext:value-type="float">
            <text:p>0.348309</text:p>
          </table:table-cell>
          <table:table-cell office:value-type="float" office:value="0.314164" calcext:value-type="float">
            <text:p>0.314164</text:p>
          </table:table-cell>
          <table:table-cell office:value-type="float" office:value="0.558507" calcext:value-type="float">
            <text:p>0.558507</text:p>
          </table:table-cell>
          <table:table-cell office:value-type="float" office:value="0.288125" calcext:value-type="float">
            <text:p>0.288125</text:p>
          </table:table-cell>
          <table:table-cell office:value-type="float" office:value="0.353027" calcext:value-type="float">
            <text:p>0.353027</text:p>
          </table:table-cell>
          <table:table-cell office:value-type="float" office:value="0.530483" calcext:value-type="float">
            <text:p>0.530483</text:p>
          </table:table-cell>
          <table:table-cell office:value-type="float" office:value="0.350022" calcext:value-type="float">
            <text:p>0.350022</text:p>
          </table:table-cell>
          <table:table-cell office:value-type="float" office:value="0.616155" calcext:value-type="float">
            <text:p>0.616155</text:p>
          </table:table-cell>
          <table:table-cell office:value-type="float" office:value="0.305328" calcext:value-type="float">
            <text:p>0.305328</text:p>
          </table:table-cell>
          <table:table-cell office:value-type="float" office:value="0.56047" calcext:value-type="float">
            <text:p>0.56047</text:p>
          </table:table-cell>
          <table:table-cell office:value-type="float" office:value="0.65028" calcext:value-type="float">
            <text:p>0.65028</text:p>
          </table:table-cell>
          <table:table-cell office:value-type="float" office:value="0.536104" calcext:value-type="float">
            <text:p>0.536104</text:p>
          </table:table-cell>
          <table:table-cell office:value-type="float" office:value="0.279589" calcext:value-type="float">
            <text:p>0.279589</text:p>
          </table:table-cell>
          <table:table-cell office:value-type="float" office:value="0.390348" calcext:value-type="float">
            <text:p>0.390348</text:p>
          </table:table-cell>
          <table:table-cell office:value-type="float" office:value="0.300628" calcext:value-type="float">
            <text:p>0.300628</text:p>
          </table:table-cell>
          <table:table-cell office:value-type="float" office:value="0.368617" calcext:value-type="float">
            <text:p>0.368617</text:p>
          </table:table-cell>
          <table:table-cell office:value-type="float" office:value="0.556714" calcext:value-type="float">
            <text:p>0.556714</text:p>
          </table:table-cell>
          <table:table-cell office:value-type="float" office:value="0.559458" calcext:value-type="float">
            <text:p>0.559458</text:p>
          </table:table-cell>
          <table:table-cell office:value-type="float" office:value="0.535363" calcext:value-type="float">
            <text:p>0.535363</text:p>
          </table:table-cell>
          <table:table-cell office:value-type="float" office:value="0.560019" calcext:value-type="float">
            <text:p>0.560019</text:p>
          </table:table-cell>
          <table:table-cell office:value-type="float" office:value="0.54433" calcext:value-type="float">
            <text:p>0.54433</text:p>
          </table:table-cell>
          <table:table-cell office:value-type="float" office:value="0.547666" calcext:value-type="float">
            <text:p>0.547666</text:p>
          </table:table-cell>
          <table:table-cell office:value-type="float" office:value="0.772972" calcext:value-type="float">
            <text:p>0.772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2869" calcext:value-type="float">
            <text:p>0.892869</text:p>
          </table:table-cell>
          <table:table-cell office:value-type="float" office:value="0.57591" calcext:value-type="float">
            <text:p>0.57591</text:p>
          </table:table-cell>
          <table:table-cell office:value-type="float" office:value="0.55499" calcext:value-type="float">
            <text:p>0.55499</text:p>
          </table:table-cell>
          <table:table-cell office:value-type="float" office:value="0.451975" calcext:value-type="float">
            <text:p>0.451975</text:p>
          </table:table-cell>
          <table:table-cell office:value-type="float" office:value="0.434953" calcext:value-type="float">
            <text:p>0.434953</text:p>
          </table:table-cell>
          <table:table-cell office:value-type="float" office:value="0.331818" calcext:value-type="float">
            <text:p>0.331818</text:p>
          </table:table-cell>
          <table:table-cell office:value-type="float" office:value="0.935459" calcext:value-type="float">
            <text:p>0.935459</text:p>
          </table:table-cell>
          <table:table-cell office:value-type="float" office:value="0.570389" calcext:value-type="float">
            <text:p>0.570389</text:p>
          </table:table-cell>
          <table:table-cell office:value-type="float" office:value="0.340624" calcext:value-type="float">
            <text:p>0.340624</text:p>
          </table:table-cell>
          <table:table-cell office:value-type="float" office:value="0.552665" calcext:value-type="float">
            <text:p>0.552665</text:p>
          </table:table-cell>
          <table:table-cell office:value-type="float" office:value="0.772652" calcext:value-type="float">
            <text:p>0.772652</text:p>
          </table:table-cell>
          <table:table-cell office:value-type="float" office:value="0.340294" calcext:value-type="float">
            <text:p>0.340294</text:p>
          </table:table-cell>
          <table:table-cell office:value-type="float" office:value="0.339222" calcext:value-type="float">
            <text:p>0.339222</text:p>
          </table:table-cell>
          <table:table-cell office:value-type="float" office:value="0.630894" calcext:value-type="float">
            <text:p>0.630894</text:p>
          </table:table-cell>
          <table:table-cell office:value-type="float" office:value="0.335594" calcext:value-type="float">
            <text:p>0.335594</text:p>
          </table:table-cell>
          <table:table-cell office:value-type="float" office:value="0.54961" calcext:value-type="float">
            <text:p>0.54961</text:p>
          </table:table-cell>
          <table:table-cell office:value-type="float" office:value="0.303293" calcext:value-type="float">
            <text:p>0.303293</text:p>
          </table:table-cell>
          <table:table-cell office:value-type="float" office:value="0.335174" calcext:value-type="float">
            <text:p>0.335174</text:p>
          </table:table-cell>
          <table:table-cell office:value-type="float" office:value="0.735842" calcext:value-type="float">
            <text:p>0.735842</text:p>
          </table:table-cell>
          <table:table-cell office:value-type="float" office:value="0.858704" calcext:value-type="float">
            <text:p>0.858704</text:p>
          </table:table-cell>
          <table:table-cell office:value-type="float" office:value="0.563877" calcext:value-type="float">
            <text:p>0.563877</text:p>
          </table:table-cell>
          <table:table-cell office:value-type="float" office:value="0.591348" calcext:value-type="float">
            <text:p>0.591348</text:p>
          </table:table-cell>
          <table:table-cell office:value-type="float" office:value="0.510505" calcext:value-type="float">
            <text:p>0.510505</text:p>
          </table:table-cell>
          <table:table-cell office:value-type="float" office:value="0.562534" calcext:value-type="float">
            <text:p>0.562534</text:p>
          </table:table-cell>
          <table:table-cell office:value-type="float" office:value="0.577292" calcext:value-type="float">
            <text:p>0.577292</text:p>
          </table:table-cell>
          <table:table-cell office:value-type="float" office:value="0.937914" calcext:value-type="float">
            <text:p>0.937914</text:p>
          </table:table-cell>
          <table:table-cell office:value-type="float" office:value="0.562474" calcext:value-type="float">
            <text:p>0.562474</text:p>
          </table:table-cell>
          <table:table-cell office:value-type="float" office:value="0.492061" calcext:value-type="float">
            <text:p>0.492061</text:p>
          </table:table-cell>
          <table:table-cell office:value-type="float" office:value="0.286362" calcext:value-type="float">
            <text:p>0.286362</text:p>
          </table:table-cell>
          <table:table-cell office:value-type="float" office:value="0.571572" calcext:value-type="float">
            <text:p>0.571572</text:p>
          </table:table-cell>
          <table:table-cell office:value-type="float" office:value="0.427589" calcext:value-type="float">
            <text:p>0.427589</text:p>
          </table:table-cell>
          <table:table-cell office:value-type="float" office:value="0.549008" calcext:value-type="float">
            <text:p>0.549008</text:p>
          </table:table-cell>
          <table:table-cell office:value-type="float" office:value="0.635201" calcext:value-type="float">
            <text:p>0.635201</text:p>
          </table:table-cell>
          <table:table-cell office:value-type="float" office:value="1.02659" calcext:value-type="float">
            <text:p>1.02659</text:p>
          </table:table-cell>
          <table:table-cell office:value-type="float" office:value="0.344211" calcext:value-type="float">
            <text:p>0.344211</text:p>
          </table:table-cell>
          <table:table-cell office:value-type="float" office:value="0.579366" calcext:value-type="float">
            <text:p>0.579366</text:p>
          </table:table-cell>
          <table:table-cell office:value-type="float" office:value="0.456884" calcext:value-type="float">
            <text:p>0.456884</text:p>
          </table:table-cell>
          <table:table-cell office:value-type="float" office:value="0.454409" calcext:value-type="float">
            <text:p>0.454409</text:p>
          </table:table-cell>
          <table:table-cell office:value-type="float" office:value="0.530984" calcext:value-type="float">
            <text:p>0.530984</text:p>
          </table:table-cell>
          <table:table-cell office:value-type="float" office:value="0.373316" calcext:value-type="float">
            <text:p>0.373316</text:p>
          </table:table-cell>
          <table:table-cell office:value-type="float" office:value="0.713299" calcext:value-type="float">
            <text:p>0.713299</text:p>
          </table:table-cell>
          <table:table-cell office:value-type="float" office:value="0.565129" calcext:value-type="float">
            <text:p>0.565129</text:p>
          </table:table-cell>
          <table:table-cell office:value-type="float" office:value="0.568285" calcext:value-type="float">
            <text:p>0.568285</text:p>
          </table:table-cell>
          <table:table-cell office:value-type="float" office:value="1.21598" calcext:value-type="float">
            <text:p>1.21598</text:p>
          </table:table-cell>
          <table:table-cell office:value-type="float" office:value="0.557574" calcext:value-type="float">
            <text:p>0.557574</text:p>
          </table:table-cell>
          <table:table-cell office:value-type="float" office:value="0.666161" calcext:value-type="float">
            <text:p>0.666161</text:p>
          </table:table-cell>
          <table:table-cell office:value-type="float" office:value="0.335945" calcext:value-type="float">
            <text:p>0.335945</text:p>
          </table:table-cell>
          <table:table-cell office:value-type="float" office:value="0.414935" calcext:value-type="float">
            <text:p>0.414935</text:p>
          </table:table-cell>
          <table:table-cell office:value-type="float" office:value="0.424063" calcext:value-type="float">
            <text:p>0.424063</text:p>
          </table:table-cell>
          <table:table-cell office:value-type="float" office:value="0.567293" calcext:value-type="float">
            <text:p>0.567293</text:p>
          </table:table-cell>
          <table:table-cell office:value-type="float" office:value="0.425835" calcext:value-type="float">
            <text:p>0.425835</text:p>
          </table:table-cell>
          <table:table-cell office:value-type="float" office:value="0.56017" calcext:value-type="float">
            <text:p>0.56017</text:p>
          </table:table-cell>
          <table:table-cell office:value-type="float" office:value="0.548979" calcext:value-type="float">
            <text:p>0.548979</text:p>
          </table:table-cell>
          <table:table-cell office:value-type="float" office:value="0.632406" calcext:value-type="float">
            <text:p>0.632406</text:p>
          </table:table-cell>
          <table:table-cell office:value-type="float" office:value="0.436195" calcext:value-type="float">
            <text:p>0.436195</text:p>
          </table:table-cell>
          <table:table-cell office:value-type="float" office:value="0.777902" calcext:value-type="float">
            <text:p>0.777902</text:p>
          </table:table-cell>
          <table:table-cell office:value-type="float" office:value="0.396711" calcext:value-type="float">
            <text:p>0.396711</text:p>
          </table:table-cell>
          <table:table-cell office:value-type="float" office:value="0.616827" calcext:value-type="float">
            <text:p>0.616827</text:p>
          </table:table-cell>
          <table:table-cell office:value-type="float" office:value="0.422248" calcext:value-type="float">
            <text:p>0.422248</text:p>
          </table:table-cell>
          <table:table-cell office:value-type="float" office:value="0.942803" calcext:value-type="float">
            <text:p>0.942803</text:p>
          </table:table-cell>
          <table:table-cell office:value-type="float" office:value="0.4916" calcext:value-type="float">
            <text:p>0.4916</text:p>
          </table:table-cell>
          <table:table-cell office:value-type="float" office:value="0.591398" calcext:value-type="float">
            <text:p>0.591398</text:p>
          </table:table-cell>
          <table:table-cell office:value-type="float" office:value="0.305688" calcext:value-type="float">
            <text:p>0.305688</text:p>
          </table:table-cell>
          <table:table-cell office:value-type="float" office:value="1.0839" calcext:value-type="float">
            <text:p>1.0839</text:p>
          </table:table-cell>
          <table:table-cell office:value-type="float" office:value="0.33812" calcext:value-type="float">
            <text:p>0.33812</text:p>
          </table:table-cell>
          <table:table-cell office:value-type="float" office:value="0.448399" calcext:value-type="float">
            <text:p>0.448399</text:p>
          </table:table-cell>
          <table:table-cell office:value-type="float" office:value="0.563566" calcext:value-type="float">
            <text:p>0.563566</text:p>
          </table:table-cell>
          <table:table-cell office:value-type="float" office:value="0.315637" calcext:value-type="float">
            <text:p>0.315637</text:p>
          </table:table-cell>
          <table:table-cell office:value-type="float" office:value="0.56573" calcext:value-type="float">
            <text:p>0.56573</text:p>
          </table:table-cell>
          <table:table-cell office:value-type="float" office:value="0.436125" calcext:value-type="float">
            <text:p>0.436125</text:p>
          </table:table-cell>
          <table:table-cell office:value-type="float" office:value="0.564348" calcext:value-type="float">
            <text:p>0.564348</text:p>
          </table:table-cell>
          <table:table-cell office:value-type="float" office:value="0.47558" calcext:value-type="float">
            <text:p>0.47558</text:p>
          </table:table-cell>
          <table:table-cell office:value-type="float" office:value="0.564978" calcext:value-type="float">
            <text:p>0.564978</text:p>
          </table:table-cell>
          <table:table-cell office:value-type="float" office:value="0.437398" calcext:value-type="float">
            <text:p>0.437398</text:p>
          </table:table-cell>
          <table:table-cell office:value-type="float" office:value="0.56022" calcext:value-type="float">
            <text:p>0.56022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558436" calcext:value-type="float">
            <text:p>0.558436</text:p>
          </table:table-cell>
          <table:table-cell office:value-type="float" office:value="0.832374" calcext:value-type="float">
            <text:p>0.832374</text:p>
          </table:table-cell>
          <table:table-cell office:value-type="float" office:value="1.0357" calcext:value-type="float">
            <text:p>1.0357</text:p>
          </table:table-cell>
          <table:table-cell office:value-type="float" office:value="0.562815" calcext:value-type="float">
            <text:p>0.562815</text:p>
          </table:table-cell>
          <table:table-cell office:value-type="float" office:value="0.584756" calcext:value-type="float">
            <text:p>0.584756</text:p>
          </table:table-cell>
          <table:table-cell office:value-type="float" office:value="0.912366" calcext:value-type="float">
            <text:p>0.912366</text:p>
          </table:table-cell>
          <table:table-cell office:value-type="float" office:value="0.408744" calcext:value-type="float">
            <text:p>0.408744</text:p>
          </table:table-cell>
          <table:table-cell office:value-type="float" office:value="0.333952" calcext:value-type="float">
            <text:p>0.333952</text:p>
          </table:table-cell>
          <table:table-cell office:value-type="float" office:value="0.587511" calcext:value-type="float">
            <text:p>0.587511</text:p>
          </table:table-cell>
          <table:table-cell office:value-type="float" office:value="0.593673" calcext:value-type="float">
            <text:p>0.593673</text:p>
          </table:table-cell>
          <table:table-cell office:value-type="float" office:value="0.49145" calcext:value-type="float">
            <text:p>0.49145</text:p>
          </table:table-cell>
          <table:table-cell office:value-type="float" office:value="0.674256" calcext:value-type="float">
            <text:p>0.674256</text:p>
          </table:table-cell>
          <table:table-cell office:value-type="float" office:value="0.822826" calcext:value-type="float">
            <text:p>0.822826</text:p>
          </table:table-cell>
          <table:table-cell office:value-type="float" office:value="0.369138" calcext:value-type="float">
            <text:p>0.369138</text:p>
          </table:table-cell>
          <table:table-cell office:value-type="float" office:value="0.549049" calcext:value-type="float">
            <text:p>0.549049</text:p>
          </table:table-cell>
          <table:table-cell office:value-type="float" office:value="0.443659" calcext:value-type="float">
            <text:p>0.443659</text:p>
          </table:table-cell>
          <table:table-cell office:value-type="float" office:value="0.573294" calcext:value-type="float">
            <text:p>0.573294</text:p>
          </table:table-cell>
          <table:table-cell office:value-type="float" office:value="0.409685" calcext:value-type="float">
            <text:p>0.409685</text:p>
          </table:table-cell>
          <table:table-cell office:value-type="float" office:value="0.561893" calcext:value-type="float">
            <text:p>0.561893</text:p>
          </table:table-cell>
          <table:table-cell office:value-type="float" office:value="0.59727" calcext:value-type="float">
            <text:p>0.59727</text:p>
          </table:table-cell>
          <table:table-cell office:value-type="float" office:value="0.465661" calcext:value-type="float">
            <text:p>0.465661</text:p>
          </table:table-cell>
          <table:table-cell office:value-type="float" office:value="0.343519" calcext:value-type="float">
            <text:p>0.343519</text:p>
          </table:table-cell>
          <table:table-cell office:value-type="float" office:value="0.595707" calcext:value-type="float">
            <text:p>0.595707</text:p>
          </table:table-cell>
          <table:table-cell office:value-type="float" office:value="0.645762" calcext:value-type="float">
            <text:p>0.645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1272" calcext:value-type="float">
            <text:p>0.841272</text:p>
          </table:table-cell>
          <table:table-cell office:value-type="float" office:value="0.925811" calcext:value-type="float">
            <text:p>0.925811</text:p>
          </table:table-cell>
          <table:table-cell office:value-type="float" office:value="0.446796" calcext:value-type="float">
            <text:p>0.446796</text:p>
          </table:table-cell>
          <table:table-cell office:value-type="float" office:value="0.640432" calcext:value-type="float">
            <text:p>0.640432</text:p>
          </table:table-cell>
          <table:table-cell office:value-type="float" office:value="0.489296" calcext:value-type="float">
            <text:p>0.489296</text:p>
          </table:table-cell>
          <table:table-cell office:value-type="float" office:value="0.448539" calcext:value-type="float">
            <text:p>0.448539</text:p>
          </table:table-cell>
          <table:table-cell office:value-type="float" office:value="0.47567" calcext:value-type="float">
            <text:p>0.47567</text:p>
          </table:table-cell>
          <table:table-cell office:value-type="float" office:value="0.493764" calcext:value-type="float">
            <text:p>0.493764</text:p>
          </table:table-cell>
          <table:table-cell office:value-type="float" office:value="0.444351" calcext:value-type="float">
            <text:p>0.444351</text:p>
          </table:table-cell>
          <table:table-cell office:value-type="float" office:value="0.470991" calcext:value-type="float">
            <text:p>0.470991</text:p>
          </table:table-cell>
          <table:table-cell office:value-type="float" office:value="0.451965" calcext:value-type="float">
            <text:p>0.451965</text:p>
          </table:table-cell>
          <table:table-cell office:value-type="float" office:value="0.71335" calcext:value-type="float">
            <text:p>0.71335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435273" calcext:value-type="float">
            <text:p>0.435273</text:p>
          </table:table-cell>
          <table:table-cell office:value-type="float" office:value="0.530975" calcext:value-type="float">
            <text:p>0.530975</text:p>
          </table:table-cell>
          <table:table-cell office:value-type="float" office:value="0.457495" calcext:value-type="float">
            <text:p>0.457495</text:p>
          </table:table-cell>
          <table:table-cell office:value-type="float" office:value="0.770338" calcext:value-type="float">
            <text:p>0.770338</text:p>
          </table:table-cell>
          <table:table-cell office:value-type="float" office:value="0.927424" calcext:value-type="float">
            <text:p>0.927424</text:p>
          </table:table-cell>
          <table:table-cell office:value-type="float" office:value="0.407681" calcext:value-type="float">
            <text:p>0.407681</text:p>
          </table:table-cell>
          <table:table-cell office:value-type="float" office:value="0.431947" calcext:value-type="float">
            <text:p>0.431947</text:p>
          </table:table-cell>
          <table:table-cell office:value-type="float" office:value="0.50756" calcext:value-type="float">
            <text:p>0.50756</text:p>
          </table:table-cell>
          <table:table-cell office:value-type="float" office:value="0.536645" calcext:value-type="float">
            <text:p>0.536645</text:p>
          </table:table-cell>
          <table:table-cell office:value-type="float" office:value="0.71404" calcext:value-type="float">
            <text:p>0.71404</text:p>
          </table:table-cell>
          <table:table-cell office:value-type="float" office:value="0.420095" calcext:value-type="float">
            <text:p>0.420095</text:p>
          </table:table-cell>
          <table:table-cell office:value-type="float" office:value="0.434872" calcext:value-type="float">
            <text:p>0.434872</text:p>
          </table:table-cell>
          <table:table-cell office:value-type="float" office:value="0.404415" calcext:value-type="float">
            <text:p>0.404415</text:p>
          </table:table-cell>
          <table:table-cell office:value-type="float" office:value="0.53368" calcext:value-type="float">
            <text:p>0.53368</text:p>
          </table:table-cell>
          <table:table-cell office:value-type="float" office:value="0.552004" calcext:value-type="float">
            <text:p>0.552004</text:p>
          </table:table-cell>
          <table:table-cell office:value-type="float" office:value="0.630603" calcext:value-type="float">
            <text:p>0.630603</text:p>
          </table:table-cell>
          <table:table-cell office:value-type="float" office:value="0.433841" calcext:value-type="float">
            <text:p>0.433841</text:p>
          </table:table-cell>
          <table:table-cell office:value-type="float" office:value="0.47522" calcext:value-type="float">
            <text:p>0.47522</text:p>
          </table:table-cell>
          <table:table-cell office:value-type="float" office:value="0.725221" calcext:value-type="float">
            <text:p>0.725221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0.415887" calcext:value-type="float">
            <text:p>0.415887</text:p>
          </table:table-cell>
          <table:table-cell office:value-type="float" office:value="0.431726" calcext:value-type="float">
            <text:p>0.431726</text:p>
          </table:table-cell>
          <table:table-cell office:value-type="float" office:value="0.392343" calcext:value-type="float">
            <text:p>0.392343</text:p>
          </table:table-cell>
          <table:table-cell office:value-type="float" office:value="0.540924" calcext:value-type="float">
            <text:p>0.540924</text:p>
          </table:table-cell>
          <table:table-cell office:value-type="float" office:value="0.792088" calcext:value-type="float">
            <text:p>0.792088</text:p>
          </table:table-cell>
          <table:table-cell office:value-type="float" office:value="0.594424" calcext:value-type="float">
            <text:p>0.594424</text:p>
          </table:table-cell>
          <table:table-cell office:value-type="float" office:value="0.490177" calcext:value-type="float">
            <text:p>0.490177</text:p>
          </table:table-cell>
          <table:table-cell office:value-type="float" office:value="0.473246" calcext:value-type="float">
            <text:p>0.473246</text:p>
          </table:table-cell>
          <table:table-cell office:value-type="float" office:value="0.479196" calcext:value-type="float">
            <text:p>0.479196</text:p>
          </table:table-cell>
          <table:table-cell office:value-type="float" office:value="0.459329" calcext:value-type="float">
            <text:p>0.459329</text:p>
          </table:table-cell>
          <table:table-cell office:value-type="float" office:value="0.457566" calcext:value-type="float">
            <text:p>0.457566</text:p>
          </table:table-cell>
          <table:table-cell office:value-type="float" office:value="0.574106" calcext:value-type="float">
            <text:p>0.574106</text:p>
          </table:table-cell>
          <table:table-cell office:value-type="float" office:value="0.477263" calcext:value-type="float">
            <text:p>0.477263</text:p>
          </table:table-cell>
          <table:table-cell office:value-type="float" office:value="0.485127" calcext:value-type="float">
            <text:p>0.485127</text:p>
          </table:table-cell>
          <table:table-cell office:value-type="float" office:value="0.43355" calcext:value-type="float">
            <text:p>0.43355</text:p>
          </table:table-cell>
          <table:table-cell office:value-type="float" office:value="0.514994" calcext:value-type="float">
            <text:p>0.514994</text:p>
          </table:table-cell>
          <table:table-cell office:value-type="float" office:value="0.487392" calcext:value-type="float">
            <text:p>0.487392</text:p>
          </table:table-cell>
          <table:table-cell office:value-type="float" office:value="0.550461" calcext:value-type="float">
            <text:p>0.550461</text:p>
          </table:table-cell>
          <table:table-cell office:value-type="float" office:value="0.758745" calcext:value-type="float">
            <text:p>0.758745</text:p>
          </table:table-cell>
          <table:table-cell office:value-type="float" office:value="0.505036" calcext:value-type="float">
            <text:p>0.505036</text:p>
          </table:table-cell>
          <table:table-cell office:value-type="float" office:value="0.579186" calcext:value-type="float">
            <text:p>0.579186</text:p>
          </table:table-cell>
          <table:table-cell office:value-type="float" office:value="0.499525" calcext:value-type="float">
            <text:p>0.499525</text:p>
          </table:table-cell>
          <table:table-cell office:value-type="float" office:value="0.541705" calcext:value-type="float">
            <text:p>0.541705</text:p>
          </table:table-cell>
          <table:table-cell office:value-type="float" office:value="0.369509" calcext:value-type="float">
            <text:p>0.369509</text:p>
          </table:table-cell>
          <table:table-cell office:value-type="float" office:value="0.50227" calcext:value-type="float">
            <text:p>0.50227</text:p>
          </table:table-cell>
          <table:table-cell office:value-type="float" office:value="0.484236" calcext:value-type="float">
            <text:p>0.484236</text:p>
          </table:table-cell>
          <table:table-cell office:value-type="float" office:value="0.876117" calcext:value-type="float">
            <text:p>0.876117</text:p>
          </table:table-cell>
          <table:table-cell office:value-type="float" office:value="0.459439" calcext:value-type="float">
            <text:p>0.459439</text:p>
          </table:table-cell>
          <table:table-cell office:value-type="float" office:value="0.479617" calcext:value-type="float">
            <text:p>0.479617</text:p>
          </table:table-cell>
          <table:table-cell office:value-type="float" office:value="0.592291" calcext:value-type="float">
            <text:p>0.592291</text:p>
          </table:table-cell>
          <table:table-cell office:value-type="float" office:value="0.659217" calcext:value-type="float">
            <text:p>0.659217</text:p>
          </table:table-cell>
          <table:table-cell office:value-type="float" office:value="0.415827" calcext:value-type="float">
            <text:p>0.415827</text:p>
          </table:table-cell>
          <table:table-cell office:value-type="float" office:value="0.616857" calcext:value-type="float">
            <text:p>0.616857</text:p>
          </table:table-cell>
          <table:table-cell office:value-type="float" office:value="0.591108" calcext:value-type="float">
            <text:p>0.591108</text:p>
          </table:table-cell>
          <table:table-cell office:value-type="float" office:value="0.680628" calcext:value-type="float">
            <text:p>0.680628</text:p>
          </table:table-cell>
          <table:table-cell office:value-type="float" office:value="0.42258" calcext:value-type="float">
            <text:p>0.42258</text:p>
          </table:table-cell>
          <table:table-cell office:value-type="float" office:value="0.665499" calcext:value-type="float">
            <text:p>0.665499</text:p>
          </table:table-cell>
          <table:table-cell office:value-type="float" office:value="0.522639" calcext:value-type="float">
            <text:p>0.522639</text:p>
          </table:table-cell>
          <table:table-cell office:value-type="float" office:value="0.427017" calcext:value-type="float">
            <text:p>0.427017</text:p>
          </table:table-cell>
          <table:table-cell office:value-type="float" office:value="0.430334" calcext:value-type="float">
            <text:p>0.430334</text:p>
          </table:table-cell>
          <table:table-cell office:value-type="float" office:value="0.57647" calcext:value-type="float">
            <text:p>0.57647</text:p>
          </table:table-cell>
          <table:table-cell office:value-type="float" office:value="0.446184" calcext:value-type="float">
            <text:p>0.446184</text:p>
          </table:table-cell>
          <table:table-cell office:value-type="float" office:value="0.683253" calcext:value-type="float">
            <text:p>0.683253</text:p>
          </table:table-cell>
          <table:table-cell office:value-type="float" office:value="0.448519" calcext:value-type="float">
            <text:p>0.448519</text:p>
          </table:table-cell>
          <table:table-cell office:value-type="float" office:value="0.623529" calcext:value-type="float">
            <text:p>0.623529</text:p>
          </table:table-cell>
          <table:table-cell office:value-type="float" office:value="0.594304" calcext:value-type="float">
            <text:p>0.594304</text:p>
          </table:table-cell>
          <table:table-cell office:value-type="float" office:value="0.606246" calcext:value-type="float">
            <text:p>0.606246</text:p>
          </table:table-cell>
          <table:table-cell office:value-type="float" office:value="0.448589" calcext:value-type="float">
            <text:p>0.448589</text:p>
          </table:table-cell>
          <table:table-cell office:value-type="float" office:value="0.70851" calcext:value-type="float">
            <text:p>0.70851</text:p>
          </table:table-cell>
          <table:table-cell office:value-type="float" office:value="0.47599" calcext:value-type="float">
            <text:p>0.47599</text:p>
          </table:table-cell>
          <table:table-cell office:value-type="float" office:value="0.656852" calcext:value-type="float">
            <text:p>0.656852</text:p>
          </table:table-cell>
          <table:table-cell office:value-type="float" office:value="0.425114" calcext:value-type="float">
            <text:p>0.425114</text:p>
          </table:table-cell>
          <table:table-cell office:value-type="float" office:value="0.474046" calcext:value-type="float">
            <text:p>0.474046</text:p>
          </table:table-cell>
          <table:table-cell office:value-type="float" office:value="0.532607" calcext:value-type="float">
            <text:p>0.532607</text:p>
          </table:table-cell>
          <table:table-cell office:value-type="float" office:value="0.463176" calcext:value-type="float">
            <text:p>0.463176</text:p>
          </table:table-cell>
          <table:table-cell office:value-type="float" office:value="0.440343" calcext:value-type="float">
            <text:p>0.440343</text:p>
          </table:table-cell>
          <table:table-cell office:value-type="float" office:value="0.539811" calcext:value-type="float">
            <text:p>0.539811</text:p>
          </table:table-cell>
          <table:table-cell office:value-type="float" office:value="0.441034" calcext:value-type="float">
            <text:p>0.441034</text:p>
          </table:table-cell>
          <table:table-cell office:value-type="float" office:value="0.417039" calcext:value-type="float">
            <text:p>0.417039</text:p>
          </table:table-cell>
          <table:table-cell office:value-type="float" office:value="0.496249" calcext:value-type="float">
            <text:p>0.496249</text:p>
          </table:table-cell>
          <table:table-cell office:value-type="float" office:value="0.479126" calcext:value-type="float">
            <text:p>0.479126</text:p>
          </table:table-cell>
          <table:table-cell office:value-type="float" office:value="0.633589" calcext:value-type="float">
            <text:p>0.633589</text:p>
          </table:table-cell>
          <table:table-cell office:value-type="float" office:value="0.377344" calcext:value-type="float">
            <text:p>0.377344</text:p>
          </table:table-cell>
          <table:table-cell office:value-type="float" office:value="1.08006" calcext:value-type="float">
            <text:p>1.08006</text:p>
          </table:table-cell>
          <table:table-cell office:value-type="float" office:value="0.428661" calcext:value-type="float">
            <text:p>0.428661</text:p>
          </table:table-cell>
          <table:table-cell office:value-type="float" office:value="0.47041" calcext:value-type="float">
            <text:p>0.47041</text:p>
          </table:table-cell>
          <table:table-cell office:value-type="float" office:value="0.428471" calcext:value-type="float">
            <text:p>0.428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1642" calcext:value-type="float">
            <text:p>0.841642</text:p>
          </table:table-cell>
          <table:table-cell office:value-type="float" office:value="0.804943" calcext:value-type="float">
            <text:p>0.804943</text:p>
          </table:table-cell>
          <table:table-cell office:value-type="float" office:value="0.853956" calcext:value-type="float">
            <text:p>0.853956</text:p>
          </table:table-cell>
          <table:table-cell office:value-type="float" office:value="0.553527" calcext:value-type="float">
            <text:p>0.553527</text:p>
          </table:table-cell>
          <table:table-cell office:value-type="float" office:value="0.749277" calcext:value-type="float">
            <text:p>0.749277</text:p>
          </table:table-cell>
          <table:table-cell office:value-type="float" office:value="0.589866" calcext:value-type="float">
            <text:p>0.589866</text:p>
          </table:table-cell>
          <table:table-cell office:value-type="float" office:value="0.627006" calcext:value-type="float">
            <text:p>0.627006</text:p>
          </table:table-cell>
          <table:table-cell office:value-type="float" office:value="0.821023" calcext:value-type="float">
            <text:p>0.821023</text:p>
          </table:table-cell>
          <table:table-cell office:value-type="float" office:value="0.499795" calcext:value-type="float">
            <text:p>0.499795</text:p>
          </table:table-cell>
          <table:table-cell office:value-type="float" office:value="0.337198" calcext:value-type="float">
            <text:p>0.337198</text:p>
          </table:table-cell>
          <table:table-cell office:value-type="float" office:value="0.453027" calcext:value-type="float">
            <text:p>0.453027</text:p>
          </table:table-cell>
          <table:table-cell office:value-type="float" office:value="0.623339" calcext:value-type="float">
            <text:p>0.623339</text:p>
          </table:table-cell>
          <table:table-cell office:value-type="float" office:value="0.685737" calcext:value-type="float">
            <text:p>0.685737</text:p>
          </table:table-cell>
          <table:table-cell office:value-type="float" office:value="0.636413" calcext:value-type="float">
            <text:p>0.636413</text:p>
          </table:table-cell>
          <table:table-cell office:value-type="float" office:value="0.635913" calcext:value-type="float">
            <text:p>0.635913</text:p>
          </table:table-cell>
          <table:table-cell office:value-type="float" office:value="0.646583" calcext:value-type="float">
            <text:p>0.646583</text:p>
          </table:table-cell>
          <table:table-cell office:value-type="float" office:value="0.616035" calcext:value-type="float">
            <text:p>0.616035</text:p>
          </table:table-cell>
          <table:table-cell office:value-type="float" office:value="0.434391" calcext:value-type="float">
            <text:p>0.434391</text:p>
          </table:table-cell>
          <table:table-cell office:value-type="float" office:value="0.405928" calcext:value-type="float">
            <text:p>0.405928</text:p>
          </table:table-cell>
          <table:table-cell office:value-type="float" office:value="0.574657" calcext:value-type="float">
            <text:p>0.574657</text:p>
          </table:table-cell>
          <table:table-cell office:value-type="float" office:value="0.429302" calcext:value-type="float">
            <text:p>0.429302</text:p>
          </table:table-cell>
          <table:table-cell office:value-type="float" office:value="0.608751" calcext:value-type="float">
            <text:p>0.608751</text:p>
          </table:table-cell>
          <table:table-cell office:value-type="float" office:value="0.870927" calcext:value-type="float">
            <text:p>0.870927</text:p>
          </table:table-cell>
          <table:table-cell office:value-type="float" office:value="0.757493" calcext:value-type="float">
            <text:p>0.757493</text:p>
          </table:table-cell>
          <table:table-cell office:value-type="float" office:value="0.608822" calcext:value-type="float">
            <text:p>0.608822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996645" calcext:value-type="float">
            <text:p>0.996645</text:p>
          </table:table-cell>
          <table:table-cell office:value-type="float" office:value="0.455282" calcext:value-type="float">
            <text:p>0.455282</text:p>
          </table:table-cell>
          <table:table-cell office:value-type="float" office:value="0.415866" calcext:value-type="float">
            <text:p>0.415866</text:p>
          </table:table-cell>
          <table:table-cell office:value-type="float" office:value="0.631635" calcext:value-type="float">
            <text:p>0.631635</text:p>
          </table:table-cell>
          <table:table-cell office:value-type="float" office:value="0.935469" calcext:value-type="float">
            <text:p>0.935469</text:p>
          </table:table-cell>
          <table:table-cell office:value-type="float" office:value="0.619803" calcext:value-type="float">
            <text:p>0.619803</text:p>
          </table:table-cell>
          <table:table-cell office:value-type="float" office:value="0.664427" calcext:value-type="float">
            <text:p>0.664427</text:p>
          </table:table-cell>
          <table:table-cell office:value-type="float" office:value="1.01413" calcext:value-type="float">
            <text:p>1.01413</text:p>
          </table:table-cell>
          <table:table-cell office:value-type="float" office:value="0.68196" calcext:value-type="float">
            <text:p>0.68196</text:p>
          </table:table-cell>
          <table:table-cell office:value-type="float" office:value="0.715363" calcext:value-type="float">
            <text:p>0.715363</text:p>
          </table:table-cell>
          <table:table-cell office:value-type="float" office:value="0.602259" calcext:value-type="float">
            <text:p>0.602259</text:p>
          </table:table-cell>
          <table:table-cell office:value-type="float" office:value="0.625994" calcext:value-type="float">
            <text:p>0.625994</text:p>
          </table:table-cell>
          <table:table-cell office:value-type="float" office:value="0.302091" calcext:value-type="float">
            <text:p>0.302091</text:p>
          </table:table-cell>
          <table:table-cell office:value-type="float" office:value="0.682391" calcext:value-type="float">
            <text:p>0.682391</text:p>
          </table:table-cell>
          <table:table-cell office:value-type="float" office:value="0.59773" calcext:value-type="float">
            <text:p>0.59773</text:p>
          </table:table-cell>
          <table:table-cell office:value-type="float" office:value="0.769506" calcext:value-type="float">
            <text:p>0.769506</text:p>
          </table:table-cell>
          <table:table-cell office:value-type="float" office:value="0.687811" calcext:value-type="float">
            <text:p>0.687811</text:p>
          </table:table-cell>
          <table:table-cell office:value-type="float" office:value="0.462185" calcext:value-type="float">
            <text:p>0.462185</text:p>
          </table:table-cell>
          <table:table-cell office:value-type="float" office:value="0.652014" calcext:value-type="float">
            <text:p>0.652014</text:p>
          </table:table-cell>
          <table:table-cell office:value-type="float" office:value="0.763575" calcext:value-type="float">
            <text:p>0.763575</text:p>
          </table:table-cell>
          <table:table-cell office:value-type="float" office:value="0.289607" calcext:value-type="float">
            <text:p>0.289607</text:p>
          </table:table-cell>
          <table:table-cell office:value-type="float" office:value="0.638378" calcext:value-type="float">
            <text:p>0.638378</text:p>
          </table:table-cell>
          <table:table-cell office:value-type="float" office:value="0.56049" calcext:value-type="float">
            <text:p>0.56049</text:p>
          </table:table-cell>
          <table:table-cell office:value-type="float" office:value="0.584145" calcext:value-type="float">
            <text:p>0.584145</text:p>
          </table:table-cell>
          <table:table-cell office:value-type="float" office:value="0.998258" calcext:value-type="float">
            <text:p>0.998258</text:p>
          </table:table-cell>
          <table:table-cell office:value-type="float" office:value="0.894061" calcext:value-type="float">
            <text:p>0.894061</text:p>
          </table:table-cell>
          <table:table-cell office:value-type="float" office:value="0.487703" calcext:value-type="float">
            <text:p>0.487703</text:p>
          </table:table-cell>
          <table:table-cell office:value-type="float" office:value="0.734509" calcext:value-type="float">
            <text:p>0.734509</text:p>
          </table:table-cell>
          <table:table-cell office:value-type="float" office:value="0.582873" calcext:value-type="float">
            <text:p>0.582873</text:p>
          </table:table-cell>
          <table:table-cell office:value-type="float" office:value="0.683262" calcext:value-type="float">
            <text:p>0.683262</text:p>
          </table:table-cell>
          <table:table-cell office:value-type="float" office:value="0.613681" calcext:value-type="float">
            <text:p>0.613681</text:p>
          </table:table-cell>
          <table:table-cell office:value-type="float" office:value="0.599795" calcext:value-type="float">
            <text:p>0.599795</text:p>
          </table:table-cell>
          <table:table-cell office:value-type="float" office:value="0.613932" calcext:value-type="float">
            <text:p>0.613932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68963" calcext:value-type="float">
            <text:p>0.968963</text:p>
          </table:table-cell>
          <table:table-cell office:value-type="float" office:value="0.913128" calcext:value-type="float">
            <text:p>0.913128</text:p>
          </table:table-cell>
          <table:table-cell office:value-type="float" office:value="0.997587" calcext:value-type="float">
            <text:p>0.997587</text:p>
          </table:table-cell>
          <table:table-cell office:value-type="float" office:value="0.755389" calcext:value-type="float">
            <text:p>0.755389</text:p>
          </table:table-cell>
          <table:table-cell office:value-type="float" office:value="0.601999" calcext:value-type="float">
            <text:p>0.601999</text:p>
          </table:table-cell>
          <table:table-cell office:value-type="float" office:value="0.506568" calcext:value-type="float">
            <text:p>0.506568</text:p>
          </table:table-cell>
          <table:table-cell office:value-type="float" office:value="0.716846" calcext:value-type="float">
            <text:p>0.716846</text:p>
          </table:table-cell>
          <table:table-cell office:value-type="float" office:value="1.05499" calcext:value-type="float">
            <text:p>1.05499</text:p>
          </table:table-cell>
          <table:table-cell office:value-type="float" office:value="0.596128" calcext:value-type="float">
            <text:p>0.596128</text:p>
          </table:table-cell>
          <table:table-cell office:value-type="float" office:value="0.716846" calcext:value-type="float">
            <text:p>0.716846</text:p>
          </table:table-cell>
          <table:table-cell office:value-type="float" office:value="0.963954" calcext:value-type="float">
            <text:p>0.963954</text:p>
          </table:table-cell>
          <table:table-cell office:value-type="float" office:value="0.739829" calcext:value-type="float">
            <text:p>0.739829</text:p>
          </table:table-cell>
          <table:table-cell office:value-type="float" office:value="0.669186" calcext:value-type="float">
            <text:p>0.669186</text:p>
          </table:table-cell>
          <table:table-cell office:value-type="float" office:value="0.61338" calcext:value-type="float">
            <text:p>0.61338</text:p>
          </table:table-cell>
          <table:table-cell office:value-type="float" office:value="0.677221" calcext:value-type="float">
            <text:p>0.677221</text:p>
          </table:table-cell>
          <table:table-cell office:value-type="float" office:value="0.514593" calcext:value-type="float">
            <text:p>0.514593</text:p>
          </table:table-cell>
          <table:table-cell office:value-type="float" office:value="0.604774" calcext:value-type="float">
            <text:p>0.604774</text:p>
          </table:table-cell>
          <table:table-cell office:value-type="float" office:value="0.444431" calcext:value-type="float">
            <text:p>0.444431</text:p>
          </table:table-cell>
          <table:table-cell office:value-type="float" office:value="0.555691" calcext:value-type="float">
            <text:p>0.555691</text:p>
          </table:table-cell>
          <table:table-cell office:value-type="float" office:value="0.510936" calcext:value-type="float">
            <text:p>0.510936</text:p>
          </table:table-cell>
          <table:table-cell office:value-type="float" office:value="0.337398" calcext:value-type="float">
            <text:p>0.337398</text:p>
          </table:table-cell>
          <table:table-cell office:value-type="float" office:value="0.418161" calcext:value-type="float">
            <text:p>0.418161</text:p>
          </table:table-cell>
          <table:table-cell office:value-type="float" office:value="0.69746" calcext:value-type="float">
            <text:p>0.69746</text:p>
          </table:table-cell>
          <table:table-cell office:value-type="float" office:value="0.678453" calcext:value-type="float">
            <text:p>0.678453</text:p>
          </table:table-cell>
          <table:table-cell office:value-type="float" office:value="0.728127" calcext:value-type="float">
            <text:p>0.728127</text:p>
          </table:table-cell>
          <table:table-cell office:value-type="float" office:value="0.941451" calcext:value-type="float">
            <text:p>0.941451</text:p>
          </table:table-cell>
          <table:table-cell office:value-type="float" office:value="0.715724" calcext:value-type="float">
            <text:p>0.715724</text:p>
          </table:table-cell>
          <table:table-cell office:value-type="float" office:value="0.45504" calcext:value-type="float">
            <text:p>0.45504</text:p>
          </table:table-cell>
          <table:table-cell office:value-type="float" office:value="0.312732" calcext:value-type="float">
            <text:p>0.312732</text:p>
          </table:table-cell>
          <table:table-cell office:value-type="float" office:value="1.02154" calcext:value-type="float">
            <text:p>1.02154</text:p>
          </table:table-cell>
          <table:table-cell office:value-type="float" office:value="0.396861" calcext:value-type="float">
            <text:p>0.396861</text:p>
          </table:table-cell>
          <table:table-cell office:value-type="float" office:value="0.738357" calcext:value-type="float">
            <text:p>0.738357</text:p>
          </table:table-cell>
          <table:table-cell office:value-type="float" office:value="0.718198" calcext:value-type="float">
            <text:p>0.718198</text:p>
          </table:table-cell>
          <table:table-cell office:value-type="float" office:value="0.749267" calcext:value-type="float">
            <text:p>0.74926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580719" calcext:value-type="float">
            <text:p>0.580719</text:p>
          </table:table-cell>
          <table:table-cell office:value-type="float" office:value="0.790044" calcext:value-type="float">
            <text:p>0.790044</text:p>
          </table:table-cell>
          <table:table-cell office:value-type="float" office:value="0.700145" calcext:value-type="float">
            <text:p>0.700145</text:p>
          </table:table-cell>
          <table:table-cell office:value-type="float" office:value="0.778192" calcext:value-type="float">
            <text:p>0.778192</text:p>
          </table:table-cell>
          <table:table-cell office:value-type="float" office:value="0.482683" calcext:value-type="float">
            <text:p>0.482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334" calcext:value-type="float">
            <text:p>1.17334</text:p>
          </table:table-cell>
          <table:table-cell office:value-type="float" office:value="0.382133" calcext:value-type="float">
            <text:p>0.382133</text:p>
          </table:table-cell>
          <table:table-cell office:value-type="float" office:value="0.808739" calcext:value-type="float">
            <text:p>0.808739</text:p>
          </table:table-cell>
          <table:table-cell office:value-type="float" office:value="0.949576" calcext:value-type="float">
            <text:p>0.949576</text:p>
          </table:table-cell>
          <table:table-cell office:value-type="float" office:value="0.757432" calcext:value-type="float">
            <text:p>0.757432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0.991586" calcext:value-type="float">
            <text:p>0.991586</text:p>
          </table:table-cell>
          <table:table-cell office:value-type="float" office:value="0.893069" calcext:value-type="float">
            <text:p>0.893069</text:p>
          </table:table-cell>
          <table:table-cell office:value-type="float" office:value="0.434291" calcext:value-type="float">
            <text:p>0.434291</text:p>
          </table:table-cell>
          <table:table-cell office:value-type="float" office:value="0.747965" calcext:value-type="float">
            <text:p>0.747965</text:p>
          </table:table-cell>
          <table:table-cell office:value-type="float" office:value="0.773753" calcext:value-type="float">
            <text:p>0.773753</text:p>
          </table:table-cell>
          <table:table-cell office:value-type="float" office:value="0.875336" calcext:value-type="float">
            <text:p>0.875336</text:p>
          </table:table-cell>
          <table:table-cell office:value-type="float" office:value="0.76639" calcext:value-type="float">
            <text:p>0.76639</text:p>
          </table:table-cell>
          <table:table-cell office:value-type="float" office:value="1.3441" calcext:value-type="float">
            <text:p>1.3441</text:p>
          </table:table-cell>
          <table:table-cell office:value-type="float" office:value="1.18352" calcext:value-type="float">
            <text:p>1.18352</text:p>
          </table:table-cell>
          <table:table-cell office:value-type="float" office:value="1.00436" calcext:value-type="float">
            <text:p>1.00436</text:p>
          </table:table-cell>
          <table:table-cell office:value-type="float" office:value="0.669246" calcext:value-type="float">
            <text:p>0.669246</text:p>
          </table:table-cell>
          <table:table-cell office:value-type="float" office:value="0.561623" calcext:value-type="float">
            <text:p>0.561623</text:p>
          </table:table-cell>
          <table:table-cell office:value-type="float" office:value="0.592771" calcext:value-type="float">
            <text:p>0.592771</text:p>
          </table:table-cell>
          <table:table-cell office:value-type="float" office:value="1.16745" calcext:value-type="float">
            <text:p>1.16745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0.795335" calcext:value-type="float">
            <text:p>0.795335</text:p>
          </table:table-cell>
          <table:table-cell office:value-type="float" office:value="1.29929" calcext:value-type="float">
            <text:p>1.29929</text:p>
          </table:table-cell>
          <table:table-cell office:value-type="float" office:value="0.464048" calcext:value-type="float">
            <text:p>0.464048</text:p>
          </table:table-cell>
          <table:table-cell office:value-type="float" office:value="0.43344" calcext:value-type="float">
            <text:p>0.43344</text:p>
          </table:table-cell>
          <table:table-cell office:value-type="float" office:value="0.492221" calcext:value-type="float">
            <text:p>0.492221</text:p>
          </table:table-cell>
          <table:table-cell office:value-type="float" office:value="0.987308" calcext:value-type="float">
            <text:p>0.987308</text:p>
          </table:table-cell>
          <table:table-cell office:value-type="float" office:value="0.967931" calcext:value-type="float">
            <text:p>0.967931</text:p>
          </table:table-cell>
          <table:table-cell office:value-type="float" office:value="1.19289" calcext:value-type="float">
            <text:p>1.19289</text:p>
          </table:table-cell>
          <table:table-cell office:value-type="float" office:value="0.49683" calcext:value-type="float">
            <text:p>0.49683</text:p>
          </table:table-cell>
          <table:table-cell office:value-type="float" office:value="0.895164" calcext:value-type="float">
            <text:p>0.895164</text:p>
          </table:table-cell>
          <table:table-cell office:value-type="float" office:value="0.870216" calcext:value-type="float">
            <text:p>0.870216</text:p>
          </table:table-cell>
          <table:table-cell office:value-type="float" office:value="0.802428" calcext:value-type="float">
            <text:p>0.802428</text:p>
          </table:table-cell>
          <table:table-cell office:value-type="float" office:value="0.497331" calcext:value-type="float">
            <text:p>0.497331</text:p>
          </table:table-cell>
          <table:table-cell office:value-type="float" office:value="0.811194" calcext:value-type="float">
            <text:p>0.811194</text:p>
          </table:table-cell>
          <table:table-cell office:value-type="float" office:value="0.751631" calcext:value-type="float">
            <text:p>0.751631</text:p>
          </table:table-cell>
          <table:table-cell office:value-type="float" office:value="0.534742" calcext:value-type="float">
            <text:p>0.534742</text:p>
          </table:table-cell>
          <table:table-cell office:value-type="float" office:value="0.386121" calcext:value-type="float">
            <text:p>0.386121</text:p>
          </table:table-cell>
          <table:table-cell office:value-type="float" office:value="0.39633" calcext:value-type="float">
            <text:p>0.39633</text:p>
          </table:table-cell>
          <table:table-cell office:value-type="float" office:value="0.91415" calcext:value-type="float">
            <text:p>0.91415</text:p>
          </table:table-cell>
          <table:table-cell office:value-type="float" office:value="0.998179" calcext:value-type="float">
            <text:p>0.998179</text:p>
          </table:table-cell>
          <table:table-cell office:value-type="float" office:value="0.850168" calcext:value-type="float">
            <text:p>0.850168</text:p>
          </table:table-cell>
          <table:table-cell office:value-type="float" office:value="0.851741" calcext:value-type="float">
            <text:p>0.851741</text:p>
          </table:table-cell>
          <table:table-cell office:value-type="float" office:value="0.942202" calcext:value-type="float">
            <text:p>0.942202</text:p>
          </table:table-cell>
          <table:table-cell office:value-type="float" office:value="1.22011" calcext:value-type="float">
            <text:p>1.22011</text:p>
          </table:table-cell>
          <table:table-cell office:value-type="float" office:value="0.890695" calcext:value-type="float">
            <text:p>0.890695</text:p>
          </table:table-cell>
          <table:table-cell office:value-type="float" office:value="0.395688" calcext:value-type="float">
            <text:p>0.395688</text:p>
          </table:table-cell>
          <table:table-cell office:value-type="float" office:value="0.809952" calcext:value-type="float">
            <text:p>0.809952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822997" calcext:value-type="float">
            <text:p>0.822997</text:p>
          </table:table-cell>
          <table:table-cell office:value-type="float" office:value="1.08457" calcext:value-type="float">
            <text:p>1.08457</text:p>
          </table:table-cell>
          <table:table-cell office:value-type="float" office:value="1.04421" calcext:value-type="float">
            <text:p>1.04421</text:p>
          </table:table-cell>
          <table:table-cell office:value-type="float" office:value="0.521677" calcext:value-type="float">
            <text:p>0.521677</text:p>
          </table:table-cell>
          <table:table-cell office:value-type="float" office:value="0.527989" calcext:value-type="float">
            <text:p>0.527989</text:p>
          </table:table-cell>
          <table:table-cell office:value-type="float" office:value="0.842363" calcext:value-type="float">
            <text:p>0.842363</text:p>
          </table:table-cell>
          <table:table-cell office:value-type="float" office:value="1.15511" calcext:value-type="float">
            <text:p>1.15511</text:p>
          </table:table-cell>
          <table:table-cell office:value-type="float" office:value="0.816684" calcext:value-type="float">
            <text:p>0.816684</text:p>
          </table:table-cell>
          <table:table-cell office:value-type="float" office:value="0.947252" calcext:value-type="float">
            <text:p>0.947252</text:p>
          </table:table-cell>
          <table:table-cell office:value-type="float" office:value="0.810894" calcext:value-type="float">
            <text:p>0.810894</text:p>
          </table:table-cell>
          <table:table-cell office:value-type="float" office:value="0.890575" calcext:value-type="float">
            <text:p>0.890575</text:p>
          </table:table-cell>
          <table:table-cell office:value-type="float" office:value="0.884593" calcext:value-type="float">
            <text:p>0.884593</text:p>
          </table:table-cell>
          <table:table-cell office:value-type="float" office:value="1.34819" calcext:value-type="float">
            <text:p>1.34819</text:p>
          </table:table-cell>
          <table:table-cell office:value-type="float" office:value="1.24233" calcext:value-type="float">
            <text:p>1.24233</text:p>
          </table:table-cell>
          <table:table-cell office:value-type="float" office:value="0.761731" calcext:value-type="float">
            <text:p>0.761731</text:p>
          </table:table-cell>
          <table:table-cell office:value-type="float" office:value="0.793441" calcext:value-type="float">
            <text:p>0.793441</text:p>
          </table:table-cell>
          <table:table-cell office:value-type="float" office:value="1.33434" calcext:value-type="float">
            <text:p>1.33434</text:p>
          </table:table-cell>
          <table:table-cell office:value-type="float" office:value="0.813679" calcext:value-type="float">
            <text:p>0.813679</text:p>
          </table:table-cell>
          <table:table-cell office:value-type="float" office:value="1.10325" calcext:value-type="float">
            <text:p>1.10325</text:p>
          </table:table-cell>
          <table:table-cell office:value-type="float" office:value="1.20816" calcext:value-type="float">
            <text:p>1.20816</text:p>
          </table:table-cell>
          <table:table-cell office:value-type="float" office:value="0.703771" calcext:value-type="float">
            <text:p>0.703771</text:p>
          </table:table-cell>
          <table:table-cell office:value-type="float" office:value="0.932404" calcext:value-type="float">
            <text:p>0.932404</text:p>
          </table:table-cell>
          <table:table-cell office:value-type="float" office:value="1.2813" calcext:value-type="float">
            <text:p>1.2813</text:p>
          </table:table-cell>
          <table:table-cell office:value-type="float" office:value="0.730432" calcext:value-type="float">
            <text:p>0.730432</text:p>
          </table:table-cell>
          <table:table-cell office:value-type="float" office:value="0.743045" calcext:value-type="float">
            <text:p>0.743045</text:p>
          </table:table-cell>
          <table:table-cell office:value-type="float" office:value="0.901285" calcext:value-type="float">
            <text:p>0.901285</text:p>
          </table:table-cell>
          <table:table-cell office:value-type="float" office:value="0.954074" calcext:value-type="float">
            <text:p>0.954074</text:p>
          </table:table-cell>
          <table:table-cell office:value-type="float" office:value="0.719902" calcext:value-type="float">
            <text:p>0.719902</text:p>
          </table:table-cell>
          <table:table-cell office:value-type="float" office:value="0.567884" calcext:value-type="float">
            <text:p>0.567884</text:p>
          </table:table-cell>
          <table:table-cell office:value-type="float" office:value="0.67628" calcext:value-type="float">
            <text:p>0.67628</text:p>
          </table:table-cell>
          <table:table-cell office:value-type="float" office:value="0.703992" calcext:value-type="float">
            <text:p>0.703992</text:p>
          </table:table-cell>
          <table:table-cell office:value-type="float" office:value="0.414364" calcext:value-type="float">
            <text:p>0.414364</text:p>
          </table:table-cell>
          <table:table-cell office:value-type="float" office:value="0.805043" calcext:value-type="float">
            <text:p>0.805043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608772" calcext:value-type="float">
            <text:p>0.608772</text:p>
          </table:table-cell>
          <table:table-cell office:value-type="float" office:value="0.565179" calcext:value-type="float">
            <text:p>0.565179</text:p>
          </table:table-cell>
          <table:table-cell office:value-type="float" office:value="0.60754" calcext:value-type="float">
            <text:p>0.60754</text:p>
          </table:table-cell>
          <table:table-cell office:value-type="float" office:value="0.837484" calcext:value-type="float">
            <text:p>0.837484</text:p>
          </table:table-cell>
          <table:table-cell office:value-type="float" office:value="0.998669" calcext:value-type="float">
            <text:p>0.998669</text:p>
          </table:table-cell>
          <table:table-cell office:value-type="float" office:value="0.904722" calcext:value-type="float">
            <text:p>0.904722</text:p>
          </table:table-cell>
          <table:table-cell office:value-type="float" office:value="0.93028" calcext:value-type="float">
            <text:p>0.93028</text:p>
          </table:table-cell>
          <table:table-cell office:value-type="float" office:value="0.791547" calcext:value-type="float">
            <text:p>0.791547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376823" calcext:value-type="float">
            <text:p>0.376823</text:p>
          </table:table-cell>
          <table:table-cell office:value-type="float" office:value="0.77714" calcext:value-type="float">
            <text:p>0.77714</text:p>
          </table:table-cell>
          <table:table-cell office:value-type="float" office:value="0.79299" calcext:value-type="float">
            <text:p>0.79299</text:p>
          </table:table-cell>
          <table:table-cell office:value-type="float" office:value="1.33264" calcext:value-type="float">
            <text:p>1.33264</text:p>
          </table:table-cell>
          <table:table-cell office:value-type="float" office:value="0.899441" calcext:value-type="float">
            <text:p>0.899441</text:p>
          </table:table-cell>
          <table:table-cell office:value-type="float" office:value="0.47552" calcext:value-type="float">
            <text:p>0.47552</text:p>
          </table:table-cell>
          <table:table-cell office:value-type="float" office:value="0.666641" calcext:value-type="float">
            <text:p>0.666641</text:p>
          </table:table-cell>
          <table:table-cell office:value-type="float" office:value="0.963353" calcext:value-type="float">
            <text:p>0.963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3584" calcext:value-type="float">
            <text:p>0.773584</text:p>
          </table:table-cell>
          <table:table-cell office:value-type="float" office:value="1.45804" calcext:value-type="float">
            <text:p>1.45804</text:p>
          </table:table-cell>
          <table:table-cell office:value-type="float" office:value="0.801185" calcext:value-type="float">
            <text:p>0.801185</text:p>
          </table:table-cell>
          <table:table-cell office:value-type="float" office:value="0.699483" calcext:value-type="float">
            <text:p>0.699483</text:p>
          </table:table-cell>
          <table:table-cell office:value-type="float" office:value="0.619191" calcext:value-type="float">
            <text:p>0.619191</text:p>
          </table:table-cell>
          <table:table-cell office:value-type="float" office:value="1.03351" calcext:value-type="float">
            <text:p>1.03351</text:p>
          </table:table-cell>
          <table:table-cell office:value-type="float" office:value="0.724701" calcext:value-type="float">
            <text:p>0.724701</text:p>
          </table:table-cell>
          <table:table-cell office:value-type="float" office:value="1.38092" calcext:value-type="float">
            <text:p>1.38092</text:p>
          </table:table-cell>
          <table:table-cell office:value-type="float" office:value="1.2261" calcext:value-type="float">
            <text:p>1.2261</text:p>
          </table:table-cell>
          <table:table-cell office:value-type="float" office:value="0.92504" calcext:value-type="float">
            <text:p>0.92504</text:p>
          </table:table-cell>
          <table:table-cell office:value-type="float" office:value="1.55429" calcext:value-type="float">
            <text:p>1.55429</text:p>
          </table:table-cell>
          <table:table-cell office:value-type="float" office:value="0.736834" calcext:value-type="float">
            <text:p>0.736834</text:p>
          </table:table-cell>
          <table:table-cell office:value-type="float" office:value="0.707919" calcext:value-type="float">
            <text:p>0.707919</text:p>
          </table:table-cell>
          <table:table-cell office:value-type="float" office:value="1.17151" calcext:value-type="float">
            <text:p>1.17151</text:p>
          </table:table-cell>
          <table:table-cell office:value-type="float" office:value="0.916554" calcext:value-type="float">
            <text:p>0.916554</text:p>
          </table:table-cell>
          <table:table-cell office:value-type="float" office:value="0.660519" calcext:value-type="float">
            <text:p>0.660519</text:p>
          </table:table-cell>
          <table:table-cell office:value-type="float" office:value="0.982188" calcext:value-type="float">
            <text:p>0.982188</text:p>
          </table:table-cell>
          <table:table-cell office:value-type="float" office:value="0.823287" calcext:value-type="float">
            <text:p>0.823287</text:p>
          </table:table-cell>
          <table:table-cell office:value-type="float" office:value="0.873563" calcext:value-type="float">
            <text:p>0.873563</text:p>
          </table:table-cell>
          <table:table-cell office:value-type="float" office:value="0.515736" calcext:value-type="float">
            <text:p>0.515736</text:p>
          </table:table-cell>
          <table:table-cell office:value-type="float" office:value="0.739148" calcext:value-type="float">
            <text:p>0.739148</text:p>
          </table:table-cell>
          <table:table-cell office:value-type="float" office:value="1.12238" calcext:value-type="float">
            <text:p>1.12238</text:p>
          </table:table-cell>
          <table:table-cell office:value-type="float" office:value="0.979583" calcext:value-type="float">
            <text:p>0.979583</text:p>
          </table:table-cell>
          <table:table-cell office:value-type="float" office:value="0.898941" calcext:value-type="float">
            <text:p>0.898941</text:p>
          </table:table-cell>
          <table:table-cell office:value-type="float" office:value="1.58577" calcext:value-type="float">
            <text:p>1.58577</text:p>
          </table:table-cell>
          <table:table-cell office:value-type="float" office:value="0.674827" calcext:value-type="float">
            <text:p>0.674827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86167" calcext:value-type="float">
            <text:p>0.86167</text:p>
          </table:table-cell>
          <table:table-cell office:value-type="float" office:value="0.801326" calcext:value-type="float">
            <text:p>0.801326</text:p>
          </table:table-cell>
          <table:table-cell office:value-type="float" office:value="0.739709" calcext:value-type="float">
            <text:p>0.739709</text:p>
          </table:table-cell>
          <table:table-cell office:value-type="float" office:value="0.765539" calcext:value-type="float">
            <text:p>0.765539</text:p>
          </table:table-cell>
          <table:table-cell office:value-type="float" office:value="0.925" calcext:value-type="float">
            <text:p>0.925</text:p>
          </table:table-cell>
          <table:table-cell office:value-type="float" office:value="1.07602" calcext:value-type="float">
            <text:p>1.07602</text:p>
          </table:table-cell>
          <table:table-cell office:value-type="float" office:value="0.770187" calcext:value-type="float">
            <text:p>0.770187</text:p>
          </table:table-cell>
          <table:table-cell office:value-type="float" office:value="1.77571" calcext:value-type="float">
            <text:p>1.77571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813499" calcext:value-type="float">
            <text:p>0.813499</text:p>
          </table:table-cell>
          <table:table-cell office:value-type="float" office:value="0.709673" calcext:value-type="float">
            <text:p>0.709673</text:p>
          </table:table-cell>
          <table:table-cell office:value-type="float" office:value="0.788662" calcext:value-type="float">
            <text:p>0.788662</text:p>
          </table:table-cell>
          <table:table-cell office:value-type="float" office:value="0.93019" calcext:value-type="float">
            <text:p>0.93019</text:p>
          </table:table-cell>
          <table:table-cell office:value-type="float" office:value="0.892899" calcext:value-type="float">
            <text:p>0.892899</text:p>
          </table:table-cell>
          <table:table-cell office:value-type="float" office:value="1.11659" calcext:value-type="float">
            <text:p>1.11659</text:p>
          </table:table-cell>
          <table:table-cell office:value-type="float" office:value="1.02752" calcext:value-type="float">
            <text:p>1.02752</text:p>
          </table:table-cell>
          <table:table-cell office:value-type="float" office:value="0.807317" calcext:value-type="float">
            <text:p>0.807317</text:p>
          </table:table-cell>
          <table:table-cell office:value-type="float" office:value="0.801426" calcext:value-type="float">
            <text:p>0.801426</text:p>
          </table:table-cell>
          <table:table-cell office:value-type="float" office:value="0.770418" calcext:value-type="float">
            <text:p>0.770418</text:p>
          </table:table-cell>
          <table:table-cell office:value-type="float" office:value="0.694364" calcext:value-type="float">
            <text:p>0.694364</text:p>
          </table:table-cell>
          <table:table-cell office:value-type="float" office:value="0.837834" calcext:value-type="float">
            <text:p>0.837834</text:p>
          </table:table-cell>
          <table:table-cell office:value-type="float" office:value="0.969975" calcext:value-type="float">
            <text:p>0.969975</text:p>
          </table:table-cell>
          <table:table-cell office:value-type="float" office:value="1.23364" calcext:value-type="float">
            <text:p>1.23364</text:p>
          </table:table-cell>
          <table:table-cell office:value-type="float" office:value="0.924219" calcext:value-type="float">
            <text:p>0.924219</text:p>
          </table:table-cell>
          <table:table-cell office:value-type="float" office:value="0.938766" calcext:value-type="float">
            <text:p>0.938766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725282" calcext:value-type="float">
            <text:p>0.725282</text:p>
          </table:table-cell>
          <table:table-cell office:value-type="float" office:value="1.16429" calcext:value-type="float">
            <text:p>1.16429</text:p>
          </table:table-cell>
          <table:table-cell office:value-type="float" office:value="0.715794" calcext:value-type="float">
            <text:p>0.715794</text:p>
          </table:table-cell>
          <table:table-cell office:value-type="float" office:value="0.806826" calcext:value-type="float">
            <text:p>0.806826</text:p>
          </table:table-cell>
          <table:table-cell office:value-type="float" office:value="0.725032" calcext:value-type="float">
            <text:p>0.725032</text:p>
          </table:table-cell>
          <table:table-cell office:value-type="float" office:value="0.972309" calcext:value-type="float">
            <text:p>0.972309</text:p>
          </table:table-cell>
          <table:table-cell office:value-type="float" office:value="0.75069" calcext:value-type="float">
            <text:p>0.75069</text:p>
          </table:table-cell>
          <table:table-cell office:value-type="float" office:value="0.779605" calcext:value-type="float">
            <text:p>0.779605</text:p>
          </table:table-cell>
          <table:table-cell office:value-type="float" office:value="0.725753" calcext:value-type="float">
            <text:p>0.725753</text:p>
          </table:table-cell>
          <table:table-cell office:value-type="float" office:value="0.808069" calcext:value-type="float">
            <text:p>0.808069</text:p>
          </table:table-cell>
          <table:table-cell office:value-type="float" office:value="1.05824" calcext:value-type="float">
            <text:p>1.05824</text:p>
          </table:table-cell>
          <table:table-cell office:value-type="float" office:value="0.785425" calcext:value-type="float">
            <text:p>0.785425</text:p>
          </table:table-cell>
          <table:table-cell office:value-type="float" office:value="0.872551" calcext:value-type="float">
            <text:p>0.872551</text:p>
          </table:table-cell>
          <table:table-cell office:value-type="float" office:value="0.635713" calcext:value-type="float">
            <text:p>0.635713</text:p>
          </table:table-cell>
          <table:table-cell office:value-type="float" office:value="0.879063" calcext:value-type="float">
            <text:p>0.879063</text:p>
          </table:table-cell>
          <table:table-cell office:value-type="float" office:value="0.746392" calcext:value-type="float">
            <text:p>0.746392</text:p>
          </table:table-cell>
          <table:table-cell office:value-type="float" office:value="0.744328" calcext:value-type="float">
            <text:p>0.744328</text:p>
          </table:table-cell>
          <table:table-cell office:value-type="float" office:value="0.818488" calcext:value-type="float">
            <text:p>0.818488</text:p>
          </table:table-cell>
          <table:table-cell office:value-type="float" office:value="0.812938" calcext:value-type="float">
            <text:p>0.812938</text:p>
          </table:table-cell>
          <table:table-cell office:value-type="float" office:value="0.375881" calcext:value-type="float">
            <text:p>0.375881</text:p>
          </table:table-cell>
          <table:table-cell office:value-type="float" office:value="0.717768" calcext:value-type="float">
            <text:p>0.717768</text:p>
          </table:table-cell>
          <table:table-cell office:value-type="float" office:value="0.732175" calcext:value-type="float">
            <text:p>0.732175</text:p>
          </table:table-cell>
          <table:table-cell office:value-type="float" office:value="0.786237" calcext:value-type="float">
            <text:p>0.786237</text:p>
          </table:table-cell>
          <table:table-cell office:value-type="float" office:value="0.852172" calcext:value-type="float">
            <text:p>0.852172</text:p>
          </table:table-cell>
          <table:table-cell office:value-type="float" office:value="0.79312" calcext:value-type="float">
            <text:p>0.79312</text:p>
          </table:table-cell>
          <table:table-cell office:value-type="float" office:value="0.912596" calcext:value-type="float">
            <text:p>0.912596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1.1573" calcext:value-type="float">
            <text:p>1.1573</text:p>
          </table:table-cell>
          <table:table-cell office:value-type="float" office:value="1.08634" calcext:value-type="float">
            <text:p>1.08634</text:p>
          </table:table-cell>
          <table:table-cell office:value-type="float" office:value="0.878552" calcext:value-type="float">
            <text:p>0.878552</text:p>
          </table:table-cell>
          <table:table-cell office:value-type="float" office:value="0.828808" calcext:value-type="float">
            <text:p>0.828808</text:p>
          </table:table-cell>
          <table:table-cell office:value-type="float" office:value="0.749337" calcext:value-type="float">
            <text:p>0.749337</text:p>
          </table:table-cell>
          <table:table-cell office:value-type="float" office:value="1.00196" calcext:value-type="float">
            <text:p>1.00196</text:p>
          </table:table-cell>
          <table:table-cell office:value-type="float" office:value="0.725983" calcext:value-type="float">
            <text:p>0.725983</text:p>
          </table:table-cell>
          <table:table-cell office:value-type="float" office:value="0.753956" calcext:value-type="float">
            <text:p>0.753956</text:p>
          </table:table-cell>
          <table:table-cell office:value-type="float" office:value="0.975625" calcext:value-type="float">
            <text:p>0.975625</text:p>
          </table:table-cell>
          <table:table-cell office:value-type="float" office:value="0.78772" calcext:value-type="float">
            <text:p>0.78772</text:p>
          </table:table-cell>
          <table:table-cell office:value-type="float" office:value="1.15191" calcext:value-type="float">
            <text:p>1.15191</text:p>
          </table:table-cell>
          <table:table-cell office:value-type="float" office:value="0.929068" calcext:value-type="float">
            <text:p>0.929068</text:p>
          </table:table-cell>
          <table:table-cell office:value-type="float" office:value="0.736823" calcext:value-type="float">
            <text:p>0.736823</text:p>
          </table:table-cell>
          <table:table-cell office:value-type="float" office:value="0.88829" calcext:value-type="float">
            <text:p>0.88829</text:p>
          </table:table-cell>
          <table:table-cell office:value-type="float" office:value="0.734019" calcext:value-type="float">
            <text:p>0.734019</text:p>
          </table:table-cell>
          <table:table-cell office:value-type="float" office:value="0.881027" calcext:value-type="float">
            <text:p>0.881027</text:p>
          </table:table-cell>
          <table:table-cell office:value-type="float" office:value="0.620534" calcext:value-type="float">
            <text:p>0.620534</text:p>
          </table:table-cell>
          <table:table-cell office:value-type="float" office:value="0.950649" calcext:value-type="float">
            <text:p>0.950649</text:p>
          </table:table-cell>
          <table:table-cell office:value-type="float" office:value="0.770207" calcext:value-type="float">
            <text:p>0.770207</text:p>
          </table:table-cell>
          <table:table-cell office:value-type="float" office:value="0.775196" calcext:value-type="float">
            <text:p>0.775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862662" calcext:value-type="float">
            <text:p>0.862662</text:p>
          </table:table-cell>
          <table:table-cell office:value-type="float" office:value="0.92007" calcext:value-type="float">
            <text:p>0.92007</text:p>
          </table:table-cell>
          <table:table-cell office:value-type="float" office:value="0.827115" calcext:value-type="float">
            <text:p>0.827115</text:p>
          </table:table-cell>
          <table:table-cell office:value-type="float" office:value="0.839017" calcext:value-type="float">
            <text:p>0.839017</text:p>
          </table:table-cell>
          <table:table-cell office:value-type="float" office:value="1.07398" calcext:value-type="float">
            <text:p>1.07398</text:p>
          </table:table-cell>
          <table:table-cell office:value-type="float" office:value="1.27053" calcext:value-type="float">
            <text:p>1.27053</text:p>
          </table:table-cell>
          <table:table-cell office:value-type="float" office:value="0.77172" calcext:value-type="float">
            <text:p>0.77172</text:p>
          </table:table-cell>
          <table:table-cell office:value-type="float" office:value="0.835921" calcext:value-type="float">
            <text:p>0.835921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1.20046" calcext:value-type="float">
            <text:p>1.20046</text:p>
          </table:table-cell>
          <table:table-cell office:value-type="float" office:value="0.957341" calcext:value-type="float">
            <text:p>0.957341</text:p>
          </table:table-cell>
          <table:table-cell office:value-type="float" office:value="0.820392" calcext:value-type="float">
            <text:p>0.820392</text:p>
          </table:table-cell>
          <table:table-cell office:value-type="float" office:value="0.816614" calcext:value-type="float">
            <text:p>0.816614</text:p>
          </table:table-cell>
          <table:table-cell office:value-type="float" office:value="0.722947" calcext:value-type="float">
            <text:p>0.722947</text:p>
          </table:table-cell>
          <table:table-cell office:value-type="float" office:value="0.720373" calcext:value-type="float">
            <text:p>0.720373</text:p>
          </table:table-cell>
          <table:table-cell office:value-type="float" office:value="0.855068" calcext:value-type="float">
            <text:p>0.855068</text:p>
          </table:table-cell>
          <table:table-cell office:value-type="float" office:value="1.01782" calcext:value-type="float">
            <text:p>1.01782</text:p>
          </table:table-cell>
          <table:table-cell office:value-type="float" office:value="1.19257" calcext:value-type="float">
            <text:p>1.19257</text:p>
          </table:table-cell>
          <table:table-cell office:value-type="float" office:value="1.08083" calcext:value-type="float">
            <text:p>1.08083</text:p>
          </table:table-cell>
          <table:table-cell office:value-type="float" office:value="0.610525" calcext:value-type="float">
            <text:p>0.610525</text:p>
          </table:table-cell>
          <table:table-cell office:value-type="float" office:value="1.23573" calcext:value-type="float">
            <text:p>1.23573</text:p>
          </table:table-cell>
          <table:table-cell office:value-type="float" office:value="1.00446" calcext:value-type="float">
            <text:p>1.00446</text:p>
          </table:table-cell>
          <table:table-cell office:value-type="float" office:value="1.12095" calcext:value-type="float">
            <text:p>1.12095</text:p>
          </table:table-cell>
          <table:table-cell office:value-type="float" office:value="1.41563" calcext:value-type="float">
            <text:p>1.41563</text:p>
          </table:table-cell>
          <table:table-cell office:value-type="float" office:value="1.54613" calcext:value-type="float">
            <text:p>1.54613</text:p>
          </table:table-cell>
          <table:table-cell office:value-type="float" office:value="0.939387" calcext:value-type="float">
            <text:p>0.939387</text:p>
          </table:table-cell>
          <table:table-cell office:value-type="float" office:value="0.89831" calcext:value-type="float">
            <text:p>0.89831</text:p>
          </table:table-cell>
          <table:table-cell office:value-type="float" office:value="1.56115" calcext:value-type="float">
            <text:p>1.56115</text:p>
          </table:table-cell>
          <table:table-cell office:value-type="float" office:value="0.990203" calcext:value-type="float">
            <text:p>0.990203</text:p>
          </table:table-cell>
          <table:table-cell office:value-type="float" office:value="0.916123" calcext:value-type="float">
            <text:p>0.916123</text:p>
          </table:table-cell>
          <table:table-cell office:value-type="float" office:value="0.968673" calcext:value-type="float">
            <text:p>0.968673</text:p>
          </table:table-cell>
          <table:table-cell office:value-type="float" office:value="1.6859" calcext:value-type="float">
            <text:p>1.6859</text:p>
          </table:table-cell>
          <table:table-cell office:value-type="float" office:value="0.869264" calcext:value-type="float">
            <text:p>0.869264</text:p>
          </table:table-cell>
          <table:table-cell office:value-type="float" office:value="1.07502" calcext:value-type="float">
            <text:p>1.07502</text:p>
          </table:table-cell>
          <table:table-cell office:value-type="float" office:value="1.28385" calcext:value-type="float">
            <text:p>1.28385</text:p>
          </table:table-cell>
          <table:table-cell office:value-type="float" office:value="0.964134" calcext:value-type="float">
            <text:p>0.964134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37613" calcext:value-type="float">
            <text:p>1.37613</text:p>
          </table:table-cell>
          <table:table-cell office:value-type="float" office:value="1.13707" calcext:value-type="float">
            <text:p>1.13707</text:p>
          </table:table-cell>
          <table:table-cell office:value-type="float" office:value="3.3352" calcext:value-type="float">
            <text:p>3.3352</text:p>
          </table:table-cell>
          <table:table-cell office:value-type="float" office:value="0.963662" calcext:value-type="float">
            <text:p>0.963662</text:p>
          </table:table-cell>
          <table:table-cell office:value-type="float" office:value="1.04634" calcext:value-type="float">
            <text:p>1.04634</text:p>
          </table:table-cell>
          <table:table-cell office:value-type="float" office:value="0.818849" calcext:value-type="float">
            <text:p>0.818849</text:p>
          </table:table-cell>
          <table:table-cell office:value-type="float" office:value="1.42164" calcext:value-type="float">
            <text:p>1.42164</text:p>
          </table:table-cell>
          <table:table-cell office:value-type="float" office:value="1.18383" calcext:value-type="float">
            <text:p>1.18383</text:p>
          </table:table-cell>
          <table:table-cell office:value-type="float" office:value="0.867121" calcext:value-type="float">
            <text:p>0.867121</text:p>
          </table:table-cell>
          <table:table-cell office:value-type="float" office:value="0.987438" calcext:value-type="float">
            <text:p>0.987438</text:p>
          </table:table-cell>
          <table:table-cell office:value-type="float" office:value="1.33935" calcext:value-type="float">
            <text:p>1.33935</text:p>
          </table:table-cell>
          <table:table-cell office:value-type="float" office:value="1.02652" calcext:value-type="float">
            <text:p>1.02652</text:p>
          </table:table-cell>
          <table:table-cell office:value-type="float" office:value="1.24314" calcext:value-type="float">
            <text:p>1.24314</text:p>
          </table:table-cell>
          <table:table-cell office:value-type="float" office:value="0.991666" calcext:value-type="float">
            <text:p>0.991666</text:p>
          </table:table-cell>
          <table:table-cell office:value-type="float" office:value="0.847182" calcext:value-type="float">
            <text:p>0.847182</text:p>
          </table:table-cell>
          <table:table-cell office:value-type="float" office:value="0.862742" calcext:value-type="float">
            <text:p>0.862742</text:p>
          </table:table-cell>
          <table:table-cell office:value-type="float" office:value="0.883341" calcext:value-type="float">
            <text:p>0.883341</text:p>
          </table:table-cell>
          <table:table-cell office:value-type="float" office:value="0.802278" calcext:value-type="float">
            <text:p>0.802278</text:p>
          </table:table-cell>
          <table:table-cell office:value-type="float" office:value="1.30364" calcext:value-type="float">
            <text:p>1.30364</text:p>
          </table:table-cell>
          <table:table-cell office:value-type="float" office:value="0.877761" calcext:value-type="float">
            <text:p>0.877761</text:p>
          </table:table-cell>
          <table:table-cell office:value-type="float" office:value="0.937203" calcext:value-type="float">
            <text:p>0.937203</text:p>
          </table:table-cell>
          <table:table-cell office:value-type="float" office:value="0.921363" calcext:value-type="float">
            <text:p>0.921363</text:p>
          </table:table-cell>
          <table:table-cell office:value-type="float" office:value="0.939046" calcext:value-type="float">
            <text:p>0.939046</text:p>
          </table:table-cell>
          <table:table-cell office:value-type="float" office:value="0.892097" calcext:value-type="float">
            <text:p>0.892097</text:p>
          </table:table-cell>
          <table:table-cell office:value-type="float" office:value="0.778693" calcext:value-type="float">
            <text:p>0.778693</text:p>
          </table:table-cell>
          <table:table-cell office:value-type="float" office:value="0.90943" calcext:value-type="float">
            <text:p>0.90943</text:p>
          </table:table-cell>
          <table:table-cell office:value-type="float" office:value="0.93585" calcext:value-type="float">
            <text:p>0.93585</text:p>
          </table:table-cell>
          <table:table-cell office:value-type="float" office:value="0.777891" calcext:value-type="float">
            <text:p>0.777891</text:p>
          </table:table-cell>
          <table:table-cell office:value-type="float" office:value="0.846652" calcext:value-type="float">
            <text:p>0.846652</text:p>
          </table:table-cell>
          <table:table-cell office:value-type="float" office:value="1.27792" calcext:value-type="float">
            <text:p>1.27792</text:p>
          </table:table-cell>
          <table:table-cell office:value-type="float" office:value="0.920512" calcext:value-type="float">
            <text:p>0.920512</text:p>
          </table:table-cell>
          <table:table-cell office:value-type="float" office:value="1.25469" calcext:value-type="float">
            <text:p>1.25469</text:p>
          </table:table-cell>
          <table:table-cell office:value-type="float" office:value="1.31161" calcext:value-type="float">
            <text:p>1.31161</text:p>
          </table:table-cell>
          <table:table-cell office:value-type="float" office:value="0.910613" calcext:value-type="float">
            <text:p>0.910613</text:p>
          </table:table-cell>
          <table:table-cell office:value-type="float" office:value="0.95672" calcext:value-type="float">
            <text:p>0.95672</text:p>
          </table:table-cell>
          <table:table-cell office:value-type="float" office:value="0.862341" calcext:value-type="float">
            <text:p>0.862341</text:p>
          </table:table-cell>
          <table:table-cell office:value-type="float" office:value="0.854777" calcext:value-type="float">
            <text:p>0.854777</text:p>
          </table:table-cell>
          <table:table-cell office:value-type="float" office:value="1.31499" calcext:value-type="float">
            <text:p>1.31499</text:p>
          </table:table-cell>
          <table:table-cell office:value-type="float" office:value="1.2302" calcext:value-type="float">
            <text:p>1.2302</text:p>
          </table:table-cell>
          <table:table-cell office:value-type="float" office:value="0.922626" calcext:value-type="float">
            <text:p>0.922626</text:p>
          </table:table-cell>
          <table:table-cell office:value-type="float" office:value="1.57827" calcext:value-type="float">
            <text:p>1.57827</text:p>
          </table:table-cell>
          <table:table-cell office:value-type="float" office:value="0.855969" calcext:value-type="float">
            <text:p>0.855969</text:p>
          </table:table-cell>
          <table:table-cell office:value-type="float" office:value="1.28687" calcext:value-type="float">
            <text:p>1.28687</text:p>
          </table:table-cell>
          <table:table-cell office:value-type="float" office:value="1.37213" calcext:value-type="float">
            <text:p>1.37213</text:p>
          </table:table-cell>
          <table:table-cell office:value-type="float" office:value="1.07445" calcext:value-type="float">
            <text:p>1.07445</text:p>
          </table:table-cell>
          <table:table-cell office:value-type="float" office:value="0.979352" calcext:value-type="float">
            <text:p>0.979352</text:p>
          </table:table-cell>
          <table:table-cell office:value-type="float" office:value="1.10815" calcext:value-type="float">
            <text:p>1.10815</text:p>
          </table:table-cell>
          <table:table-cell office:value-type="float" office:value="0.830261" calcext:value-type="float">
            <text:p>0.830261</text:p>
          </table:table-cell>
          <table:table-cell office:value-type="float" office:value="0.852603" calcext:value-type="float">
            <text:p>0.852603</text:p>
          </table:table-cell>
          <table:table-cell office:value-type="float" office:value="1.57377" calcext:value-type="float">
            <text:p>1.57377</text:p>
          </table:table-cell>
          <table:table-cell office:value-type="float" office:value="1.00607" calcext:value-type="float">
            <text:p>1.00607</text:p>
          </table:table-cell>
          <table:table-cell office:value-type="float" office:value="0.931703" calcext:value-type="float">
            <text:p>0.931703</text:p>
          </table:table-cell>
          <table:table-cell office:value-type="float" office:value="0.86178" calcext:value-type="float">
            <text:p>0.86178</text:p>
          </table:table-cell>
          <table:table-cell office:value-type="float" office:value="0.778192" calcext:value-type="float">
            <text:p>0.778192</text:p>
          </table:table-cell>
          <table:table-cell office:value-type="float" office:value="0.876988" calcext:value-type="float">
            <text:p>0.876988</text:p>
          </table:table-cell>
          <table:table-cell office:value-type="float" office:value="0.946911" calcext:value-type="float">
            <text:p>0.946911</text:p>
          </table:table-cell>
          <table:table-cell office:value-type="float" office:value="1.44976" calcext:value-type="float">
            <text:p>1.44976</text:p>
          </table:table-cell>
          <table:table-cell office:value-type="float" office:value="0.927594" calcext:value-type="float">
            <text:p>0.927594</text:p>
          </table:table-cell>
          <table:table-cell office:value-type="float" office:value="0.836913" calcext:value-type="float">
            <text:p>0.836913</text:p>
          </table:table-cell>
          <table:table-cell office:value-type="float" office:value="1.32244" calcext:value-type="float">
            <text:p>1.32244</text:p>
          </table:table-cell>
          <table:table-cell office:value-type="float" office:value="1.01782" calcext:value-type="float">
            <text:p>1.01782</text:p>
          </table:table-cell>
          <table:table-cell office:value-type="float" office:value="0.917546" calcext:value-type="float">
            <text:p>0.917546</text:p>
          </table:table-cell>
        </table:table-row>
        <table:table-row table:style-name="ro1">
          <table:table-cell office:value-type="string" calcext:value-type="string">
            <text:p>res-race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1571" calcext:value-type="float">
            <text:p>0.301571</text:p>
          </table:table-cell>
          <table:table-cell office:value-type="float" office:value="0.273106" calcext:value-type="float">
            <text:p>0.273106</text:p>
          </table:table-cell>
          <table:table-cell office:value-type="float" office:value="0.667051" calcext:value-type="float">
            <text:p>0.667051</text:p>
          </table:table-cell>
          <table:table-cell office:value-type="float" office:value="0.53878" calcext:value-type="float">
            <text:p>0.53878</text:p>
          </table:table-cell>
          <table:table-cell office:value-type="float" office:value="0.263018" calcext:value-type="float">
            <text:p>0.263018</text:p>
          </table:table-cell>
          <table:table-cell office:value-type="float" office:value="0.261745" calcext:value-type="float">
            <text:p>0.261745</text:p>
          </table:table-cell>
          <table:table-cell office:value-type="float" office:value="0.526186" calcext:value-type="float">
            <text:p>0.526186</text:p>
          </table:table-cell>
          <table:table-cell office:value-type="float" office:value="0.563286" calcext:value-type="float">
            <text:p>0.563286</text:p>
          </table:table-cell>
          <table:table-cell office:value-type="float" office:value="0.508061" calcext:value-type="float">
            <text:p>0.508061</text:p>
          </table:table-cell>
          <table:table-cell office:value-type="float" office:value="0.258809" calcext:value-type="float">
            <text:p>0.258809</text:p>
          </table:table-cell>
          <table:table-cell office:value-type="float" office:value="0.522999" calcext:value-type="float">
            <text:p>0.522999</text:p>
          </table:table-cell>
          <table:table-cell office:value-type="float" office:value="0.603983" calcext:value-type="float">
            <text:p>0.603983</text:p>
          </table:table-cell>
          <table:table-cell office:value-type="float" office:value="0.293606" calcext:value-type="float">
            <text:p>0.293606</text:p>
          </table:table-cell>
          <table:table-cell office:value-type="float" office:value="0.271043" calcext:value-type="float">
            <text:p>0.271043</text:p>
          </table:table-cell>
          <table:table-cell office:value-type="float" office:value="0.527528" calcext:value-type="float">
            <text:p>0.527528</text:p>
          </table:table-cell>
          <table:table-cell office:value-type="float" office:value="0.284548" calcext:value-type="float">
            <text:p>0.284548</text:p>
          </table:table-cell>
          <table:table-cell office:value-type="float" office:value="0.53943" calcext:value-type="float">
            <text:p>0.53943</text:p>
          </table:table-cell>
          <table:table-cell office:value-type="float" office:value="0.517499" calcext:value-type="float">
            <text:p>0.517499</text:p>
          </table:table-cell>
          <table:table-cell office:value-type="float" office:value="0.606397" calcext:value-type="float">
            <text:p>0.606397</text:p>
          </table:table-cell>
          <table:table-cell office:value-type="float" office:value="0.519673" calcext:value-type="float">
            <text:p>0.519673</text:p>
          </table:table-cell>
          <table:table-cell office:value-type="float" office:value="0.259852" calcext:value-type="float">
            <text:p>0.259852</text:p>
          </table:table-cell>
          <table:table-cell office:value-type="float" office:value="0.520204" calcext:value-type="float">
            <text:p>0.520204</text:p>
          </table:table-cell>
          <table:table-cell office:value-type="float" office:value="0.522318" calcext:value-type="float">
            <text:p>0.522318</text:p>
          </table:table-cell>
          <table:table-cell office:value-type="float" office:value="0.532217" calcext:value-type="float">
            <text:p>0.532217</text:p>
          </table:table-cell>
          <table:table-cell office:value-type="float" office:value="0.546594" calcext:value-type="float">
            <text:p>0.546594</text:p>
          </table:table-cell>
          <table:table-cell office:value-type="float" office:value="0.52298" calcext:value-type="float">
            <text:p>0.52298</text:p>
          </table:table-cell>
          <table:table-cell office:value-type="float" office:value="0.522228" calcext:value-type="float">
            <text:p>0.522228</text:p>
          </table:table-cell>
          <table:table-cell office:value-type="float" office:value="0.547786" calcext:value-type="float">
            <text:p>0.547786</text:p>
          </table:table-cell>
          <table:table-cell office:value-type="float" office:value="0.502861" calcext:value-type="float">
            <text:p>0.502861</text:p>
          </table:table-cell>
          <table:table-cell office:value-type="float" office:value="0.51817" calcext:value-type="float">
            <text:p>0.51817</text:p>
          </table:table-cell>
          <table:table-cell office:value-type="float" office:value="0.716305" calcext:value-type="float">
            <text:p>0.716305</text:p>
          </table:table-cell>
          <table:table-cell office:value-type="float" office:value="0.386461" calcext:value-type="float">
            <text:p>0.386461</text:p>
          </table:table-cell>
          <table:table-cell office:value-type="float" office:value="0.525404" calcext:value-type="float">
            <text:p>0.525404</text:p>
          </table:table-cell>
          <table:table-cell office:value-type="float" office:value="0.381111" calcext:value-type="float">
            <text:p>0.381111</text:p>
          </table:table-cell>
          <table:table-cell office:value-type="float" office:value="0.516837" calcext:value-type="float">
            <text:p>0.516837</text:p>
          </table:table-cell>
          <table:table-cell office:value-type="float" office:value="0.531576" calcext:value-type="float">
            <text:p>0.531576</text:p>
          </table:table-cell>
          <table:table-cell office:value-type="float" office:value="0.656992" calcext:value-type="float">
            <text:p>0.656992</text:p>
          </table:table-cell>
          <table:table-cell office:value-type="float" office:value="0.528981" calcext:value-type="float">
            <text:p>0.528981</text:p>
          </table:table-cell>
          <table:table-cell office:value-type="float" office:value="0.517669" calcext:value-type="float">
            <text:p>0.517669</text:p>
          </table:table-cell>
          <table:table-cell office:value-type="float" office:value="0.505546" calcext:value-type="float">
            <text:p>0.505546</text:p>
          </table:table-cell>
          <table:table-cell office:value-type="float" office:value="0.521817" calcext:value-type="float">
            <text:p>0.521817</text:p>
          </table:table-cell>
          <table:table-cell office:value-type="float" office:value="0.530323" calcext:value-type="float">
            <text:p>0.530323</text:p>
          </table:table-cell>
          <table:table-cell office:value-type="float" office:value="0.521928" calcext:value-type="float">
            <text:p>0.521928</text:p>
          </table:table-cell>
          <table:table-cell office:value-type="float" office:value="0.567243" calcext:value-type="float">
            <text:p>0.567243</text:p>
          </table:table-cell>
          <table:table-cell office:value-type="float" office:value="0.521567" calcext:value-type="float">
            <text:p>0.521567</text:p>
          </table:table-cell>
          <table:table-cell office:value-type="float" office:value="0.288726" calcext:value-type="float">
            <text:p>0.288726</text:p>
          </table:table-cell>
          <table:table-cell office:value-type="float" office:value="0.546754" calcext:value-type="float">
            <text:p>0.546754</text:p>
          </table:table-cell>
          <table:table-cell office:value-type="float" office:value="0.281472" calcext:value-type="float">
            <text:p>0.281472</text:p>
          </table:table-cell>
          <table:table-cell office:value-type="float" office:value="0.270051" calcext:value-type="float">
            <text:p>0.270051</text:p>
          </table:table-cell>
          <table:table-cell office:value-type="float" office:value="0.536645" calcext:value-type="float">
            <text:p>0.536645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0.530383" calcext:value-type="float">
            <text:p>0.530383</text:p>
          </table:table-cell>
          <table:table-cell office:value-type="float" office:value="0.526816" calcext:value-type="float">
            <text:p>0.526816</text:p>
          </table:table-cell>
          <table:table-cell office:value-type="float" office:value="0.313413" calcext:value-type="float">
            <text:p>0.313413</text:p>
          </table:table-cell>
          <table:table-cell office:value-type="float" office:value="0.533188" calcext:value-type="float">
            <text:p>0.533188</text:p>
          </table:table-cell>
          <table:table-cell office:value-type="float" office:value="0.520515" calcext:value-type="float">
            <text:p>0.520515</text:p>
          </table:table-cell>
          <table:table-cell office:value-type="float" office:value="0.548327" calcext:value-type="float">
            <text:p>0.548327</text:p>
          </table:table-cell>
          <table:table-cell office:value-type="float" office:value="0.518972" calcext:value-type="float">
            <text:p>0.518972</text:p>
          </table:table-cell>
          <table:table-cell office:value-type="float" office:value="0.537607" calcext:value-type="float">
            <text:p>0.537607</text:p>
          </table:table-cell>
          <table:table-cell office:value-type="float" office:value="0.517168" calcext:value-type="float">
            <text:p>0.517168</text:p>
          </table:table-cell>
          <table:table-cell office:value-type="float" office:value="0.533038" calcext:value-type="float">
            <text:p>0.533038</text:p>
          </table:table-cell>
          <table:table-cell office:value-type="float" office:value="0.518951" calcext:value-type="float">
            <text:p>0.518951</text:p>
          </table:table-cell>
          <table:table-cell office:value-type="float" office:value="0.527387" calcext:value-type="float">
            <text:p>0.527387</text:p>
          </table:table-cell>
          <table:table-cell office:value-type="float" office:value="0.520184" calcext:value-type="float">
            <text:p>0.520184</text:p>
          </table:table-cell>
          <table:table-cell office:value-type="float" office:value="0.546183" calcext:value-type="float">
            <text:p>0.546183</text:p>
          </table:table-cell>
          <table:table-cell office:value-type="float" office:value="0.441405" calcext:value-type="float">
            <text:p>0.441405</text:p>
          </table:table-cell>
          <table:table-cell office:value-type="float" office:value="0.521666" calcext:value-type="float">
            <text:p>0.521666</text:p>
          </table:table-cell>
          <table:table-cell office:value-type="float" office:value="0.258299" calcext:value-type="float">
            <text:p>0.258299</text:p>
          </table:table-cell>
          <table:table-cell office:value-type="float" office:value="0.524863" calcext:value-type="float">
            <text:p>0.524863</text:p>
          </table:table-cell>
          <table:table-cell office:value-type="float" office:value="0.341696" calcext:value-type="float">
            <text:p>0.341696</text:p>
          </table:table-cell>
          <table:table-cell office:value-type="float" office:value="0.52872" calcext:value-type="float">
            <text:p>0.52872</text:p>
          </table:table-cell>
          <table:table-cell office:value-type="float" office:value="0.257728" calcext:value-type="float">
            <text:p>0.257728</text:p>
          </table:table-cell>
          <table:table-cell office:value-type="float" office:value="0.650461" calcext:value-type="float">
            <text:p>0.650461</text:p>
          </table:table-cell>
          <table:table-cell office:value-type="float" office:value="0.520415" calcext:value-type="float">
            <text:p>0.520415</text:p>
          </table:table-cell>
          <table:table-cell office:value-type="float" office:value="0.511758" calcext:value-type="float">
            <text:p>0.511758</text:p>
          </table:table-cell>
          <table:table-cell office:value-type="float" office:value="0.52327" calcext:value-type="float">
            <text:p>0.52327</text:p>
          </table:table-cell>
          <table:table-cell office:value-type="float" office:value="0.518661" calcext:value-type="float">
            <text:p>0.518661</text:p>
          </table:table-cell>
          <table:table-cell office:value-type="float" office:value="0.524462" calcext:value-type="float">
            <text:p>0.524462</text:p>
          </table:table-cell>
          <table:table-cell office:value-type="float" office:value="0.418942" calcext:value-type="float">
            <text:p>0.418942</text:p>
          </table:table-cell>
          <table:table-cell office:value-type="float" office:value="0.518681" calcext:value-type="float">
            <text:p>0.518681</text:p>
          </table:table-cell>
          <table:table-cell office:value-type="float" office:value="0.515174" calcext:value-type="float">
            <text:p>0.515174</text:p>
          </table:table-cell>
          <table:table-cell office:value-type="float" office:value="0.518892" calcext:value-type="float">
            <text:p>0.518892</text:p>
          </table:table-cell>
          <table:table-cell office:value-type="float" office:value="0.522278" calcext:value-type="float">
            <text:p>0.522278</text:p>
          </table:table-cell>
          <table:table-cell office:value-type="float" office:value="0.262807" calcext:value-type="float">
            <text:p>0.262807</text:p>
          </table:table-cell>
          <table:table-cell office:value-type="float" office:value="0.516908" calcext:value-type="float">
            <text:p>0.516908</text:p>
          </table:table-cell>
          <table:table-cell office:value-type="float" office:value="0.518361" calcext:value-type="float">
            <text:p>0.518361</text:p>
          </table:table-cell>
          <table:table-cell office:value-type="float" office:value="0.258349" calcext:value-type="float">
            <text:p>0.258349</text:p>
          </table:table-cell>
          <table:table-cell office:value-type="float" office:value="0.519954" calcext:value-type="float">
            <text:p>0.519954</text:p>
          </table:table-cell>
          <table:table-cell office:value-type="float" office:value="0.519903" calcext:value-type="float">
            <text:p>0.519903</text:p>
          </table:table-cell>
          <table:table-cell office:value-type="float" office:value="0.265192" calcext:value-type="float">
            <text:p>0.265192</text:p>
          </table:table-cell>
          <table:table-cell office:value-type="float" office:value="0.732937" calcext:value-type="float">
            <text:p>0.732937</text:p>
          </table:table-cell>
          <table:table-cell office:value-type="float" office:value="0.260253" calcext:value-type="float">
            <text:p>0.260253</text:p>
          </table:table-cell>
          <table:table-cell office:value-type="float" office:value="0.280651" calcext:value-type="float">
            <text:p>0.280651</text:p>
          </table:table-cell>
          <table:table-cell office:value-type="float" office:value="0.274399" calcext:value-type="float">
            <text:p>0.274399</text:p>
          </table:table-cell>
          <table:table-cell office:value-type="float" office:value="0.540913" calcext:value-type="float">
            <text:p>0.540913</text:p>
          </table:table-cell>
          <table:table-cell office:value-type="float" office:value="0.528229" calcext:value-type="float">
            <text:p>0.528229</text:p>
          </table:table-cell>
          <table:table-cell office:value-type="float" office:value="0.528901" calcext:value-type="float">
            <text:p>0.528901</text:p>
          </table:table-cell>
          <table:table-cell office:value-type="float" office:value="0.521476" calcext:value-type="float">
            <text:p>0.521476</text:p>
          </table:table-cell>
          <table:table-cell office:value-type="float" office:value="0.529281" calcext:value-type="float">
            <text:p>0.529281</text:p>
          </table:table-cell>
          <table:table-cell office:value-type="float" office:value="0.516336" calcext:value-type="float">
            <text:p>0.516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6502" calcext:value-type="float">
            <text:p>0.566502</text:p>
          </table:table-cell>
          <table:table-cell office:value-type="float" office:value="0.564427" calcext:value-type="float">
            <text:p>0.564427</text:p>
          </table:table-cell>
          <table:table-cell office:value-type="float" office:value="0.562454" calcext:value-type="float">
            <text:p>0.562454</text:p>
          </table:table-cell>
          <table:table-cell office:value-type="float" office:value="0.558116" calcext:value-type="float">
            <text:p>0.558116</text:p>
          </table:table-cell>
          <table:table-cell office:value-type="float" office:value="0.564819" calcext:value-type="float">
            <text:p>0.564819</text:p>
          </table:table-cell>
          <table:table-cell office:value-type="float" office:value="0.608682" calcext:value-type="float">
            <text:p>0.608682</text:p>
          </table:table-cell>
          <table:table-cell office:value-type="float" office:value="0.435564" calcext:value-type="float">
            <text:p>0.435564</text:p>
          </table:table-cell>
          <table:table-cell office:value-type="float" office:value="0.514784" calcext:value-type="float">
            <text:p>0.514784</text:p>
          </table:table-cell>
          <table:table-cell office:value-type="float" office:value="0.345464" calcext:value-type="float">
            <text:p>0.345464</text:p>
          </table:table-cell>
          <table:table-cell office:value-type="float" office:value="0.56035" calcext:value-type="float">
            <text:p>0.56035</text:p>
          </table:table-cell>
          <table:table-cell office:value-type="float" office:value="0.652213" calcext:value-type="float">
            <text:p>0.652213</text:p>
          </table:table-cell>
          <table:table-cell office:value-type="float" office:value="0.564729" calcext:value-type="float">
            <text:p>0.564729</text:p>
          </table:table-cell>
          <table:table-cell office:value-type="float" office:value="0.456774" calcext:value-type="float">
            <text:p>0.456774</text:p>
          </table:table-cell>
          <table:table-cell office:value-type="float" office:value="0.511327" calcext:value-type="float">
            <text:p>0.511327</text:p>
          </table:table-cell>
          <table:table-cell office:value-type="float" office:value="0.495307" calcext:value-type="float">
            <text:p>0.495307</text:p>
          </table:table-cell>
          <table:table-cell office:value-type="float" office:value="0.468617" calcext:value-type="float">
            <text:p>0.468617</text:p>
          </table:table-cell>
          <table:table-cell office:value-type="float" office:value="0.812708" calcext:value-type="float">
            <text:p>0.812708</text:p>
          </table:table-cell>
          <table:table-cell office:value-type="float" office:value="0.347898" calcext:value-type="float">
            <text:p>0.347898</text:p>
          </table:table-cell>
          <table:table-cell office:value-type="float" office:value="0.351275" calcext:value-type="float">
            <text:p>0.351275</text:p>
          </table:table-cell>
          <table:table-cell office:value-type="float" office:value="0.914459" calcext:value-type="float">
            <text:p>0.914459</text:p>
          </table:table-cell>
          <table:table-cell office:value-type="float" office:value="0.465971" calcext:value-type="float">
            <text:p>0.465971</text:p>
          </table:table-cell>
          <table:table-cell office:value-type="float" office:value="0.875246" calcext:value-type="float">
            <text:p>0.875246</text:p>
          </table:table-cell>
          <table:table-cell office:value-type="float" office:value="0.457376" calcext:value-type="float">
            <text:p>0.457376</text:p>
          </table:table-cell>
          <table:table-cell office:value-type="float" office:value="0.929749" calcext:value-type="float">
            <text:p>0.929749</text:p>
          </table:table-cell>
          <table:table-cell office:value-type="float" office:value="0.89363" calcext:value-type="float">
            <text:p>0.89363</text:p>
          </table:table-cell>
          <table:table-cell office:value-type="float" office:value="0.367826" calcext:value-type="float">
            <text:p>0.367826</text:p>
          </table:table-cell>
          <table:table-cell office:value-type="float" office:value="0.451333" calcext:value-type="float">
            <text:p>0.451333</text:p>
          </table:table-cell>
          <table:table-cell office:value-type="float" office:value="0.357075" calcext:value-type="float">
            <text:p>0.357075</text:p>
          </table:table-cell>
          <table:table-cell office:value-type="float" office:value="0.80899" calcext:value-type="float">
            <text:p>0.80899</text:p>
          </table:table-cell>
          <table:table-cell office:value-type="float" office:value="0.399997" calcext:value-type="float">
            <text:p>0.399997</text:p>
          </table:table-cell>
          <table:table-cell office:value-type="float" office:value="0.305919" calcext:value-type="float">
            <text:p>0.305919</text:p>
          </table:table-cell>
          <table:table-cell office:value-type="float" office:value="0.519623" calcext:value-type="float">
            <text:p>0.519623</text:p>
          </table:table-cell>
          <table:table-cell office:value-type="float" office:value="0.342809" calcext:value-type="float">
            <text:p>0.342809</text:p>
          </table:table-cell>
          <table:table-cell office:value-type="float" office:value="0.565961" calcext:value-type="float">
            <text:p>0.565961</text:p>
          </table:table-cell>
          <table:table-cell office:value-type="float" office:value="0.362856" calcext:value-type="float">
            <text:p>0.362856</text:p>
          </table:table-cell>
          <table:table-cell office:value-type="float" office:value="0.437798" calcext:value-type="float">
            <text:p>0.437798</text:p>
          </table:table-cell>
          <table:table-cell office:value-type="float" office:value="0.411028" calcext:value-type="float">
            <text:p>0.411028</text:p>
          </table:table-cell>
          <table:table-cell office:value-type="float" office:value="0.588083" calcext:value-type="float">
            <text:p>0.588083</text:p>
          </table:table-cell>
          <table:table-cell office:value-type="float" office:value="0.468346" calcext:value-type="float">
            <text:p>0.468346</text:p>
          </table:table-cell>
          <table:table-cell office:value-type="float" office:value="0.504214" calcext:value-type="float">
            <text:p>0.504214</text:p>
          </table:table-cell>
          <table:table-cell office:value-type="float" office:value="0.561853" calcext:value-type="float">
            <text:p>0.561853</text:p>
          </table:table-cell>
          <table:table-cell office:value-type="float" office:value="0.95185" calcext:value-type="float">
            <text:p>0.95185</text:p>
          </table:table-cell>
          <table:table-cell office:value-type="float" office:value="0.571952" calcext:value-type="float">
            <text:p>0.571952</text:p>
          </table:table-cell>
          <table:table-cell office:value-type="float" office:value="0.568265" calcext:value-type="float">
            <text:p>0.568265</text:p>
          </table:table-cell>
          <table:table-cell office:value-type="float" office:value="0.516838" calcext:value-type="float">
            <text:p>0.516838</text:p>
          </table:table-cell>
          <table:table-cell office:value-type="float" office:value="0.559979" calcext:value-type="float">
            <text:p>0.559979</text:p>
          </table:table-cell>
          <table:table-cell office:value-type="float" office:value="0.921343" calcext:value-type="float">
            <text:p>0.921343</text:p>
          </table:table-cell>
          <table:table-cell office:value-type="float" office:value="0.564498" calcext:value-type="float">
            <text:p>0.564498</text:p>
          </table:table-cell>
          <table:table-cell office:value-type="float" office:value="0.558847" calcext:value-type="float">
            <text:p>0.558847</text:p>
          </table:table-cell>
          <table:table-cell office:value-type="float" office:value="0.523871" calcext:value-type="float">
            <text:p>0.523871</text:p>
          </table:table-cell>
          <table:table-cell office:value-type="float" office:value="0.626204" calcext:value-type="float">
            <text:p>0.626204</text:p>
          </table:table-cell>
          <table:table-cell office:value-type="float" office:value="0.565269" calcext:value-type="float">
            <text:p>0.565269</text:p>
          </table:table-cell>
          <table:table-cell office:value-type="float" office:value="0.544771" calcext:value-type="float">
            <text:p>0.544771</text:p>
          </table:table-cell>
          <table:table-cell office:value-type="float" office:value="0.594705" calcext:value-type="float">
            <text:p>0.594705</text:p>
          </table:table-cell>
          <table:table-cell office:value-type="float" office:value="0.560931" calcext:value-type="float">
            <text:p>0.560931</text:p>
          </table:table-cell>
          <table:table-cell office:value-type="float" office:value="0.353259" calcext:value-type="float">
            <text:p>0.353259</text:p>
          </table:table-cell>
          <table:table-cell office:value-type="float" office:value="0.562264" calcext:value-type="float">
            <text:p>0.562264</text:p>
          </table:table-cell>
          <table:table-cell office:value-type="float" office:value="0.559638" calcext:value-type="float">
            <text:p>0.559638</text:p>
          </table:table-cell>
          <table:table-cell office:value-type="float" office:value="0.601638" calcext:value-type="float">
            <text:p>0.601638</text:p>
          </table:table-cell>
          <table:table-cell office:value-type="float" office:value="0.602099" calcext:value-type="float">
            <text:p>0.602099</text:p>
          </table:table-cell>
          <table:table-cell office:value-type="float" office:value="0.593893" calcext:value-type="float">
            <text:p>0.593893</text:p>
          </table:table-cell>
          <table:table-cell office:value-type="float" office:value="0.705625" calcext:value-type="float">
            <text:p>0.705625</text:p>
          </table:table-cell>
          <table:table-cell office:value-type="float" office:value="0.667573" calcext:value-type="float">
            <text:p>0.667573</text:p>
          </table:table-cell>
          <table:table-cell office:value-type="float" office:value="0.338841" calcext:value-type="float">
            <text:p>0.338841</text:p>
          </table:table-cell>
          <table:table-cell office:value-type="float" office:value="0.591189" calcext:value-type="float">
            <text:p>0.591189</text:p>
          </table:table-cell>
          <table:table-cell office:value-type="float" office:value="0.910392" calcext:value-type="float">
            <text:p>0.910392</text:p>
          </table:table-cell>
          <table:table-cell office:value-type="float" office:value="0.513451" calcext:value-type="float">
            <text:p>0.513451</text:p>
          </table:table-cell>
          <table:table-cell office:value-type="float" office:value="0.334182" calcext:value-type="float">
            <text:p>0.334182</text:p>
          </table:table-cell>
          <table:table-cell office:value-type="float" office:value="0.41192" calcext:value-type="float">
            <text:p>0.41192</text:p>
          </table:table-cell>
          <table:table-cell office:value-type="float" office:value="0.581119" calcext:value-type="float">
            <text:p>0.581119</text:p>
          </table:table-cell>
          <table:table-cell office:value-type="float" office:value="0.563927" calcext:value-type="float">
            <text:p>0.563927</text:p>
          </table:table-cell>
          <table:table-cell office:value-type="float" office:value="0.561633" calcext:value-type="float">
            <text:p>0.561633</text:p>
          </table:table-cell>
          <table:table-cell office:value-type="float" office:value="0.350283" calcext:value-type="float">
            <text:p>0.350283</text:p>
          </table:table-cell>
          <table:table-cell office:value-type="float" office:value="0.559689" calcext:value-type="float">
            <text:p>0.559689</text:p>
          </table:table-cell>
          <table:table-cell office:value-type="float" office:value="0.568826" calcext:value-type="float">
            <text:p>0.568826</text:p>
          </table:table-cell>
          <table:table-cell office:value-type="float" office:value="0.390709" calcext:value-type="float">
            <text:p>0.390709</text:p>
          </table:table-cell>
          <table:table-cell office:value-type="float" office:value="0.877911" calcext:value-type="float">
            <text:p>0.877911</text:p>
          </table:table-cell>
          <table:table-cell office:value-type="float" office:value="0.564738" calcext:value-type="float">
            <text:p>0.564738</text:p>
          </table:table-cell>
          <table:table-cell office:value-type="float" office:value="0.466813" calcext:value-type="float">
            <text:p>0.466813</text:p>
          </table:table-cell>
          <table:table-cell office:value-type="float" office:value="0.470139" calcext:value-type="float">
            <text:p>0.470139</text:p>
          </table:table-cell>
          <table:table-cell office:value-type="float" office:value="0.573194" calcext:value-type="float">
            <text:p>0.573194</text:p>
          </table:table-cell>
          <table:table-cell office:value-type="float" office:value="0.593723" calcext:value-type="float">
            <text:p>0.593723</text:p>
          </table:table-cell>
          <table:table-cell office:value-type="float" office:value="0.594545" calcext:value-type="float">
            <text:p>0.594545</text:p>
          </table:table-cell>
          <table:table-cell office:value-type="float" office:value="0.584736" calcext:value-type="float">
            <text:p>0.584736</text:p>
          </table:table-cell>
          <table:table-cell office:value-type="float" office:value="0.744819" calcext:value-type="float">
            <text:p>0.744819</text:p>
          </table:table-cell>
          <table:table-cell office:value-type="float" office:value="0.57107" calcext:value-type="float">
            <text:p>0.57107</text:p>
          </table:table-cell>
          <table:table-cell office:value-type="float" office:value="0.643477" calcext:value-type="float">
            <text:p>0.643477</text:p>
          </table:table-cell>
          <table:table-cell office:value-type="float" office:value="0.568545" calcext:value-type="float">
            <text:p>0.568545</text:p>
          </table:table-cell>
          <table:table-cell office:value-type="float" office:value="0.358668" calcext:value-type="float">
            <text:p>0.358668</text:p>
          </table:table-cell>
          <table:table-cell office:value-type="float" office:value="0.63926" calcext:value-type="float">
            <text:p>0.63926</text:p>
          </table:table-cell>
          <table:table-cell office:value-type="float" office:value="0.376292" calcext:value-type="float">
            <text:p>0.376292</text:p>
          </table:table-cell>
          <table:table-cell office:value-type="float" office:value="0.901656" calcext:value-type="float">
            <text:p>0.901656</text:p>
          </table:table-cell>
          <table:table-cell office:value-type="float" office:value="0.596779" calcext:value-type="float">
            <text:p>0.596779</text:p>
          </table:table-cell>
          <table:table-cell office:value-type="float" office:value="0.437347" calcext:value-type="float">
            <text:p>0.437347</text:p>
          </table:table-cell>
          <table:table-cell office:value-type="float" office:value="0.562815" calcext:value-type="float">
            <text:p>0.562815</text:p>
          </table:table-cell>
          <table:table-cell office:value-type="float" office:value="0.392833" calcext:value-type="float">
            <text:p>0.392833</text:p>
          </table:table-cell>
          <table:table-cell office:value-type="float" office:value="0.590086" calcext:value-type="float">
            <text:p>0.590086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0.566271" calcext:value-type="float">
            <text:p>0.566271</text:p>
          </table:table-cell>
          <table:table-cell office:value-type="float" office:value="0.363127" calcext:value-type="float">
            <text:p>0.363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3907" calcext:value-type="float">
            <text:p>0.653907</text:p>
          </table:table-cell>
          <table:table-cell office:value-type="float" office:value="0.471021" calcext:value-type="float">
            <text:p>0.471021</text:p>
          </table:table-cell>
          <table:table-cell office:value-type="float" office:value="0.537386" calcext:value-type="float">
            <text:p>0.537386</text:p>
          </table:table-cell>
          <table:table-cell office:value-type="float" office:value="0.34872" calcext:value-type="float">
            <text:p>0.34872</text:p>
          </table:table-cell>
          <table:table-cell office:value-type="float" office:value="0.524512" calcext:value-type="float">
            <text:p>0.524512</text:p>
          </table:table-cell>
          <table:table-cell office:value-type="float" office:value="0.516567" calcext:value-type="float">
            <text:p>0.516567</text:p>
          </table:table-cell>
          <table:table-cell office:value-type="float" office:value="0.428741" calcext:value-type="float">
            <text:p>0.428741</text:p>
          </table:table-cell>
          <table:table-cell office:value-type="float" office:value="0.799803" calcext:value-type="float">
            <text:p>0.799803</text:p>
          </table:table-cell>
          <table:table-cell office:value-type="float" office:value="0.434823" calcext:value-type="float">
            <text:p>0.434823</text:p>
          </table:table-cell>
          <table:table-cell office:value-type="float" office:value="0.529972" calcext:value-type="float">
            <text:p>0.529972</text:p>
          </table:table-cell>
          <table:table-cell office:value-type="float" office:value="0.448448" calcext:value-type="float">
            <text:p>0.448448</text:p>
          </table:table-cell>
          <table:table-cell office:value-type="float" office:value="0.455722" calcext:value-type="float">
            <text:p>0.455722</text:p>
          </table:table-cell>
          <table:table-cell office:value-type="float" office:value="0.541955" calcext:value-type="float">
            <text:p>0.541955</text:p>
          </table:table-cell>
          <table:table-cell office:value-type="float" office:value="0.535643" calcext:value-type="float">
            <text:p>0.535643</text:p>
          </table:table-cell>
          <table:table-cell office:value-type="float" office:value="0.432248" calcext:value-type="float">
            <text:p>0.432248</text:p>
          </table:table-cell>
          <table:table-cell office:value-type="float" office:value="0.441145" calcext:value-type="float">
            <text:p>0.441145</text:p>
          </table:table-cell>
          <table:table-cell office:value-type="float" office:value="0.423772" calcext:value-type="float">
            <text:p>0.423772</text:p>
          </table:table-cell>
          <table:table-cell office:value-type="float" office:value="0.524152" calcext:value-type="float">
            <text:p>0.524152</text:p>
          </table:table-cell>
          <table:table-cell office:value-type="float" office:value="0.445212" calcext:value-type="float">
            <text:p>0.445212</text:p>
          </table:table-cell>
          <table:table-cell office:value-type="float" office:value="0.448068" calcext:value-type="float">
            <text:p>0.448068</text:p>
          </table:table-cell>
          <table:table-cell office:value-type="float" office:value="0.387432" calcext:value-type="float">
            <text:p>0.387432</text:p>
          </table:table-cell>
          <table:table-cell office:value-type="float" office:value="0.492662" calcext:value-type="float">
            <text:p>0.492662</text:p>
          </table:table-cell>
          <table:table-cell office:value-type="float" office:value="0.711205" calcext:value-type="float">
            <text:p>0.711205</text:p>
          </table:table-cell>
          <table:table-cell office:value-type="float" office:value="0.696157" calcext:value-type="float">
            <text:p>0.696157</text:p>
          </table:table-cell>
          <table:table-cell office:value-type="float" office:value="0.437126" calcext:value-type="float">
            <text:p>0.437126</text:p>
          </table:table-cell>
          <table:table-cell office:value-type="float" office:value="0.549039" calcext:value-type="float">
            <text:p>0.549039</text:p>
          </table:table-cell>
          <table:table-cell office:value-type="float" office:value="0.682542" calcext:value-type="float">
            <text:p>0.682542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50198" calcext:value-type="float">
            <text:p>0.50198</text:p>
          </table:table-cell>
          <table:table-cell office:value-type="float" office:value="0.456344" calcext:value-type="float">
            <text:p>0.456344</text:p>
          </table:table-cell>
          <table:table-cell office:value-type="float" office:value="0.425174" calcext:value-type="float">
            <text:p>0.425174</text:p>
          </table:table-cell>
          <table:table-cell office:value-type="float" office:value="0.471061" calcext:value-type="float">
            <text:p>0.471061</text:p>
          </table:table-cell>
          <table:table-cell office:value-type="float" office:value="0.641764" calcext:value-type="float">
            <text:p>0.641764</text:p>
          </table:table-cell>
          <table:table-cell office:value-type="float" office:value="0.364459" calcext:value-type="float">
            <text:p>0.364459</text:p>
          </table:table-cell>
          <table:table-cell office:value-type="float" office:value="0.476491" calcext:value-type="float">
            <text:p>0.476491</text:p>
          </table:table-cell>
          <table:table-cell office:value-type="float" office:value="0.442016" calcext:value-type="float">
            <text:p>0.442016</text:p>
          </table:table-cell>
          <table:table-cell office:value-type="float" office:value="0.455391" calcext:value-type="float">
            <text:p>0.455391</text:p>
          </table:table-cell>
          <table:table-cell office:value-type="float" office:value="0.845068" calcext:value-type="float">
            <text:p>0.845068</text:p>
          </table:table-cell>
          <table:table-cell office:value-type="float" office:value="0.508342" calcext:value-type="float">
            <text:p>0.508342</text:p>
          </table:table-cell>
          <table:table-cell office:value-type="float" office:value="0.442036" calcext:value-type="float">
            <text:p>0.442036</text:p>
          </table:table-cell>
          <table:table-cell office:value-type="float" office:value="0.440834" calcext:value-type="float">
            <text:p>0.440834</text:p>
          </table:table-cell>
          <table:table-cell office:value-type="float" office:value="0.462685" calcext:value-type="float">
            <text:p>0.462685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813098" calcext:value-type="float">
            <text:p>0.813098</text:p>
          </table:table-cell>
          <table:table-cell office:value-type="float" office:value="0.499835" calcext:value-type="float">
            <text:p>0.499835</text:p>
          </table:table-cell>
          <table:table-cell office:value-type="float" office:value="0.538058" calcext:value-type="float">
            <text:p>0.538058</text:p>
          </table:table-cell>
          <table:table-cell office:value-type="float" office:value="0.490478" calcext:value-type="float">
            <text:p>0.490478</text:p>
          </table:table-cell>
          <table:table-cell office:value-type="float" office:value="0.424914" calcext:value-type="float">
            <text:p>0.424914</text:p>
          </table:table-cell>
          <table:table-cell office:value-type="float" office:value="0.510636" calcext:value-type="float">
            <text:p>0.510636</text:p>
          </table:table-cell>
          <table:table-cell office:value-type="float" office:value="0.657113" calcext:value-type="float">
            <text:p>0.657113</text:p>
          </table:table-cell>
          <table:table-cell office:value-type="float" office:value="0.487312" calcext:value-type="float">
            <text:p>0.487312</text:p>
          </table:table-cell>
          <table:table-cell office:value-type="float" office:value="0.625363" calcext:value-type="float">
            <text:p>0.625363</text:p>
          </table:table-cell>
          <table:table-cell office:value-type="float" office:value="0.471892" calcext:value-type="float">
            <text:p>0.471892</text:p>
          </table:table-cell>
          <table:table-cell office:value-type="float" office:value="0.62376" calcext:value-type="float">
            <text:p>0.62376</text:p>
          </table:table-cell>
          <table:table-cell office:value-type="float" office:value="0.462755" calcext:value-type="float">
            <text:p>0.462755</text:p>
          </table:table-cell>
          <table:table-cell office:value-type="float" office:value="0.533119" calcext:value-type="float">
            <text:p>0.533119</text:p>
          </table:table-cell>
          <table:table-cell office:value-type="float" office:value="0.562644" calcext:value-type="float">
            <text:p>0.562644</text:p>
          </table:table-cell>
          <table:table-cell office:value-type="float" office:value="0.566481" calcext:value-type="float">
            <text:p>0.566481</text:p>
          </table:table-cell>
          <table:table-cell office:value-type="float" office:value="0.446204" calcext:value-type="float">
            <text:p>0.446204</text:p>
          </table:table-cell>
          <table:table-cell office:value-type="float" office:value="0.437437" calcext:value-type="float">
            <text:p>0.437437</text:p>
          </table:table-cell>
          <table:table-cell office:value-type="float" office:value="0.909591" calcext:value-type="float">
            <text:p>0.909591</text:p>
          </table:table-cell>
          <table:table-cell office:value-type="float" office:value="0.826173" calcext:value-type="float">
            <text:p>0.826173</text:p>
          </table:table-cell>
          <table:table-cell office:value-type="float" office:value="1.04774" calcext:value-type="float">
            <text:p>1.04774</text:p>
          </table:table-cell>
          <table:table-cell office:value-type="float" office:value="0.445162" calcext:value-type="float">
            <text:p>0.445162</text:p>
          </table:table-cell>
          <table:table-cell office:value-type="float" office:value="0.462204" calcext:value-type="float">
            <text:p>0.462204</text:p>
          </table:table-cell>
          <table:table-cell office:value-type="float" office:value="0.541915" calcext:value-type="float">
            <text:p>0.541915</text:p>
          </table:table-cell>
          <table:table-cell office:value-type="float" office:value="0.492581" calcext:value-type="float">
            <text:p>0.492581</text:p>
          </table:table-cell>
          <table:table-cell office:value-type="float" office:value="0.518471" calcext:value-type="float">
            <text:p>0.518471</text:p>
          </table:table-cell>
          <table:table-cell office:value-type="float" office:value="0.580969" calcext:value-type="float">
            <text:p>0.580969</text:p>
          </table:table-cell>
          <table:table-cell office:value-type="float" office:value="0.49166" calcext:value-type="float">
            <text:p>0.49166</text:p>
          </table:table-cell>
          <table:table-cell office:value-type="float" office:value="0.458097" calcext:value-type="float">
            <text:p>0.458097</text:p>
          </table:table-cell>
          <table:table-cell office:value-type="float" office:value="0.474347" calcext:value-type="float">
            <text:p>0.474347</text:p>
          </table:table-cell>
          <table:table-cell office:value-type="float" office:value="0.441946" calcext:value-type="float">
            <text:p>0.441946</text:p>
          </table:table-cell>
          <table:table-cell office:value-type="float" office:value="0.658095" calcext:value-type="float">
            <text:p>0.658095</text:p>
          </table:table-cell>
          <table:table-cell office:value-type="float" office:value="0.616826" calcext:value-type="float">
            <text:p>0.616826</text:p>
          </table:table-cell>
          <table:table-cell office:value-type="float" office:value="0.431756" calcext:value-type="float">
            <text:p>0.431756</text:p>
          </table:table-cell>
          <table:table-cell office:value-type="float" office:value="0.508392" calcext:value-type="float">
            <text:p>0.508392</text:p>
          </table:table-cell>
          <table:table-cell office:value-type="float" office:value="0.437858" calcext:value-type="float">
            <text:p>0.437858</text:p>
          </table:table-cell>
          <table:table-cell office:value-type="float" office:value="0.424443" calcext:value-type="float">
            <text:p>0.424443</text:p>
          </table:table-cell>
          <table:table-cell office:value-type="float" office:value="0.530042" calcext:value-type="float">
            <text:p>0.530042</text:p>
          </table:table-cell>
          <table:table-cell office:value-type="float" office:value="0.563546" calcext:value-type="float">
            <text:p>0.563546</text:p>
          </table:table-cell>
          <table:table-cell office:value-type="float" office:value="0.624491" calcext:value-type="float">
            <text:p>0.624491</text:p>
          </table:table-cell>
          <table:table-cell office:value-type="float" office:value="0.490608" calcext:value-type="float">
            <text:p>0.490608</text:p>
          </table:table-cell>
          <table:table-cell office:value-type="float" office:value="0.467595" calcext:value-type="float">
            <text:p>0.467595</text:p>
          </table:table-cell>
          <table:table-cell office:value-type="float" office:value="0.493864" calcext:value-type="float">
            <text:p>0.493864</text:p>
          </table:table-cell>
          <table:table-cell office:value-type="float" office:value="0.455111" calcext:value-type="float">
            <text:p>0.455111</text:p>
          </table:table-cell>
          <table:table-cell office:value-type="float" office:value="0.47586" calcext:value-type="float">
            <text:p>0.47586</text:p>
          </table:table-cell>
          <table:table-cell office:value-type="float" office:value="0.436997" calcext:value-type="float">
            <text:p>0.436997</text:p>
          </table:table-cell>
          <table:table-cell office:value-type="float" office:value="0.435734" calcext:value-type="float">
            <text:p>0.435734</text:p>
          </table:table-cell>
          <table:table-cell office:value-type="float" office:value="0.451173" calcext:value-type="float">
            <text:p>0.451173</text:p>
          </table:table-cell>
          <table:table-cell office:value-type="float" office:value="0.508352" calcext:value-type="float">
            <text:p>0.508352</text:p>
          </table:table-cell>
          <table:table-cell office:value-type="float" office:value="0.443599" calcext:value-type="float">
            <text:p>0.443599</text:p>
          </table:table-cell>
          <table:table-cell office:value-type="float" office:value="0.426677" calcext:value-type="float">
            <text:p>0.42667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457094" calcext:value-type="float">
            <text:p>0.457094</text:p>
          </table:table-cell>
          <table:table-cell office:value-type="float" office:value="0.44384" calcext:value-type="float">
            <text:p>0.44384</text:p>
          </table:table-cell>
          <table:table-cell office:value-type="float" office:value="0.522728" calcext:value-type="float">
            <text:p>0.522728</text:p>
          </table:table-cell>
          <table:table-cell office:value-type="float" office:value="0.469498" calcext:value-type="float">
            <text:p>0.469498</text:p>
          </table:table-cell>
          <table:table-cell office:value-type="float" office:value="0.442978" calcext:value-type="float">
            <text:p>0.442978</text:p>
          </table:table-cell>
          <table:table-cell office:value-type="float" office:value="0.483004" calcext:value-type="float">
            <text:p>0.483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4496" calcext:value-type="float">
            <text:p>0.584496</text:p>
          </table:table-cell>
          <table:table-cell office:value-type="float" office:value="0.64488" calcext:value-type="float">
            <text:p>0.64488</text:p>
          </table:table-cell>
          <table:table-cell office:value-type="float" office:value="0.714552" calcext:value-type="float">
            <text:p>0.714552</text:p>
          </table:table-cell>
          <table:table-cell office:value-type="float" office:value="0.713109" calcext:value-type="float">
            <text:p>0.713109</text:p>
          </table:table-cell>
          <table:table-cell office:value-type="float" office:value="0.830882" calcext:value-type="float">
            <text:p>0.830882</text:p>
          </table:table-cell>
          <table:table-cell office:value-type="float" office:value="0.678593" calcext:value-type="float">
            <text:p>0.678593</text:p>
          </table:table-cell>
          <table:table-cell office:value-type="float" office:value="0.382103" calcext:value-type="float">
            <text:p>0.382103</text:p>
          </table:table-cell>
          <table:table-cell office:value-type="float" office:value="1.09547" calcext:value-type="float">
            <text:p>1.09547</text:p>
          </table:table-cell>
          <table:table-cell office:value-type="float" office:value="1.0125" calcext:value-type="float">
            <text:p>1.0125</text:p>
          </table:table-cell>
          <table:table-cell office:value-type="float" office:value="0.505877" calcext:value-type="float">
            <text:p>0.505877</text:p>
          </table:table-cell>
          <table:table-cell office:value-type="float" office:value="0.444631" calcext:value-type="float">
            <text:p>0.444631</text:p>
          </table:table-cell>
          <table:table-cell office:value-type="float" office:value="0.789063" calcext:value-type="float">
            <text:p>0.789063</text:p>
          </table:table-cell>
          <table:table-cell office:value-type="float" office:value="0.643487" calcext:value-type="float">
            <text:p>0.643487</text:p>
          </table:table-cell>
          <table:table-cell office:value-type="float" office:value="0.780937" calcext:value-type="float">
            <text:p>0.780937</text:p>
          </table:table-cell>
          <table:table-cell office:value-type="float" office:value="0.581921" calcext:value-type="float">
            <text:p>0.581921</text:p>
          </table:table-cell>
          <table:table-cell office:value-type="float" office:value="0.817837" calcext:value-type="float">
            <text:p>0.817837</text:p>
          </table:table-cell>
          <table:table-cell office:value-type="float" office:value="0.446114" calcext:value-type="float">
            <text:p>0.446114</text:p>
          </table:table-cell>
          <table:table-cell office:value-type="float" office:value="0.584496" calcext:value-type="float">
            <text:p>0.584496</text:p>
          </table:table-cell>
          <table:table-cell office:value-type="float" office:value="0.728638" calcext:value-type="float">
            <text:p>0.728638</text:p>
          </table:table-cell>
          <table:table-cell office:value-type="float" office:value="0.309756" calcext:value-type="float">
            <text:p>0.309756</text:p>
          </table:table-cell>
          <table:table-cell office:value-type="float" office:value="0.587481" calcext:value-type="float">
            <text:p>0.587481</text:p>
          </table:table-cell>
          <table:table-cell office:value-type="float" office:value="0.403724" calcext:value-type="float">
            <text:p>0.403724</text:p>
          </table:table-cell>
          <table:table-cell office:value-type="float" office:value="0.660169" calcext:value-type="float">
            <text:p>0.660169</text:p>
          </table:table-cell>
          <table:table-cell office:value-type="float" office:value="0.691508" calcext:value-type="float">
            <text:p>0.691508</text:p>
          </table:table-cell>
          <table:table-cell office:value-type="float" office:value="0.741743" calcext:value-type="float">
            <text:p>0.741743</text:p>
          </table:table-cell>
          <table:table-cell office:value-type="float" office:value="0.573294" calcext:value-type="float">
            <text:p>0.573294</text:p>
          </table:table-cell>
          <table:table-cell office:value-type="float" office:value="0.663375" calcext:value-type="float">
            <text:p>0.663375</text:p>
          </table:table-cell>
          <table:table-cell office:value-type="float" office:value="0.84068" calcext:value-type="float">
            <text:p>0.84068</text:p>
          </table:table-cell>
          <table:table-cell office:value-type="float" office:value="0.632396" calcext:value-type="float">
            <text:p>0.632396</text:p>
          </table:table-cell>
          <table:table-cell office:value-type="float" office:value="0.739389" calcext:value-type="float">
            <text:p>0.739389</text:p>
          </table:table-cell>
          <table:table-cell office:value-type="float" office:value="0.500076" calcext:value-type="float">
            <text:p>0.500076</text:p>
          </table:table-cell>
          <table:table-cell office:value-type="float" office:value="0.512129" calcext:value-type="float">
            <text:p>0.512129</text:p>
          </table:table-cell>
          <table:table-cell office:value-type="float" office:value="0.714641" calcext:value-type="float">
            <text:p>0.714641</text:p>
          </table:table-cell>
          <table:table-cell office:value-type="float" office:value="0.339933" calcext:value-type="float">
            <text:p>0.339933</text:p>
          </table:table-cell>
          <table:table-cell office:value-type="float" office:value="0.582902" calcext:value-type="float">
            <text:p>0.582902</text:p>
          </table:table-cell>
          <table:table-cell office:value-type="float" office:value="0.427219" calcext:value-type="float">
            <text:p>0.427219</text:p>
          </table:table-cell>
          <table:table-cell office:value-type="float" office:value="0.735531" calcext:value-type="float">
            <text:p>0.735531</text:p>
          </table:table-cell>
          <table:table-cell office:value-type="float" office:value="0.935099" calcext:value-type="float">
            <text:p>0.935099</text:p>
          </table:table-cell>
          <table:table-cell office:value-type="float" office:value="0.902106" calcext:value-type="float">
            <text:p>0.902106</text:p>
          </table:table-cell>
          <table:table-cell office:value-type="float" office:value="0.664326" calcext:value-type="float">
            <text:p>0.664326</text:p>
          </table:table-cell>
          <table:table-cell office:value-type="float" office:value="0.666741" calcext:value-type="float">
            <text:p>0.666741</text:p>
          </table:table-cell>
          <table:table-cell office:value-type="float" office:value="0.451644" calcext:value-type="float">
            <text:p>0.451644</text:p>
          </table:table-cell>
          <table:table-cell office:value-type="float" office:value="0.793461" calcext:value-type="float">
            <text:p>0.793461</text:p>
          </table:table-cell>
          <table:table-cell office:value-type="float" office:value="0.863653" calcext:value-type="float">
            <text:p>0.863653</text:p>
          </table:table-cell>
          <table:table-cell office:value-type="float" office:value="0.70325" calcext:value-type="float">
            <text:p>0.70325</text:p>
          </table:table-cell>
          <table:table-cell office:value-type="float" office:value="0.839558" calcext:value-type="float">
            <text:p>0.839558</text:p>
          </table:table-cell>
          <table:table-cell office:value-type="float" office:value="0.417069" calcext:value-type="float">
            <text:p>0.417069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88847" calcext:value-type="float">
            <text:p>0.88847</text:p>
          </table:table-cell>
          <table:table-cell office:value-type="float" office:value="0.854527" calcext:value-type="float">
            <text:p>0.854527</text:p>
          </table:table-cell>
          <table:table-cell office:value-type="float" office:value="0.788141" calcext:value-type="float">
            <text:p>0.788141</text:p>
          </table:table-cell>
          <table:table-cell office:value-type="float" office:value="0.428671" calcext:value-type="float">
            <text:p>0.428671</text:p>
          </table:table-cell>
          <table:table-cell office:value-type="float" office:value="0.582241" calcext:value-type="float">
            <text:p>0.582241</text:p>
          </table:table-cell>
          <table:table-cell office:value-type="float" office:value="0.929028" calcext:value-type="float">
            <text:p>0.929028</text:p>
          </table:table-cell>
          <table:table-cell office:value-type="float" office:value="0.915091" calcext:value-type="float">
            <text:p>0.915091</text:p>
          </table:table-cell>
          <table:table-cell office:value-type="float" office:value="0.726364" calcext:value-type="float">
            <text:p>0.726364</text:p>
          </table:table-cell>
          <table:table-cell office:value-type="float" office:value="0.504565" calcext:value-type="float">
            <text:p>0.504565</text:p>
          </table:table-cell>
          <table:table-cell office:value-type="float" office:value="0.652134" calcext:value-type="float">
            <text:p>0.652134</text:p>
          </table:table-cell>
          <table:table-cell office:value-type="float" office:value="0.442727" calcext:value-type="float">
            <text:p>0.442727</text:p>
          </table:table-cell>
          <table:table-cell office:value-type="float" office:value="0.705565" calcext:value-type="float">
            <text:p>0.705565</text:p>
          </table:table-cell>
          <table:table-cell office:value-type="float" office:value="0.89886" calcext:value-type="float">
            <text:p>0.89886</text:p>
          </table:table-cell>
          <table:table-cell office:value-type="float" office:value="0.426727" calcext:value-type="float">
            <text:p>0.426727</text:p>
          </table:table-cell>
          <table:table-cell office:value-type="float" office:value="0.699643" calcext:value-type="float">
            <text:p>0.699643</text:p>
          </table:table-cell>
          <table:table-cell office:value-type="float" office:value="0.581059" calcext:value-type="float">
            <text:p>0.581059</text:p>
          </table:table-cell>
          <table:table-cell office:value-type="float" office:value="0.587822" calcext:value-type="float">
            <text:p>0.587822</text:p>
          </table:table-cell>
          <table:table-cell office:value-type="float" office:value="0.394096" calcext:value-type="float">
            <text:p>0.394096</text:p>
          </table:table-cell>
          <table:table-cell office:value-type="float" office:value="0.452796" calcext:value-type="float">
            <text:p>0.452796</text:p>
          </table:table-cell>
          <table:table-cell office:value-type="float" office:value="0.620955" calcext:value-type="float">
            <text:p>0.620955</text:p>
          </table:table-cell>
          <table:table-cell office:value-type="float" office:value="0.603101" calcext:value-type="float">
            <text:p>0.603101</text:p>
          </table:table-cell>
          <table:table-cell office:value-type="float" office:value="0.755018" calcext:value-type="float">
            <text:p>0.755018</text:p>
          </table:table-cell>
          <table:table-cell office:value-type="float" office:value="0.747865" calcext:value-type="float">
            <text:p>0.747865</text:p>
          </table:table-cell>
          <table:table-cell office:value-type="float" office:value="0.910082" calcext:value-type="float">
            <text:p>0.910082</text:p>
          </table:table-cell>
          <table:table-cell office:value-type="float" office:value="0.599344" calcext:value-type="float">
            <text:p>0.599344</text:p>
          </table:table-cell>
          <table:table-cell office:value-type="float" office:value="0.355823" calcext:value-type="float">
            <text:p>0.355823</text:p>
          </table:table-cell>
          <table:table-cell office:value-type="float" office:value="1.17271" calcext:value-type="float">
            <text:p>1.17271</text:p>
          </table:table-cell>
          <table:table-cell office:value-type="float" office:value="0.726935" calcext:value-type="float">
            <text:p>0.726935</text:p>
          </table:table-cell>
          <table:table-cell office:value-type="float" office:value="0.71396" calcext:value-type="float">
            <text:p>0.71396</text:p>
          </table:table-cell>
          <table:table-cell office:value-type="float" office:value="0.687912" calcext:value-type="float">
            <text:p>0.687912</text:p>
          </table:table-cell>
          <table:table-cell office:value-type="float" office:value="0.730923" calcext:value-type="float">
            <text:p>0.730923</text:p>
          </table:table-cell>
          <table:table-cell office:value-type="float" office:value="0.777581" calcext:value-type="float">
            <text:p>0.777581</text:p>
          </table:table-cell>
          <table:table-cell office:value-type="float" office:value="0.753766" calcext:value-type="float">
            <text:p>0.753766</text:p>
          </table:table-cell>
          <table:table-cell office:value-type="float" office:value="0.88257" calcext:value-type="float">
            <text:p>0.88257</text:p>
          </table:table-cell>
          <table:table-cell office:value-type="float" office:value="0.754978" calcext:value-type="float">
            <text:p>0.754978</text:p>
          </table:table-cell>
          <table:table-cell office:value-type="float" office:value="0.664097" calcext:value-type="float">
            <text:p>0.664097</text:p>
          </table:table-cell>
          <table:table-cell office:value-type="float" office:value="0.611106" calcext:value-type="float">
            <text:p>0.611106</text:p>
          </table:table-cell>
          <table:table-cell office:value-type="float" office:value="0.321688" calcext:value-type="float">
            <text:p>0.321688</text:p>
          </table:table-cell>
          <table:table-cell office:value-type="float" office:value="0.860488" calcext:value-type="float">
            <text:p>0.860488</text:p>
          </table:table-cell>
          <table:table-cell office:value-type="float" office:value="0.886728" calcext:value-type="float">
            <text:p>0.886728</text:p>
          </table:table-cell>
          <table:table-cell office:value-type="float" office:value="0.727486" calcext:value-type="float">
            <text:p>0.727486</text:p>
          </table:table-cell>
          <table:table-cell office:value-type="float" office:value="0.884633" calcext:value-type="float">
            <text:p>0.884633</text:p>
          </table:table-cell>
          <table:table-cell office:value-type="float" office:value="0.658616" calcext:value-type="float">
            <text:p>0.658616</text:p>
          </table:table-cell>
          <table:table-cell office:value-type="float" office:value="0.813889" calcext:value-type="float">
            <text:p>0.813889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836703" calcext:value-type="float">
            <text:p>0.836703</text:p>
          </table:table-cell>
          <table:table-cell office:value-type="float" office:value="0.627057" calcext:value-type="float">
            <text:p>0.627057</text:p>
          </table:table-cell>
          <table:table-cell office:value-type="float" office:value="0.597901" calcext:value-type="float">
            <text:p>0.597901</text:p>
          </table:table-cell>
          <table:table-cell office:value-type="float" office:value="0.571471" calcext:value-type="float">
            <text:p>0.571471</text:p>
          </table:table-cell>
          <table:table-cell office:value-type="float" office:value="0.593232" calcext:value-type="float">
            <text:p>0.593232</text:p>
          </table:table-cell>
          <table:table-cell office:value-type="float" office:value="0.749347" calcext:value-type="float">
            <text:p>0.749347</text:p>
          </table:table-cell>
          <table:table-cell office:value-type="float" office:value="1.30664" calcext:value-type="float">
            <text:p>1.30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0436" calcext:value-type="float">
            <text:p>0.690436</text:p>
          </table:table-cell>
          <table:table-cell office:value-type="float" office:value="0.506808" calcext:value-type="float">
            <text:p>0.506808</text:p>
          </table:table-cell>
          <table:table-cell office:value-type="float" office:value="0.419424" calcext:value-type="float">
            <text:p>0.419424</text:p>
          </table:table-cell>
          <table:table-cell office:value-type="float" office:value="0.567553" calcext:value-type="float">
            <text:p>0.567553</text:p>
          </table:table-cell>
          <table:table-cell office:value-type="float" office:value="0.839548" calcext:value-type="float">
            <text:p>0.839548</text:p>
          </table:table-cell>
          <table:table-cell office:value-type="float" office:value="0.753886" calcext:value-type="float">
            <text:p>0.753886</text:p>
          </table:table-cell>
          <table:table-cell office:value-type="float" office:value="0.795415" calcext:value-type="float">
            <text:p>0.795415</text:p>
          </table:table-cell>
          <table:table-cell office:value-type="float" office:value="0.742014" calcext:value-type="float">
            <text:p>0.742014</text:p>
          </table:table-cell>
          <table:table-cell office:value-type="float" office:value="0.832776" calcext:value-type="float">
            <text:p>0.832776</text:p>
          </table:table-cell>
          <table:table-cell office:value-type="float" office:value="0.730292" calcext:value-type="float">
            <text:p>0.730292</text:p>
          </table:table-cell>
          <table:table-cell office:value-type="float" office:value="0.751641" calcext:value-type="float">
            <text:p>0.751641</text:p>
          </table:table-cell>
          <table:table-cell office:value-type="float" office:value="0.681509" calcext:value-type="float">
            <text:p>0.681509</text:p>
          </table:table-cell>
          <table:table-cell office:value-type="float" office:value="1.39125" calcext:value-type="float">
            <text:p>1.39125</text:p>
          </table:table-cell>
          <table:table-cell office:value-type="float" office:value="0.665829" calcext:value-type="float">
            <text:p>0.665829</text:p>
          </table:table-cell>
          <table:table-cell office:value-type="float" office:value="0.653827" calcext:value-type="float">
            <text:p>0.653827</text:p>
          </table:table-cell>
          <table:table-cell office:value-type="float" office:value="0.864014" calcext:value-type="float">
            <text:p>0.864014</text:p>
          </table:table-cell>
          <table:table-cell office:value-type="float" office:value="0.75042" calcext:value-type="float">
            <text:p>0.75042</text:p>
          </table:table-cell>
          <table:table-cell office:value-type="float" office:value="0.634039" calcext:value-type="float">
            <text:p>0.634039</text:p>
          </table:table-cell>
          <table:table-cell office:value-type="float" office:value="0.952442" calcext:value-type="float">
            <text:p>0.952442</text:p>
          </table:table-cell>
          <table:table-cell office:value-type="float" office:value="1.07441" calcext:value-type="float">
            <text:p>1.07441</text:p>
          </table:table-cell>
          <table:table-cell office:value-type="float" office:value="0.767101" calcext:value-type="float">
            <text:p>0.767101</text:p>
          </table:table-cell>
          <table:table-cell office:value-type="float" office:value="0.78725" calcext:value-type="float">
            <text:p>0.78725</text:p>
          </table:table-cell>
          <table:table-cell office:value-type="float" office:value="0.755359" calcext:value-type="float">
            <text:p>0.755359</text:p>
          </table:table-cell>
          <table:table-cell office:value-type="float" office:value="0.768564" calcext:value-type="float">
            <text:p>0.768564</text:p>
          </table:table-cell>
          <table:table-cell office:value-type="float" office:value="0.667453" calcext:value-type="float">
            <text:p>0.667453</text:p>
          </table:table-cell>
          <table:table-cell office:value-type="float" office:value="0.932354" calcext:value-type="float">
            <text:p>0.932354</text:p>
          </table:table-cell>
          <table:table-cell office:value-type="float" office:value="0.976908" calcext:value-type="float">
            <text:p>0.976908</text:p>
          </table:table-cell>
          <table:table-cell office:value-type="float" office:value="0.469939" calcext:value-type="float">
            <text:p>0.469939</text:p>
          </table:table-cell>
          <table:table-cell office:value-type="float" office:value="0.943094" calcext:value-type="float">
            <text:p>0.943094</text:p>
          </table:table-cell>
          <table:table-cell office:value-type="float" office:value="0.682291" calcext:value-type="float">
            <text:p>0.682291</text:p>
          </table:table-cell>
          <table:table-cell office:value-type="float" office:value="0.713019" calcext:value-type="float">
            <text:p>0.713019</text:p>
          </table:table-cell>
          <table:table-cell office:value-type="float" office:value="0.959135" calcext:value-type="float">
            <text:p>0.959135</text:p>
          </table:table-cell>
          <table:table-cell office:value-type="float" office:value="0.703911" calcext:value-type="float">
            <text:p>0.703911</text:p>
          </table:table-cell>
          <table:table-cell office:value-type="float" office:value="1.39789" calcext:value-type="float">
            <text:p>1.39789</text:p>
          </table:table-cell>
          <table:table-cell office:value-type="float" office:value="1.33542" calcext:value-type="float">
            <text:p>1.33542</text:p>
          </table:table-cell>
          <table:table-cell office:value-type="float" office:value="0.79308" calcext:value-type="float">
            <text:p>0.79308</text:p>
          </table:table-cell>
          <table:table-cell office:value-type="float" office:value="0.885946" calcext:value-type="float">
            <text:p>0.885946</text:p>
          </table:table-cell>
          <table:table-cell office:value-type="float" office:value="1.07327" calcext:value-type="float">
            <text:p>1.07327</text:p>
          </table:table-cell>
          <table:table-cell office:value-type="float" office:value="0.94131" calcext:value-type="float">
            <text:p>0.94131</text:p>
          </table:table-cell>
          <table:table-cell office:value-type="float" office:value="0.966679" calcext:value-type="float">
            <text:p>0.966679</text:p>
          </table:table-cell>
          <table:table-cell office:value-type="float" office:value="0.732215" calcext:value-type="float">
            <text:p>0.732215</text:p>
          </table:table-cell>
          <table:table-cell office:value-type="float" office:value="0.84043" calcext:value-type="float">
            <text:p>0.84043</text:p>
          </table:table-cell>
          <table:table-cell office:value-type="float" office:value="1.38138" calcext:value-type="float">
            <text:p>1.38138</text:p>
          </table:table-cell>
          <table:table-cell office:value-type="float" office:value="1.44165" calcext:value-type="float">
            <text:p>1.44165</text:p>
          </table:table-cell>
          <table:table-cell office:value-type="float" office:value="1.08736" calcext:value-type="float">
            <text:p>1.08736</text:p>
          </table:table-cell>
          <table:table-cell office:value-type="float" office:value="0.73484" calcext:value-type="float">
            <text:p>0.73484</text:p>
          </table:table-cell>
          <table:table-cell office:value-type="float" office:value="0.694824" calcext:value-type="float">
            <text:p>0.694824</text:p>
          </table:table-cell>
          <table:table-cell office:value-type="float" office:value="0.897127" calcext:value-type="float">
            <text:p>0.897127</text:p>
          </table:table-cell>
          <table:table-cell office:value-type="float" office:value="0.963583" calcext:value-type="float">
            <text:p>0.963583</text:p>
          </table:table-cell>
          <table:table-cell office:value-type="float" office:value="0.413743" calcext:value-type="float">
            <text:p>0.413743</text:p>
          </table:table-cell>
          <table:table-cell office:value-type="float" office:value="0.693031" calcext:value-type="float">
            <text:p>0.693031</text:p>
          </table:table-cell>
          <table:table-cell office:value-type="float" office:value="0.766681" calcext:value-type="float">
            <text:p>0.766681</text:p>
          </table:table-cell>
          <table:table-cell office:value-type="float" office:value="0.818909" calcext:value-type="float">
            <text:p>0.818909</text:p>
          </table:table-cell>
          <table:table-cell office:value-type="float" office:value="0.442327" calcext:value-type="float">
            <text:p>0.442327</text:p>
          </table:table-cell>
          <table:table-cell office:value-type="float" office:value="0.468326" calcext:value-type="float">
            <text:p>0.468326</text:p>
          </table:table-cell>
          <table:table-cell office:value-type="float" office:value="0.717167" calcext:value-type="float">
            <text:p>0.717167</text:p>
          </table:table-cell>
          <table:table-cell office:value-type="float" office:value="0.657815" calcext:value-type="float">
            <text:p>0.657815</text:p>
          </table:table-cell>
          <table:table-cell office:value-type="float" office:value="0.356745" calcext:value-type="float">
            <text:p>0.356745</text:p>
          </table:table-cell>
          <table:table-cell office:value-type="float" office:value="0.529852" calcext:value-type="float">
            <text:p>0.529852</text:p>
          </table:table-cell>
          <table:table-cell office:value-type="float" office:value="0.743576" calcext:value-type="float">
            <text:p>0.743576</text:p>
          </table:table-cell>
          <table:table-cell office:value-type="float" office:value="0.927725" calcext:value-type="float">
            <text:p>0.927725</text:p>
          </table:table-cell>
          <table:table-cell office:value-type="float" office:value="0.907466" calcext:value-type="float">
            <text:p>0.907466</text:p>
          </table:table-cell>
          <table:table-cell office:value-type="float" office:value="0.958474" calcext:value-type="float">
            <text:p>0.958474</text:p>
          </table:table-cell>
          <table:table-cell office:value-type="float" office:value="0.741362" calcext:value-type="float">
            <text:p>0.741362</text:p>
          </table:table-cell>
          <table:table-cell office:value-type="float" office:value="0.687881" calcext:value-type="float">
            <text:p>0.687881</text:p>
          </table:table-cell>
          <table:table-cell office:value-type="float" office:value="0.701106" calcext:value-type="float">
            <text:p>0.701106</text:p>
          </table:table-cell>
          <table:table-cell office:value-type="float" office:value="0.706406" calcext:value-type="float">
            <text:p>0.706406</text:p>
          </table:table-cell>
          <table:table-cell office:value-type="float" office:value="0.795335" calcext:value-type="float">
            <text:p>0.795335</text:p>
          </table:table-cell>
          <table:table-cell office:value-type="float" office:value="0.784594" calcext:value-type="float">
            <text:p>0.784594</text:p>
          </table:table-cell>
          <table:table-cell office:value-type="float" office:value="1.35803" calcext:value-type="float">
            <text:p>1.35803</text:p>
          </table:table-cell>
          <table:table-cell office:value-type="float" office:value="0.957191" calcext:value-type="float">
            <text:p>0.957191</text:p>
          </table:table-cell>
          <table:table-cell office:value-type="float" office:value="0.700305" calcext:value-type="float">
            <text:p>0.700305</text:p>
          </table:table-cell>
          <table:table-cell office:value-type="float" office:value="0.756921" calcext:value-type="float">
            <text:p>0.756921</text:p>
          </table:table-cell>
          <table:table-cell office:value-type="float" office:value="0.730301" calcext:value-type="float">
            <text:p>0.730301</text:p>
          </table:table-cell>
          <table:table-cell office:value-type="float" office:value="1.10485" calcext:value-type="float">
            <text:p>1.10485</text:p>
          </table:table-cell>
          <table:table-cell office:value-type="float" office:value="0.741773" calcext:value-type="float">
            <text:p>0.741773</text:p>
          </table:table-cell>
          <table:table-cell office:value-type="float" office:value="0.699483" calcext:value-type="float">
            <text:p>0.699483</text:p>
          </table:table-cell>
          <table:table-cell office:value-type="float" office:value="0.871439" calcext:value-type="float">
            <text:p>0.871439</text:p>
          </table:table-cell>
          <table:table-cell office:value-type="float" office:value="0.66118" calcext:value-type="float">
            <text:p>0.66118</text:p>
          </table:table-cell>
          <table:table-cell office:value-type="float" office:value="0.30142" calcext:value-type="float">
            <text:p>0.30142</text:p>
          </table:table-cell>
          <table:table-cell office:value-type="float" office:value="0.711416" calcext:value-type="float">
            <text:p>0.711416</text:p>
          </table:table-cell>
          <table:table-cell office:value-type="float" office:value="0.77167" calcext:value-type="float">
            <text:p>0.77167</text:p>
          </table:table-cell>
          <table:table-cell office:value-type="float" office:value="0.806245" calcext:value-type="float">
            <text:p>0.806245</text:p>
          </table:table-cell>
          <table:table-cell office:value-type="float" office:value="0.623068" calcext:value-type="float">
            <text:p>0.623068</text:p>
          </table:table-cell>
          <table:table-cell office:value-type="float" office:value="0.888641" calcext:value-type="float">
            <text:p>0.888641</text:p>
          </table:table-cell>
          <table:table-cell office:value-type="float" office:value="0.703311" calcext:value-type="float">
            <text:p>0.703311</text:p>
          </table:table-cell>
          <table:table-cell office:value-type="float" office:value="0.707298" calcext:value-type="float">
            <text:p>0.707298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0.709342" calcext:value-type="float">
            <text:p>0.709342</text:p>
          </table:table-cell>
          <table:table-cell office:value-type="float" office:value="0.890294" calcext:value-type="float">
            <text:p>0.890294</text:p>
          </table:table-cell>
          <table:table-cell office:value-type="float" office:value="0.591089" calcext:value-type="float">
            <text:p>0.591089</text:p>
          </table:table-cell>
          <table:table-cell office:value-type="float" office:value="0.324924" calcext:value-type="float">
            <text:p>0.324924</text:p>
          </table:table-cell>
          <table:table-cell office:value-type="float" office:value="0.711686" calcext:value-type="float">
            <text:p>0.711686</text:p>
          </table:table-cell>
          <table:table-cell office:value-type="float" office:value="0.646673" calcext:value-type="float">
            <text:p>0.646673</text:p>
          </table:table-cell>
          <table:table-cell office:value-type="float" office:value="0.776759" calcext:value-type="float">
            <text:p>0.776759</text:p>
          </table:table-cell>
          <table:table-cell office:value-type="float" office:value="0.599714" calcext:value-type="float">
            <text:p>0.599714</text:p>
          </table:table-cell>
          <table:table-cell office:value-type="float" office:value="0.951099" calcext:value-type="float">
            <text:p>0.951099</text:p>
          </table:table-cell>
          <table:table-cell office:value-type="float" office:value="0.74042" calcext:value-type="float">
            <text:p>0.74042</text:p>
          </table:table-cell>
          <table:table-cell office:value-type="float" office:value="0.87239" calcext:value-type="float">
            <text:p>0.87239</text:p>
          </table:table-cell>
          <table:table-cell office:value-type="float" office:value="0.78751" calcext:value-type="float">
            <text:p>0.78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7634" calcext:value-type="float">
            <text:p>0.377634</text:p>
          </table:table-cell>
          <table:table-cell office:value-type="float" office:value="0.818609" calcext:value-type="float">
            <text:p>0.818609</text:p>
          </table:table-cell>
          <table:table-cell office:value-type="float" office:value="0.855869" calcext:value-type="float">
            <text:p>0.855869</text:p>
          </table:table-cell>
          <table:table-cell office:value-type="float" office:value="0.905042" calcext:value-type="float">
            <text:p>0.905042</text:p>
          </table:table-cell>
          <table:table-cell office:value-type="float" office:value="1.04062" calcext:value-type="float">
            <text:p>1.04062</text:p>
          </table:table-cell>
          <table:table-cell office:value-type="float" office:value="0.854206" calcext:value-type="float">
            <text:p>0.854206</text:p>
          </table:table-cell>
          <table:table-cell office:value-type="float" office:value="0.853565" calcext:value-type="float">
            <text:p>0.853565</text:p>
          </table:table-cell>
          <table:table-cell office:value-type="float" office:value="1.03227" calcext:value-type="float">
            <text:p>1.03227</text:p>
          </table:table-cell>
          <table:table-cell office:value-type="float" office:value="1.10253" calcext:value-type="float">
            <text:p>1.10253</text:p>
          </table:table-cell>
          <table:table-cell office:value-type="float" office:value="1.15095" calcext:value-type="float">
            <text:p>1.15095</text:p>
          </table:table-cell>
          <table:table-cell office:value-type="float" office:value="1.22515" calcext:value-type="float">
            <text:p>1.22515</text:p>
          </table:table-cell>
          <table:table-cell office:value-type="float" office:value="0.746352" calcext:value-type="float">
            <text:p>0.746352</text:p>
          </table:table-cell>
          <table:table-cell office:value-type="float" office:value="0.982478" calcext:value-type="float">
            <text:p>0.982478</text:p>
          </table:table-cell>
          <table:table-cell office:value-type="float" office:value="0.890825" calcext:value-type="float">
            <text:p>0.890825</text:p>
          </table:table-cell>
          <table:table-cell office:value-type="float" office:value="0.806635" calcext:value-type="float">
            <text:p>0.806635</text:p>
          </table:table-cell>
          <table:table-cell office:value-type="float" office:value="0.790626" calcext:value-type="float">
            <text:p>0.790626</text:p>
          </table:table-cell>
          <table:table-cell office:value-type="float" office:value="1.4029" calcext:value-type="float">
            <text:p>1.4029</text:p>
          </table:table-cell>
          <table:table-cell office:value-type="float" office:value="1.76738" calcext:value-type="float">
            <text:p>1.76738</text:p>
          </table:table-cell>
          <table:table-cell office:value-type="float" office:value="0.901475" calcext:value-type="float">
            <text:p>0.901475</text:p>
          </table:table-cell>
          <table:table-cell office:value-type="float" office:value="0.56037" calcext:value-type="float">
            <text:p>0.56037</text:p>
          </table:table-cell>
          <table:table-cell office:value-type="float" office:value="0.847964" calcext:value-type="float">
            <text:p>0.847964</text:p>
          </table:table-cell>
          <table:table-cell office:value-type="float" office:value="0.766169" calcext:value-type="float">
            <text:p>0.766169</text:p>
          </table:table-cell>
          <table:table-cell office:value-type="float" office:value="1.23626" calcext:value-type="float">
            <text:p>1.23626</text:p>
          </table:table-cell>
          <table:table-cell office:value-type="float" office:value="1.248" calcext:value-type="float">
            <text:p>1.248</text:p>
          </table:table-cell>
          <table:table-cell office:value-type="float" office:value="0.862241" calcext:value-type="float">
            <text:p>0.862241</text:p>
          </table:table-cell>
          <table:table-cell office:value-type="float" office:value="0.892769" calcext:value-type="float">
            <text:p>0.892769</text:p>
          </table:table-cell>
          <table:table-cell office:value-type="float" office:value="0.868854" calcext:value-type="float">
            <text:p>0.868854</text:p>
          </table:table-cell>
          <table:table-cell office:value-type="float" office:value="1.13319" calcext:value-type="float">
            <text:p>1.13319</text:p>
          </table:table-cell>
          <table:table-cell office:value-type="float" office:value="0.821023" calcext:value-type="float">
            <text:p>0.821023</text:p>
          </table:table-cell>
          <table:table-cell office:value-type="float" office:value="0.691318" calcext:value-type="float">
            <text:p>0.691318</text:p>
          </table:table-cell>
          <table:table-cell office:value-type="float" office:value="0.678924" calcext:value-type="float">
            <text:p>0.678924</text:p>
          </table:table-cell>
          <table:table-cell office:value-type="float" office:value="0.865948" calcext:value-type="float">
            <text:p>0.865948</text:p>
          </table:table-cell>
          <table:table-cell office:value-type="float" office:value="0.829339" calcext:value-type="float">
            <text:p>0.829339</text:p>
          </table:table-cell>
          <table:table-cell office:value-type="float" office:value="0.89319" calcext:value-type="float">
            <text:p>0.89319</text:p>
          </table:table-cell>
          <table:table-cell office:value-type="float" office:value="0.786969" calcext:value-type="float">
            <text:p>0.786969</text:p>
          </table:table-cell>
          <table:table-cell office:value-type="float" office:value="0.593502" calcext:value-type="float">
            <text:p>0.593502</text:p>
          </table:table-cell>
          <table:table-cell office:value-type="float" office:value="0.816634" calcext:value-type="float">
            <text:p>0.816634</text:p>
          </table:table-cell>
          <table:table-cell office:value-type="float" office:value="0.801837" calcext:value-type="float">
            <text:p>0.801837</text:p>
          </table:table-cell>
          <table:table-cell office:value-type="float" office:value="0.936952" calcext:value-type="float">
            <text:p>0.936952</text:p>
          </table:table-cell>
          <table:table-cell office:value-type="float" office:value="0.898089" calcext:value-type="float">
            <text:p>0.898089</text:p>
          </table:table-cell>
          <table:table-cell office:value-type="float" office:value="0.992508" calcext:value-type="float">
            <text:p>0.992508</text:p>
          </table:table-cell>
          <table:table-cell office:value-type="float" office:value="0.895995" calcext:value-type="float">
            <text:p>0.895995</text:p>
          </table:table-cell>
          <table:table-cell office:value-type="float" office:value="0.598082" calcext:value-type="float">
            <text:p>0.598082</text:p>
          </table:table-cell>
          <table:table-cell office:value-type="float" office:value="0.903559" calcext:value-type="float">
            <text:p>0.903559</text:p>
          </table:table-cell>
          <table:table-cell office:value-type="float" office:value="1.42386" calcext:value-type="float">
            <text:p>1.42386</text:p>
          </table:table-cell>
          <table:table-cell office:value-type="float" office:value="0.513692" calcext:value-type="float">
            <text:p>0.513692</text:p>
          </table:table-cell>
          <table:table-cell office:value-type="float" office:value="1.52675" calcext:value-type="float">
            <text:p>1.52675</text:p>
          </table:table-cell>
          <table:table-cell office:value-type="float" office:value="1.34171" calcext:value-type="float">
            <text:p>1.34171</text:p>
          </table:table-cell>
          <table:table-cell office:value-type="float" office:value="0.796496" calcext:value-type="float">
            <text:p>0.796496</text:p>
          </table:table-cell>
          <table:table-cell office:value-type="float" office:value="0.365541" calcext:value-type="float">
            <text:p>0.365541</text:p>
          </table:table-cell>
          <table:table-cell office:value-type="float" office:value="0.84567" calcext:value-type="float">
            <text:p>0.84567</text:p>
          </table:table-cell>
          <table:table-cell office:value-type="float" office:value="0.838746" calcext:value-type="float">
            <text:p>0.838746</text:p>
          </table:table-cell>
          <table:table-cell office:value-type="float" office:value="0.832464" calcext:value-type="float">
            <text:p>0.832464</text:p>
          </table:table-cell>
          <table:table-cell office:value-type="float" office:value="1.39558" calcext:value-type="float">
            <text:p>1.39558</text:p>
          </table:table-cell>
          <table:table-cell office:value-type="float" office:value="0.772762" calcext:value-type="float">
            <text:p>0.772762</text:p>
          </table:table-cell>
          <table:table-cell office:value-type="float" office:value="0.94592" calcext:value-type="float">
            <text:p>0.94592</text:p>
          </table:table-cell>
          <table:table-cell office:value-type="float" office:value="0.912016" calcext:value-type="float">
            <text:p>0.912016</text:p>
          </table:table-cell>
          <table:table-cell office:value-type="float" office:value="0.807718" calcext:value-type="float">
            <text:p>0.807718</text:p>
          </table:table-cell>
          <table:table-cell office:value-type="float" office:value="0.762212" calcext:value-type="float">
            <text:p>0.762212</text:p>
          </table:table-cell>
          <table:table-cell office:value-type="float" office:value="0.880977" calcext:value-type="float">
            <text:p>0.880977</text:p>
          </table:table-cell>
          <table:table-cell office:value-type="float" office:value="0.514073" calcext:value-type="float">
            <text:p>0.514073</text:p>
          </table:table-cell>
          <table:table-cell office:value-type="float" office:value="1.04796" calcext:value-type="float">
            <text:p>1.04796</text:p>
          </table:table-cell>
          <table:table-cell office:value-type="float" office:value="1.02232" calcext:value-type="float">
            <text:p>1.02232</text:p>
          </table:table-cell>
          <table:table-cell office:value-type="float" office:value="0.549409" calcext:value-type="float">
            <text:p>0.54940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26243" calcext:value-type="float">
            <text:p>0.926243</text:p>
          </table:table-cell>
          <table:table-cell office:value-type="float" office:value="0.991025" calcext:value-type="float">
            <text:p>0.991025</text:p>
          </table:table-cell>
          <table:table-cell office:value-type="float" office:value="0.804081" calcext:value-type="float">
            <text:p>0.804081</text:p>
          </table:table-cell>
          <table:table-cell office:value-type="float" office:value="0.828237" calcext:value-type="float">
            <text:p>0.828237</text:p>
          </table:table-cell>
          <table:table-cell office:value-type="float" office:value="0.946511" calcext:value-type="float">
            <text:p>0.946511</text:p>
          </table:table-cell>
          <table:table-cell office:value-type="float" office:value="0.399025" calcext:value-type="float">
            <text:p>0.399025</text:p>
          </table:table-cell>
          <table:table-cell office:value-type="float" office:value="0.795375" calcext:value-type="float">
            <text:p>0.795375</text:p>
          </table:table-cell>
          <table:table-cell office:value-type="float" office:value="1.16458" calcext:value-type="float">
            <text:p>1.16458</text:p>
          </table:table-cell>
          <table:table-cell office:value-type="float" office:value="1.14761" calcext:value-type="float">
            <text:p>1.14761</text:p>
          </table:table-cell>
          <table:table-cell office:value-type="float" office:value="1.30151" calcext:value-type="float">
            <text:p>1.30151</text:p>
          </table:table-cell>
          <table:table-cell office:value-type="float" office:value="0.895865" calcext:value-type="float">
            <text:p>0.895865</text:p>
          </table:table-cell>
          <table:table-cell office:value-type="float" office:value="0.968612" calcext:value-type="float">
            <text:p>0.968612</text:p>
          </table:table-cell>
          <table:table-cell office:value-type="float" office:value="0.73447" calcext:value-type="float">
            <text:p>0.73447</text:p>
          </table:table-cell>
          <table:table-cell office:value-type="float" office:value="1.12052" calcext:value-type="float">
            <text:p>1.12052</text:p>
          </table:table-cell>
          <table:table-cell office:value-type="float" office:value="0.362736" calcext:value-type="float">
            <text:p>0.362736</text:p>
          </table:table-cell>
          <table:table-cell office:value-type="float" office:value="1.11873" calcext:value-type="float">
            <text:p>1.11873</text:p>
          </table:table-cell>
          <table:table-cell office:value-type="float" office:value="0.871528" calcext:value-type="float">
            <text:p>0.871528</text:p>
          </table:table-cell>
          <table:table-cell office:value-type="float" office:value="0.906975" calcext:value-type="float">
            <text:p>0.906975</text:p>
          </table:table-cell>
          <table:table-cell office:value-type="float" office:value="0.914109" calcext:value-type="float">
            <text:p>0.914109</text:p>
          </table:table-cell>
          <table:table-cell office:value-type="float" office:value="1.28968" calcext:value-type="float">
            <text:p>1.28968</text:p>
          </table:table-cell>
          <table:table-cell office:value-type="float" office:value="1.52562" calcext:value-type="float">
            <text:p>1.52562</text:p>
          </table:table-cell>
          <table:table-cell office:value-type="float" office:value="0.818519" calcext:value-type="float">
            <text:p>0.818519</text:p>
          </table:table-cell>
          <table:table-cell office:value-type="float" office:value="0.996064" calcext:value-type="float">
            <text:p>0.996064</text:p>
          </table:table-cell>
          <table:table-cell office:value-type="float" office:value="0.776939" calcext:value-type="float">
            <text:p>0.776939</text:p>
          </table:table-cell>
          <table:table-cell office:value-type="float" office:value="1.1341" calcext:value-type="float">
            <text:p>1.1341</text:p>
          </table:table-cell>
          <table:table-cell office:value-type="float" office:value="0.845489" calcext:value-type="float">
            <text:p>0.845489</text:p>
          </table:table-cell>
          <table:table-cell office:value-type="float" office:value="1.09074" calcext:value-type="float">
            <text:p>1.09074</text:p>
          </table:table-cell>
          <table:table-cell office:value-type="float" office:value="1.3094" calcext:value-type="float">
            <text:p>1.3094</text:p>
          </table:table-cell>
          <table:table-cell office:value-type="float" office:value="0.774665" calcext:value-type="float">
            <text:p>0.774665</text:p>
          </table:table-cell>
          <table:table-cell office:value-type="float" office:value="0.796166" calcext:value-type="float">
            <text:p>0.796166</text:p>
          </table:table-cell>
          <table:table-cell office:value-type="float" office:value="0.784484" calcext:value-type="float">
            <text:p>0.784484</text:p>
          </table:table-cell>
          <table:table-cell office:value-type="float" office:value="0.621465" calcext:value-type="float">
            <text:p>0.621465</text:p>
          </table:table-cell>
          <table:table-cell office:value-type="float" office:value="0.651763" calcext:value-type="float">
            <text:p>0.651763</text:p>
          </table:table-cell>
          <table:table-cell office:value-type="float" office:value="1.67877" calcext:value-type="float">
            <text:p>1.67877</text:p>
          </table:table-cell>
          <table:table-cell office:value-type="float" office:value="1.26483" calcext:value-type="float">
            <text:p>1.264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1307" calcext:value-type="float">
            <text:p>0.981307</text:p>
          </table:table-cell>
          <table:table-cell office:value-type="float" office:value="1.47879" calcext:value-type="float">
            <text:p>1.47879</text:p>
          </table:table-cell>
          <table:table-cell office:value-type="float" office:value="1.11626" calcext:value-type="float">
            <text:p>1.11626</text:p>
          </table:table-cell>
          <table:table-cell office:value-type="float" office:value="1.03265" calcext:value-type="float">
            <text:p>1.03265</text:p>
          </table:table-cell>
          <table:table-cell office:value-type="float" office:value="0.822205" calcext:value-type="float">
            <text:p>0.822205</text:p>
          </table:table-cell>
          <table:table-cell office:value-type="float" office:value="0.780256" calcext:value-type="float">
            <text:p>0.780256</text:p>
          </table:table-cell>
          <table:table-cell office:value-type="float" office:value="1.05116" calcext:value-type="float">
            <text:p>1.05116</text:p>
          </table:table-cell>
          <table:table-cell office:value-type="float" office:value="0.890134" calcext:value-type="float">
            <text:p>0.890134</text:p>
          </table:table-cell>
          <table:table-cell office:value-type="float" office:value="0.932895" calcext:value-type="float">
            <text:p>0.932895</text:p>
          </table:table-cell>
          <table:table-cell office:value-type="float" office:value="1.10581" calcext:value-type="float">
            <text:p>1.10581</text:p>
          </table:table-cell>
          <table:table-cell office:value-type="float" office:value="0.886937" calcext:value-type="float">
            <text:p>0.886937</text:p>
          </table:table-cell>
          <table:table-cell office:value-type="float" office:value="0.835971" calcext:value-type="float">
            <text:p>0.835971</text:p>
          </table:table-cell>
          <table:table-cell office:value-type="float" office:value="0.963973" calcext:value-type="float">
            <text:p>0.963973</text:p>
          </table:table-cell>
          <table:table-cell office:value-type="float" office:value="0.786808" calcext:value-type="float">
            <text:p>0.786808</text:p>
          </table:table-cell>
          <table:table-cell office:value-type="float" office:value="0.893059" calcext:value-type="float">
            <text:p>0.893059</text:p>
          </table:table-cell>
          <table:table-cell office:value-type="float" office:value="0.844387" calcext:value-type="float">
            <text:p>0.844387</text:p>
          </table:table-cell>
          <table:table-cell office:value-type="float" office:value="1.07549" calcext:value-type="float">
            <text:p>1.07549</text:p>
          </table:table-cell>
          <table:table-cell office:value-type="float" office:value="0.829489" calcext:value-type="float">
            <text:p>0.829489</text:p>
          </table:table-cell>
          <table:table-cell office:value-type="float" office:value="1.11993" calcext:value-type="float">
            <text:p>1.11993</text:p>
          </table:table-cell>
          <table:table-cell office:value-type="float" office:value="1.21874" calcext:value-type="float">
            <text:p>1.21874</text:p>
          </table:table-cell>
          <table:table-cell office:value-type="float" office:value="0.858433" calcext:value-type="float">
            <text:p>0.858433</text:p>
          </table:table-cell>
          <table:table-cell office:value-type="float" office:value="1.20723" calcext:value-type="float">
            <text:p>1.20723</text:p>
          </table:table-cell>
          <table:table-cell office:value-type="float" office:value="0.934668" calcext:value-type="float">
            <text:p>0.934668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881287" calcext:value-type="float">
            <text:p>0.881287</text:p>
          </table:table-cell>
          <table:table-cell office:value-type="float" office:value="0.992677" calcext:value-type="float">
            <text:p>0.992677</text:p>
          </table:table-cell>
          <table:table-cell office:value-type="float" office:value="1.06492" calcext:value-type="float">
            <text:p>1.06492</text:p>
          </table:table-cell>
          <table:table-cell office:value-type="float" office:value="0.892568" calcext:value-type="float">
            <text:p>0.892568</text:p>
          </table:table-cell>
          <table:table-cell office:value-type="float" office:value="0.902808" calcext:value-type="float">
            <text:p>0.902808</text:p>
          </table:table-cell>
          <table:table-cell office:value-type="float" office:value="1.10162" calcext:value-type="float">
            <text:p>1.10162</text:p>
          </table:table-cell>
          <table:table-cell office:value-type="float" office:value="0.832434" calcext:value-type="float">
            <text:p>0.832434</text:p>
          </table:table-cell>
          <table:table-cell office:value-type="float" office:value="0.979233" calcext:value-type="float">
            <text:p>0.979233</text:p>
          </table:table-cell>
          <table:table-cell office:value-type="float" office:value="0.900594" calcext:value-type="float">
            <text:p>0.900594</text:p>
          </table:table-cell>
          <table:table-cell office:value-type="float" office:value="0.776219" calcext:value-type="float">
            <text:p>0.776219</text:p>
          </table:table-cell>
          <table:table-cell office:value-type="float" office:value="1.17399" calcext:value-type="float">
            <text:p>1.17399</text:p>
          </table:table-cell>
          <table:table-cell office:value-type="float" office:value="0.87225" calcext:value-type="float">
            <text:p>0.87225</text:p>
          </table:table-cell>
          <table:table-cell office:value-type="float" office:value="0.875797" calcext:value-type="float">
            <text:p>0.875797</text:p>
          </table:table-cell>
          <table:table-cell office:value-type="float" office:value="0.818047" calcext:value-type="float">
            <text:p>0.818047</text:p>
          </table:table-cell>
          <table:table-cell office:value-type="float" office:value="0.994351" calcext:value-type="float">
            <text:p>0.994351</text:p>
          </table:table-cell>
          <table:table-cell office:value-type="float" office:value="1.01352" calcext:value-type="float">
            <text:p>1.01352</text:p>
          </table:table-cell>
          <table:table-cell office:value-type="float" office:value="0.811615" calcext:value-type="float">
            <text:p>0.811615</text:p>
          </table:table-cell>
          <table:table-cell office:value-type="float" office:value="0.911374" calcext:value-type="float">
            <text:p>0.911374</text:p>
          </table:table-cell>
          <table:table-cell office:value-type="float" office:value="1.5898" calcext:value-type="float">
            <text:p>1.5898</text:p>
          </table:table-cell>
          <table:table-cell office:value-type="float" office:value="0.851481" calcext:value-type="float">
            <text:p>0.851481</text:p>
          </table:table-cell>
          <table:table-cell office:value-type="float" office:value="0.792158" calcext:value-type="float">
            <text:p>0.792158</text:p>
          </table:table-cell>
          <table:table-cell office:value-type="float" office:value="0.855328" calcext:value-type="float">
            <text:p>0.855328</text:p>
          </table:table-cell>
          <table:table-cell office:value-type="float" office:value="0.948545" calcext:value-type="float">
            <text:p>0.948545</text:p>
          </table:table-cell>
          <table:table-cell office:value-type="float" office:value="0.714031" calcext:value-type="float">
            <text:p>0.714031</text:p>
          </table:table-cell>
          <table:table-cell office:value-type="float" office:value="0.879754" calcext:value-type="float">
            <text:p>0.879754</text:p>
          </table:table-cell>
          <table:table-cell office:value-type="float" office:value="1.35605" calcext:value-type="float">
            <text:p>1.35605</text:p>
          </table:table-cell>
          <table:table-cell office:value-type="float" office:value="0.901295" calcext:value-type="float">
            <text:p>0.901295</text:p>
          </table:table-cell>
          <table:table-cell office:value-type="float" office:value="1.05401" calcext:value-type="float">
            <text:p>1.05401</text:p>
          </table:table-cell>
          <table:table-cell office:value-type="float" office:value="0.838847" calcext:value-type="float">
            <text:p>0.838847</text:p>
          </table:table-cell>
          <table:table-cell office:value-type="float" office:value="1.08638" calcext:value-type="float">
            <text:p>1.08638</text:p>
          </table:table-cell>
          <table:table-cell office:value-type="float" office:value="0.776419" calcext:value-type="float">
            <text:p>0.776419</text:p>
          </table:table-cell>
          <table:table-cell office:value-type="float" office:value="0.79812" calcext:value-type="float">
            <text:p>0.79812</text:p>
          </table:table-cell>
          <table:table-cell office:value-type="float" office:value="1.50448" calcext:value-type="float">
            <text:p>1.50448</text:p>
          </table:table-cell>
          <table:table-cell office:value-type="float" office:value="1.2282" calcext:value-type="float">
            <text:p>1.2282</text:p>
          </table:table-cell>
          <table:table-cell office:value-type="float" office:value="0.822486" calcext:value-type="float">
            <text:p>0.822486</text:p>
          </table:table-cell>
          <table:table-cell office:value-type="float" office:value="0.65008" calcext:value-type="float">
            <text:p>0.65008</text:p>
          </table:table-cell>
          <table:table-cell office:value-type="float" office:value="1.08572" calcext:value-type="float">
            <text:p>1.08572</text:p>
          </table:table-cell>
          <table:table-cell office:value-type="float" office:value="0.963773" calcext:value-type="float">
            <text:p>0.963773</text:p>
          </table:table-cell>
          <table:table-cell office:value-type="float" office:value="0.931291" calcext:value-type="float">
            <text:p>0.931291</text:p>
          </table:table-cell>
          <table:table-cell office:value-type="float" office:value="1.20014" calcext:value-type="float">
            <text:p>1.20014</text:p>
          </table:table-cell>
          <table:table-cell office:value-type="float" office:value="0.923527" calcext:value-type="float">
            <text:p>0.923527</text:p>
          </table:table-cell>
          <table:table-cell office:value-type="float" office:value="0.92516" calcext:value-type="float">
            <text:p>0.92516</text:p>
          </table:table-cell>
          <table:table-cell office:value-type="float" office:value="1.03326" calcext:value-type="float">
            <text:p>1.03326</text:p>
          </table:table-cell>
          <table:table-cell office:value-type="float" office:value="1.08589" calcext:value-type="float">
            <text:p>1.08589</text:p>
          </table:table-cell>
          <table:table-cell office:value-type="float" office:value="0.548527" calcext:value-type="float">
            <text:p>0.548527</text:p>
          </table:table-cell>
          <table:table-cell office:value-type="float" office:value="0.944867" calcext:value-type="float">
            <text:p>0.944867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23097" calcext:value-type="float">
            <text:p>1.23097</text:p>
          </table:table-cell>
          <table:table-cell office:value-type="float" office:value="1.32358" calcext:value-type="float">
            <text:p>1.32358</text:p>
          </table:table-cell>
          <table:table-cell office:value-type="float" office:value="0.919309" calcext:value-type="float">
            <text:p>0.919309</text:p>
          </table:table-cell>
          <table:table-cell office:value-type="float" office:value="0.837855" calcext:value-type="float">
            <text:p>0.837855</text:p>
          </table:table-cell>
          <table:table-cell office:value-type="float" office:value="0.841231" calcext:value-type="float">
            <text:p>0.841231</text:p>
          </table:table-cell>
          <table:table-cell office:value-type="float" office:value="0.806486" calcext:value-type="float">
            <text:p>0.806486</text:p>
          </table:table-cell>
          <table:table-cell office:value-type="float" office:value="1.08019" calcext:value-type="float">
            <text:p>1.08019</text:p>
          </table:table-cell>
          <table:table-cell office:value-type="float" office:value="0.816224" calcext:value-type="float">
            <text:p>0.816224</text:p>
          </table:table-cell>
          <table:table-cell office:value-type="float" office:value="1.03286" calcext:value-type="float">
            <text:p>1.03286</text:p>
          </table:table-cell>
          <table:table-cell office:value-type="float" office:value="1.27971" calcext:value-type="float">
            <text:p>1.27971</text:p>
          </table:table-cell>
          <table:table-cell office:value-type="float" office:value="1.34317" calcext:value-type="float">
            <text:p>1.34317</text:p>
          </table:table-cell>
          <table:table-cell office:value-type="float" office:value="0.978341" calcext:value-type="float">
            <text:p>0.978341</text:p>
          </table:table-cell>
          <table:table-cell office:value-type="float" office:value="0.883531" calcext:value-type="float">
            <text:p>0.883531</text:p>
          </table:table-cell>
          <table:table-cell office:value-type="float" office:value="0.904601" calcext:value-type="float">
            <text:p>0.904601</text:p>
          </table:table-cell>
          <table:table-cell office:value-type="float" office:value="1.05623" calcext:value-type="float">
            <text:p>1.05623</text:p>
          </table:table-cell>
          <table:table-cell office:value-type="float" office:value="1.17988" calcext:value-type="float">
            <text:p>1.17988</text:p>
          </table:table-cell>
          <table:table-cell office:value-type="float" office:value="1.33842" calcext:value-type="float">
            <text:p>1.33842</text:p>
          </table:table-cell>
          <table:table-cell office:value-type="float" office:value="0.803911" calcext:value-type="float">
            <text:p>0.803911</text:p>
          </table:table-cell>
          <table:table-cell office:value-type="float" office:value="0.820122" calcext:value-type="float">
            <text:p>0.820122</text:p>
          </table:table-cell>
          <table:table-cell office:value-type="float" office:value="0.585608" calcext:value-type="float">
            <text:p>0.585608</text:p>
          </table:table-cell>
          <table:table-cell office:value-type="float" office:value="0.857181" calcext:value-type="float">
            <text:p>0.857181</text:p>
          </table:table-cell>
          <table:table-cell office:value-type="float" office:value="0.757884" calcext:value-type="float">
            <text:p>0.757884</text:p>
          </table:table-cell>
          <table:table-cell office:value-type="float" office:value="0.968452" calcext:value-type="float">
            <text:p>0.968452</text:p>
          </table:table-cell>
          <table:table-cell office:value-type="float" office:value="1.35343" calcext:value-type="float">
            <text:p>1.35343</text:p>
          </table:table-cell>
          <table:table-cell office:value-type="float" office:value="0.952722" calcext:value-type="float">
            <text:p>0.952722</text:p>
          </table:table-cell>
          <table:table-cell office:value-type="float" office:value="0.85129" calcext:value-type="float">
            <text:p>0.85129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738798" calcext:value-type="float">
            <text:p>0.738798</text:p>
          </table:table-cell>
          <table:table-cell office:value-type="float" office:value="0.806035" calcext:value-type="float">
            <text:p>0.806035</text:p>
          </table:table-cell>
        </table:table-row>
        <table:table-row table:style-name="ro1">
          <table:table-cell office:value-type="string" calcext:value-type="string">
            <text:p>chunking-res-race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1648" calcext:value-type="float">
            <text:p>0.511648</text:p>
          </table:table-cell>
          <table:table-cell office:value-type="float" office:value="0.525795" calcext:value-type="float">
            <text:p>0.525795</text:p>
          </table:table-cell>
          <table:table-cell office:value-type="float" office:value="0.505386" calcext:value-type="float">
            <text:p>0.505386</text:p>
          </table:table-cell>
          <table:table-cell office:value-type="float" office:value="0.269941" calcext:value-type="float">
            <text:p>0.269941</text:p>
          </table:table-cell>
          <table:table-cell office:value-type="float" office:value="0.30132" calcext:value-type="float">
            <text:p>0.30132</text:p>
          </table:table-cell>
          <table:table-cell office:value-type="float" office:value="0.53385" calcext:value-type="float">
            <text:p>0.53385</text:p>
          </table:table-cell>
          <table:table-cell office:value-type="float" office:value="0.74021" calcext:value-type="float">
            <text:p>0.74021</text:p>
          </table:table-cell>
          <table:table-cell office:value-type="float" office:value="0.258689" calcext:value-type="float">
            <text:p>0.258689</text:p>
          </table:table-cell>
          <table:table-cell office:value-type="float" office:value="0.468826" calcext:value-type="float">
            <text:p>0.468826</text:p>
          </table:table-cell>
          <table:table-cell office:value-type="float" office:value="0.252929" calcext:value-type="float">
            <text:p>0.252929</text:p>
          </table:table-cell>
          <table:table-cell office:value-type="float" office:value="0.273547" calcext:value-type="float">
            <text:p>0.273547</text:p>
          </table:table-cell>
          <table:table-cell office:value-type="float" office:value="0.522037" calcext:value-type="float">
            <text:p>0.522037</text:p>
          </table:table-cell>
          <table:table-cell office:value-type="float" office:value="0.262887" calcext:value-type="float">
            <text:p>0.262887</text:p>
          </table:table-cell>
          <table:table-cell office:value-type="float" office:value="0.263869" calcext:value-type="float">
            <text:p>0.263869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40142" calcext:value-type="float">
            <text:p>0.540142</text:p>
          </table:table-cell>
          <table:table-cell office:value-type="float" office:value="0.518761" calcext:value-type="float">
            <text:p>0.518761</text:p>
          </table:table-cell>
          <table:table-cell office:value-type="float" office:value="0.259311" calcext:value-type="float">
            <text:p>0.259311</text:p>
          </table:table-cell>
          <table:table-cell office:value-type="float" office:value="0.560169" calcext:value-type="float">
            <text:p>0.560169</text:p>
          </table:table-cell>
          <table:table-cell office:value-type="float" office:value="0.255022" calcext:value-type="float">
            <text:p>0.255022</text:p>
          </table:table-cell>
          <table:table-cell office:value-type="float" office:value="0.452756" calcext:value-type="float">
            <text:p>0.452756</text:p>
          </table:table-cell>
          <table:table-cell office:value-type="float" office:value="0.404135" calcext:value-type="float">
            <text:p>0.404135</text:p>
          </table:table-cell>
          <table:table-cell office:value-type="float" office:value="0.530774" calcext:value-type="float">
            <text:p>0.530774</text:p>
          </table:table-cell>
          <table:table-cell office:value-type="float" office:value="0.499996" calcext:value-type="float">
            <text:p>0.499996</text:p>
          </table:table-cell>
          <table:table-cell office:value-type="float" office:value="0.274469" calcext:value-type="float">
            <text:p>0.274469</text:p>
          </table:table-cell>
          <table:table-cell office:value-type="float" office:value="0.503563" calcext:value-type="float">
            <text:p>0.503563</text:p>
          </table:table-cell>
          <table:table-cell office:value-type="float" office:value="0.507259" calcext:value-type="float">
            <text:p>0.507259</text:p>
          </table:table-cell>
          <table:table-cell office:value-type="float" office:value="0.504054" calcext:value-type="float">
            <text:p>0.504054</text:p>
          </table:table-cell>
          <table:table-cell office:value-type="float" office:value="0.503422" calcext:value-type="float">
            <text:p>0.503422</text:p>
          </table:table-cell>
          <table:table-cell office:value-type="float" office:value="0.587411" calcext:value-type="float">
            <text:p>0.587411</text:p>
          </table:table-cell>
          <table:table-cell office:value-type="float" office:value="0.510256" calcext:value-type="float">
            <text:p>0.510256</text:p>
          </table:table-cell>
          <table:table-cell office:value-type="float" office:value="0.253209" calcext:value-type="float">
            <text:p>0.253209</text:p>
          </table:table-cell>
          <table:table-cell office:value-type="float" office:value="0.255643" calcext:value-type="float">
            <text:p>0.255643</text:p>
          </table:table-cell>
          <table:table-cell office:value-type="float" office:value="0.331697" calcext:value-type="float">
            <text:p>0.331697</text:p>
          </table:table-cell>
          <table:table-cell office:value-type="float" office:value="0.254582" calcext:value-type="float">
            <text:p>0.254582</text:p>
          </table:table-cell>
          <table:table-cell office:value-type="float" office:value="0.408733" calcext:value-type="float">
            <text:p>0.408733</text:p>
          </table:table-cell>
          <table:table-cell office:value-type="float" office:value="0.508852" calcext:value-type="float">
            <text:p>0.508852</text:p>
          </table:table-cell>
          <table:table-cell office:value-type="float" office:value="0.390739" calcext:value-type="float">
            <text:p>0.390739</text:p>
          </table:table-cell>
          <table:table-cell office:value-type="float" office:value="0.504595" calcext:value-type="float">
            <text:p>0.504595</text:p>
          </table:table-cell>
          <table:table-cell office:value-type="float" office:value="0.479708" calcext:value-type="float">
            <text:p>0.479708</text:p>
          </table:table-cell>
          <table:table-cell office:value-type="float" office:value="0.495968" calcext:value-type="float">
            <text:p>0.495968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0.255012" calcext:value-type="float">
            <text:p>0.255012</text:p>
          </table:table-cell>
          <table:table-cell office:value-type="float" office:value="0.316429" calcext:value-type="float">
            <text:p>0.316429</text:p>
          </table:table-cell>
          <table:table-cell office:value-type="float" office:value="0.602029" calcext:value-type="float">
            <text:p>0.602029</text:p>
          </table:table-cell>
          <table:table-cell office:value-type="float" office:value="0.555071" calcext:value-type="float">
            <text:p>0.555071</text:p>
          </table:table-cell>
          <table:table-cell office:value-type="float" office:value="0.54487" calcext:value-type="float">
            <text:p>0.54487</text:p>
          </table:table-cell>
          <table:table-cell office:value-type="float" office:value="0.512078" calcext:value-type="float">
            <text:p>0.512078</text:p>
          </table:table-cell>
          <table:table-cell office:value-type="float" office:value="0.708911" calcext:value-type="float">
            <text:p>0.708911</text:p>
          </table:table-cell>
          <table:table-cell office:value-type="float" office:value="0.515044" calcext:value-type="float">
            <text:p>0.515044</text:p>
          </table:table-cell>
          <table:table-cell office:value-type="float" office:value="0.250103" calcext:value-type="float">
            <text:p>0.250103</text:p>
          </table:table-cell>
          <table:table-cell office:value-type="float" office:value="0.284418" calcext:value-type="float">
            <text:p>0.284418</text:p>
          </table:table-cell>
          <table:table-cell office:value-type="float" office:value="0.303293" calcext:value-type="float">
            <text:p>0.303293</text:p>
          </table:table-cell>
          <table:table-cell office:value-type="float" office:value="0.519042" calcext:value-type="float">
            <text:p>0.519042</text:p>
          </table:table-cell>
          <table:table-cell office:value-type="float" office:value="0.509534" calcext:value-type="float">
            <text:p>0.509534</text:p>
          </table:table-cell>
          <table:table-cell office:value-type="float" office:value="0.517108" calcext:value-type="float">
            <text:p>0.517108</text:p>
          </table:table-cell>
          <table:table-cell office:value-type="float" office:value="0.275632" calcext:value-type="float">
            <text:p>0.275632</text:p>
          </table:table-cell>
          <table:table-cell office:value-type="float" office:value="0.520304" calcext:value-type="float">
            <text:p>0.520304</text:p>
          </table:table-cell>
          <table:table-cell office:value-type="float" office:value="0.310007" calcext:value-type="float">
            <text:p>0.310007</text:p>
          </table:table-cell>
          <table:table-cell office:value-type="float" office:value="0.259942" calcext:value-type="float">
            <text:p>0.259942</text:p>
          </table:table-cell>
          <table:table-cell office:value-type="float" office:value="0.448598" calcext:value-type="float">
            <text:p>0.448598</text:p>
          </table:table-cell>
          <table:table-cell office:value-type="float" office:value="0.26955" calcext:value-type="float">
            <text:p>0.26955</text:p>
          </table:table-cell>
          <table:table-cell office:value-type="float" office:value="0.513571" calcext:value-type="float">
            <text:p>0.513571</text:p>
          </table:table-cell>
          <table:table-cell office:value-type="float" office:value="0.489766" calcext:value-type="float">
            <text:p>0.489766</text:p>
          </table:table-cell>
          <table:table-cell office:value-type="float" office:value="0.254562" calcext:value-type="float">
            <text:p>0.254562</text:p>
          </table:table-cell>
          <table:table-cell office:value-type="float" office:value="0.301851" calcext:value-type="float">
            <text:p>0.301851</text:p>
          </table:table-cell>
          <table:table-cell office:value-type="float" office:value="0.339883" calcext:value-type="float">
            <text:p>0.339883</text:p>
          </table:table-cell>
          <table:table-cell office:value-type="float" office:value="0.509954" calcext:value-type="float">
            <text:p>0.509954</text:p>
          </table:table-cell>
          <table:table-cell office:value-type="float" office:value="0.509313" calcext:value-type="float">
            <text:p>0.509313</text:p>
          </table:table-cell>
          <table:table-cell office:value-type="float" office:value="0.272346" calcext:value-type="float">
            <text:p>0.272346</text:p>
          </table:table-cell>
          <table:table-cell office:value-type="float" office:value="0.315097" calcext:value-type="float">
            <text:p>0.315097</text:p>
          </table:table-cell>
          <table:table-cell office:value-type="float" office:value="0.513832" calcext:value-type="float">
            <text:p>0.513832</text:p>
          </table:table-cell>
          <table:table-cell office:value-type="float" office:value="0.469488" calcext:value-type="float">
            <text:p>0.469488</text:p>
          </table:table-cell>
          <table:table-cell office:value-type="float" office:value="0.257117" calcext:value-type="float">
            <text:p>0.257117</text:p>
          </table:table-cell>
          <table:table-cell office:value-type="float" office:value="0.504615" calcext:value-type="float">
            <text:p>0.504615</text:p>
          </table:table-cell>
          <table:table-cell office:value-type="float" office:value="0.63452" calcext:value-type="float">
            <text:p>0.63452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308493" calcext:value-type="float">
            <text:p>0.308493</text:p>
          </table:table-cell>
          <table:table-cell office:value-type="float" office:value="0.543298" calcext:value-type="float">
            <text:p>0.543298</text:p>
          </table:table-cell>
          <table:table-cell office:value-type="float" office:value="0.529942" calcext:value-type="float">
            <text:p>0.529942</text:p>
          </table:table-cell>
          <table:table-cell office:value-type="float" office:value="0.254011" calcext:value-type="float">
            <text:p>0.254011</text:p>
          </table:table-cell>
          <table:table-cell office:value-type="float" office:value="0.351575" calcext:value-type="float">
            <text:p>0.351575</text:p>
          </table:table-cell>
          <table:table-cell office:value-type="float" office:value="0.508242" calcext:value-type="float">
            <text:p>0.508242</text:p>
          </table:table-cell>
          <table:table-cell office:value-type="float" office:value="0.315346" calcext:value-type="float">
            <text:p>0.315346</text:p>
          </table:table-cell>
          <table:table-cell office:value-type="float" office:value="0.29587" calcext:value-type="float">
            <text:p>0.29587</text:p>
          </table:table-cell>
          <table:table-cell office:value-type="float" office:value="0.511227" calcext:value-type="float">
            <text:p>0.511227</text:p>
          </table:table-cell>
          <table:table-cell office:value-type="float" office:value="0.301029" calcext:value-type="float">
            <text:p>0.301029</text:p>
          </table:table-cell>
          <table:table-cell office:value-type="float" office:value="0.493173" calcext:value-type="float">
            <text:p>0.493173</text:p>
          </table:table-cell>
          <table:table-cell office:value-type="float" office:value="0.541173" calcext:value-type="float">
            <text:p>0.541173</text:p>
          </table:table-cell>
          <table:table-cell office:value-type="float" office:value="0.519452" calcext:value-type="float">
            <text:p>0.519452</text:p>
          </table:table-cell>
          <table:table-cell office:value-type="float" office:value="0.261805" calcext:value-type="float">
            <text:p>0.261805</text:p>
          </table:table-cell>
          <table:table-cell office:value-type="float" office:value="0.504475" calcext:value-type="float">
            <text:p>0.504475</text:p>
          </table:table-cell>
          <table:table-cell office:value-type="float" office:value="0.29591" calcext:value-type="float">
            <text:p>0.29591</text:p>
          </table:table-cell>
          <table:table-cell office:value-type="float" office:value="0.268908" calcext:value-type="float">
            <text:p>0.268908</text:p>
          </table:table-cell>
          <table:table-cell office:value-type="float" office:value="0.712327" calcext:value-type="float">
            <text:p>0.712327</text:p>
          </table:table-cell>
          <table:table-cell office:value-type="float" office:value="0.253219" calcext:value-type="float">
            <text:p>0.253219</text:p>
          </table:table-cell>
          <table:table-cell office:value-type="float" office:value="0.255813" calcext:value-type="float">
            <text:p>0.255813</text:p>
          </table:table-cell>
          <table:table-cell office:value-type="float" office:value="0.256525" calcext:value-type="float">
            <text:p>0.256525</text:p>
          </table:table-cell>
          <table:table-cell office:value-type="float" office:value="0.550411" calcext:value-type="float">
            <text:p>0.550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0964" calcext:value-type="float">
            <text:p>0.540964</text:p>
          </table:table-cell>
          <table:table-cell office:value-type="float" office:value="0.583854" calcext:value-type="float">
            <text:p>0.583854</text:p>
          </table:table-cell>
          <table:table-cell office:value-type="float" office:value="0.797359" calcext:value-type="float">
            <text:p>0.797359</text:p>
          </table:table-cell>
          <table:table-cell office:value-type="float" office:value="0.32255" calcext:value-type="float">
            <text:p>0.32255</text:p>
          </table:table-cell>
          <table:table-cell office:value-type="float" office:value="0.561112" calcext:value-type="float">
            <text:p>0.561112</text:p>
          </table:table-cell>
          <table:table-cell office:value-type="float" office:value="0.384598" calcext:value-type="float">
            <text:p>0.384598</text:p>
          </table:table-cell>
          <table:table-cell office:value-type="float" office:value="0.682982" calcext:value-type="float">
            <text:p>0.682982</text:p>
          </table:table-cell>
          <table:table-cell office:value-type="float" office:value="0.659938" calcext:value-type="float">
            <text:p>0.659938</text:p>
          </table:table-cell>
          <table:table-cell office:value-type="float" office:value="0.848806" calcext:value-type="float">
            <text:p>0.848806</text:p>
          </table:table-cell>
          <table:table-cell office:value-type="float" office:value="0.357386" calcext:value-type="float">
            <text:p>0.357386</text:p>
          </table:table-cell>
          <table:table-cell office:value-type="float" office:value="0.816094" calcext:value-type="float">
            <text:p>0.816094</text:p>
          </table:table-cell>
          <table:table-cell office:value-type="float" office:value="0.436916" calcext:value-type="float">
            <text:p>0.436916</text:p>
          </table:table-cell>
          <table:table-cell office:value-type="float" office:value="0.54455" calcext:value-type="float">
            <text:p>0.54455</text:p>
          </table:table-cell>
          <table:table-cell office:value-type="float" office:value="0.467334" calcext:value-type="float">
            <text:p>0.467334</text:p>
          </table:table-cell>
          <table:table-cell office:value-type="float" office:value="0.678433" calcext:value-type="float">
            <text:p>0.678433</text:p>
          </table:table-cell>
          <table:table-cell office:value-type="float" office:value="0.526186" calcext:value-type="float">
            <text:p>0.526186</text:p>
          </table:table-cell>
          <table:table-cell office:value-type="float" office:value="0.537927" calcext:value-type="float">
            <text:p>0.537927</text:p>
          </table:table-cell>
          <table:table-cell office:value-type="float" office:value="0.85092" calcext:value-type="float">
            <text:p>0.85092</text:p>
          </table:table-cell>
          <table:table-cell office:value-type="float" office:value="0.975485" calcext:value-type="float">
            <text:p>0.975485</text:p>
          </table:table-cell>
          <table:table-cell office:value-type="float" office:value="0.384547" calcext:value-type="float">
            <text:p>0.384547</text:p>
          </table:table-cell>
          <table:table-cell office:value-type="float" office:value="0.292694" calcext:value-type="float">
            <text:p>0.292694</text:p>
          </table:table-cell>
          <table:table-cell office:value-type="float" office:value="0.347747" calcext:value-type="float">
            <text:p>0.347747</text:p>
          </table:table-cell>
          <table:table-cell office:value-type="float" office:value="0.343079" calcext:value-type="float">
            <text:p>0.343079</text:p>
          </table:table-cell>
          <table:table-cell office:value-type="float" office:value="0.383144" calcext:value-type="float">
            <text:p>0.383144</text:p>
          </table:table-cell>
          <table:table-cell office:value-type="float" office:value="0.310027" calcext:value-type="float">
            <text:p>0.310027</text:p>
          </table:table-cell>
          <table:table-cell office:value-type="float" office:value="0.33266" calcext:value-type="float">
            <text:p>0.33266</text:p>
          </table:table-cell>
          <table:table-cell office:value-type="float" office:value="0.412831" calcext:value-type="float">
            <text:p>0.412831</text:p>
          </table:table-cell>
          <table:table-cell office:value-type="float" office:value="0.544661" calcext:value-type="float">
            <text:p>0.544661</text:p>
          </table:table-cell>
          <table:table-cell office:value-type="float" office:value="0.536104" calcext:value-type="float">
            <text:p>0.536104</text:p>
          </table:table-cell>
          <table:table-cell office:value-type="float" office:value="0.43858" calcext:value-type="float">
            <text:p>0.43858</text:p>
          </table:table-cell>
          <table:table-cell office:value-type="float" office:value="0.488565" calcext:value-type="float">
            <text:p>0.488565</text:p>
          </table:table-cell>
          <table:table-cell office:value-type="float" office:value="0.841121" calcext:value-type="float">
            <text:p>0.841121</text:p>
          </table:table-cell>
          <table:table-cell office:value-type="float" office:value="0.832525" calcext:value-type="float">
            <text:p>0.832525</text:p>
          </table:table-cell>
          <table:table-cell office:value-type="float" office:value="0.844647" calcext:value-type="float">
            <text:p>0.844647</text:p>
          </table:table-cell>
          <table:table-cell office:value-type="float" office:value="0.325075" calcext:value-type="float">
            <text:p>0.325075</text:p>
          </table:table-cell>
          <table:table-cell office:value-type="float" office:value="0.437377" calcext:value-type="float">
            <text:p>0.437377</text:p>
          </table:table-cell>
          <table:table-cell office:value-type="float" office:value="0.418662" calcext:value-type="float">
            <text:p>0.418662</text:p>
          </table:table-cell>
          <table:table-cell office:value-type="float" office:value="0.54996" calcext:value-type="float">
            <text:p>0.54996</text:p>
          </table:table-cell>
          <table:table-cell office:value-type="float" office:value="0.859566" calcext:value-type="float">
            <text:p>0.859566</text:p>
          </table:table-cell>
          <table:table-cell office:value-type="float" office:value="0.535783" calcext:value-type="float">
            <text:p>0.535783</text:p>
          </table:table-cell>
          <table:table-cell office:value-type="float" office:value="0.404485" calcext:value-type="float">
            <text:p>0.404485</text:p>
          </table:table-cell>
          <table:table-cell office:value-type="float" office:value="0.86178" calcext:value-type="float">
            <text:p>0.86178</text:p>
          </table:table-cell>
          <table:table-cell office:value-type="float" office:value="0.332148" calcext:value-type="float">
            <text:p>0.332148</text:p>
          </table:table-cell>
          <table:table-cell office:value-type="float" office:value="0.537236" calcext:value-type="float">
            <text:p>0.537236</text:p>
          </table:table-cell>
          <table:table-cell office:value-type="float" office:value="0.829389" calcext:value-type="float">
            <text:p>0.829389</text:p>
          </table:table-cell>
          <table:table-cell office:value-type="float" office:value="0.43925" calcext:value-type="float">
            <text:p>0.43925</text:p>
          </table:table-cell>
          <table:table-cell office:value-type="float" office:value="0.347747" calcext:value-type="float">
            <text:p>0.347747</text:p>
          </table:table-cell>
          <table:table-cell office:value-type="float" office:value="0.53372" calcext:value-type="float">
            <text:p>0.53372</text:p>
          </table:table-cell>
          <table:table-cell office:value-type="float" office:value="0.411148" calcext:value-type="float">
            <text:p>0.411148</text:p>
          </table:table-cell>
          <table:table-cell office:value-type="float" office:value="0.798971" calcext:value-type="float">
            <text:p>0.798971</text:p>
          </table:table-cell>
          <table:table-cell office:value-type="float" office:value="0.293956" calcext:value-type="float">
            <text:p>0.293956</text:p>
          </table:table-cell>
          <table:table-cell office:value-type="float" office:value="0.57116" calcext:value-type="float">
            <text:p>0.57116</text:p>
          </table:table-cell>
          <table:table-cell office:value-type="float" office:value="0.432257" calcext:value-type="float">
            <text:p>0.432257</text:p>
          </table:table-cell>
          <table:table-cell office:value-type="float" office:value="0.327639" calcext:value-type="float">
            <text:p>0.327639</text:p>
          </table:table-cell>
          <table:table-cell office:value-type="float" office:value="0.427288" calcext:value-type="float">
            <text:p>0.427288</text:p>
          </table:table-cell>
          <table:table-cell office:value-type="float" office:value="0.89849" calcext:value-type="float">
            <text:p>0.89849</text:p>
          </table:table-cell>
          <table:table-cell office:value-type="float" office:value="0.334172" calcext:value-type="float">
            <text:p>0.334172</text:p>
          </table:table-cell>
          <table:table-cell office:value-type="float" office:value="0.850409" calcext:value-type="float">
            <text:p>0.850409</text:p>
          </table:table-cell>
          <table:table-cell office:value-type="float" office:value="0.357706" calcext:value-type="float">
            <text:p>0.357706</text:p>
          </table:table-cell>
          <table:table-cell office:value-type="float" office:value="0.445162" calcext:value-type="float">
            <text:p>0.445162</text:p>
          </table:table-cell>
          <table:table-cell office:value-type="float" office:value="0.632968" calcext:value-type="float">
            <text:p>0.632968</text:p>
          </table:table-cell>
          <table:table-cell office:value-type="float" office:value="0.327389" calcext:value-type="float">
            <text:p>0.327389</text:p>
          </table:table-cell>
          <table:table-cell office:value-type="float" office:value="0.44917" calcext:value-type="float">
            <text:p>0.44917</text:p>
          </table:table-cell>
          <table:table-cell office:value-type="float" office:value="0.553718" calcext:value-type="float">
            <text:p>0.553718</text:p>
          </table:table-cell>
          <table:table-cell office:value-type="float" office:value="0.650831" calcext:value-type="float">
            <text:p>0.650831</text:p>
          </table:table-cell>
          <table:table-cell office:value-type="float" office:value="0.352387" calcext:value-type="float">
            <text:p>0.352387</text:p>
          </table:table-cell>
          <table:table-cell office:value-type="float" office:value="0.783673" calcext:value-type="float">
            <text:p>0.783673</text:p>
          </table:table-cell>
          <table:table-cell office:value-type="float" office:value="0.86186" calcext:value-type="float">
            <text:p>0.86186</text:p>
          </table:table-cell>
          <table:table-cell office:value-type="float" office:value="0.55511" calcext:value-type="float">
            <text:p>0.55511</text:p>
          </table:table-cell>
          <table:table-cell office:value-type="float" office:value="0.435815" calcext:value-type="float">
            <text:p>0.435815</text:p>
          </table:table-cell>
          <table:table-cell office:value-type="float" office:value="0.494074" calcext:value-type="float">
            <text:p>0.494074</text:p>
          </table:table-cell>
          <table:table-cell office:value-type="float" office:value="0.318062" calcext:value-type="float">
            <text:p>0.318062</text:p>
          </table:table-cell>
          <table:table-cell office:value-type="float" office:value="0.544039" calcext:value-type="float">
            <text:p>0.544039</text:p>
          </table:table-cell>
          <table:table-cell office:value-type="float" office:value="0.867611" calcext:value-type="float">
            <text:p>0.867611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0.546333" calcext:value-type="float">
            <text:p>0.546333</text:p>
          </table:table-cell>
          <table:table-cell office:value-type="float" office:value="0.331707" calcext:value-type="float">
            <text:p>0.331707</text:p>
          </table:table-cell>
          <table:table-cell office:value-type="float" office:value="0.526386" calcext:value-type="float">
            <text:p>0.526386</text:p>
          </table:table-cell>
          <table:table-cell office:value-type="float" office:value="0.811615" calcext:value-type="float">
            <text:p>0.811615</text:p>
          </table:table-cell>
          <table:table-cell office:value-type="float" office:value="0.341426" calcext:value-type="float">
            <text:p>0.341426</text:p>
          </table:table-cell>
          <table:table-cell office:value-type="float" office:value="0.537076" calcext:value-type="float">
            <text:p>0.537076</text:p>
          </table:table-cell>
          <table:table-cell office:value-type="float" office:value="0.325827" calcext:value-type="float">
            <text:p>0.325827</text:p>
          </table:table-cell>
          <table:table-cell office:value-type="float" office:value="0.406368" calcext:value-type="float">
            <text:p>0.406368</text:p>
          </table:table-cell>
          <table:table-cell office:value-type="float" office:value="0.34389" calcext:value-type="float">
            <text:p>0.34389</text:p>
          </table:table-cell>
          <table:table-cell office:value-type="float" office:value="0.561613" calcext:value-type="float">
            <text:p>0.561613</text:p>
          </table:table-cell>
          <table:table-cell office:value-type="float" office:value="0.531846" calcext:value-type="float">
            <text:p>0.531846</text:p>
          </table:table-cell>
          <table:table-cell office:value-type="float" office:value="0.583534" calcext:value-type="float">
            <text:p>0.583534</text:p>
          </table:table-cell>
          <table:table-cell office:value-type="float" office:value="0.547486" calcext:value-type="float">
            <text:p>0.547486</text:p>
          </table:table-cell>
          <table:table-cell office:value-type="float" office:value="0.547235" calcext:value-type="float">
            <text:p>0.547235</text:p>
          </table:table-cell>
          <table:table-cell office:value-type="float" office:value="0.434121" calcext:value-type="float">
            <text:p>0.434121</text:p>
          </table:table-cell>
          <table:table-cell office:value-type="float" office:value="0.81953" calcext:value-type="float">
            <text:p>0.81953</text:p>
          </table:table-cell>
          <table:table-cell office:value-type="float" office:value="0.344842" calcext:value-type="float">
            <text:p>0.344842</text:p>
          </table:table-cell>
          <table:table-cell office:value-type="float" office:value="0.335234" calcext:value-type="float">
            <text:p>0.335234</text:p>
          </table:table-cell>
          <table:table-cell office:value-type="float" office:value="0.357126" calcext:value-type="float">
            <text:p>0.357126</text:p>
          </table:table-cell>
          <table:table-cell office:value-type="float" office:value="0.389066" calcext:value-type="float">
            <text:p>0.389066</text:p>
          </table:table-cell>
          <table:table-cell office:value-type="float" office:value="0.334763" calcext:value-type="float">
            <text:p>0.334763</text:p>
          </table:table-cell>
          <table:table-cell office:value-type="float" office:value="0.323512" calcext:value-type="float">
            <text:p>0.323512</text:p>
          </table:table-cell>
          <table:table-cell office:value-type="float" office:value="0.344101" calcext:value-type="float">
            <text:p>0.344101</text:p>
          </table:table-cell>
          <table:table-cell office:value-type="float" office:value="0.386381" calcext:value-type="float">
            <text:p>0.386381</text:p>
          </table:table-cell>
          <table:table-cell office:value-type="float" office:value="0.330084" calcext:value-type="float">
            <text:p>0.330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6738" calcext:value-type="float">
            <text:p>0.786738</text:p>
          </table:table-cell>
          <table:table-cell office:value-type="float" office:value="0.397632" calcext:value-type="float">
            <text:p>0.397632</text:p>
          </table:table-cell>
          <table:table-cell office:value-type="float" office:value="0.674777" calcext:value-type="float">
            <text:p>0.674777</text:p>
          </table:table-cell>
          <table:table-cell office:value-type="float" office:value="1.09124" calcext:value-type="float">
            <text:p>1.09124</text:p>
          </table:table-cell>
          <table:table-cell office:value-type="float" office:value="0.929578" calcext:value-type="float">
            <text:p>0.929578</text:p>
          </table:table-cell>
          <table:table-cell office:value-type="float" office:value="0.41224" calcext:value-type="float">
            <text:p>0.41224</text:p>
          </table:table-cell>
          <table:table-cell office:value-type="float" office:value="0.505105" calcext:value-type="float">
            <text:p>0.505105</text:p>
          </table:table-cell>
          <table:table-cell office:value-type="float" office:value="0.461252" calcext:value-type="float">
            <text:p>0.461252</text:p>
          </table:table-cell>
          <table:table-cell office:value-type="float" office:value="0.415766" calcext:value-type="float">
            <text:p>0.415766</text:p>
          </table:table-cell>
          <table:table-cell office:value-type="float" office:value="0.625804" calcext:value-type="float">
            <text:p>0.625804</text:p>
          </table:table-cell>
          <table:table-cell office:value-type="float" office:value="0.744659" calcext:value-type="float">
            <text:p>0.744659</text:p>
          </table:table-cell>
          <table:table-cell office:value-type="float" office:value="0.287174" calcext:value-type="float">
            <text:p>0.287174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0.457466" calcext:value-type="float">
            <text:p>0.457466</text:p>
          </table:table-cell>
          <table:table-cell office:value-type="float" office:value="0.510897" calcext:value-type="float">
            <text:p>0.510897</text:p>
          </table:table-cell>
          <table:table-cell office:value-type="float" office:value="0.57108" calcext:value-type="float">
            <text:p>0.57108</text:p>
          </table:table-cell>
          <table:table-cell office:value-type="float" office:value="0.617267" calcext:value-type="float">
            <text:p>0.617267</text:p>
          </table:table-cell>
          <table:table-cell office:value-type="float" office:value="0.546193" calcext:value-type="float">
            <text:p>0.546193</text:p>
          </table:table-cell>
          <table:table-cell office:value-type="float" office:value="0.537046" calcext:value-type="float">
            <text:p>0.537046</text:p>
          </table:table-cell>
          <table:table-cell office:value-type="float" office:value="0.39657" calcext:value-type="float">
            <text:p>0.39657</text:p>
          </table:table-cell>
          <table:table-cell office:value-type="float" office:value="0.463497" calcext:value-type="float">
            <text:p>0.463497</text:p>
          </table:table-cell>
          <table:table-cell office:value-type="float" office:value="0.64486" calcext:value-type="float">
            <text:p>0.64486</text:p>
          </table:table-cell>
          <table:table-cell office:value-type="float" office:value="0.429883" calcext:value-type="float">
            <text:p>0.429883</text:p>
          </table:table-cell>
          <table:table-cell office:value-type="float" office:value="0.621215" calcext:value-type="float">
            <text:p>0.621215</text:p>
          </table:table-cell>
          <table:table-cell office:value-type="float" office:value="0.479547" calcext:value-type="float">
            <text:p>0.479547</text:p>
          </table:table-cell>
          <table:table-cell office:value-type="float" office:value="0.529451" calcext:value-type="float">
            <text:p>0.529451</text:p>
          </table:table-cell>
          <table:table-cell office:value-type="float" office:value="0.460932" calcext:value-type="float">
            <text:p>0.460932</text:p>
          </table:table-cell>
          <table:table-cell office:value-type="float" office:value="0.536845" calcext:value-type="float">
            <text:p>0.536845</text:p>
          </table:table-cell>
          <table:table-cell office:value-type="float" office:value="0.453037" calcext:value-type="float">
            <text:p>0.453037</text:p>
          </table:table-cell>
          <table:table-cell office:value-type="float" office:value="0.654458" calcext:value-type="float">
            <text:p>0.654458</text:p>
          </table:table-cell>
          <table:table-cell office:value-type="float" office:value="0.539771" calcext:value-type="float">
            <text:p>0.539771</text:p>
          </table:table-cell>
          <table:table-cell office:value-type="float" office:value="0.404545" calcext:value-type="float">
            <text:p>0.404545</text:p>
          </table:table-cell>
          <table:table-cell office:value-type="float" office:value="0.60754" calcext:value-type="float">
            <text:p>0.60754</text:p>
          </table:table-cell>
          <table:table-cell office:value-type="float" office:value="0.423341" calcext:value-type="float">
            <text:p>0.423341</text:p>
          </table:table-cell>
          <table:table-cell office:value-type="float" office:value="0.424854" calcext:value-type="float">
            <text:p>0.424854</text:p>
          </table:table-cell>
          <table:table-cell office:value-type="float" office:value="0.652374" calcext:value-type="float">
            <text:p>0.652374</text:p>
          </table:table-cell>
          <table:table-cell office:value-type="float" office:value="0.447457" calcext:value-type="float">
            <text:p>0.447457</text:p>
          </table:table-cell>
          <table:table-cell office:value-type="float" office:value="0.622949" calcext:value-type="float">
            <text:p>0.622949</text:p>
          </table:table-cell>
          <table:table-cell office:value-type="float" office:value="0.424563" calcext:value-type="float">
            <text:p>0.424563</text:p>
          </table:table-cell>
          <table:table-cell office:value-type="float" office:value="0.797869" calcext:value-type="float">
            <text:p>0.797869</text:p>
          </table:table-cell>
          <table:table-cell office:value-type="float" office:value="0.388826" calcext:value-type="float">
            <text:p>0.388826</text:p>
          </table:table-cell>
          <table:table-cell office:value-type="float" office:value="0.429733" calcext:value-type="float">
            <text:p>0.429733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601348" calcext:value-type="float">
            <text:p>0.601348</text:p>
          </table:table-cell>
          <table:table-cell office:value-type="float" office:value="0.505887" calcext:value-type="float">
            <text:p>0.505887</text:p>
          </table:table-cell>
          <table:table-cell office:value-type="float" office:value="0.725172" calcext:value-type="float">
            <text:p>0.725172</text:p>
          </table:table-cell>
          <table:table-cell office:value-type="float" office:value="0.409986" calcext:value-type="float">
            <text:p>0.409986</text:p>
          </table:table-cell>
          <table:table-cell office:value-type="float" office:value="0.775707" calcext:value-type="float">
            <text:p>0.775707</text:p>
          </table:table-cell>
          <table:table-cell office:value-type="float" office:value="0.453999" calcext:value-type="float">
            <text:p>0.453999</text:p>
          </table:table-cell>
          <table:table-cell office:value-type="float" office:value="0.63449" calcext:value-type="float">
            <text:p>0.63449</text:p>
          </table:table-cell>
          <table:table-cell office:value-type="float" office:value="0.389737" calcext:value-type="float">
            <text:p>0.389737</text:p>
          </table:table-cell>
          <table:table-cell office:value-type="float" office:value="0.530604" calcext:value-type="float">
            <text:p>0.530604</text:p>
          </table:table-cell>
          <table:table-cell office:value-type="float" office:value="0.444791" calcext:value-type="float">
            <text:p>0.444791</text:p>
          </table:table-cell>
          <table:table-cell office:value-type="float" office:value="0.319895" calcext:value-type="float">
            <text:p>0.319895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12227" calcext:value-type="float">
            <text:p>0.712227</text:p>
          </table:table-cell>
          <table:table-cell office:value-type="float" office:value="0.419864" calcext:value-type="float">
            <text:p>0.419864</text:p>
          </table:table-cell>
          <table:table-cell office:value-type="float" office:value="0.307622" calcext:value-type="float">
            <text:p>0.307622</text:p>
          </table:table-cell>
          <table:table-cell office:value-type="float" office:value="0.474457" calcext:value-type="float">
            <text:p>0.474457</text:p>
          </table:table-cell>
          <table:table-cell office:value-type="float" office:value="0.540673" calcext:value-type="float">
            <text:p>0.540673</text:p>
          </table:table-cell>
          <table:table-cell office:value-type="float" office:value="0.768393" calcext:value-type="float">
            <text:p>0.768393</text:p>
          </table:table-cell>
          <table:table-cell office:value-type="float" office:value="0.686388" calcext:value-type="float">
            <text:p>0.686388</text:p>
          </table:table-cell>
          <table:table-cell office:value-type="float" office:value="0.490458" calcext:value-type="float">
            <text:p>0.490458</text:p>
          </table:table-cell>
          <table:table-cell office:value-type="float" office:value="0.436686" calcext:value-type="float">
            <text:p>0.436686</text:p>
          </table:table-cell>
          <table:table-cell office:value-type="float" office:value="0.476711" calcext:value-type="float">
            <text:p>0.476711</text:p>
          </table:table-cell>
          <table:table-cell office:value-type="float" office:value="0.879554" calcext:value-type="float">
            <text:p>0.879554</text:p>
          </table:table-cell>
          <table:table-cell office:value-type="float" office:value="0.422349" calcext:value-type="float">
            <text:p>0.422349</text:p>
          </table:table-cell>
          <table:table-cell office:value-type="float" office:value="0.498843" calcext:value-type="float">
            <text:p>0.498843</text:p>
          </table:table-cell>
          <table:table-cell office:value-type="float" office:value="0.608531" calcext:value-type="float">
            <text:p>0.608531</text:p>
          </table:table-cell>
          <table:table-cell office:value-type="float" office:value="0.433991" calcext:value-type="float">
            <text:p>0.433991</text:p>
          </table:table-cell>
          <table:table-cell office:value-type="float" office:value="0.691007" calcext:value-type="float">
            <text:p>0.691007</text:p>
          </table:table-cell>
          <table:table-cell office:value-type="float" office:value="0.460451" calcext:value-type="float">
            <text:p>0.460451</text:p>
          </table:table-cell>
          <table:table-cell office:value-type="float" office:value="0.704683" calcext:value-type="float">
            <text:p>0.704683</text:p>
          </table:table-cell>
          <table:table-cell office:value-type="float" office:value="0.437388" calcext:value-type="float">
            <text:p>0.437388</text:p>
          </table:table-cell>
          <table:table-cell office:value-type="float" office:value="0.509383" calcext:value-type="float">
            <text:p>0.509383</text:p>
          </table:table-cell>
          <table:table-cell office:value-type="float" office:value="0.669667" calcext:value-type="float">
            <text:p>0.669667</text:p>
          </table:table-cell>
          <table:table-cell office:value-type="float" office:value="0.49164" calcext:value-type="float">
            <text:p>0.49164</text:p>
          </table:table-cell>
          <table:table-cell office:value-type="float" office:value="0.651603" calcext:value-type="float">
            <text:p>0.651603</text:p>
          </table:table-cell>
          <table:table-cell office:value-type="float" office:value="0.42271" calcext:value-type="float">
            <text:p>0.42271</text:p>
          </table:table-cell>
          <table:table-cell office:value-type="float" office:value="0.628759" calcext:value-type="float">
            <text:p>0.628759</text:p>
          </table:table-cell>
          <table:table-cell office:value-type="float" office:value="0.538739" calcext:value-type="float">
            <text:p>0.538739</text:p>
          </table:table-cell>
          <table:table-cell office:value-type="float" office:value="0.73477" calcext:value-type="float">
            <text:p>0.73477</text:p>
          </table:table-cell>
          <table:table-cell office:value-type="float" office:value="0.477463" calcext:value-type="float">
            <text:p>0.477463</text:p>
          </table:table-cell>
          <table:table-cell office:value-type="float" office:value="0.453368" calcext:value-type="float">
            <text:p>0.453368</text:p>
          </table:table-cell>
          <table:table-cell office:value-type="float" office:value="0.630563" calcext:value-type="float">
            <text:p>0.630563</text:p>
          </table:table-cell>
          <table:table-cell office:value-type="float" office:value="0.678003" calcext:value-type="float">
            <text:p>0.678003</text:p>
          </table:table-cell>
          <table:table-cell office:value-type="float" office:value="0.331738" calcext:value-type="float">
            <text:p>0.331738</text:p>
          </table:table-cell>
          <table:table-cell office:value-type="float" office:value="0.473526" calcext:value-type="float">
            <text:p>0.473526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510386" calcext:value-type="float">
            <text:p>0.510386</text:p>
          </table:table-cell>
          <table:table-cell office:value-type="float" office:value="0.815262" calcext:value-type="float">
            <text:p>0.815262</text:p>
          </table:table-cell>
          <table:table-cell office:value-type="float" office:value="0.449119" calcext:value-type="float">
            <text:p>0.449119</text:p>
          </table:table-cell>
          <table:table-cell office:value-type="float" office:value="0.418822" calcext:value-type="float">
            <text:p>0.418822</text:p>
          </table:table-cell>
          <table:table-cell office:value-type="float" office:value="0.437407" calcext:value-type="float">
            <text:p>0.437407</text:p>
          </table:table-cell>
          <table:table-cell office:value-type="float" office:value="0.456965" calcext:value-type="float">
            <text:p>0.456965</text:p>
          </table:table-cell>
          <table:table-cell office:value-type="float" office:value="0.730051" calcext:value-type="float">
            <text:p>0.730051</text:p>
          </table:table-cell>
          <table:table-cell office:value-type="float" office:value="0.441094" calcext:value-type="float">
            <text:p>0.441094</text:p>
          </table:table-cell>
          <table:table-cell office:value-type="float" office:value="0.91425" calcext:value-type="float">
            <text:p>0.91425</text:p>
          </table:table-cell>
          <table:table-cell office:value-type="float" office:value="0.497732" calcext:value-type="float">
            <text:p>0.497732</text:p>
          </table:table-cell>
          <table:table-cell office:value-type="float" office:value="0.54974" calcext:value-type="float">
            <text:p>0.54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7966" calcext:value-type="float">
            <text:p>0.737966</text:p>
          </table:table-cell>
          <table:table-cell office:value-type="float" office:value="0.768674" calcext:value-type="float">
            <text:p>0.768674</text:p>
          </table:table-cell>
          <table:table-cell office:value-type="float" office:value="0.777431" calcext:value-type="float">
            <text:p>0.777431</text:p>
          </table:table-cell>
          <table:table-cell office:value-type="float" office:value="0.589936" calcext:value-type="float">
            <text:p>0.589936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85596" calcext:value-type="float">
            <text:p>0.785596</text:p>
          </table:table-cell>
          <table:table-cell office:value-type="float" office:value="1.23677" calcext:value-type="float">
            <text:p>1.23677</text:p>
          </table:table-cell>
          <table:table-cell office:value-type="float" office:value="0.566261" calcext:value-type="float">
            <text:p>0.566261</text:p>
          </table:table-cell>
          <table:table-cell office:value-type="float" office:value="0.629941" calcext:value-type="float">
            <text:p>0.629941</text:p>
          </table:table-cell>
          <table:table-cell office:value-type="float" office:value="0.618951" calcext:value-type="float">
            <text:p>0.618951</text:p>
          </table:table-cell>
          <table:table-cell office:value-type="float" office:value="0.37526" calcext:value-type="float">
            <text:p>0.37526</text:p>
          </table:table-cell>
          <table:table-cell office:value-type="float" office:value="0.636705" calcext:value-type="float">
            <text:p>0.636705</text:p>
          </table:table-cell>
          <table:table-cell office:value-type="float" office:value="0.574717" calcext:value-type="float">
            <text:p>0.574717</text:p>
          </table:table-cell>
          <table:table-cell office:value-type="float" office:value="1.01459" calcext:value-type="float">
            <text:p>1.01459</text:p>
          </table:table-cell>
          <table:table-cell office:value-type="float" office:value="0.92521" calcext:value-type="float">
            <text:p>0.92521</text:p>
          </table:table-cell>
          <table:table-cell office:value-type="float" office:value="0.544029" calcext:value-type="float">
            <text:p>0.544029</text:p>
          </table:table-cell>
          <table:table-cell office:value-type="float" office:value="0.393084" calcext:value-type="float">
            <text:p>0.393084</text:p>
          </table:table-cell>
          <table:table-cell office:value-type="float" office:value="0.712618" calcext:value-type="float">
            <text:p>0.712618</text:p>
          </table:table-cell>
          <table:table-cell office:value-type="float" office:value="0.809511" calcext:value-type="float">
            <text:p>0.809511</text:p>
          </table:table-cell>
          <table:table-cell office:value-type="float" office:value="0.672693" calcext:value-type="float">
            <text:p>0.672693</text:p>
          </table:table-cell>
          <table:table-cell office:value-type="float" office:value="0.658265" calcext:value-type="float">
            <text:p>0.658265</text:p>
          </table:table-cell>
          <table:table-cell office:value-type="float" office:value="0.676289" calcext:value-type="float">
            <text:p>0.676289</text:p>
          </table:table-cell>
          <table:table-cell office:value-type="float" office:value="0.768544" calcext:value-type="float">
            <text:p>0.768544</text:p>
          </table:table-cell>
          <table:table-cell office:value-type="float" office:value="1.1087" calcext:value-type="float">
            <text:p>1.1087</text:p>
          </table:table-cell>
          <table:table-cell office:value-type="float" office:value="0.519923" calcext:value-type="float">
            <text:p>0.519923</text:p>
          </table:table-cell>
          <table:table-cell office:value-type="float" office:value="0.671691" calcext:value-type="float">
            <text:p>0.671691</text:p>
          </table:table-cell>
          <table:table-cell office:value-type="float" office:value="0.733798" calcext:value-type="float">
            <text:p>0.733798</text:p>
          </table:table-cell>
          <table:table-cell office:value-type="float" office:value="0.566933" calcext:value-type="float">
            <text:p>0.566933</text:p>
          </table:table-cell>
          <table:table-cell office:value-type="float" office:value="0.677863" calcext:value-type="float">
            <text:p>0.677863</text:p>
          </table:table-cell>
          <table:table-cell office:value-type="float" office:value="0.530474" calcext:value-type="float">
            <text:p>0.530474</text:p>
          </table:table-cell>
          <table:table-cell office:value-type="float" office:value="0.334883" calcext:value-type="float">
            <text:p>0.334883</text:p>
          </table:table-cell>
          <table:table-cell office:value-type="float" office:value="0.514613" calcext:value-type="float">
            <text:p>0.514613</text:p>
          </table:table-cell>
          <table:table-cell office:value-type="float" office:value="0.683804" calcext:value-type="float">
            <text:p>0.683804</text:p>
          </table:table-cell>
          <table:table-cell office:value-type="float" office:value="0.742655" calcext:value-type="float">
            <text:p>0.742655</text:p>
          </table:table-cell>
          <table:table-cell office:value-type="float" office:value="0.278968" calcext:value-type="float">
            <text:p>0.278968</text:p>
          </table:table-cell>
          <table:table-cell office:value-type="float" office:value="0.715173" calcext:value-type="float">
            <text:p>0.715173</text:p>
          </table:table-cell>
          <table:table-cell office:value-type="float" office:value="0.396791" calcext:value-type="float">
            <text:p>0.396791</text:p>
          </table:table-cell>
          <table:table-cell office:value-type="float" office:value="0.715583" calcext:value-type="float">
            <text:p>0.715583</text:p>
          </table:table-cell>
          <table:table-cell office:value-type="float" office:value="0.734289" calcext:value-type="float">
            <text:p>0.734289</text:p>
          </table:table-cell>
          <table:table-cell office:value-type="float" office:value="0.54465" calcext:value-type="float">
            <text:p>0.54465</text:p>
          </table:table-cell>
          <table:table-cell office:value-type="float" office:value="0.628258" calcext:value-type="float">
            <text:p>0.628258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0.528881" calcext:value-type="float">
            <text:p>0.528881</text:p>
          </table:table-cell>
          <table:table-cell office:value-type="float" office:value="0.864816" calcext:value-type="float">
            <text:p>0.864816</text:p>
          </table:table-cell>
          <table:table-cell office:value-type="float" office:value="0.605665" calcext:value-type="float">
            <text:p>0.605665</text:p>
          </table:table-cell>
          <table:table-cell office:value-type="float" office:value="0.310076" calcext:value-type="float">
            <text:p>0.310076</text:p>
          </table:table-cell>
          <table:table-cell office:value-type="float" office:value="0.687651" calcext:value-type="float">
            <text:p>0.687651</text:p>
          </table:table-cell>
          <table:table-cell office:value-type="float" office:value="0.613711" calcext:value-type="float">
            <text:p>0.613711</text:p>
          </table:table-cell>
          <table:table-cell office:value-type="float" office:value="0.772832" calcext:value-type="float">
            <text:p>0.772832</text:p>
          </table:table-cell>
          <table:table-cell office:value-type="float" office:value="0.814059" calcext:value-type="float">
            <text:p>0.814059</text:p>
          </table:table-cell>
          <table:table-cell office:value-type="float" office:value="0.402682" calcext:value-type="float">
            <text:p>0.402682</text:p>
          </table:table-cell>
          <table:table-cell office:value-type="float" office:value="0.583213" calcext:value-type="float">
            <text:p>0.583213</text:p>
          </table:table-cell>
          <table:table-cell office:value-type="float" office:value="0.667092" calcext:value-type="float">
            <text:p>0.667092</text:p>
          </table:table-cell>
          <table:table-cell office:value-type="float" office:value="0.596468" calcext:value-type="float">
            <text:p>0.596468</text:p>
          </table:table-cell>
          <table:table-cell office:value-type="float" office:value="0.79812" calcext:value-type="float">
            <text:p>0.79812</text:p>
          </table:table-cell>
          <table:table-cell office:value-type="float" office:value="0.620053" calcext:value-type="float">
            <text:p>0.620053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546123" calcext:value-type="float">
            <text:p>0.546123</text:p>
          </table:table-cell>
          <table:table-cell office:value-type="float" office:value="0.626395" calcext:value-type="float">
            <text:p>0.626395</text:p>
          </table:table-cell>
          <table:table-cell office:value-type="float" office:value="0.672713" calcext:value-type="float">
            <text:p>0.672713</text:p>
          </table:table-cell>
          <table:table-cell office:value-type="float" office:value="0.579747" calcext:value-type="float">
            <text:p>0.579747</text:p>
          </table:table-cell>
          <table:table-cell office:value-type="float" office:value="0.614201" calcext:value-type="float">
            <text:p>0.614201</text:p>
          </table:table-cell>
          <table:table-cell office:value-type="float" office:value="0.850178" calcext:value-type="float">
            <text:p>0.850178</text:p>
          </table:table-cell>
          <table:table-cell office:value-type="float" office:value="0.543268" calcext:value-type="float">
            <text:p>0.543268</text:p>
          </table:table-cell>
          <table:table-cell office:value-type="float" office:value="0.912386" calcext:value-type="float">
            <text:p>0.912386</text:p>
          </table:table-cell>
          <table:table-cell office:value-type="float" office:value="0.521446" calcext:value-type="float">
            <text:p>0.521446</text:p>
          </table:table-cell>
          <table:table-cell office:value-type="float" office:value="0.681249" calcext:value-type="float">
            <text:p>0.681249</text:p>
          </table:table-cell>
          <table:table-cell office:value-type="float" office:value="0.747524" calcext:value-type="float">
            <text:p>0.747524</text:p>
          </table:table-cell>
          <table:table-cell office:value-type="float" office:value="0.304196" calcext:value-type="float">
            <text:p>0.304196</text:p>
          </table:table-cell>
          <table:table-cell office:value-type="float" office:value="0.665189" calcext:value-type="float">
            <text:p>0.665189</text:p>
          </table:table-cell>
          <table:table-cell office:value-type="float" office:value="0.490107" calcext:value-type="float">
            <text:p>0.490107</text:p>
          </table:table-cell>
          <table:table-cell office:value-type="float" office:value="0.311309" calcext:value-type="float">
            <text:p>0.311309</text:p>
          </table:table-cell>
          <table:table-cell office:value-type="float" office:value="0.627167" calcext:value-type="float">
            <text:p>0.627167</text:p>
          </table:table-cell>
          <table:table-cell office:value-type="float" office:value="0.702639" calcext:value-type="float">
            <text:p>0.702639</text:p>
          </table:table-cell>
          <table:table-cell office:value-type="float" office:value="0.883011" calcext:value-type="float">
            <text:p>0.883011</text:p>
          </table:table-cell>
          <table:table-cell office:value-type="float" office:value="0.771179" calcext:value-type="float">
            <text:p>0.771179</text:p>
          </table:table-cell>
          <table:table-cell office:value-type="float" office:value="0.436866" calcext:value-type="float">
            <text:p>0.436866</text:p>
          </table:table-cell>
          <table:table-cell office:value-type="float" office:value="0.801176" calcext:value-type="float">
            <text:p>0.801176</text:p>
          </table:table-cell>
          <table:table-cell office:value-type="float" office:value="0.417239" calcext:value-type="float">
            <text:p>0.417239</text:p>
          </table:table-cell>
          <table:table-cell office:value-type="float" office:value="0.718439" calcext:value-type="float">
            <text:p>0.718439</text:p>
          </table:table-cell>
          <table:table-cell office:value-type="float" office:value="1.07064" calcext:value-type="float">
            <text:p>1.07064</text:p>
          </table:table-cell>
          <table:table-cell office:value-type="float" office:value="1.59711" calcext:value-type="float">
            <text:p>1.59711</text:p>
          </table:table-cell>
          <table:table-cell office:value-type="float" office:value="0.574697" calcext:value-type="float">
            <text:p>0.574697</text:p>
          </table:table-cell>
          <table:table-cell office:value-type="float" office:value="0.737865" calcext:value-type="float">
            <text:p>0.737865</text:p>
          </table:table-cell>
          <table:table-cell office:value-type="float" office:value="0.62894" calcext:value-type="float">
            <text:p>0.62894</text:p>
          </table:table-cell>
          <table:table-cell office:value-type="float" office:value="0.733357" calcext:value-type="float">
            <text:p>0.733357</text:p>
          </table:table-cell>
          <table:table-cell office:value-type="float" office:value="0.271814" calcext:value-type="float">
            <text:p>0.271814</text:p>
          </table:table-cell>
          <table:table-cell office:value-type="float" office:value="0.483405" calcext:value-type="float">
            <text:p>0.483405</text:p>
          </table:table-cell>
          <table:table-cell office:value-type="float" office:value="0.448178" calcext:value-type="float">
            <text:p>0.448178</text:p>
          </table:table-cell>
          <table:table-cell office:value-type="float" office:value="0.747905" calcext:value-type="float">
            <text:p>0.747905</text:p>
          </table:table-cell>
          <table:table-cell office:value-type="float" office:value="0.278237" calcext:value-type="float">
            <text:p>0.278237</text:p>
          </table:table-cell>
          <table:table-cell office:value-type="float" office:value="0.557394" calcext:value-type="float">
            <text:p>0.557394</text:p>
          </table:table-cell>
          <table:table-cell office:value-type="float" office:value="0.389116" calcext:value-type="float">
            <text:p>0.389116</text:p>
          </table:table-cell>
          <table:table-cell office:value-type="float" office:value="0.574947" calcext:value-type="float">
            <text:p>0.574947</text:p>
          </table:table-cell>
          <table:table-cell office:value-type="float" office:value="0.470701" calcext:value-type="float">
            <text:p>0.470701</text:p>
          </table:table-cell>
          <table:table-cell office:value-type="float" office:value="0.402311" calcext:value-type="float">
            <text:p>0.402311</text:p>
          </table:table-cell>
          <table:table-cell office:value-type="float" office:value="0.633589" calcext:value-type="float">
            <text:p>0.633589</text:p>
          </table:table-cell>
          <table:table-cell office:value-type="float" office:value="0.857422" calcext:value-type="float">
            <text:p>0.857422</text:p>
          </table:table-cell>
          <table:table-cell office:value-type="float" office:value="0.729389" calcext:value-type="float">
            <text:p>0.729389</text:p>
          </table:table-cell>
          <table:table-cell office:value-type="float" office:value="0.348549" calcext:value-type="float">
            <text:p>0.348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0134" calcext:value-type="float">
            <text:p>0.980134</text:p>
          </table:table-cell>
          <table:table-cell office:value-type="float" office:value="0.617168" calcext:value-type="float">
            <text:p>0.617168</text:p>
          </table:table-cell>
          <table:table-cell office:value-type="float" office:value="0.660149" calcext:value-type="float">
            <text:p>0.660149</text:p>
          </table:table-cell>
          <table:table-cell office:value-type="float" office:value="0.977529" calcext:value-type="float">
            <text:p>0.977529</text:p>
          </table:table-cell>
          <table:table-cell office:value-type="float" office:value="0.974283" calcext:value-type="float">
            <text:p>0.974283</text:p>
          </table:table-cell>
          <table:table-cell office:value-type="float" office:value="1.48799" calcext:value-type="float">
            <text:p>1.48799</text:p>
          </table:table-cell>
          <table:table-cell office:value-type="float" office:value="0.819391" calcext:value-type="float">
            <text:p>0.819391</text:p>
          </table:table-cell>
          <table:table-cell office:value-type="float" office:value="0.937584" calcext:value-type="float">
            <text:p>0.937584</text:p>
          </table:table-cell>
          <table:table-cell office:value-type="float" office:value="1.11696" calcext:value-type="float">
            <text:p>1.11696</text:p>
          </table:table-cell>
          <table:table-cell office:value-type="float" office:value="0.749418" calcext:value-type="float">
            <text:p>0.749418</text:p>
          </table:table-cell>
          <table:table-cell office:value-type="float" office:value="0.94649" calcext:value-type="float">
            <text:p>0.94649</text:p>
          </table:table-cell>
          <table:table-cell office:value-type="float" office:value="0.949296" calcext:value-type="float">
            <text:p>0.949296</text:p>
          </table:table-cell>
          <table:table-cell office:value-type="float" office:value="1.09708" calcext:value-type="float">
            <text:p>1.09708</text:p>
          </table:table-cell>
          <table:table-cell office:value-type="float" office:value="0.918107" calcext:value-type="float">
            <text:p>0.918107</text:p>
          </table:table-cell>
          <table:table-cell office:value-type="float" office:value="0.793772" calcext:value-type="float">
            <text:p>0.793772</text:p>
          </table:table-cell>
          <table:table-cell office:value-type="float" office:value="0.750039" calcext:value-type="float">
            <text:p>0.750039</text:p>
          </table:table-cell>
          <table:table-cell office:value-type="float" office:value="0.741794" calcext:value-type="float">
            <text:p>0.741794</text:p>
          </table:table-cell>
          <table:table-cell office:value-type="float" office:value="0.711396" calcext:value-type="float">
            <text:p>0.711396</text:p>
          </table:table-cell>
          <table:table-cell office:value-type="float" office:value="0.70856" calcext:value-type="float">
            <text:p>0.70856</text:p>
          </table:table-cell>
          <table:table-cell office:value-type="float" office:value="0.362886" calcext:value-type="float">
            <text:p>0.362886</text:p>
          </table:table-cell>
          <table:table-cell office:value-type="float" office:value="0.789763" calcext:value-type="float">
            <text:p>0.789763</text:p>
          </table:table-cell>
          <table:table-cell office:value-type="float" office:value="0.967079" calcext:value-type="float">
            <text:p>0.967079</text:p>
          </table:table-cell>
          <table:table-cell office:value-type="float" office:value="0.916935" calcext:value-type="float">
            <text:p>0.916935</text:p>
          </table:table-cell>
          <table:table-cell office:value-type="float" office:value="0.774034" calcext:value-type="float">
            <text:p>0.774034</text:p>
          </table:table-cell>
          <table:table-cell office:value-type="float" office:value="0.933035" calcext:value-type="float">
            <text:p>0.933035</text:p>
          </table:table-cell>
          <table:table-cell office:value-type="float" office:value="0.552576" calcext:value-type="float">
            <text:p>0.552576</text:p>
          </table:table-cell>
          <table:table-cell office:value-type="float" office:value="0.726795" calcext:value-type="float">
            <text:p>0.726795</text:p>
          </table:table-cell>
          <table:table-cell office:value-type="float" office:value="0.733698" calcext:value-type="float">
            <text:p>0.733698</text:p>
          </table:table-cell>
          <table:table-cell office:value-type="float" office:value="0.763464" calcext:value-type="float">
            <text:p>0.763464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1.04109" calcext:value-type="float">
            <text:p>1.04109</text:p>
          </table:table-cell>
          <table:table-cell office:value-type="float" office:value="0.758996" calcext:value-type="float">
            <text:p>0.758996</text:p>
          </table:table-cell>
          <table:table-cell office:value-type="float" office:value="0.787219" calcext:value-type="float">
            <text:p>0.787219</text:p>
          </table:table-cell>
          <table:table-cell office:value-type="float" office:value="0.81897" calcext:value-type="float">
            <text:p>0.81897</text:p>
          </table:table-cell>
          <table:table-cell office:value-type="float" office:value="0.71394" calcext:value-type="float">
            <text:p>0.71394</text:p>
          </table:table-cell>
          <table:table-cell office:value-type="float" office:value="0.795796" calcext:value-type="float">
            <text:p>0.795796</text:p>
          </table:table-cell>
          <table:table-cell office:value-type="float" office:value="0.625313" calcext:value-type="float">
            <text:p>0.625313</text:p>
          </table:table-cell>
          <table:table-cell office:value-type="float" office:value="0.349401" calcext:value-type="float">
            <text:p>0.349401</text:p>
          </table:table-cell>
          <table:table-cell office:value-type="float" office:value="1.27489" calcext:value-type="float">
            <text:p>1.27489</text:p>
          </table:table-cell>
          <table:table-cell office:value-type="float" office:value="0.833006" calcext:value-type="float">
            <text:p>0.833006</text:p>
          </table:table-cell>
          <table:table-cell office:value-type="float" office:value="0.902156" calcext:value-type="float">
            <text:p>0.902156</text:p>
          </table:table-cell>
          <table:table-cell office:value-type="float" office:value="0.951269" calcext:value-type="float">
            <text:p>0.951269</text:p>
          </table:table-cell>
          <table:table-cell office:value-type="float" office:value="0.442417" calcext:value-type="float">
            <text:p>0.442417</text:p>
          </table:table-cell>
          <table:table-cell office:value-type="float" office:value="0.673163" calcext:value-type="float">
            <text:p>0.673163</text:p>
          </table:table-cell>
          <table:table-cell office:value-type="float" office:value="0.810563" calcext:value-type="float">
            <text:p>0.810563</text:p>
          </table:table-cell>
          <table:table-cell office:value-type="float" office:value="0.905373" calcext:value-type="float">
            <text:p>0.905373</text:p>
          </table:table-cell>
          <table:table-cell office:value-type="float" office:value="0.600155" calcext:value-type="float">
            <text:p>0.600155</text:p>
          </table:table-cell>
          <table:table-cell office:value-type="float" office:value="0.817266" calcext:value-type="float">
            <text:p>0.817266</text:p>
          </table:table-cell>
          <table:table-cell office:value-type="float" office:value="0.86148" calcext:value-type="float">
            <text:p>0.86148</text:p>
          </table:table-cell>
          <table:table-cell office:value-type="float" office:value="1.21749" calcext:value-type="float">
            <text:p>1.21749</text:p>
          </table:table-cell>
          <table:table-cell office:value-type="float" office:value="0.672542" calcext:value-type="float">
            <text:p>0.672542</text:p>
          </table:table-cell>
          <table:table-cell office:value-type="float" office:value="0.768854" calcext:value-type="float">
            <text:p>0.768854</text:p>
          </table:table-cell>
          <table:table-cell office:value-type="float" office:value="0.716956" calcext:value-type="float">
            <text:p>0.716956</text:p>
          </table:table-cell>
          <table:table-cell office:value-type="float" office:value="0.851932" calcext:value-type="float">
            <text:p>0.851932</text:p>
          </table:table-cell>
          <table:table-cell office:value-type="float" office:value="0.730913" calcext:value-type="float">
            <text:p>0.730913</text:p>
          </table:table-cell>
          <table:table-cell office:value-type="float" office:value="1.01229" calcext:value-type="float">
            <text:p>1.01229</text:p>
          </table:table-cell>
          <table:table-cell office:value-type="float" office:value="0.763524" calcext:value-type="float">
            <text:p>0.763524</text:p>
          </table:table-cell>
          <table:table-cell office:value-type="float" office:value="1.1061" calcext:value-type="float">
            <text:p>1.1061</text:p>
          </table:table-cell>
          <table:table-cell office:value-type="float" office:value="0.70862" calcext:value-type="float">
            <text:p>0.70862</text:p>
          </table:table-cell>
          <table:table-cell office:value-type="float" office:value="0.892508" calcext:value-type="float">
            <text:p>0.892508</text:p>
          </table:table-cell>
          <table:table-cell office:value-type="float" office:value="0.731384" calcext:value-type="float">
            <text:p>0.731384</text:p>
          </table:table-cell>
          <table:table-cell office:value-type="float" office:value="0.959816" calcext:value-type="float">
            <text:p>0.959816</text:p>
          </table:table-cell>
          <table:table-cell office:value-type="float" office:value="0.595717" calcext:value-type="float">
            <text:p>0.595717</text:p>
          </table:table-cell>
          <table:table-cell office:value-type="float" office:value="1.03581" calcext:value-type="float">
            <text:p>1.03581</text:p>
          </table:table-cell>
          <table:table-cell office:value-type="float" office:value="0.679034" calcext:value-type="float">
            <text:p>0.679034</text:p>
          </table:table-cell>
          <table:table-cell office:value-type="float" office:value="0.664887" calcext:value-type="float">
            <text:p>0.664887</text:p>
          </table:table-cell>
          <table:table-cell office:value-type="float" office:value="0.830822" calcext:value-type="float">
            <text:p>0.830822</text:p>
          </table:table-cell>
          <table:table-cell office:value-type="float" office:value="0.655911" calcext:value-type="float">
            <text:p>0.655911</text:p>
          </table:table-cell>
          <table:table-cell office:value-type="float" office:value="0.932995" calcext:value-type="float">
            <text:p>0.932995</text:p>
          </table:table-cell>
          <table:table-cell office:value-type="float" office:value="0.686499" calcext:value-type="float">
            <text:p>0.686499</text:p>
          </table:table-cell>
          <table:table-cell office:value-type="float" office:value="0.991787" calcext:value-type="float">
            <text:p>0.991787</text:p>
          </table:table-cell>
          <table:table-cell office:value-type="float" office:value="0.51803" calcext:value-type="float">
            <text:p>0.51803</text:p>
          </table:table-cell>
          <table:table-cell office:value-type="float" office:value="0.721455" calcext:value-type="float">
            <text:p>0.721455</text:p>
          </table:table-cell>
          <table:table-cell office:value-type="float" office:value="0.853946" calcext:value-type="float">
            <text:p>0.853946</text:p>
          </table:table-cell>
          <table:table-cell office:value-type="float" office:value="1.11506" calcext:value-type="float">
            <text:p>1.11506</text:p>
          </table:table-cell>
          <table:table-cell office:value-type="float" office:value="0.645491" calcext:value-type="float">
            <text:p>0.645491</text:p>
          </table:table-cell>
          <table:table-cell office:value-type="float" office:value="0.66632" calcext:value-type="float">
            <text:p>0.66632</text:p>
          </table:table-cell>
          <table:table-cell office:value-type="float" office:value="0.638467" calcext:value-type="float">
            <text:p>0.638467</text:p>
          </table:table-cell>
          <table:table-cell office:value-type="float" office:value="1.02809" calcext:value-type="float">
            <text:p>1.02809</text:p>
          </table:table-cell>
          <table:table-cell office:value-type="float" office:value="0.98843" calcext:value-type="float">
            <text:p>0.98843</text:p>
          </table:table-cell>
          <table:table-cell office:value-type="float" office:value="0.642415" calcext:value-type="float">
            <text:p>0.642415</text:p>
          </table:table-cell>
          <table:table-cell office:value-type="float" office:value="0.876158" calcext:value-type="float">
            <text:p>0.876158</text:p>
          </table:table-cell>
          <table:table-cell office:value-type="float" office:value="0.713239" calcext:value-type="float">
            <text:p>0.713239</text:p>
          </table:table-cell>
          <table:table-cell office:value-type="float" office:value="0.684325" calcext:value-type="float">
            <text:p>0.684325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904921" calcext:value-type="float">
            <text:p>0.904921</text:p>
          </table:table-cell>
          <table:table-cell office:value-type="float" office:value="0.917185" calcext:value-type="float">
            <text:p>0.917185</text:p>
          </table:table-cell>
          <table:table-cell office:value-type="float" office:value="0.57068" calcext:value-type="float">
            <text:p>0.57068</text:p>
          </table:table-cell>
          <table:table-cell office:value-type="float" office:value="0.674706" calcext:value-type="float">
            <text:p>0.674706</text:p>
          </table:table-cell>
          <table:table-cell office:value-type="float" office:value="0.341316" calcext:value-type="float">
            <text:p>0.341316</text:p>
          </table:table-cell>
          <table:table-cell office:value-type="float" office:value="0.629762" calcext:value-type="float">
            <text:p>0.629762</text:p>
          </table:table-cell>
          <table:table-cell office:value-type="float" office:value="0.691769" calcext:value-type="float">
            <text:p>0.691769</text:p>
          </table:table-cell>
          <table:table-cell office:value-type="float" office:value="0.997617" calcext:value-type="float">
            <text:p>0.997617</text:p>
          </table:table-cell>
          <table:table-cell office:value-type="float" office:value="0.71893" calcext:value-type="float">
            <text:p>0.71893</text:p>
          </table:table-cell>
          <table:table-cell office:value-type="float" office:value="0.770407" calcext:value-type="float">
            <text:p>0.770407</text:p>
          </table:table-cell>
          <table:table-cell office:value-type="float" office:value="0.872039" calcext:value-type="float">
            <text:p>0.872039</text:p>
          </table:table-cell>
          <table:table-cell office:value-type="float" office:value="0.513031" calcext:value-type="float">
            <text:p>0.513031</text:p>
          </table:table-cell>
          <table:table-cell office:value-type="float" office:value="0.794332" calcext:value-type="float">
            <text:p>0.794332</text:p>
          </table:table-cell>
          <table:table-cell office:value-type="float" office:value="0.824099" calcext:value-type="float">
            <text:p>0.824099</text:p>
          </table:table-cell>
          <table:table-cell office:value-type="float" office:value="0.747213" calcext:value-type="float">
            <text:p>0.747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0199" calcext:value-type="float">
            <text:p>0.750199</text:p>
          </table:table-cell>
          <table:table-cell office:value-type="float" office:value="0.781258" calcext:value-type="float">
            <text:p>0.781258</text:p>
          </table:table-cell>
          <table:table-cell office:value-type="float" office:value="0.87722" calcext:value-type="float">
            <text:p>0.87722</text:p>
          </table:table-cell>
          <table:table-cell office:value-type="float" office:value="1.40858" calcext:value-type="float">
            <text:p>1.40858</text:p>
          </table:table-cell>
          <table:table-cell office:value-type="float" office:value="1.76043" calcext:value-type="float">
            <text:p>1.76043</text:p>
          </table:table-cell>
          <table:table-cell office:value-type="float" office:value="0.788391" calcext:value-type="float">
            <text:p>0.788391</text:p>
          </table:table-cell>
          <table:table-cell office:value-type="float" office:value="1.78021" calcext:value-type="float">
            <text:p>1.78021</text:p>
          </table:table-cell>
          <table:table-cell office:value-type="float" office:value="1.16271" calcext:value-type="float">
            <text:p>1.16271</text:p>
          </table:table-cell>
          <table:table-cell office:value-type="float" office:value="0.870888" calcext:value-type="float">
            <text:p>0.870888</text:p>
          </table:table-cell>
          <table:table-cell office:value-type="float" office:value="0.730642" calcext:value-type="float">
            <text:p>0.730642</text:p>
          </table:table-cell>
          <table:table-cell office:value-type="float" office:value="0.836232" calcext:value-type="float">
            <text:p>0.836232</text:p>
          </table:table-cell>
          <table:table-cell office:value-type="float" office:value="1.05652" calcext:value-type="float">
            <text:p>1.05652</text:p>
          </table:table-cell>
          <table:table-cell office:value-type="float" office:value="0.727727" calcext:value-type="float">
            <text:p>0.727727</text:p>
          </table:table-cell>
          <table:table-cell office:value-type="float" office:value="0.723268" calcext:value-type="float">
            <text:p>0.723268</text:p>
          </table:table-cell>
          <table:table-cell office:value-type="float" office:value="0.772852" calcext:value-type="float">
            <text:p>0.772852</text:p>
          </table:table-cell>
          <table:table-cell office:value-type="float" office:value="0.978401" calcext:value-type="float">
            <text:p>0.978401</text:p>
          </table:table-cell>
          <table:table-cell office:value-type="float" office:value="1.42081" calcext:value-type="float">
            <text:p>1.42081</text:p>
          </table:table-cell>
          <table:table-cell office:value-type="float" office:value="0.711265" calcext:value-type="float">
            <text:p>0.711265</text:p>
          </table:table-cell>
          <table:table-cell office:value-type="float" office:value="0.953564" calcext:value-type="float">
            <text:p>0.953564</text:p>
          </table:table-cell>
          <table:table-cell office:value-type="float" office:value="0.75064" calcext:value-type="float">
            <text:p>0.75064</text:p>
          </table:table-cell>
          <table:table-cell office:value-type="float" office:value="0.757734" calcext:value-type="float">
            <text:p>0.757734</text:p>
          </table:table-cell>
          <table:table-cell office:value-type="float" office:value="0.864125" calcext:value-type="float">
            <text:p>0.864125</text:p>
          </table:table-cell>
          <table:table-cell office:value-type="float" office:value="1.09287" calcext:value-type="float">
            <text:p>1.09287</text:p>
          </table:table-cell>
          <table:table-cell office:value-type="float" office:value="0.846812" calcext:value-type="float">
            <text:p>0.846812</text:p>
          </table:table-cell>
          <table:table-cell office:value-type="float" office:value="0.75066" calcext:value-type="float">
            <text:p>0.75066</text:p>
          </table:table-cell>
          <table:table-cell office:value-type="float" office:value="0.895283" calcext:value-type="float">
            <text:p>0.895283</text:p>
          </table:table-cell>
          <table:table-cell office:value-type="float" office:value="0.86197" calcext:value-type="float">
            <text:p>0.86197</text:p>
          </table:table-cell>
          <table:table-cell office:value-type="float" office:value="0.577933" calcext:value-type="float">
            <text:p>0.577933</text:p>
          </table:table-cell>
          <table:table-cell office:value-type="float" office:value="1.12053" calcext:value-type="float">
            <text:p>1.12053</text:p>
          </table:table-cell>
          <table:table-cell office:value-type="float" office:value="0.964584" calcext:value-type="float">
            <text:p>0.964584</text:p>
          </table:table-cell>
          <table:table-cell office:value-type="float" office:value="1.06711" calcext:value-type="float">
            <text:p>1.06711</text:p>
          </table:table-cell>
          <table:table-cell office:value-type="float" office:value="0.862522" calcext:value-type="float">
            <text:p>0.862522</text:p>
          </table:table-cell>
          <table:table-cell office:value-type="float" office:value="0.620574" calcext:value-type="float">
            <text:p>0.620574</text:p>
          </table:table-cell>
          <table:table-cell office:value-type="float" office:value="1.02681" calcext:value-type="float">
            <text:p>1.02681</text:p>
          </table:table-cell>
          <table:table-cell office:value-type="float" office:value="0.763475" calcext:value-type="float">
            <text:p>0.763475</text:p>
          </table:table-cell>
          <table:table-cell office:value-type="float" office:value="1.18949" calcext:value-type="float">
            <text:p>1.18949</text:p>
          </table:table-cell>
          <table:table-cell office:value-type="float" office:value="0.875866" calcext:value-type="float">
            <text:p>0.875866</text:p>
          </table:table-cell>
          <table:table-cell office:value-type="float" office:value="0.925531" calcext:value-type="float">
            <text:p>0.925531</text:p>
          </table:table-cell>
          <table:table-cell office:value-type="float" office:value="0.907286" calcext:value-type="float">
            <text:p>0.907286</text:p>
          </table:table-cell>
          <table:table-cell office:value-type="float" office:value="1.20956" calcext:value-type="float">
            <text:p>1.20956</text:p>
          </table:table-cell>
          <table:table-cell office:value-type="float" office:value="0.954225" calcext:value-type="float">
            <text:p>0.954225</text:p>
          </table:table-cell>
          <table:table-cell office:value-type="float" office:value="1.30062" calcext:value-type="float">
            <text:p>1.30062</text:p>
          </table:table-cell>
          <table:table-cell office:value-type="float" office:value="1.20479" calcext:value-type="float">
            <text:p>1.20479</text:p>
          </table:table-cell>
          <table:table-cell office:value-type="float" office:value="0.771449" calcext:value-type="float">
            <text:p>0.771449</text:p>
          </table:table-cell>
          <table:table-cell office:value-type="float" office:value="1.01396" calcext:value-type="float">
            <text:p>1.01396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0.797508" calcext:value-type="float">
            <text:p>0.797508</text:p>
          </table:table-cell>
          <table:table-cell office:value-type="float" office:value="0.754277" calcext:value-type="float">
            <text:p>0.754277</text:p>
          </table:table-cell>
          <table:table-cell office:value-type="float" office:value="0.988489" calcext:value-type="float">
            <text:p>0.988489</text:p>
          </table:table-cell>
          <table:table-cell office:value-type="float" office:value="0.998309" calcext:value-type="float">
            <text:p>0.998309</text:p>
          </table:table-cell>
          <table:table-cell office:value-type="float" office:value="1.21" calcext:value-type="float">
            <text:p>1.21</text:p>
          </table:table-cell>
          <table:table-cell office:value-type="float" office:value="1.34816" calcext:value-type="float">
            <text:p>1.34816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774014" calcext:value-type="float">
            <text:p>0.774014</text:p>
          </table:table-cell>
          <table:table-cell office:value-type="float" office:value="0.760939" calcext:value-type="float">
            <text:p>0.760939</text:p>
          </table:table-cell>
          <table:table-cell office:value-type="float" office:value="1.13387" calcext:value-type="float">
            <text:p>1.13387</text:p>
          </table:table-cell>
          <table:table-cell office:value-type="float" office:value="0.873913" calcext:value-type="float">
            <text:p>0.873913</text:p>
          </table:table-cell>
          <table:table-cell office:value-type="float" office:value="1.62448" calcext:value-type="float">
            <text:p>1.62448</text:p>
          </table:table-cell>
          <table:table-cell office:value-type="float" office:value="1.16127" calcext:value-type="float">
            <text:p>1.16127</text:p>
          </table:table-cell>
          <table:table-cell office:value-type="float" office:value="0.688241" calcext:value-type="float">
            <text:p>0.688241</text:p>
          </table:table-cell>
          <table:table-cell office:value-type="float" office:value="0.855158" calcext:value-type="float">
            <text:p>0.855158</text:p>
          </table:table-cell>
          <table:table-cell office:value-type="float" office:value="1.16238" calcext:value-type="float">
            <text:p>1.16238</text:p>
          </table:table-cell>
          <table:table-cell office:value-type="float" office:value="1.13634" calcext:value-type="float">
            <text:p>1.13634</text:p>
          </table:table-cell>
          <table:table-cell office:value-type="float" office:value="0.748295" calcext:value-type="float">
            <text:p>0.748295</text:p>
          </table:table-cell>
          <table:table-cell office:value-type="float" office:value="0.7291" calcext:value-type="float">
            <text:p>0.7291</text:p>
          </table:table-cell>
          <table:table-cell office:value-type="float" office:value="1.22794" calcext:value-type="float">
            <text:p>1.22794</text:p>
          </table:table-cell>
          <table:table-cell office:value-type="float" office:value="0.904962" calcext:value-type="float">
            <text:p>0.904962</text:p>
          </table:table-cell>
          <table:table-cell office:value-type="float" office:value="0.472154" calcext:value-type="float">
            <text:p>0.472154</text:p>
          </table:table-cell>
          <table:table-cell office:value-type="float" office:value="0.730602" calcext:value-type="float">
            <text:p>0.730602</text:p>
          </table:table-cell>
          <table:table-cell office:value-type="float" office:value="1.36845" calcext:value-type="float">
            <text:p>1.36845</text:p>
          </table:table-cell>
          <table:table-cell office:value-type="float" office:value="0.965927" calcext:value-type="float">
            <text:p>0.965927</text:p>
          </table:table-cell>
          <table:table-cell office:value-type="float" office:value="0.506778" calcext:value-type="float">
            <text:p>0.506778</text:p>
          </table:table-cell>
          <table:table-cell office:value-type="float" office:value="0.874765" calcext:value-type="float">
            <text:p>0.874765</text:p>
          </table:table-cell>
          <table:table-cell office:value-type="float" office:value="0.913268" calcext:value-type="float">
            <text:p>0.913268</text:p>
          </table:table-cell>
          <table:table-cell office:value-type="float" office:value="0.784173" calcext:value-type="float">
            <text:p>0.784173</text:p>
          </table:table-cell>
          <table:table-cell office:value-type="float" office:value="0.773503" calcext:value-type="float">
            <text:p>0.773503</text:p>
          </table:table-cell>
          <table:table-cell office:value-type="float" office:value="0.684003" calcext:value-type="float">
            <text:p>0.684003</text:p>
          </table:table-cell>
          <table:table-cell office:value-type="float" office:value="1.03298" calcext:value-type="float">
            <text:p>1.03298</text:p>
          </table:table-cell>
          <table:table-cell office:value-type="float" office:value="1.10248" calcext:value-type="float">
            <text:p>1.10248</text:p>
          </table:table-cell>
          <table:table-cell office:value-type="float" office:value="0.92516" calcext:value-type="float">
            <text:p>0.92516</text:p>
          </table:table-cell>
          <table:table-cell office:value-type="float" office:value="0.934297" calcext:value-type="float">
            <text:p>0.934297</text:p>
          </table:table-cell>
          <table:table-cell office:value-type="float" office:value="1.05236" calcext:value-type="float">
            <text:p>1.05236</text:p>
          </table:table-cell>
          <table:table-cell office:value-type="float" office:value="0.744238" calcext:value-type="float">
            <text:p>0.744238</text:p>
          </table:table-cell>
          <table:table-cell office:value-type="float" office:value="0.793771" calcext:value-type="float">
            <text:p>0.793771</text:p>
          </table:table-cell>
          <table:table-cell office:value-type="float" office:value="0.809682" calcext:value-type="float">
            <text:p>0.809682</text:p>
          </table:table-cell>
          <table:table-cell office:value-type="float" office:value="1.21766" calcext:value-type="float">
            <text:p>1.21766</text:p>
          </table:table-cell>
          <table:table-cell office:value-type="float" office:value="0.947442" calcext:value-type="float">
            <text:p>0.947442</text:p>
          </table:table-cell>
          <table:table-cell office:value-type="float" office:value="0.873071" calcext:value-type="float">
            <text:p>0.873071</text:p>
          </table:table-cell>
          <table:table-cell office:value-type="float" office:value="0.901284" calcext:value-type="float">
            <text:p>0.901284</text:p>
          </table:table-cell>
          <table:table-cell office:value-type="float" office:value="1.293" calcext:value-type="float">
            <text:p>1.293</text:p>
          </table:table-cell>
          <table:table-cell office:value-type="float" office:value="1.10211" calcext:value-type="float">
            <text:p>1.10211</text:p>
          </table:table-cell>
          <table:table-cell office:value-type="float" office:value="1.02582" calcext:value-type="float">
            <text:p>1.02582</text:p>
          </table:table-cell>
          <table:table-cell office:value-type="float" office:value="0.728318" calcext:value-type="float">
            <text:p>0.728318</text:p>
          </table:table-cell>
          <table:table-cell office:value-type="float" office:value="0.866209" calcext:value-type="float">
            <text:p>0.866209</text:p>
          </table:table-cell>
          <table:table-cell office:value-type="float" office:value="0.74532" calcext:value-type="float">
            <text:p>0.74532</text:p>
          </table:table-cell>
          <table:table-cell office:value-type="float" office:value="0.763244" calcext:value-type="float">
            <text:p>0.763244</text:p>
          </table:table-cell>
          <table:table-cell office:value-type="float" office:value="0.847623" calcext:value-type="float">
            <text:p>0.847623</text:p>
          </table:table-cell>
          <table:table-cell office:value-type="float" office:value="0.607489" calcext:value-type="float">
            <text:p>0.607489</text:p>
          </table:table-cell>
          <table:table-cell office:value-type="float" office:value="1.03636" calcext:value-type="float">
            <text:p>1.03636</text:p>
          </table:table-cell>
          <table:table-cell office:value-type="float" office:value="0.82984" calcext:value-type="float">
            <text:p>0.82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0185" calcext:value-type="float">
            <text:p>0.970185</text:p>
          </table:table-cell>
          <table:table-cell office:value-type="float" office:value="1.06603" calcext:value-type="float">
            <text:p>1.06603</text:p>
          </table:table-cell>
          <table:table-cell office:value-type="float" office:value="1.01179" calcext:value-type="float">
            <text:p>1.01179</text:p>
          </table:table-cell>
          <table:table-cell office:value-type="float" office:value="1.41303" calcext:value-type="float">
            <text:p>1.41303</text:p>
          </table:table-cell>
          <table:table-cell office:value-type="float" office:value="0.94111" calcext:value-type="float">
            <text:p>0.94111</text:p>
          </table:table-cell>
          <table:table-cell office:value-type="float" office:value="1.1504" calcext:value-type="float">
            <text:p>1.1504</text:p>
          </table:table-cell>
          <table:table-cell office:value-type="float" office:value="1.0087" calcext:value-type="float">
            <text:p>1.0087</text:p>
          </table:table-cell>
          <table:table-cell office:value-type="float" office:value="0.855057" calcext:value-type="float">
            <text:p>0.855057</text:p>
          </table:table-cell>
          <table:table-cell office:value-type="float" office:value="1.44057" calcext:value-type="float">
            <text:p>1.44057</text:p>
          </table:table-cell>
          <table:table-cell office:value-type="float" office:value="1.42233" calcext:value-type="float">
            <text:p>1.42233</text:p>
          </table:table-cell>
          <table:table-cell office:value-type="float" office:value="1.36333" calcext:value-type="float">
            <text:p>1.36333</text:p>
          </table:table-cell>
          <table:table-cell office:value-type="float" office:value="1.04749" calcext:value-type="float">
            <text:p>1.04749</text:p>
          </table:table-cell>
          <table:table-cell office:value-type="float" office:value="1.13012" calcext:value-type="float">
            <text:p>1.13012</text:p>
          </table:table-cell>
          <table:table-cell office:value-type="float" office:value="0.905513" calcext:value-type="float">
            <text:p>0.905513</text:p>
          </table:table-cell>
          <table:table-cell office:value-type="float" office:value="0.838025" calcext:value-type="float">
            <text:p>0.838025</text:p>
          </table:table-cell>
          <table:table-cell office:value-type="float" office:value="0.890815" calcext:value-type="float">
            <text:p>0.890815</text:p>
          </table:table-cell>
          <table:table-cell office:value-type="float" office:value="0.854356" calcext:value-type="float">
            <text:p>0.854356</text:p>
          </table:table-cell>
          <table:table-cell office:value-type="float" office:value="0.85633" calcext:value-type="float">
            <text:p>0.85633</text:p>
          </table:table-cell>
          <table:table-cell office:value-type="float" office:value="0.777621" calcext:value-type="float">
            <text:p>0.777621</text:p>
          </table:table-cell>
          <table:table-cell office:value-type="float" office:value="1.23351" calcext:value-type="float">
            <text:p>1.23351</text:p>
          </table:table-cell>
          <table:table-cell office:value-type="float" office:value="0.957201" calcext:value-type="float">
            <text:p>0.957201</text:p>
          </table:table-cell>
          <table:table-cell office:value-type="float" office:value="1.11686" calcext:value-type="float">
            <text:p>1.11686</text:p>
          </table:table-cell>
          <table:table-cell office:value-type="float" office:value="0.858654" calcext:value-type="float">
            <text:p>0.858654</text:p>
          </table:table-cell>
          <table:table-cell office:value-type="float" office:value="0.89914" calcext:value-type="float">
            <text:p>0.89914</text:p>
          </table:table-cell>
          <table:table-cell office:value-type="float" office:value="0.971067" calcext:value-type="float">
            <text:p>0.971067</text:p>
          </table:table-cell>
          <table:table-cell office:value-type="float" office:value="1.2419" calcext:value-type="float">
            <text:p>1.2419</text:p>
          </table:table-cell>
          <table:table-cell office:value-type="float" office:value="0.875696" calcext:value-type="float">
            <text:p>0.875696</text:p>
          </table:table-cell>
          <table:table-cell office:value-type="float" office:value="0.846962" calcext:value-type="float">
            <text:p>0.846962</text:p>
          </table:table-cell>
          <table:table-cell office:value-type="float" office:value="0.906254" calcext:value-type="float">
            <text:p>0.906254</text:p>
          </table:table-cell>
          <table:table-cell office:value-type="float" office:value="1.06779" calcext:value-type="float">
            <text:p>1.06779</text:p>
          </table:table-cell>
          <table:table-cell office:value-type="float" office:value="1.03979" calcext:value-type="float">
            <text:p>1.03979</text:p>
          </table:table-cell>
          <table:table-cell office:value-type="float" office:value="0.844458" calcext:value-type="float">
            <text:p>0.844458</text:p>
          </table:table-cell>
          <table:table-cell office:value-type="float" office:value="0.887529" calcext:value-type="float">
            <text:p>0.887529</text:p>
          </table:table-cell>
          <table:table-cell office:value-type="float" office:value="1.39379" calcext:value-type="float">
            <text:p>1.39379</text:p>
          </table:table-cell>
          <table:table-cell office:value-type="float" office:value="0.943485" calcext:value-type="float">
            <text:p>0.943485</text:p>
          </table:table-cell>
          <table:table-cell office:value-type="float" office:value="0.809872" calcext:value-type="float">
            <text:p>0.809872</text:p>
          </table:table-cell>
          <table:table-cell office:value-type="float" office:value="0.829529" calcext:value-type="float">
            <text:p>0.829529</text:p>
          </table:table-cell>
          <table:table-cell office:value-type="float" office:value="1.01691" calcext:value-type="float">
            <text:p>1.01691</text:p>
          </table:table-cell>
          <table:table-cell office:value-type="float" office:value="0.646443" calcext:value-type="float">
            <text:p>0.646443</text:p>
          </table:table-cell>
          <table:table-cell office:value-type="float" office:value="0.82505" calcext:value-type="float">
            <text:p>0.82505</text:p>
          </table:table-cell>
          <table:table-cell office:value-type="float" office:value="1.25747" calcext:value-type="float">
            <text:p>1.25747</text:p>
          </table:table-cell>
          <table:table-cell office:value-type="float" office:value="0.976046" calcext:value-type="float">
            <text:p>0.976046</text:p>
          </table:table-cell>
          <table:table-cell office:value-type="float" office:value="1.48882" calcext:value-type="float">
            <text:p>1.48882</text:p>
          </table:table-cell>
          <table:table-cell office:value-type="float" office:value="0.856139" calcext:value-type="float">
            <text:p>0.856139</text:p>
          </table:table-cell>
          <table:table-cell office:value-type="float" office:value="1.19499" calcext:value-type="float">
            <text:p>1.19499</text:p>
          </table:table-cell>
          <table:table-cell office:value-type="float" office:value="1.1669" calcext:value-type="float">
            <text:p>1.1669</text:p>
          </table:table-cell>
          <table:table-cell office:value-type="float" office:value="1.00967" calcext:value-type="float">
            <text:p>1.00967</text:p>
          </table:table-cell>
          <table:table-cell office:value-type="float" office:value="1.22967" calcext:value-type="float">
            <text:p>1.22967</text:p>
          </table:table-cell>
          <table:table-cell office:value-type="float" office:value="0.981276" calcext:value-type="float">
            <text:p>0.981276</text:p>
          </table:table-cell>
          <table:table-cell office:value-type="float" office:value="1.26365" calcext:value-type="float">
            <text:p>1.26365</text:p>
          </table:table-cell>
          <table:table-cell office:value-type="float" office:value="1.39611" calcext:value-type="float">
            <text:p>1.39611</text:p>
          </table:table-cell>
          <table:table-cell office:value-type="float" office:value="0.683333" calcext:value-type="float">
            <text:p>0.683333</text:p>
          </table:table-cell>
          <table:table-cell office:value-type="float" office:value="0.921503" calcext:value-type="float">
            <text:p>0.921503</text:p>
          </table:table-cell>
          <table:table-cell office:value-type="float" office:value="0.955166" calcext:value-type="float">
            <text:p>0.955166</text:p>
          </table:table-cell>
          <table:table-cell office:value-type="float" office:value="0.939488" calcext:value-type="float">
            <text:p>0.939488</text:p>
          </table:table-cell>
          <table:table-cell office:value-type="float" office:value="1.25399" calcext:value-type="float">
            <text:p>1.25399</text:p>
          </table:table-cell>
          <table:table-cell office:value-type="float" office:value="0.977159" calcext:value-type="float">
            <text:p>0.977159</text:p>
          </table:table-cell>
          <table:table-cell office:value-type="float" office:value="0.856581" calcext:value-type="float">
            <text:p>0.856581</text:p>
          </table:table-cell>
          <table:table-cell office:value-type="float" office:value="0.869094" calcext:value-type="float">
            <text:p>0.869094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30177" calcext:value-type="float">
            <text:p>1.30177</text:p>
          </table:table-cell>
          <table:table-cell office:value-type="float" office:value="0.910082" calcext:value-type="float">
            <text:p>0.910082</text:p>
          </table:table-cell>
          <table:table-cell office:value-type="float" office:value="1.04125" calcext:value-type="float">
            <text:p>1.04125</text:p>
          </table:table-cell>
          <table:table-cell office:value-type="float" office:value="0.989822" calcext:value-type="float">
            <text:p>0.989822</text:p>
          </table:table-cell>
          <table:table-cell office:value-type="float" office:value="0.621545" calcext:value-type="float">
            <text:p>0.621545</text:p>
          </table:table-cell>
          <table:table-cell office:value-type="float" office:value="0.916775" calcext:value-type="float">
            <text:p>0.916775</text:p>
          </table:table-cell>
          <table:table-cell office:value-type="float" office:value="0.886617" calcext:value-type="float">
            <text:p>0.886617</text:p>
          </table:table-cell>
          <table:table-cell office:value-type="float" office:value="0.992076" calcext:value-type="float">
            <text:p>0.992076</text:p>
          </table:table-cell>
          <table:table-cell office:value-type="float" office:value="0.832965" calcext:value-type="float">
            <text:p>0.832965</text:p>
          </table:table-cell>
          <table:table-cell office:value-type="float" office:value="0.805724" calcext:value-type="float">
            <text:p>0.805724</text:p>
          </table:table-cell>
          <table:table-cell office:value-type="float" office:value="0.748957" calcext:value-type="float">
            <text:p>0.748957</text:p>
          </table:table-cell>
          <table:table-cell office:value-type="float" office:value="1.0096" calcext:value-type="float">
            <text:p>1.0096</text:p>
          </table:table-cell>
          <table:table-cell office:value-type="float" office:value="0.858544" calcext:value-type="float">
            <text:p>0.858544</text:p>
          </table:table-cell>
          <table:table-cell office:value-type="float" office:value="0.642856" calcext:value-type="float">
            <text:p>0.642856</text:p>
          </table:table-cell>
          <table:table-cell office:value-type="float" office:value="0.948755" calcext:value-type="float">
            <text:p>0.948755</text:p>
          </table:table-cell>
          <table:table-cell office:value-type="float" office:value="1.21305" calcext:value-type="float">
            <text:p>1.21305</text:p>
          </table:table-cell>
          <table:table-cell office:value-type="float" office:value="1.04411" calcext:value-type="float">
            <text:p>1.04411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1.11692" calcext:value-type="float">
            <text:p>1.11692</text:p>
          </table:table-cell>
          <table:table-cell office:value-type="float" office:value="0.777851" calcext:value-type="float">
            <text:p>0.777851</text:p>
          </table:table-cell>
          <table:table-cell office:value-type="float" office:value="0.864005" calcext:value-type="float">
            <text:p>0.864005</text:p>
          </table:table-cell>
          <table:table-cell office:value-type="float" office:value="1.31867" calcext:value-type="float">
            <text:p>1.31867</text:p>
          </table:table-cell>
          <table:table-cell office:value-type="float" office:value="0.96205" calcext:value-type="float">
            <text:p>0.96205</text:p>
          </table:table-cell>
          <table:table-cell office:value-type="float" office:value="0.943505" calcext:value-type="float">
            <text:p>0.943505</text:p>
          </table:table-cell>
          <table:table-cell office:value-type="float" office:value="0.817466" calcext:value-type="float">
            <text:p>0.817466</text:p>
          </table:table-cell>
          <table:table-cell office:value-type="float" office:value="0.974253" calcext:value-type="float">
            <text:p>0.974253</text:p>
          </table:table-cell>
          <table:table-cell office:value-type="float" office:value="1.0993" calcext:value-type="float">
            <text:p>1.0993</text:p>
          </table:table-cell>
          <table:table-cell office:value-type="float" office:value="0.85093" calcext:value-type="float">
            <text:p>0.85093</text:p>
          </table:table-cell>
          <table:table-cell office:value-type="float" office:value="1.38308" calcext:value-type="float">
            <text:p>1.38308</text:p>
          </table:table-cell>
          <table:table-cell office:value-type="float" office:value="0.833206" calcext:value-type="float">
            <text:p>0.833206</text:p>
          </table:table-cell>
          <table:table-cell office:value-type="float" office:value="1.03336" calcext:value-type="float">
            <text:p>1.03336</text:p>
          </table:table-cell>
          <table:table-cell office:value-type="float" office:value="0.863012" calcext:value-type="float">
            <text:p>0.863012</text:p>
          </table:table-cell>
          <table:table-cell office:value-type="float" office:value="0.938766" calcext:value-type="float">
            <text:p>0.938766</text:p>
          </table:table-cell>
          <table:table-cell office:value-type="float" office:value="0.941641" calcext:value-type="float">
            <text:p>0.941641</text:p>
          </table:table-cell>
          <table:table-cell office:value-type="float" office:value="0.848124" calcext:value-type="float">
            <text:p>0.848124</text:p>
          </table:table-cell>
          <table:table-cell office:value-type="float" office:value="0.970987" calcext:value-type="float">
            <text:p>0.970987</text:p>
          </table:table-cell>
          <table:table-cell office:value-type="float" office:value="0.906074" calcext:value-type="float">
            <text:p>0.906074</text:p>
          </table:table-cell>
          <table:table-cell office:value-type="float" office:value="1.15558" calcext:value-type="float">
            <text:p>1.15558</text:p>
          </table:table-cell>
          <table:table-cell office:value-type="float" office:value="0.834348" calcext:value-type="float">
            <text:p>0.834348</text:p>
          </table:table-cell>
        </table:table-row>
        <table:table-row table:style-name="ro1">
          <table:table-cell office:value-type="string" calcext:value-type="string">
            <text:p>block-race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7067" calcext:value-type="float">
            <text:p>0.527067</text:p>
          </table:table-cell>
          <table:table-cell office:value-type="float" office:value="0.394076" calcext:value-type="float">
            <text:p>0.394076</text:p>
          </table:table-cell>
          <table:table-cell office:value-type="float" office:value="0.568506" calcext:value-type="float">
            <text:p>0.568506</text:p>
          </table:table-cell>
          <table:table-cell office:value-type="float" office:value="0.260002" calcext:value-type="float">
            <text:p>0.260002</text:p>
          </table:table-cell>
          <table:table-cell office:value-type="float" office:value="0.536455" calcext:value-type="float">
            <text:p>0.536455</text:p>
          </table:table-cell>
          <table:table-cell office:value-type="float" office:value="0.267176" calcext:value-type="float">
            <text:p>0.267176</text:p>
          </table:table-cell>
          <table:table-cell office:value-type="float" office:value="0.266283" calcext:value-type="float">
            <text:p>0.266283</text:p>
          </table:table-cell>
          <table:table-cell office:value-type="float" office:value="0.299106" calcext:value-type="float">
            <text:p>0.299106</text:p>
          </table:table-cell>
          <table:table-cell office:value-type="float" office:value="0.536255" calcext:value-type="float">
            <text:p>0.536255</text:p>
          </table:table-cell>
          <table:table-cell office:value-type="float" office:value="0.262868" calcext:value-type="float">
            <text:p>0.262868</text:p>
          </table:table-cell>
          <table:table-cell office:value-type="float" office:value="0.262527" calcext:value-type="float">
            <text:p>0.262527</text:p>
          </table:table-cell>
          <table:table-cell office:value-type="float" office:value="0.261004" calcext:value-type="float">
            <text:p>0.261004</text:p>
          </table:table-cell>
          <table:table-cell office:value-type="float" office:value="0.378436" calcext:value-type="float">
            <text:p>0.378436</text:p>
          </table:table-cell>
          <table:table-cell office:value-type="float" office:value="0.263579" calcext:value-type="float">
            <text:p>0.263579</text:p>
          </table:table-cell>
          <table:table-cell office:value-type="float" office:value="0.577662" calcext:value-type="float">
            <text:p>0.577662</text:p>
          </table:table-cell>
          <table:table-cell office:value-type="float" office:value="0.268087" calcext:value-type="float">
            <text:p>0.268087</text:p>
          </table:table-cell>
          <table:table-cell office:value-type="float" office:value="0.543438" calcext:value-type="float">
            <text:p>0.543438</text:p>
          </table:table-cell>
          <table:table-cell office:value-type="float" office:value="0.51832" calcext:value-type="float">
            <text:p>0.51832</text:p>
          </table:table-cell>
          <table:table-cell office:value-type="float" office:value="0.255844" calcext:value-type="float">
            <text:p>0.255844</text:p>
          </table:table-cell>
          <table:table-cell office:value-type="float" office:value="0.525434" calcext:value-type="float">
            <text:p>0.525434</text:p>
          </table:table-cell>
          <table:table-cell office:value-type="float" office:value="0.406389" calcext:value-type="float">
            <text:p>0.406389</text:p>
          </table:table-cell>
          <table:table-cell office:value-type="float" office:value="0.517369" calcext:value-type="float">
            <text:p>0.517369</text:p>
          </table:table-cell>
          <table:table-cell office:value-type="float" office:value="0.517549" calcext:value-type="float">
            <text:p>0.517549</text:p>
          </table:table-cell>
          <table:table-cell office:value-type="float" office:value="0.265913" calcext:value-type="float">
            <text:p>0.265913</text:p>
          </table:table-cell>
          <table:table-cell office:value-type="float" office:value="0.527268" calcext:value-type="float">
            <text:p>0.527268</text:p>
          </table:table-cell>
          <table:table-cell office:value-type="float" office:value="0.526116" calcext:value-type="float">
            <text:p>0.526116</text:p>
          </table:table-cell>
          <table:table-cell office:value-type="float" office:value="0.519152" calcext:value-type="float">
            <text:p>0.519152</text:p>
          </table:table-cell>
          <table:table-cell office:value-type="float" office:value="0.297463" calcext:value-type="float">
            <text:p>0.297463</text:p>
          </table:table-cell>
          <table:table-cell office:value-type="float" office:value="0.478034" calcext:value-type="float">
            <text:p>0.478034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97021" calcext:value-type="float">
            <text:p>0.297021</text:p>
          </table:table-cell>
          <table:table-cell office:value-type="float" office:value="0.517479" calcext:value-type="float">
            <text:p>0.517479</text:p>
          </table:table-cell>
          <table:table-cell office:value-type="float" office:value="0.515445" calcext:value-type="float">
            <text:p>0.515445</text:p>
          </table:table-cell>
          <table:table-cell office:value-type="float" office:value="0.516116" calcext:value-type="float">
            <text:p>0.516116</text:p>
          </table:table-cell>
          <table:table-cell office:value-type="float" office:value="0.515976" calcext:value-type="float">
            <text:p>0.515976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0.521676" calcext:value-type="float">
            <text:p>0.521676</text:p>
          </table:table-cell>
          <table:table-cell office:value-type="float" office:value="0.275731" calcext:value-type="float">
            <text:p>0.275731</text:p>
          </table:table-cell>
          <table:table-cell office:value-type="float" office:value="0.520295" calcext:value-type="float">
            <text:p>0.520295</text:p>
          </table:table-cell>
          <table:table-cell office:value-type="float" office:value="0.268227" calcext:value-type="float">
            <text:p>0.268227</text:p>
          </table:table-cell>
          <table:table-cell office:value-type="float" office:value="0.269049" calcext:value-type="float">
            <text:p>0.269049</text:p>
          </table:table-cell>
          <table:table-cell office:value-type="float" office:value="0.531736" calcext:value-type="float">
            <text:p>0.531736</text:p>
          </table:table-cell>
          <table:table-cell office:value-type="float" office:value="0.522067" calcext:value-type="float">
            <text:p>0.522067</text:p>
          </table:table-cell>
          <table:table-cell office:value-type="float" office:value="0.275581" calcext:value-type="float">
            <text:p>0.275581</text:p>
          </table:table-cell>
          <table:table-cell office:value-type="float" office:value="0.527458" calcext:value-type="float">
            <text:p>0.527458</text:p>
          </table:table-cell>
          <table:table-cell office:value-type="float" office:value="0.284999" calcext:value-type="float">
            <text:p>0.284999</text:p>
          </table:table-cell>
          <table:table-cell office:value-type="float" office:value="0.530384" calcext:value-type="float">
            <text:p>0.530384</text:p>
          </table:table-cell>
          <table:table-cell office:value-type="float" office:value="0.276483" calcext:value-type="float">
            <text:p>0.276483</text:p>
          </table:table-cell>
          <table:table-cell office:value-type="float" office:value="0.302442" calcext:value-type="float">
            <text:p>0.302442</text:p>
          </table:table-cell>
          <table:table-cell office:value-type="float" office:value="0.25949" calcext:value-type="float">
            <text:p>0.25949</text:p>
          </table:table-cell>
          <table:table-cell office:value-type="float" office:value="0.263839" calcext:value-type="float">
            <text:p>0.263839</text:p>
          </table:table-cell>
          <table:table-cell office:value-type="float" office:value="0.311269" calcext:value-type="float">
            <text:p>0.311269</text:p>
          </table:table-cell>
          <table:table-cell office:value-type="float" office:value="0.540883" calcext:value-type="float">
            <text:p>0.540883</text:p>
          </table:table-cell>
          <table:table-cell office:value-type="float" office:value="0.260132" calcext:value-type="float">
            <text:p>0.260132</text:p>
          </table:table-cell>
          <table:table-cell office:value-type="float" office:value="0.320186" calcext:value-type="float">
            <text:p>0.320186</text:p>
          </table:table-cell>
          <table:table-cell office:value-type="float" office:value="0.521677" calcext:value-type="float">
            <text:p>0.521677</text:p>
          </table:table-cell>
          <table:table-cell office:value-type="float" office:value="0.260322" calcext:value-type="float">
            <text:p>0.260322</text:p>
          </table:table-cell>
          <table:table-cell office:value-type="float" office:value="0.269991" calcext:value-type="float">
            <text:p>0.269991</text:p>
          </table:table-cell>
          <table:table-cell office:value-type="float" office:value="0.274639" calcext:value-type="float">
            <text:p>0.274639</text:p>
          </table:table-cell>
          <table:table-cell office:value-type="float" office:value="0.260012" calcext:value-type="float">
            <text:p>0.260012</text:p>
          </table:table-cell>
          <table:table-cell office:value-type="float" office:value="0.303434" calcext:value-type="float">
            <text:p>0.303434</text:p>
          </table:table-cell>
          <table:table-cell office:value-type="float" office:value="0.261004" calcext:value-type="float">
            <text:p>0.261004</text:p>
          </table:table-cell>
          <table:table-cell office:value-type="float" office:value="0.519893" calcext:value-type="float">
            <text:p>0.519893</text:p>
          </table:table-cell>
          <table:table-cell office:value-type="float" office:value="0.287243" calcext:value-type="float">
            <text:p>0.287243</text:p>
          </table:table-cell>
          <table:table-cell office:value-type="float" office:value="0.263959" calcext:value-type="float">
            <text:p>0.263959</text:p>
          </table:table-cell>
          <table:table-cell office:value-type="float" office:value="0.313112" calcext:value-type="float">
            <text:p>0.313112</text:p>
          </table:table-cell>
          <table:table-cell office:value-type="float" office:value="0.533119" calcext:value-type="float">
            <text:p>0.533119</text:p>
          </table:table-cell>
          <table:table-cell office:value-type="float" office:value="0.522408" calcext:value-type="float">
            <text:p>0.522408</text:p>
          </table:table-cell>
          <table:table-cell office:value-type="float" office:value="0.275682" calcext:value-type="float">
            <text:p>0.275682</text:p>
          </table:table-cell>
          <table:table-cell office:value-type="float" office:value="0.540081" calcext:value-type="float">
            <text:p>0.540081</text:p>
          </table:table-cell>
          <table:table-cell office:value-type="float" office:value="0.533138" calcext:value-type="float">
            <text:p>0.533138</text:p>
          </table:table-cell>
          <table:table-cell office:value-type="float" office:value="0.534471" calcext:value-type="float">
            <text:p>0.534471</text:p>
          </table:table-cell>
          <table:table-cell office:value-type="float" office:value="0.561832" calcext:value-type="float">
            <text:p>0.561832</text:p>
          </table:table-cell>
          <table:table-cell office:value-type="float" office:value="0.530283" calcext:value-type="float">
            <text:p>0.530283</text:p>
          </table:table-cell>
          <table:table-cell office:value-type="float" office:value="0.261835" calcext:value-type="float">
            <text:p>0.261835</text:p>
          </table:table-cell>
          <table:table-cell office:value-type="float" office:value="0.543337" calcext:value-type="float">
            <text:p>0.543337</text:p>
          </table:table-cell>
          <table:table-cell office:value-type="float" office:value="0.542215" calcext:value-type="float">
            <text:p>0.542215</text:p>
          </table:table-cell>
          <table:table-cell office:value-type="float" office:value="0.262406" calcext:value-type="float">
            <text:p>0.262406</text:p>
          </table:table-cell>
          <table:table-cell office:value-type="float" office:value="0.264841" calcext:value-type="float">
            <text:p>0.264841</text:p>
          </table:table-cell>
          <table:table-cell office:value-type="float" office:value="0.518751" calcext:value-type="float">
            <text:p>0.518751</text:p>
          </table:table-cell>
          <table:table-cell office:value-type="float" office:value="0.534552" calcext:value-type="float">
            <text:p>0.534552</text:p>
          </table:table-cell>
          <table:table-cell office:value-type="float" office:value="0.292112" calcext:value-type="float">
            <text:p>0.292112</text:p>
          </table:table-cell>
          <table:table-cell office:value-type="float" office:value="0.52328" calcext:value-type="float">
            <text:p>0.52328</text:p>
          </table:table-cell>
          <table:table-cell office:value-type="float" office:value="0.263298" calcext:value-type="float">
            <text:p>0.263298</text:p>
          </table:table-cell>
          <table:table-cell office:value-type="float" office:value="0.529531" calcext:value-type="float">
            <text:p>0.529531</text:p>
          </table:table-cell>
          <table:table-cell office:value-type="float" office:value="0.297613" calcext:value-type="float">
            <text:p>0.297613</text:p>
          </table:table-cell>
          <table:table-cell office:value-type="float" office:value="0.275571" calcext:value-type="float">
            <text:p>0.275571</text:p>
          </table:table-cell>
          <table:table-cell office:value-type="float" office:value="0.275871" calcext:value-type="float">
            <text:p>0.275871</text:p>
          </table:table-cell>
          <table:table-cell office:value-type="float" office:value="0.258439" calcext:value-type="float">
            <text:p>0.258439</text:p>
          </table:table-cell>
          <table:table-cell office:value-type="float" office:value="0.291281" calcext:value-type="float">
            <text:p>0.291281</text:p>
          </table:table-cell>
          <table:table-cell office:value-type="float" office:value="0.38085" calcext:value-type="float">
            <text:p>0.38085</text:p>
          </table:table-cell>
          <table:table-cell office:value-type="float" office:value="0.529912" calcext:value-type="float">
            <text:p>0.529912</text:p>
          </table:table-cell>
          <table:table-cell office:value-type="float" office:value="0.310647" calcext:value-type="float">
            <text:p>0.310647</text:p>
          </table:table-cell>
          <table:table-cell office:value-type="float" office:value="0.262947" calcext:value-type="float">
            <text:p>0.262947</text:p>
          </table:table-cell>
          <table:table-cell office:value-type="float" office:value="0.541885" calcext:value-type="float">
            <text:p>0.541885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483515" calcext:value-type="float">
            <text:p>0.483515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0.52864" calcext:value-type="float">
            <text:p>0.52864</text:p>
          </table:table-cell>
          <table:table-cell office:value-type="float" office:value="0.279378" calcext:value-type="float">
            <text:p>0.279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2652" calcext:value-type="float">
            <text:p>0.302652</text:p>
          </table:table-cell>
          <table:table-cell office:value-type="float" office:value="0.413131" calcext:value-type="float">
            <text:p>0.413131</text:p>
          </table:table-cell>
          <table:table-cell office:value-type="float" office:value="0.178748" calcext:value-type="float">
            <text:p>0.178748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0.22733" calcext:value-type="float">
            <text:p>0.22733</text:p>
          </table:table-cell>
          <table:table-cell office:value-type="float" office:value="0.283717" calcext:value-type="float">
            <text:p>0.283717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9068" calcext:value-type="float">
            <text:p>0.29068</text:p>
          </table:table-cell>
          <table:table-cell office:value-type="float" office:value="0.314455" calcext:value-type="float">
            <text:p>0.314455</text:p>
          </table:table-cell>
          <table:table-cell office:value-type="float" office:value="0.380089" calcext:value-type="float">
            <text:p>0.380089</text:p>
          </table:table-cell>
          <table:table-cell office:value-type="float" office:value="0.283556" calcext:value-type="float">
            <text:p>0.283556</text:p>
          </table:table-cell>
          <table:table-cell office:value-type="float" office:value="0.188316" calcext:value-type="float">
            <text:p>0.188316</text:p>
          </table:table-cell>
          <table:table-cell office:value-type="float" office:value="0.314826" calcext:value-type="float">
            <text:p>0.314826</text:p>
          </table:table-cell>
          <table:table-cell office:value-type="float" office:value="0.228473" calcext:value-type="float">
            <text:p>0.228473</text:p>
          </table:table-cell>
          <table:table-cell office:value-type="float" office:value="0.17432" calcext:value-type="float">
            <text:p>0.17432</text:p>
          </table:table-cell>
          <table:table-cell office:value-type="float" office:value="0.388795" calcext:value-type="float">
            <text:p>0.388795</text:p>
          </table:table-cell>
          <table:table-cell office:value-type="float" office:value="0.285801" calcext:value-type="float">
            <text:p>0.285801</text:p>
          </table:table-cell>
          <table:table-cell office:value-type="float" office:value="0.214656" calcext:value-type="float">
            <text:p>0.214656</text:p>
          </table:table-cell>
          <table:table-cell office:value-type="float" office:value="0.380971" calcext:value-type="float">
            <text:p>0.380971</text:p>
          </table:table-cell>
          <table:table-cell office:value-type="float" office:value="0.249452" calcext:value-type="float">
            <text:p>0.249452</text:p>
          </table:table-cell>
          <table:table-cell office:value-type="float" office:value="0.190891" calcext:value-type="float">
            <text:p>0.190891</text:p>
          </table:table-cell>
          <table:table-cell office:value-type="float" office:value="0.186072" calcext:value-type="float">
            <text:p>0.186072</text:p>
          </table:table-cell>
          <table:table-cell office:value-type="float" office:value="0.229133" calcext:value-type="float">
            <text:p>0.229133</text:p>
          </table:table-cell>
          <table:table-cell office:value-type="float" office:value="0.369119" calcext:value-type="float">
            <text:p>0.369119</text:p>
          </table:table-cell>
          <table:table-cell office:value-type="float" office:value="0.392934" calcext:value-type="float">
            <text:p>0.392934</text:p>
          </table:table-cell>
          <table:table-cell office:value-type="float" office:value="0.209436" calcext:value-type="float">
            <text:p>0.209436</text:p>
          </table:table-cell>
          <table:table-cell office:value-type="float" office:value="0.220136" calcext:value-type="float">
            <text:p>0.220136</text:p>
          </table:table-cell>
          <table:table-cell office:value-type="float" office:value="0.220668" calcext:value-type="float">
            <text:p>0.220668</text:p>
          </table:table-cell>
          <table:table-cell office:value-type="float" office:value="0.226809" calcext:value-type="float">
            <text:p>0.226809</text:p>
          </table:table-cell>
          <table:table-cell office:value-type="float" office:value="0.217962" calcext:value-type="float">
            <text:p>0.217962</text:p>
          </table:table-cell>
          <table:table-cell office:value-type="float" office:value="0.369119" calcext:value-type="float">
            <text:p>0.369119</text:p>
          </table:table-cell>
          <table:table-cell office:value-type="float" office:value="0.382754" calcext:value-type="float">
            <text:p>0.382754</text:p>
          </table:table-cell>
          <table:table-cell office:value-type="float" office:value="0.406378" calcext:value-type="float">
            <text:p>0.406378</text:p>
          </table:table-cell>
          <table:table-cell office:value-type="float" office:value="0.310928" calcext:value-type="float">
            <text:p>0.310928</text:p>
          </table:table-cell>
          <table:table-cell office:value-type="float" office:value="0.289678" calcext:value-type="float">
            <text:p>0.289678</text:p>
          </table:table-cell>
          <table:table-cell office:value-type="float" office:value="0.232109" calcext:value-type="float">
            <text:p>0.232109</text:p>
          </table:table-cell>
          <table:table-cell office:value-type="float" office:value="0.526766" calcext:value-type="float">
            <text:p>0.526766</text:p>
          </table:table-cell>
          <table:table-cell office:value-type="float" office:value="0.257417" calcext:value-type="float">
            <text:p>0.257417</text:p>
          </table:table-cell>
          <table:table-cell office:value-type="float" office:value="0.302312" calcext:value-type="float">
            <text:p>0.302312</text:p>
          </table:table-cell>
          <table:table-cell office:value-type="float" office:value="0.243671" calcext:value-type="float">
            <text:p>0.243671</text:p>
          </table:table-cell>
          <table:table-cell office:value-type="float" office:value="0.238151" calcext:value-type="float">
            <text:p>0.238151</text:p>
          </table:table-cell>
          <table:table-cell office:value-type="float" office:value="0.244473" calcext:value-type="float">
            <text:p>0.244473</text:p>
          </table:table-cell>
          <table:table-cell office:value-type="float" office:value="0.457886" calcext:value-type="float">
            <text:p>0.457886</text:p>
          </table:table-cell>
          <table:table-cell office:value-type="float" office:value="0.246366" calcext:value-type="float">
            <text:p>0.246366</text:p>
          </table:table-cell>
          <table:table-cell office:value-type="float" office:value="0.246205" calcext:value-type="float">
            <text:p>0.246205</text:p>
          </table:table-cell>
          <table:table-cell office:value-type="float" office:value="0.222591" calcext:value-type="float">
            <text:p>0.222591</text:p>
          </table:table-cell>
          <table:table-cell office:value-type="float" office:value="0.373346" calcext:value-type="float">
            <text:p>0.373346</text:p>
          </table:table-cell>
          <table:table-cell office:value-type="float" office:value="0.368847" calcext:value-type="float">
            <text:p>0.368847</text:p>
          </table:table-cell>
          <table:table-cell office:value-type="float" office:value="0.249772" calcext:value-type="float">
            <text:p>0.249772</text:p>
          </table:table-cell>
          <table:table-cell office:value-type="float" office:value="0.367055" calcext:value-type="float">
            <text:p>0.367055</text:p>
          </table:table-cell>
          <table:table-cell office:value-type="float" office:value="0.26456" calcext:value-type="float">
            <text:p>0.26456</text:p>
          </table:table-cell>
          <table:table-cell office:value-type="float" office:value="0.250374" calcext:value-type="float">
            <text:p>0.250374</text:p>
          </table:table-cell>
          <table:table-cell office:value-type="float" office:value="0.249552" calcext:value-type="float">
            <text:p>0.249552</text:p>
          </table:table-cell>
          <table:table-cell office:value-type="float" office:value="0.398273" calcext:value-type="float">
            <text:p>0.398273</text:p>
          </table:table-cell>
          <table:table-cell office:value-type="float" office:value="0.247919" calcext:value-type="float">
            <text:p>0.247919</text:p>
          </table:table-cell>
          <table:table-cell office:value-type="float" office:value="0.198876" calcext:value-type="float">
            <text:p>0.198876</text:p>
          </table:table-cell>
          <table:table-cell office:value-type="float" office:value="0.217802" calcext:value-type="float">
            <text:p>0.217802</text:p>
          </table:table-cell>
          <table:table-cell office:value-type="float" office:value="0.367375" calcext:value-type="float">
            <text:p>0.367375</text:p>
          </table:table-cell>
          <table:table-cell office:value-type="float" office:value="0.218423" calcext:value-type="float">
            <text:p>0.218423</text:p>
          </table:table-cell>
          <table:table-cell office:value-type="float" office:value="0.315848" calcext:value-type="float">
            <text:p>0.315848</text:p>
          </table:table-cell>
          <table:table-cell office:value-type="float" office:value="0.210769" calcext:value-type="float">
            <text:p>0.210769</text:p>
          </table:table-cell>
          <table:table-cell office:value-type="float" office:value="0.210658" calcext:value-type="float">
            <text:p>0.210658</text:p>
          </table:table-cell>
          <table:table-cell office:value-type="float" office:value="0.213574" calcext:value-type="float">
            <text:p>0.213574</text:p>
          </table:table-cell>
          <table:table-cell office:value-type="float" office:value="0.333401" calcext:value-type="float">
            <text:p>0.333401</text:p>
          </table:table-cell>
          <table:table-cell office:value-type="float" office:value="0.228572" calcext:value-type="float">
            <text:p>0.228572</text:p>
          </table:table-cell>
          <table:table-cell office:value-type="float" office:value="0.229404" calcext:value-type="float">
            <text:p>0.229404</text:p>
          </table:table-cell>
          <table:table-cell office:value-type="float" office:value="0.317901" calcext:value-type="float">
            <text:p>0.317901</text:p>
          </table:table-cell>
          <table:table-cell office:value-type="float" office:value="0.313523" calcext:value-type="float">
            <text:p>0.313523</text:p>
          </table:table-cell>
          <table:table-cell office:value-type="float" office:value="0.314906" calcext:value-type="float">
            <text:p>0.314906</text:p>
          </table:table-cell>
          <table:table-cell office:value-type="float" office:value="0.204166" calcext:value-type="float">
            <text:p>0.204166</text:p>
          </table:table-cell>
          <table:table-cell office:value-type="float" office:value="0.256014" calcext:value-type="float">
            <text:p>0.256014</text:p>
          </table:table-cell>
          <table:table-cell office:value-type="float" office:value="0.209817" calcext:value-type="float">
            <text:p>0.209817</text:p>
          </table:table-cell>
          <table:table-cell office:value-type="float" office:value="0.318493" calcext:value-type="float">
            <text:p>0.318493</text:p>
          </table:table-cell>
          <table:table-cell office:value-type="float" office:value="0.354451" calcext:value-type="float">
            <text:p>0.354451</text:p>
          </table:table-cell>
          <table:table-cell office:value-type="float" office:value="0.214817" calcext:value-type="float">
            <text:p>0.214817</text:p>
          </table:table-cell>
          <table:table-cell office:value-type="float" office:value="0.177636" calcext:value-type="float">
            <text:p>0.177636</text:p>
          </table:table-cell>
          <table:table-cell office:value-type="float" office:value="0.307752" calcext:value-type="float">
            <text:p>0.307752</text:p>
          </table:table-cell>
          <table:table-cell office:value-type="float" office:value="0.287574" calcext:value-type="float">
            <text:p>0.287574</text:p>
          </table:table-cell>
          <table:table-cell office:value-type="float" office:value="0.233182" calcext:value-type="float">
            <text:p>0.233182</text:p>
          </table:table-cell>
          <table:table-cell office:value-type="float" office:value="0.308654" calcext:value-type="float">
            <text:p>0.308654</text:p>
          </table:table-cell>
          <table:table-cell office:value-type="float" office:value="0.373767" calcext:value-type="float">
            <text:p>0.373767</text:p>
          </table:table-cell>
          <table:table-cell office:value-type="float" office:value="0.360121" calcext:value-type="float">
            <text:p>0.360121</text:p>
          </table:table-cell>
          <table:table-cell office:value-type="float" office:value="0.462324" calcext:value-type="float">
            <text:p>0.462324</text:p>
          </table:table-cell>
          <table:table-cell office:value-type="float" office:value="0.214636" calcext:value-type="float">
            <text:p>0.214636</text:p>
          </table:table-cell>
          <table:table-cell office:value-type="float" office:value="0.22196" calcext:value-type="float">
            <text:p>0.22196</text:p>
          </table:table-cell>
          <table:table-cell office:value-type="float" office:value="0.306369" calcext:value-type="float">
            <text:p>0.306369</text:p>
          </table:table-cell>
          <table:table-cell office:value-type="float" office:value="0.210999" calcext:value-type="float">
            <text:p>0.210999</text:p>
          </table:table-cell>
          <table:table-cell office:value-type="float" office:value="0.393734" calcext:value-type="float">
            <text:p>0.393734</text:p>
          </table:table-cell>
          <table:table-cell office:value-type="float" office:value="0.180141" calcext:value-type="float">
            <text:p>0.180141</text:p>
          </table:table-cell>
          <table:table-cell office:value-type="float" office:value="0.309285" calcext:value-type="float">
            <text:p>0.309285</text:p>
          </table:table-cell>
          <table:table-cell office:value-type="float" office:value="0.174951" calcext:value-type="float">
            <text:p>0.174951</text:p>
          </table:table-cell>
          <table:table-cell office:value-type="float" office:value="0.209225" calcext:value-type="float">
            <text:p>0.209225</text:p>
          </table:table-cell>
          <table:table-cell office:value-type="float" office:value="0.174109" calcext:value-type="float">
            <text:p>0.174109</text:p>
          </table:table-cell>
          <table:table-cell office:value-type="float" office:value="0.208905" calcext:value-type="float">
            <text:p>0.208905</text:p>
          </table:table-cell>
          <table:table-cell office:value-type="float" office:value="0.192074" calcext:value-type="float">
            <text:p>0.192074</text:p>
          </table:table-cell>
          <table:table-cell office:value-type="float" office:value="0.398444" calcext:value-type="float">
            <text:p>0.398444</text:p>
          </table:table-cell>
          <table:table-cell office:value-type="float" office:value="0.300018" calcext:value-type="float">
            <text:p>0.300018</text:p>
          </table:table-cell>
          <table:table-cell office:value-type="float" office:value="0.187605" calcext:value-type="float">
            <text:p>0.187605</text:p>
          </table:table-cell>
          <table:table-cell office:value-type="float" office:value="0.283757" calcext:value-type="float">
            <text:p>0.283757</text:p>
          </table:table-cell>
          <table:table-cell office:value-type="float" office:value="0.229464" calcext:value-type="float">
            <text:p>0.22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4681" calcext:value-type="float">
            <text:p>0.264681</text:p>
          </table:table-cell>
          <table:table-cell office:value-type="float" office:value="0.212492" calcext:value-type="float">
            <text:p>0.212492</text:p>
          </table:table-cell>
          <table:table-cell office:value-type="float" office:value="0.218493" calcext:value-type="float">
            <text:p>0.218493</text:p>
          </table:table-cell>
          <table:table-cell office:value-type="float" office:value="0.214646" calcext:value-type="float">
            <text:p>0.214646</text:p>
          </table:table-cell>
          <table:table-cell office:value-type="float" office:value="0.472994" calcext:value-type="float">
            <text:p>0.472994</text:p>
          </table:table-cell>
          <table:table-cell office:value-type="float" office:value="0.238692" calcext:value-type="float">
            <text:p>0.238692</text:p>
          </table:table-cell>
          <table:table-cell office:value-type="float" office:value="0.234603" calcext:value-type="float">
            <text:p>0.234603</text:p>
          </table:table-cell>
          <table:table-cell office:value-type="float" office:value="0.254611" calcext:value-type="float">
            <text:p>0.254611</text:p>
          </table:table-cell>
          <table:table-cell office:value-type="float" office:value="0.202863" calcext:value-type="float">
            <text:p>0.202863</text:p>
          </table:table-cell>
          <table:table-cell office:value-type="float" office:value="0.240384" calcext:value-type="float">
            <text:p>0.240384</text:p>
          </table:table-cell>
          <table:table-cell office:value-type="float" office:value="0.186062" calcext:value-type="float">
            <text:p>0.186062</text:p>
          </table:table-cell>
          <table:table-cell office:value-type="float" office:value="0.23791" calcext:value-type="float">
            <text:p>0.23791</text:p>
          </table:table-cell>
          <table:table-cell office:value-type="float" office:value="0.263519" calcext:value-type="float">
            <text:p>0.263519</text:p>
          </table:table-cell>
          <table:table-cell office:value-type="float" office:value="0.24845" calcext:value-type="float">
            <text:p>0.24845</text:p>
          </table:table-cell>
          <table:table-cell office:value-type="float" office:value="0.203175" calcext:value-type="float">
            <text:p>0.203175</text:p>
          </table:table-cell>
          <table:table-cell office:value-type="float" office:value="0.181814" calcext:value-type="float">
            <text:p>0.181814</text:p>
          </table:table-cell>
          <table:table-cell office:value-type="float" office:value="0.229634" calcext:value-type="float">
            <text:p>0.229634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54081" calcext:value-type="float">
            <text:p>0.254081</text:p>
          </table:table-cell>
          <table:table-cell office:value-type="float" office:value="0.191583" calcext:value-type="float">
            <text:p>0.191583</text:p>
          </table:table-cell>
          <table:table-cell office:value-type="float" office:value="0.423101" calcext:value-type="float">
            <text:p>0.423101</text:p>
          </table:table-cell>
          <table:table-cell office:value-type="float" office:value="0.273648" calcext:value-type="float">
            <text:p>0.273648</text:p>
          </table:table-cell>
          <table:table-cell office:value-type="float" office:value="0.228723" calcext:value-type="float">
            <text:p>0.228723</text:p>
          </table:table-cell>
          <table:table-cell office:value-type="float" office:value="0.326658" calcext:value-type="float">
            <text:p>0.326658</text:p>
          </table:table-cell>
          <table:table-cell office:value-type="float" office:value="0.205008" calcext:value-type="float">
            <text:p>0.205008</text:p>
          </table:table-cell>
          <table:table-cell office:value-type="float" office:value="0.65022" calcext:value-type="float">
            <text:p>0.65022</text:p>
          </table:table-cell>
          <table:table-cell office:value-type="float" office:value="0.229514" calcext:value-type="float">
            <text:p>0.229514</text:p>
          </table:table-cell>
          <table:table-cell office:value-type="float" office:value="0.289227" calcext:value-type="float">
            <text:p>0.289227</text:p>
          </table:table-cell>
          <table:table-cell office:value-type="float" office:value="0.223723" calcext:value-type="float">
            <text:p>0.223723</text:p>
          </table:table-cell>
          <table:table-cell office:value-type="float" office:value="0.248249" calcext:value-type="float">
            <text:p>0.248249</text:p>
          </table:table-cell>
          <table:table-cell office:value-type="float" office:value="0.316699" calcext:value-type="float">
            <text:p>0.316699</text:p>
          </table:table-cell>
          <table:table-cell office:value-type="float" office:value="0.241357" calcext:value-type="float">
            <text:p>0.241357</text:p>
          </table:table-cell>
          <table:table-cell office:value-type="float" office:value="0.203906" calcext:value-type="float">
            <text:p>0.203906</text:p>
          </table:table-cell>
          <table:table-cell office:value-type="float" office:value="0.24277" calcext:value-type="float">
            <text:p>0.24277</text:p>
          </table:table-cell>
          <table:table-cell office:value-type="float" office:value="0.351655" calcext:value-type="float">
            <text:p>0.351655</text:p>
          </table:table-cell>
          <table:table-cell office:value-type="float" office:value="0.272255" calcext:value-type="float">
            <text:p>0.272255</text:p>
          </table:table-cell>
          <table:table-cell office:value-type="float" office:value="0.28527" calcext:value-type="float">
            <text:p>0.28527</text:p>
          </table:table-cell>
          <table:table-cell office:value-type="float" office:value="0.219666" calcext:value-type="float">
            <text:p>0.219666</text:p>
          </table:table-cell>
          <table:table-cell office:value-type="float" office:value="0.394316" calcext:value-type="float">
            <text:p>0.394316</text:p>
          </table:table-cell>
          <table:table-cell office:value-type="float" office:value="0.325977" calcext:value-type="float">
            <text:p>0.325977</text:p>
          </table:table-cell>
          <table:table-cell office:value-type="float" office:value="0.275762" calcext:value-type="float">
            <text:p>0.275762</text:p>
          </table:table-cell>
          <table:table-cell office:value-type="float" office:value="0.267455" calcext:value-type="float">
            <text:p>0.267455</text:p>
          </table:table-cell>
          <table:table-cell office:value-type="float" office:value="0.222761" calcext:value-type="float">
            <text:p>0.222761</text:p>
          </table:table-cell>
          <table:table-cell office:value-type="float" office:value="0.19593" calcext:value-type="float">
            <text:p>0.19593</text:p>
          </table:table-cell>
          <table:table-cell office:value-type="float" office:value="0.231298" calcext:value-type="float">
            <text:p>0.231298</text:p>
          </table:table-cell>
          <table:table-cell office:value-type="float" office:value="0.259882" calcext:value-type="float">
            <text:p>0.259882</text:p>
          </table:table-cell>
          <table:table-cell office:value-type="float" office:value="0.181543" calcext:value-type="float">
            <text:p>0.181543</text:p>
          </table:table-cell>
          <table:table-cell office:value-type="float" office:value="0.305979" calcext:value-type="float">
            <text:p>0.305979</text:p>
          </table:table-cell>
          <table:table-cell office:value-type="float" office:value="0.210218" calcext:value-type="float">
            <text:p>0.210218</text:p>
          </table:table-cell>
          <table:table-cell office:value-type="float" office:value="0.283917" calcext:value-type="float">
            <text:p>0.283917</text:p>
          </table:table-cell>
          <table:table-cell office:value-type="float" office:value="0.235094" calcext:value-type="float">
            <text:p>0.235094</text:p>
          </table:table-cell>
          <table:table-cell office:value-type="float" office:value="0.321608" calcext:value-type="float">
            <text:p>0.321608</text:p>
          </table:table-cell>
          <table:table-cell office:value-type="float" office:value="0.189208" calcext:value-type="float">
            <text:p>0.189208</text:p>
          </table:table-cell>
          <table:table-cell office:value-type="float" office:value="0.265362" calcext:value-type="float">
            <text:p>0.265362</text:p>
          </table:table-cell>
          <table:table-cell office:value-type="float" office:value="0.199688" calcext:value-type="float">
            <text:p>0.199688</text:p>
          </table:table-cell>
          <table:table-cell office:value-type="float" office:value="0.326838" calcext:value-type="float">
            <text:p>0.326838</text:p>
          </table:table-cell>
          <table:table-cell office:value-type="float" office:value="0.243801" calcext:value-type="float">
            <text:p>0.243801</text:p>
          </table:table-cell>
          <table:table-cell office:value-type="float" office:value="0.206881" calcext:value-type="float">
            <text:p>0.206881</text:p>
          </table:table-cell>
          <table:table-cell office:value-type="float" office:value="0.262427" calcext:value-type="float">
            <text:p>0.262427</text:p>
          </table:table-cell>
          <table:table-cell office:value-type="float" office:value="0.270692" calcext:value-type="float">
            <text:p>0.270692</text:p>
          </table:table-cell>
          <table:table-cell office:value-type="float" office:value="0.252548" calcext:value-type="float">
            <text:p>0.252548</text:p>
          </table:table-cell>
          <table:table-cell office:value-type="float" office:value="0.224545" calcext:value-type="float">
            <text:p>0.224545</text:p>
          </table:table-cell>
          <table:table-cell office:value-type="float" office:value="0.180361" calcext:value-type="float">
            <text:p>0.180361</text:p>
          </table:table-cell>
          <table:table-cell office:value-type="float" office:value="0.284148" calcext:value-type="float">
            <text:p>0.284148</text:p>
          </table:table-cell>
          <table:table-cell office:value-type="float" office:value="0.228943" calcext:value-type="float">
            <text:p>0.228943</text:p>
          </table:table-cell>
          <table:table-cell office:value-type="float" office:value="0.262416" calcext:value-type="float">
            <text:p>0.262416</text:p>
          </table:table-cell>
          <table:table-cell office:value-type="float" office:value="0.300889" calcext:value-type="float">
            <text:p>0.300889</text:p>
          </table:table-cell>
          <table:table-cell office:value-type="float" office:value="0.252397" calcext:value-type="float">
            <text:p>0.252397</text:p>
          </table:table-cell>
          <table:table-cell office:value-type="float" office:value="0.242529" calcext:value-type="float">
            <text:p>0.242529</text:p>
          </table:table-cell>
          <table:table-cell office:value-type="float" office:value="0.197554" calcext:value-type="float">
            <text:p>0.197554</text:p>
          </table:table-cell>
          <table:table-cell office:value-type="float" office:value="0.487292" calcext:value-type="float">
            <text:p>0.487292</text:p>
          </table:table-cell>
          <table:table-cell office:value-type="float" office:value="0.252448" calcext:value-type="float">
            <text:p>0.252448</text:p>
          </table:table-cell>
          <table:table-cell office:value-type="float" office:value="0.288605" calcext:value-type="float">
            <text:p>0.288605</text:p>
          </table:table-cell>
          <table:table-cell office:value-type="float" office:value="0.252648" calcext:value-type="float">
            <text:p>0.252648</text:p>
          </table:table-cell>
          <table:table-cell office:value-type="float" office:value="0.271303" calcext:value-type="float">
            <text:p>0.271303</text:p>
          </table:table-cell>
          <table:table-cell office:value-type="float" office:value="0.429282" calcext:value-type="float">
            <text:p>0.429282</text:p>
          </table:table-cell>
          <table:table-cell office:value-type="float" office:value="0.261174" calcext:value-type="float">
            <text:p>0.261174</text:p>
          </table:table-cell>
          <table:table-cell office:value-type="float" office:value="0.622618" calcext:value-type="float">
            <text:p>0.622618</text:p>
          </table:table-cell>
          <table:table-cell office:value-type="float" office:value="0.233261" calcext:value-type="float">
            <text:p>0.233261</text:p>
          </table:table-cell>
          <table:table-cell office:value-type="float" office:value="0.249562" calcext:value-type="float">
            <text:p>0.249562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254041" calcext:value-type="float">
            <text:p>0.254041</text:p>
          </table:table-cell>
          <table:table-cell office:value-type="float" office:value="0.274319" calcext:value-type="float">
            <text:p>0.274319</text:p>
          </table:table-cell>
          <table:table-cell office:value-type="float" office:value="0.219485" calcext:value-type="float">
            <text:p>0.219485</text:p>
          </table:table-cell>
          <table:table-cell office:value-type="float" office:value="0.290159" calcext:value-type="float">
            <text:p>0.290159</text:p>
          </table:table-cell>
          <table:table-cell office:value-type="float" office:value="0.286222" calcext:value-type="float">
            <text:p>0.286222</text:p>
          </table:table-cell>
          <table:table-cell office:value-type="float" office:value="0.242469" calcext:value-type="float">
            <text:p>0.242469</text:p>
          </table:table-cell>
          <table:table-cell office:value-type="float" office:value="0.309585" calcext:value-type="float">
            <text:p>0.309585</text:p>
          </table:table-cell>
          <table:table-cell office:value-type="float" office:value="0.257547" calcext:value-type="float">
            <text:p>0.257547</text:p>
          </table:table-cell>
          <table:table-cell office:value-type="float" office:value="0.484446" calcext:value-type="float">
            <text:p>0.484446</text:p>
          </table:table-cell>
          <table:table-cell office:value-type="float" office:value="0.235876" calcext:value-type="float">
            <text:p>0.235876</text:p>
          </table:table-cell>
          <table:table-cell office:value-type="float" office:value="0.368918" calcext:value-type="float">
            <text:p>0.368918</text:p>
          </table:table-cell>
          <table:table-cell office:value-type="float" office:value="0.306149" calcext:value-type="float">
            <text:p>0.306149</text:p>
          </table:table-cell>
          <table:table-cell office:value-type="float" office:value="0.207072" calcext:value-type="float">
            <text:p>0.207072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0.188006" calcext:value-type="float">
            <text:p>0.188006</text:p>
          </table:table-cell>
          <table:table-cell office:value-type="float" office:value="0.242408" calcext:value-type="float">
            <text:p>0.242408</text:p>
          </table:table-cell>
          <table:table-cell office:value-type="float" office:value="0.221218" calcext:value-type="float">
            <text:p>0.221218</text:p>
          </table:table-cell>
          <table:table-cell office:value-type="float" office:value="0.262797" calcext:value-type="float">
            <text:p>0.2627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0.278436" calcext:value-type="float">
            <text:p>0.278436</text:p>
          </table:table-cell>
          <table:table-cell office:value-type="float" office:value="0.352988" calcext:value-type="float">
            <text:p>0.352988</text:p>
          </table:table-cell>
          <table:table-cell office:value-type="float" office:value="1.11563" calcext:value-type="float">
            <text:p>1.11563</text:p>
          </table:table-cell>
          <table:table-cell office:value-type="float" office:value="0.451193" calcext:value-type="float">
            <text:p>0.451193</text:p>
          </table:table-cell>
          <table:table-cell office:value-type="float" office:value="0.852453" calcext:value-type="float">
            <text:p>0.852453</text:p>
          </table:table-cell>
          <table:table-cell office:value-type="float" office:value="0.727596" calcext:value-type="float">
            <text:p>0.727596</text:p>
          </table:table-cell>
          <table:table-cell office:value-type="float" office:value="0.902346" calcext:value-type="float">
            <text:p>0.902346</text:p>
          </table:table-cell>
          <table:table-cell office:value-type="float" office:value="0.444511" calcext:value-type="float">
            <text:p>0.444511</text:p>
          </table:table-cell>
          <table:table-cell office:value-type="float" office:value="0.960366" calcext:value-type="float">
            <text:p>0.960366</text:p>
          </table:table-cell>
          <table:table-cell office:value-type="float" office:value="0.717277" calcext:value-type="float">
            <text:p>0.717277</text:p>
          </table:table-cell>
          <table:table-cell office:value-type="float" office:value="0.383366" calcext:value-type="float">
            <text:p>0.383366</text:p>
          </table:table-cell>
          <table:table-cell office:value-type="float" office:value="0.49719" calcext:value-type="float">
            <text:p>0.49719</text:p>
          </table:table-cell>
          <table:table-cell office:value-type="float" office:value="0.336076" calcext:value-type="float">
            <text:p>0.336076</text:p>
          </table:table-cell>
          <table:table-cell office:value-type="float" office:value="0.65548" calcext:value-type="float">
            <text:p>0.65548</text:p>
          </table:table-cell>
          <table:table-cell office:value-type="float" office:value="0.677722" calcext:value-type="float">
            <text:p>0.677722</text:p>
          </table:table-cell>
          <table:table-cell office:value-type="float" office:value="0.800013" calcext:value-type="float">
            <text:p>0.800013</text:p>
          </table:table-cell>
          <table:table-cell office:value-type="float" office:value="1.08628" calcext:value-type="float">
            <text:p>1.08628</text:p>
          </table:table-cell>
          <table:table-cell office:value-type="float" office:value="0.783902" calcext:value-type="float">
            <text:p>0.783902</text:p>
          </table:table-cell>
          <table:table-cell office:value-type="float" office:value="0.711766" calcext:value-type="float">
            <text:p>0.711766</text:p>
          </table:table-cell>
          <table:table-cell office:value-type="float" office:value="1.02153" calcext:value-type="float">
            <text:p>1.02153</text:p>
          </table:table-cell>
          <table:table-cell office:value-type="float" office:value="0.324634" calcext:value-type="float">
            <text:p>0.324634</text:p>
          </table:table-cell>
          <table:table-cell office:value-type="float" office:value="0.865016" calcext:value-type="float">
            <text:p>0.865016</text:p>
          </table:table-cell>
          <table:table-cell office:value-type="float" office:value="0.342748" calcext:value-type="float">
            <text:p>0.342748</text:p>
          </table:table-cell>
          <table:table-cell office:value-type="float" office:value="0.737104" calcext:value-type="float">
            <text:p>0.737104</text:p>
          </table:table-cell>
          <table:table-cell office:value-type="float" office:value="0.918407" calcext:value-type="float">
            <text:p>0.918407</text:p>
          </table:table-cell>
          <table:table-cell office:value-type="float" office:value="0.326107" calcext:value-type="float">
            <text:p>0.326107</text:p>
          </table:table-cell>
          <table:table-cell office:value-type="float" office:value="0.659859" calcext:value-type="float">
            <text:p>0.659859</text:p>
          </table:table-cell>
          <table:table-cell office:value-type="float" office:value="0.372945" calcext:value-type="float">
            <text:p>0.372945</text:p>
          </table:table-cell>
          <table:table-cell office:value-type="float" office:value="0.577773" calcext:value-type="float">
            <text:p>0.577773</text:p>
          </table:table-cell>
          <table:table-cell office:value-type="float" office:value="0.762292" calcext:value-type="float">
            <text:p>0.762292</text:p>
          </table:table-cell>
          <table:table-cell office:value-type="float" office:value="0.927134" calcext:value-type="float">
            <text:p>0.927134</text:p>
          </table:table-cell>
          <table:table-cell office:value-type="float" office:value="0.344481" calcext:value-type="float">
            <text:p>0.344481</text:p>
          </table:table-cell>
          <table:table-cell office:value-type="float" office:value="0.265722" calcext:value-type="float">
            <text:p>0.265722</text:p>
          </table:table-cell>
          <table:table-cell office:value-type="float" office:value="0.712077" calcext:value-type="float">
            <text:p>0.712077</text:p>
          </table:table-cell>
          <table:table-cell office:value-type="float" office:value="0.752373" calcext:value-type="float">
            <text:p>0.752373</text:p>
          </table:table-cell>
          <table:table-cell office:value-type="float" office:value="0.662093" calcext:value-type="float">
            <text:p>0.662093</text:p>
          </table:table-cell>
          <table:table-cell office:value-type="float" office:value="0.885104" calcext:value-type="float">
            <text:p>0.885104</text:p>
          </table:table-cell>
          <table:table-cell office:value-type="float" office:value="0.450403" calcext:value-type="float">
            <text:p>0.450403</text:p>
          </table:table-cell>
          <table:table-cell office:value-type="float" office:value="0.460231" calcext:value-type="float">
            <text:p>0.460231</text:p>
          </table:table-cell>
          <table:table-cell office:value-type="float" office:value="0.611757" calcext:value-type="float">
            <text:p>0.611757</text:p>
          </table:table-cell>
          <table:table-cell office:value-type="float" office:value="0.858645" calcext:value-type="float">
            <text:p>0.858645</text:p>
          </table:table-cell>
          <table:table-cell office:value-type="float" office:value="0.681238" calcext:value-type="float">
            <text:p>0.681238</text:p>
          </table:table-cell>
          <table:table-cell office:value-type="float" office:value="0.815563" calcext:value-type="float">
            <text:p>0.815563</text:p>
          </table:table-cell>
          <table:table-cell office:value-type="float" office:value="0.294227" calcext:value-type="float">
            <text:p>0.294227</text:p>
          </table:table-cell>
          <table:table-cell office:value-type="float" office:value="0.308493" calcext:value-type="float">
            <text:p>0.30849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310236" calcext:value-type="float">
            <text:p>0.310236</text:p>
          </table:table-cell>
          <table:table-cell office:value-type="float" office:value="0.456142" calcext:value-type="float">
            <text:p>0.456142</text:p>
          </table:table-cell>
          <table:table-cell office:value-type="float" office:value="0.384587" calcext:value-type="float">
            <text:p>0.384587</text:p>
          </table:table-cell>
          <table:table-cell office:value-type="float" office:value="0.901124" calcext:value-type="float">
            <text:p>0.901124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694624" calcext:value-type="float">
            <text:p>0.694624</text:p>
          </table:table-cell>
          <table:table-cell office:value-type="float" office:value="0.421157" calcext:value-type="float">
            <text:p>0.421157</text:p>
          </table:table-cell>
          <table:table-cell office:value-type="float" office:value="0.742484" calcext:value-type="float">
            <text:p>0.742484</text:p>
          </table:table-cell>
          <table:table-cell office:value-type="float" office:value="0.877309" calcext:value-type="float">
            <text:p>0.877309</text:p>
          </table:table-cell>
          <table:table-cell office:value-type="float" office:value="0.304065" calcext:value-type="float">
            <text:p>0.304065</text:p>
          </table:table-cell>
          <table:table-cell office:value-type="float" office:value="0.383616" calcext:value-type="float">
            <text:p>0.383616</text:p>
          </table:table-cell>
          <table:table-cell office:value-type="float" office:value="0.315457" calcext:value-type="float">
            <text:p>0.315457</text:p>
          </table:table-cell>
          <table:table-cell office:value-type="float" office:value="0.538299" calcext:value-type="float">
            <text:p>0.538299</text:p>
          </table:table-cell>
          <table:table-cell office:value-type="float" office:value="0.318422" calcext:value-type="float">
            <text:p>0.318422</text:p>
          </table:table-cell>
          <table:table-cell office:value-type="float" office:value="0.33317" calcext:value-type="float">
            <text:p>0.33317</text:p>
          </table:table-cell>
          <table:table-cell office:value-type="float" office:value="0.646222" calcext:value-type="float">
            <text:p>0.646222</text:p>
          </table:table-cell>
          <table:table-cell office:value-type="float" office:value="0.303134" calcext:value-type="float">
            <text:p>0.303134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603992" calcext:value-type="float">
            <text:p>0.603992</text:p>
          </table:table-cell>
          <table:table-cell office:value-type="float" office:value="0.756792" calcext:value-type="float">
            <text:p>0.756792</text:p>
          </table:table-cell>
          <table:table-cell office:value-type="float" office:value="0.30666" calcext:value-type="float">
            <text:p>0.30666</text:p>
          </table:table-cell>
          <table:table-cell office:value-type="float" office:value="0.402311" calcext:value-type="float">
            <text:p>0.402311</text:p>
          </table:table-cell>
          <table:table-cell office:value-type="float" office:value="0.685346" calcext:value-type="float">
            <text:p>0.685346</text:p>
          </table:table-cell>
          <table:table-cell office:value-type="float" office:value="0.823768" calcext:value-type="float">
            <text:p>0.823768</text:p>
          </table:table-cell>
          <table:table-cell office:value-type="float" office:value="0.660509" calcext:value-type="float">
            <text:p>0.660509</text:p>
          </table:table-cell>
          <table:table-cell office:value-type="float" office:value="0.674526" calcext:value-type="float">
            <text:p>0.674526</text:p>
          </table:table-cell>
          <table:table-cell office:value-type="float" office:value="0.319584" calcext:value-type="float">
            <text:p>0.319584</text:p>
          </table:table-cell>
          <table:table-cell office:value-type="float" office:value="0.857391" calcext:value-type="float">
            <text:p>0.857391</text:p>
          </table:table-cell>
          <table:table-cell office:value-type="float" office:value="0.722517" calcext:value-type="float">
            <text:p>0.722517</text:p>
          </table:table-cell>
          <table:table-cell office:value-type="float" office:value="0.301029" calcext:value-type="float">
            <text:p>0.301029</text:p>
          </table:table-cell>
          <table:table-cell office:value-type="float" office:value="0.765127" calcext:value-type="float">
            <text:p>0.765127</text:p>
          </table:table-cell>
          <table:table-cell office:value-type="float" office:value="0.638077" calcext:value-type="float">
            <text:p>0.638077</text:p>
          </table:table-cell>
          <table:table-cell office:value-type="float" office:value="0.865688" calcext:value-type="float">
            <text:p>0.865688</text:p>
          </table:table-cell>
          <table:table-cell office:value-type="float" office:value="0.540362" calcext:value-type="float">
            <text:p>0.540362</text:p>
          </table:table-cell>
          <table:table-cell office:value-type="float" office:value="0.372845" calcext:value-type="float">
            <text:p>0.372845</text:p>
          </table:table-cell>
          <table:table-cell office:value-type="float" office:value="0.282475" calcext:value-type="float">
            <text:p>0.282475</text:p>
          </table:table-cell>
          <table:table-cell office:value-type="float" office:value="0.758765" calcext:value-type="float">
            <text:p>0.758765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498453" calcext:value-type="float">
            <text:p>0.498453</text:p>
          </table:table-cell>
          <table:table-cell office:value-type="float" office:value="0.321488" calcext:value-type="float">
            <text:p>0.321488</text:p>
          </table:table-cell>
          <table:table-cell office:value-type="float" office:value="0.318002" calcext:value-type="float">
            <text:p>0.318002</text:p>
          </table:table-cell>
          <table:table-cell office:value-type="float" office:value="0.299647" calcext:value-type="float">
            <text:p>0.299647</text:p>
          </table:table-cell>
          <table:table-cell office:value-type="float" office:value="0.68211" calcext:value-type="float">
            <text:p>0.68211</text:p>
          </table:table-cell>
          <table:table-cell office:value-type="float" office:value="0.837394" calcext:value-type="float">
            <text:p>0.837394</text:p>
          </table:table-cell>
          <table:table-cell office:value-type="float" office:value="0.627256" calcext:value-type="float">
            <text:p>0.627256</text:p>
          </table:table-cell>
          <table:table-cell office:value-type="float" office:value="0.314084" calcext:value-type="float">
            <text:p>0.314084</text:p>
          </table:table-cell>
          <table:table-cell office:value-type="float" office:value="0.327339" calcext:value-type="float">
            <text:p>0.327339</text:p>
          </table:table-cell>
          <table:table-cell office:value-type="float" office:value="0.603993" calcext:value-type="float">
            <text:p>0.603993</text:p>
          </table:table-cell>
          <table:table-cell office:value-type="float" office:value="0.323482" calcext:value-type="float">
            <text:p>0.323482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32781" calcext:value-type="float">
            <text:p>0.32781</text:p>
          </table:table-cell>
          <table:table-cell office:value-type="float" office:value="0.289668" calcext:value-type="float">
            <text:p>0.289668</text:p>
          </table:table-cell>
          <table:table-cell office:value-type="float" office:value="0.358548" calcext:value-type="float">
            <text:p>0.358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0967" calcext:value-type="float">
            <text:p>1.10967</text:p>
          </table:table-cell>
          <table:table-cell office:value-type="float" office:value="0.918587" calcext:value-type="float">
            <text:p>0.918587</text:p>
          </table:table-cell>
          <table:table-cell office:value-type="float" office:value="0.718299" calcext:value-type="float">
            <text:p>0.718299</text:p>
          </table:table-cell>
          <table:table-cell office:value-type="float" office:value="0.936021" calcext:value-type="float">
            <text:p>0.936021</text:p>
          </table:table-cell>
          <table:table-cell office:value-type="float" office:value="0.733678" calcext:value-type="float">
            <text:p>0.733678</text:p>
          </table:table-cell>
          <table:table-cell office:value-type="float" office:value="0.929118" calcext:value-type="float">
            <text:p>0.929118</text:p>
          </table:table-cell>
          <table:table-cell office:value-type="float" office:value="0.333551" calcext:value-type="float">
            <text:p>0.333551</text:p>
          </table:table-cell>
          <table:table-cell office:value-type="float" office:value="0.72928" calcext:value-type="float">
            <text:p>0.72928</text:p>
          </table:table-cell>
          <table:table-cell office:value-type="float" office:value="0.553887" calcext:value-type="float">
            <text:p>0.553887</text:p>
          </table:table-cell>
          <table:table-cell office:value-type="float" office:value="0.376091" calcext:value-type="float">
            <text:p>0.376091</text:p>
          </table:table-cell>
          <table:table-cell office:value-type="float" office:value="0.709352" calcext:value-type="float">
            <text:p>0.709352</text:p>
          </table:table-cell>
          <table:table-cell office:value-type="float" office:value="0.63407" calcext:value-type="float">
            <text:p>0.63407</text:p>
          </table:table-cell>
          <table:table-cell office:value-type="float" office:value="0.727476" calcext:value-type="float">
            <text:p>0.727476</text:p>
          </table:table-cell>
          <table:table-cell office:value-type="float" office:value="0.965767" calcext:value-type="float">
            <text:p>0.965767</text:p>
          </table:table-cell>
          <table:table-cell office:value-type="float" office:value="0.392393" calcext:value-type="float">
            <text:p>0.392393</text:p>
          </table:table-cell>
          <table:table-cell office:value-type="float" office:value="0.739399" calcext:value-type="float">
            <text:p>0.739399</text:p>
          </table:table-cell>
          <table:table-cell office:value-type="float" office:value="0.899481" calcext:value-type="float">
            <text:p>0.899481</text:p>
          </table:table-cell>
          <table:table-cell office:value-type="float" office:value="1.05601" calcext:value-type="float">
            <text:p>1.05601</text:p>
          </table:table-cell>
          <table:table-cell office:value-type="float" office:value="0.746241" calcext:value-type="float">
            <text:p>0.746241</text:p>
          </table:table-cell>
          <table:table-cell office:value-type="float" office:value="0.762943" calcext:value-type="float">
            <text:p>0.762943</text:p>
          </table:table-cell>
          <table:table-cell office:value-type="float" office:value="0.797318" calcext:value-type="float">
            <text:p>0.797318</text:p>
          </table:table-cell>
          <table:table-cell office:value-type="float" office:value="0.309245" calcext:value-type="float">
            <text:p>0.309245</text:p>
          </table:table-cell>
          <table:table-cell office:value-type="float" office:value="0.935149" calcext:value-type="float">
            <text:p>0.935149</text:p>
          </table:table-cell>
          <table:table-cell office:value-type="float" office:value="0.800745" calcext:value-type="float">
            <text:p>0.800745</text:p>
          </table:table-cell>
          <table:table-cell office:value-type="float" office:value="0.526426" calcext:value-type="float">
            <text:p>0.526426</text:p>
          </table:table-cell>
          <table:table-cell office:value-type="float" office:value="1.1532" calcext:value-type="float">
            <text:p>1.1532</text:p>
          </table:table-cell>
          <table:table-cell office:value-type="float" office:value="0.97811" calcext:value-type="float">
            <text:p>0.97811</text:p>
          </table:table-cell>
          <table:table-cell office:value-type="float" office:value="0.500527" calcext:value-type="float">
            <text:p>0.500527</text:p>
          </table:table-cell>
          <table:table-cell office:value-type="float" office:value="0.675428" calcext:value-type="float">
            <text:p>0.675428</text:p>
          </table:table-cell>
          <table:table-cell office:value-type="float" office:value="0.379358" calcext:value-type="float">
            <text:p>0.379358</text:p>
          </table:table-cell>
          <table:table-cell office:value-type="float" office:value="0.358097" calcext:value-type="float">
            <text:p>0.358097</text:p>
          </table:table-cell>
          <table:table-cell office:value-type="float" office:value="0.910452" calcext:value-type="float">
            <text:p>0.910452</text:p>
          </table:table-cell>
          <table:table-cell office:value-type="float" office:value="0.888221" calcext:value-type="float">
            <text:p>0.888221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1.49132" calcext:value-type="float">
            <text:p>1.49132</text:p>
          </table:table-cell>
          <table:table-cell office:value-type="float" office:value="0.63412" calcext:value-type="float">
            <text:p>0.63412</text:p>
          </table:table-cell>
          <table:table-cell office:value-type="float" office:value="0.859276" calcext:value-type="float">
            <text:p>0.859276</text:p>
          </table:table-cell>
          <table:table-cell office:value-type="float" office:value="0.679305" calcext:value-type="float">
            <text:p>0.679305</text:p>
          </table:table-cell>
          <table:table-cell office:value-type="float" office:value="0.860457" calcext:value-type="float">
            <text:p>0.860457</text:p>
          </table:table-cell>
          <table:table-cell office:value-type="float" office:value="0.712858" calcext:value-type="float">
            <text:p>0.712858</text:p>
          </table:table-cell>
          <table:table-cell office:value-type="float" office:value="0.769635" calcext:value-type="float">
            <text:p>0.769635</text:p>
          </table:table-cell>
          <table:table-cell office:value-type="float" office:value="0.828006" calcext:value-type="float">
            <text:p>0.828006</text:p>
          </table:table-cell>
          <table:table-cell office:value-type="float" office:value="1.58882" calcext:value-type="float">
            <text:p>1.58882</text:p>
          </table:table-cell>
          <table:table-cell office:value-type="float" office:value="0.793371" calcext:value-type="float">
            <text:p>0.793371</text:p>
          </table:table-cell>
          <table:table-cell office:value-type="float" office:value="0.815382" calcext:value-type="float">
            <text:p>0.815382</text:p>
          </table:table-cell>
          <table:table-cell office:value-type="float" office:value="0.787059" calcext:value-type="float">
            <text:p>0.787059</text:p>
          </table:table-cell>
          <table:table-cell office:value-type="float" office:value="0.399746" calcext:value-type="float">
            <text:p>0.399746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718409" calcext:value-type="float">
            <text:p>0.718409</text:p>
          </table:table-cell>
          <table:table-cell office:value-type="float" office:value="1.06194" calcext:value-type="float">
            <text:p>1.06194</text:p>
          </table:table-cell>
          <table:table-cell office:value-type="float" office:value="0.897367" calcext:value-type="float">
            <text:p>0.897367</text:p>
          </table:table-cell>
          <table:table-cell office:value-type="float" office:value="0.815172" calcext:value-type="float">
            <text:p>0.815172</text:p>
          </table:table-cell>
          <table:table-cell office:value-type="float" office:value="0.880696" calcext:value-type="float">
            <text:p>0.880696</text:p>
          </table:table-cell>
          <table:table-cell office:value-type="float" office:value="0.331768" calcext:value-type="float">
            <text:p>0.331768</text:p>
          </table:table-cell>
          <table:table-cell office:value-type="float" office:value="0.834449" calcext:value-type="float">
            <text:p>0.834449</text:p>
          </table:table-cell>
          <table:table-cell office:value-type="float" office:value="0.329473" calcext:value-type="float">
            <text:p>0.329473</text:p>
          </table:table-cell>
          <table:table-cell office:value-type="float" office:value="0.706366" calcext:value-type="float">
            <text:p>0.706366</text:p>
          </table:table-cell>
          <table:table-cell office:value-type="float" office:value="0.535262" calcext:value-type="float">
            <text:p>0.535262</text:p>
          </table:table-cell>
          <table:table-cell office:value-type="float" office:value="0.604924" calcext:value-type="float">
            <text:p>0.604924</text:p>
          </table:table-cell>
          <table:table-cell office:value-type="float" office:value="0.700605" calcext:value-type="float">
            <text:p>0.700605</text:p>
          </table:table-cell>
          <table:table-cell office:value-type="float" office:value="0.70832" calcext:value-type="float">
            <text:p>0.70832</text:p>
          </table:table-cell>
          <table:table-cell office:value-type="float" office:value="0.924068" calcext:value-type="float">
            <text:p>0.924068</text:p>
          </table:table-cell>
          <table:table-cell office:value-type="float" office:value="0.409184" calcext:value-type="float">
            <text:p>0.409184</text:p>
          </table:table-cell>
          <table:table-cell office:value-type="float" office:value="0.715133" calcext:value-type="float">
            <text:p>0.715133</text:p>
          </table:table-cell>
          <table:table-cell office:value-type="float" office:value="1.02953" calcext:value-type="float">
            <text:p>1.02953</text:p>
          </table:table-cell>
          <table:table-cell office:value-type="float" office:value="0.876018" calcext:value-type="float">
            <text:p>0.876018</text:p>
          </table:table-cell>
          <table:table-cell office:value-type="float" office:value="0.694453" calcext:value-type="float">
            <text:p>0.694453</text:p>
          </table:table-cell>
          <table:table-cell office:value-type="float" office:value="0.715453" calcext:value-type="float">
            <text:p>0.715453</text:p>
          </table:table-cell>
          <table:table-cell office:value-type="float" office:value="1.18761" calcext:value-type="float">
            <text:p>1.18761</text:p>
          </table:table-cell>
          <table:table-cell office:value-type="float" office:value="0.773604" calcext:value-type="float">
            <text:p>0.773604</text:p>
          </table:table-cell>
          <table:table-cell office:value-type="float" office:value="0.728117" calcext:value-type="float">
            <text:p>0.728117</text:p>
          </table:table-cell>
          <table:table-cell office:value-type="float" office:value="0.940929" calcext:value-type="float">
            <text:p>0.940929</text:p>
          </table:table-cell>
          <table:table-cell office:value-type="float" office:value="1.60956" calcext:value-type="float">
            <text:p>1.60956</text:p>
          </table:table-cell>
          <table:table-cell office:value-type="float" office:value="1.30891" calcext:value-type="float">
            <text:p>1.30891</text:p>
          </table:table-cell>
          <table:table-cell office:value-type="float" office:value="0.800294" calcext:value-type="float">
            <text:p>0.800294</text:p>
          </table:table-cell>
          <table:table-cell office:value-type="float" office:value="0.522388" calcext:value-type="float">
            <text:p>0.522388</text:p>
          </table:table-cell>
          <table:table-cell office:value-type="float" office:value="0.998408" calcext:value-type="float">
            <text:p>0.998408</text:p>
          </table:table-cell>
          <table:table-cell office:value-type="float" office:value="0.995554" calcext:value-type="float">
            <text:p>0.995554</text:p>
          </table:table-cell>
          <table:table-cell office:value-type="float" office:value="0.374719" calcext:value-type="float">
            <text:p>0.374719</text:p>
          </table:table-cell>
          <table:table-cell office:value-type="float" office:value="1.24112" calcext:value-type="float">
            <text:p>1.24112</text:p>
          </table:table-cell>
          <table:table-cell office:value-type="float" office:value="0.840439" calcext:value-type="float">
            <text:p>0.840439</text:p>
          </table:table-cell>
          <table:table-cell office:value-type="float" office:value="0.766089" calcext:value-type="float">
            <text:p>0.766089</text:p>
          </table:table-cell>
          <table:table-cell office:value-type="float" office:value="0.783192" calcext:value-type="float">
            <text:p>0.783192</text:p>
          </table:table-cell>
          <table:table-cell office:value-type="float" office:value="0.94628" calcext:value-type="float">
            <text:p>0.94628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0.986035" calcext:value-type="float">
            <text:p>0.986035</text:p>
          </table:table-cell>
          <table:table-cell office:value-type="float" office:value="0.682802" calcext:value-type="float">
            <text:p>0.682802</text:p>
          </table:table-cell>
          <table:table-cell office:value-type="float" office:value="0.943215" calcext:value-type="float">
            <text:p>0.943215</text:p>
          </table:table-cell>
          <table:table-cell office:value-type="float" office:value="0.806456" calcext:value-type="float">
            <text:p>0.806456</text:p>
          </table:table-cell>
          <table:table-cell office:value-type="float" office:value="0.979613" calcext:value-type="float">
            <text:p>0.979613</text:p>
          </table:table-cell>
          <table:table-cell office:value-type="float" office:value="1.07483" calcext:value-type="float">
            <text:p>1.07483</text:p>
          </table:table-cell>
          <table:table-cell office:value-type="float" office:value="0.890124" calcext:value-type="float">
            <text:p>0.890124</text:p>
          </table:table-cell>
          <table:table-cell office:value-type="float" office:value="0.956769" calcext:value-type="float">
            <text:p>0.956769</text:p>
          </table:table-cell>
          <table:table-cell office:value-type="float" office:value="1.08417" calcext:value-type="float">
            <text:p>1.08417</text:p>
          </table:table-cell>
          <table:table-cell office:value-type="float" office:value="0.949756" calcext:value-type="float">
            <text:p>0.949756</text:p>
          </table:table-cell>
          <table:table-cell office:value-type="float" office:value="0.728067" calcext:value-type="float">
            <text:p>0.728067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17306" calcext:value-type="float">
            <text:p>0.817306</text:p>
          </table:table-cell>
          <table:table-cell office:value-type="float" office:value="0.876067" calcext:value-type="float">
            <text:p>0.876067</text:p>
          </table:table-cell>
          <table:table-cell office:value-type="float" office:value="0.969884" calcext:value-type="float">
            <text:p>0.969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1214" calcext:value-type="float">
            <text:p>0.811214</text:p>
          </table:table-cell>
          <table:table-cell office:value-type="float" office:value="0.68236" calcext:value-type="float">
            <text:p>0.68236</text:p>
          </table:table-cell>
          <table:table-cell office:value-type="float" office:value="1.23191" calcext:value-type="float">
            <text:p>1.23191</text:p>
          </table:table-cell>
          <table:table-cell office:value-type="float" office:value="0.86698" calcext:value-type="float">
            <text:p>0.86698</text:p>
          </table:table-cell>
          <table:table-cell office:value-type="float" office:value="0.854727" calcext:value-type="float">
            <text:p>0.854727</text:p>
          </table:table-cell>
          <table:table-cell office:value-type="float" office:value="0.851902" calcext:value-type="float">
            <text:p>0.851902</text:p>
          </table:table-cell>
          <table:table-cell office:value-type="float" office:value="0.805915" calcext:value-type="float">
            <text:p>0.805915</text:p>
          </table:table-cell>
          <table:table-cell office:value-type="float" office:value="0.815833" calcext:value-type="float">
            <text:p>0.815833</text:p>
          </table:table-cell>
          <table:table-cell office:value-type="float" office:value="1.05459" calcext:value-type="float">
            <text:p>1.05459</text:p>
          </table:table-cell>
          <table:table-cell office:value-type="float" office:value="0.798661" calcext:value-type="float">
            <text:p>0.798661</text:p>
          </table:table-cell>
          <table:table-cell office:value-type="float" office:value="1.05589" calcext:value-type="float">
            <text:p>1.05589</text:p>
          </table:table-cell>
          <table:table-cell office:value-type="float" office:value="1.55963" calcext:value-type="float">
            <text:p>1.55963</text:p>
          </table:table-cell>
          <table:table-cell office:value-type="float" office:value="1.11779" calcext:value-type="float">
            <text:p>1.11779</text:p>
          </table:table-cell>
          <table:table-cell office:value-type="float" office:value="0.928667" calcext:value-type="float">
            <text:p>0.928667</text:p>
          </table:table-cell>
          <table:table-cell office:value-type="float" office:value="0.805584" calcext:value-type="float">
            <text:p>0.805584</text:p>
          </table:table-cell>
          <table:table-cell office:value-type="float" office:value="0.473616" calcext:value-type="float">
            <text:p>0.473616</text:p>
          </table:table-cell>
          <table:table-cell office:value-type="float" office:value="0.878652" calcext:value-type="float">
            <text:p>0.878652</text:p>
          </table:table-cell>
          <table:table-cell office:value-type="float" office:value="0.795855" calcext:value-type="float">
            <text:p>0.795855</text:p>
          </table:table-cell>
          <table:table-cell office:value-type="float" office:value="0.766149" calcext:value-type="float">
            <text:p>0.766149</text:p>
          </table:table-cell>
          <table:table-cell office:value-type="float" office:value="0.884363" calcext:value-type="float">
            <text:p>0.884363</text:p>
          </table:table-cell>
          <table:table-cell office:value-type="float" office:value="0.533289" calcext:value-type="float">
            <text:p>0.533289</text:p>
          </table:table-cell>
          <table:table-cell office:value-type="float" office:value="0.970415" calcext:value-type="float">
            <text:p>0.970415</text:p>
          </table:table-cell>
          <table:table-cell office:value-type="float" office:value="0.891336" calcext:value-type="float">
            <text:p>0.891336</text:p>
          </table:table-cell>
          <table:table-cell office:value-type="float" office:value="1.0498" calcext:value-type="float">
            <text:p>1.0498</text:p>
          </table:table-cell>
          <table:table-cell office:value-type="float" office:value="1.06879" calcext:value-type="float">
            <text:p>1.06879</text:p>
          </table:table-cell>
          <table:table-cell office:value-type="float" office:value="0.860458" calcext:value-type="float">
            <text:p>0.860458</text:p>
          </table:table-cell>
          <table:table-cell office:value-type="float" office:value="0.955427" calcext:value-type="float">
            <text:p>0.955427</text:p>
          </table:table-cell>
          <table:table-cell office:value-type="float" office:value="0.967781" calcext:value-type="float">
            <text:p>0.967781</text:p>
          </table:table-cell>
          <table:table-cell office:value-type="float" office:value="0.830732" calcext:value-type="float">
            <text:p>0.830732</text:p>
          </table:table-cell>
          <table:table-cell office:value-type="float" office:value="0.862672" calcext:value-type="float">
            <text:p>0.862672</text:p>
          </table:table-cell>
          <table:table-cell office:value-type="float" office:value="0.686258" calcext:value-type="float">
            <text:p>0.686258</text:p>
          </table:table-cell>
          <table:table-cell office:value-type="float" office:value="0.783593" calcext:value-type="float">
            <text:p>0.783593</text:p>
          </table:table-cell>
          <table:table-cell office:value-type="float" office:value="0.925451" calcext:value-type="float">
            <text:p>0.925451</text:p>
          </table:table-cell>
          <table:table-cell office:value-type="float" office:value="0.887759" calcext:value-type="float">
            <text:p>0.887759</text:p>
          </table:table-cell>
          <table:table-cell office:value-type="float" office:value="0.841202" calcext:value-type="float">
            <text:p>0.841202</text:p>
          </table:table-cell>
          <table:table-cell office:value-type="float" office:value="0.731193" calcext:value-type="float">
            <text:p>0.731193</text:p>
          </table:table-cell>
          <table:table-cell office:value-type="float" office:value="0.780928" calcext:value-type="float">
            <text:p>0.780928</text:p>
          </table:table-cell>
          <table:table-cell office:value-type="float" office:value="0.832354" calcext:value-type="float">
            <text:p>0.832354</text:p>
          </table:table-cell>
          <table:table-cell office:value-type="float" office:value="0.792399" calcext:value-type="float">
            <text:p>0.792399</text:p>
          </table:table-cell>
          <table:table-cell office:value-type="float" office:value="0.883712" calcext:value-type="float">
            <text:p>0.883712</text:p>
          </table:table-cell>
          <table:table-cell office:value-type="float" office:value="0.707148" calcext:value-type="float">
            <text:p>0.707148</text:p>
          </table:table-cell>
          <table:table-cell office:value-type="float" office:value="0.979733" calcext:value-type="float">
            <text:p>0.979733</text:p>
          </table:table-cell>
          <table:table-cell office:value-type="float" office:value="0.781118" calcext:value-type="float">
            <text:p>0.781118</text:p>
          </table:table-cell>
          <table:table-cell office:value-type="float" office:value="1.11609" calcext:value-type="float">
            <text:p>1.11609</text:p>
          </table:table-cell>
          <table:table-cell office:value-type="float" office:value="0.858263" calcext:value-type="float">
            <text:p>0.858263</text:p>
          </table:table-cell>
          <table:table-cell office:value-type="float" office:value="0.989582" calcext:value-type="float">
            <text:p>0.989582</text:p>
          </table:table-cell>
          <table:table-cell office:value-type="float" office:value="1.06329" calcext:value-type="float">
            <text:p>1.06329</text:p>
          </table:table-cell>
          <table:table-cell office:value-type="float" office:value="0.987848" calcext:value-type="float">
            <text:p>0.987848</text:p>
          </table:table-cell>
          <table:table-cell office:value-type="float" office:value="0.795725" calcext:value-type="float">
            <text:p>0.795725</text:p>
          </table:table-cell>
          <table:table-cell office:value-type="float" office:value="1.02477" calcext:value-type="float">
            <text:p>1.02477</text:p>
          </table:table-cell>
          <table:table-cell office:value-type="float" office:value="0.811896" calcext:value-type="float">
            <text:p>0.811896</text:p>
          </table:table-cell>
          <table:table-cell office:value-type="float" office:value="0.601688" calcext:value-type="float">
            <text:p>0.601688</text:p>
          </table:table-cell>
          <table:table-cell office:value-type="float" office:value="0.798971" calcext:value-type="float">
            <text:p>0.798971</text:p>
          </table:table-cell>
          <table:table-cell office:value-type="float" office:value="0.862452" calcext:value-type="float">
            <text:p>0.862452</text:p>
          </table:table-cell>
          <table:table-cell office:value-type="float" office:value="0.752243" calcext:value-type="float">
            <text:p>0.752243</text:p>
          </table:table-cell>
          <table:table-cell office:value-type="float" office:value="0.801817" calcext:value-type="float">
            <text:p>0.801817</text:p>
          </table:table-cell>
          <table:table-cell office:value-type="float" office:value="0.834158" calcext:value-type="float">
            <text:p>0.834158</text:p>
          </table:table-cell>
          <table:table-cell office:value-type="float" office:value="0.920391" calcext:value-type="float">
            <text:p>0.920391</text:p>
          </table:table-cell>
          <table:table-cell office:value-type="float" office:value="0.535513" calcext:value-type="float">
            <text:p>0.535513</text:p>
          </table:table-cell>
          <table:table-cell office:value-type="float" office:value="0.853605" calcext:value-type="float">
            <text:p>0.853605</text:p>
          </table:table-cell>
          <table:table-cell office:value-type="float" office:value="0.844407" calcext:value-type="float">
            <text:p>0.844407</text:p>
          </table:table-cell>
          <table:table-cell office:value-type="float" office:value="0.72941" calcext:value-type="float">
            <text:p>0.72941</text:p>
          </table:table-cell>
          <table:table-cell office:value-type="float" office:value="0.795174" calcext:value-type="float">
            <text:p>0.795174</text:p>
          </table:table-cell>
          <table:table-cell office:value-type="float" office:value="0.41249" calcext:value-type="float">
            <text:p>0.41249</text:p>
          </table:table-cell>
          <table:table-cell office:value-type="float" office:value="0.519352" calcext:value-type="float">
            <text:p>0.519352</text:p>
          </table:table-cell>
          <table:table-cell office:value-type="float" office:value="0.473556" calcext:value-type="float">
            <text:p>0.473556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0.8462" calcext:value-type="float">
            <text:p>0.8462</text:p>
          </table:table-cell>
          <table:table-cell office:value-type="float" office:value="1.12052" calcext:value-type="float">
            <text:p>1.12052</text:p>
          </table:table-cell>
          <table:table-cell office:value-type="float" office:value="0.796837" calcext:value-type="float">
            <text:p>0.796837</text:p>
          </table:table-cell>
          <table:table-cell office:value-type="float" office:value="0.813939" calcext:value-type="float">
            <text:p>0.813939</text:p>
          </table:table-cell>
          <table:table-cell office:value-type="float" office:value="1.00929" calcext:value-type="float">
            <text:p>1.00929</text:p>
          </table:table-cell>
          <table:table-cell office:value-type="float" office:value="0.516677" calcext:value-type="float">
            <text:p>0.516677</text:p>
          </table:table-cell>
          <table:table-cell office:value-type="float" office:value="0.922976" calcext:value-type="float">
            <text:p>0.922976</text:p>
          </table:table-cell>
          <table:table-cell office:value-type="float" office:value="0.874745" calcext:value-type="float">
            <text:p>0.874745</text:p>
          </table:table-cell>
          <table:table-cell office:value-type="float" office:value="1.00743" calcext:value-type="float">
            <text:p>1.00743</text:p>
          </table:table-cell>
          <table:table-cell office:value-type="float" office:value="1.17547" calcext:value-type="float">
            <text:p>1.17547</text:p>
          </table:table-cell>
          <table:table-cell office:value-type="float" office:value="0.956419" calcext:value-type="float">
            <text:p>0.956419</text:p>
          </table:table-cell>
          <table:table-cell office:value-type="float" office:value="0.847343" calcext:value-type="float">
            <text:p>0.847343</text:p>
          </table:table-cell>
          <table:table-cell office:value-type="float" office:value="0.983801" calcext:value-type="float">
            <text:p>0.983801</text:p>
          </table:table-cell>
          <table:table-cell office:value-type="float" office:value="1.10284" calcext:value-type="float">
            <text:p>1.10284</text:p>
          </table:table-cell>
          <table:table-cell office:value-type="float" office:value="0.51298" calcext:value-type="float">
            <text:p>0.51298</text:p>
          </table:table-cell>
          <table:table-cell office:value-type="float" office:value="1.4286" calcext:value-type="float">
            <text:p>1.4286</text:p>
          </table:table-cell>
          <table:table-cell office:value-type="float" office:value="0.426146" calcext:value-type="float">
            <text:p>0.426146</text:p>
          </table:table-cell>
          <table:table-cell office:value-type="float" office:value="0.841462" calcext:value-type="float">
            <text:p>0.841462</text:p>
          </table:table-cell>
          <table:table-cell office:value-type="float" office:value="0.595456" calcext:value-type="float">
            <text:p>0.595456</text:p>
          </table:table-cell>
          <table:table-cell office:value-type="float" office:value="0.859796" calcext:value-type="float">
            <text:p>0.859796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1.03435" calcext:value-type="float">
            <text:p>1.03435</text:p>
          </table:table-cell>
          <table:table-cell office:value-type="float" office:value="0.806335" calcext:value-type="float">
            <text:p>0.806335</text:p>
          </table:table-cell>
          <table:table-cell office:value-type="float" office:value="0.799492" calcext:value-type="float">
            <text:p>0.799492</text:p>
          </table:table-cell>
          <table:table-cell office:value-type="float" office:value="1.27933" calcext:value-type="float">
            <text:p>1.27933</text:p>
          </table:table-cell>
          <table:table-cell office:value-type="float" office:value="0.91466" calcext:value-type="float">
            <text:p>0.91466</text:p>
          </table:table-cell>
          <table:table-cell office:value-type="float" office:value="1.02583" calcext:value-type="float">
            <text:p>1.02583</text:p>
          </table:table-cell>
          <table:table-cell office:value-type="float" office:value="1.05382" calcext:value-type="float">
            <text:p>1.05382</text:p>
          </table:table-cell>
          <table:table-cell office:value-type="float" office:value="0.385278" calcext:value-type="float">
            <text:p>0.385278</text:p>
          </table:table-cell>
          <table:table-cell office:value-type="float" office:value="0.799983" calcext:value-type="float">
            <text:p>0.799983</text:p>
          </table:table-cell>
          <table:table-cell office:value-type="float" office:value="0.836102" calcext:value-type="float">
            <text:p>0.836102</text:p>
          </table:table-cell>
          <table:table-cell office:value-type="float" office:value="0.741553" calcext:value-type="float">
            <text:p>0.741553</text:p>
          </table:table-cell>
          <table:table-cell office:value-type="float" office:value="0.75608" calcext:value-type="float">
            <text:p>0.75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701" calcext:value-type="float">
            <text:p>0.95701</text:p>
          </table:table-cell>
          <table:table-cell office:value-type="float" office:value="0.957882" calcext:value-type="float">
            <text:p>0.957882</text:p>
          </table:table-cell>
          <table:table-cell office:value-type="float" office:value="0.85634" calcext:value-type="float">
            <text:p>0.85634</text:p>
          </table:table-cell>
          <table:table-cell office:value-type="float" office:value="0.77166" calcext:value-type="float">
            <text:p>0.77166</text:p>
          </table:table-cell>
          <table:table-cell office:value-type="float" office:value="1.64892" calcext:value-type="float">
            <text:p>1.64892</text:p>
          </table:table-cell>
          <table:table-cell office:value-type="float" office:value="0.853514" calcext:value-type="float">
            <text:p>0.853514</text:p>
          </table:table-cell>
          <table:table-cell office:value-type="float" office:value="0.89894" calcext:value-type="float">
            <text:p>0.89894</text:p>
          </table:table-cell>
          <table:table-cell office:value-type="float" office:value="1.28088" calcext:value-type="float">
            <text:p>1.28088</text:p>
          </table:table-cell>
          <table:table-cell office:value-type="float" office:value="1.23075" calcext:value-type="float">
            <text:p>1.23075</text:p>
          </table:table-cell>
          <table:table-cell office:value-type="float" office:value="1.05038" calcext:value-type="float">
            <text:p>1.05038</text:p>
          </table:table-cell>
          <table:table-cell office:value-type="float" office:value="0.876949" calcext:value-type="float">
            <text:p>0.876949</text:p>
          </table:table-cell>
          <table:table-cell office:value-type="float" office:value="1.32765" calcext:value-type="float">
            <text:p>1.32765</text:p>
          </table:table-cell>
          <table:table-cell office:value-type="float" office:value="1.2169" calcext:value-type="float">
            <text:p>1.2169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0.885916" calcext:value-type="float">
            <text:p>0.885916</text:p>
          </table:table-cell>
          <table:table-cell office:value-type="float" office:value="0.955338" calcext:value-type="float">
            <text:p>0.955338</text:p>
          </table:table-cell>
          <table:table-cell office:value-type="float" office:value="0.855247" calcext:value-type="float">
            <text:p>0.855247</text:p>
          </table:table-cell>
          <table:table-cell office:value-type="float" office:value="0.80356" calcext:value-type="float">
            <text:p>0.80356</text:p>
          </table:table-cell>
          <table:table-cell office:value-type="float" office:value="0.839808" calcext:value-type="float">
            <text:p>0.839808</text:p>
          </table:table-cell>
          <table:table-cell office:value-type="float" office:value="0.836282" calcext:value-type="float">
            <text:p>0.836282</text:p>
          </table:table-cell>
          <table:table-cell office:value-type="float" office:value="0.920742" calcext:value-type="float">
            <text:p>0.920742</text:p>
          </table:table-cell>
          <table:table-cell office:value-type="float" office:value="0.77144" calcext:value-type="float">
            <text:p>0.77144</text:p>
          </table:table-cell>
          <table:table-cell office:value-type="float" office:value="0.897468" calcext:value-type="float">
            <text:p>0.897468</text:p>
          </table:table-cell>
          <table:table-cell office:value-type="float" office:value="1.30107" calcext:value-type="float">
            <text:p>1.30107</text:p>
          </table:table-cell>
          <table:table-cell office:value-type="float" office:value="0.802217" calcext:value-type="float">
            <text:p>0.802217</text:p>
          </table:table-cell>
          <table:table-cell office:value-type="float" office:value="1.48666" calcext:value-type="float">
            <text:p>1.48666</text:p>
          </table:table-cell>
          <table:table-cell office:value-type="float" office:value="0.986175" calcext:value-type="float">
            <text:p>0.986175</text:p>
          </table:table-cell>
          <table:table-cell office:value-type="float" office:value="0.770036" calcext:value-type="float">
            <text:p>0.770036</text:p>
          </table:table-cell>
          <table:table-cell office:value-type="float" office:value="1.24141" calcext:value-type="float">
            <text:p>1.24141</text:p>
          </table:table-cell>
          <table:table-cell office:value-type="float" office:value="0.959335" calcext:value-type="float">
            <text:p>0.959335</text:p>
          </table:table-cell>
          <table:table-cell office:value-type="float" office:value="0.880816" calcext:value-type="float">
            <text:p>0.880816</text:p>
          </table:table-cell>
          <table:table-cell office:value-type="float" office:value="1.01882" calcext:value-type="float">
            <text:p>1.01882</text:p>
          </table:table-cell>
          <table:table-cell office:value-type="float" office:value="0.838155" calcext:value-type="float">
            <text:p>0.838155</text:p>
          </table:table-cell>
          <table:table-cell office:value-type="float" office:value="0.887448" calcext:value-type="float">
            <text:p>0.887448</text:p>
          </table:table-cell>
          <table:table-cell office:value-type="float" office:value="0.868883" calcext:value-type="float">
            <text:p>0.868883</text:p>
          </table:table-cell>
          <table:table-cell office:value-type="float" office:value="0.794373" calcext:value-type="float">
            <text:p>0.794373</text:p>
          </table:table-cell>
          <table:table-cell office:value-type="float" office:value="1.05365" calcext:value-type="float">
            <text:p>1.05365</text:p>
          </table:table-cell>
          <table:table-cell office:value-type="float" office:value="1.17243" calcext:value-type="float">
            <text:p>1.17243</text:p>
          </table:table-cell>
          <table:table-cell office:value-type="float" office:value="0.789464" calcext:value-type="float">
            <text:p>0.789464</text:p>
          </table:table-cell>
          <table:table-cell office:value-type="float" office:value="0.887068" calcext:value-type="float">
            <text:p>0.887068</text:p>
          </table:table-cell>
          <table:table-cell office:value-type="float" office:value="1.03461" calcext:value-type="float">
            <text:p>1.03461</text:p>
          </table:table-cell>
          <table:table-cell office:value-type="float" office:value="0.969735" calcext:value-type="float">
            <text:p>0.969735</text:p>
          </table:table-cell>
          <table:table-cell office:value-type="float" office:value="0.789323" calcext:value-type="float">
            <text:p>0.789323</text:p>
          </table:table-cell>
          <table:table-cell office:value-type="float" office:value="1.35433" calcext:value-type="float">
            <text:p>1.35433</text:p>
          </table:table-cell>
          <table:table-cell office:value-type="float" office:value="1.93615" calcext:value-type="float">
            <text:p>1.93615</text:p>
          </table:table-cell>
          <table:table-cell office:value-type="float" office:value="0.85103" calcext:value-type="float">
            <text:p>0.85103</text:p>
          </table:table-cell>
          <table:table-cell office:value-type="float" office:value="0.943435" calcext:value-type="float">
            <text:p>0.943435</text:p>
          </table:table-cell>
          <table:table-cell office:value-type="float" office:value="0.817366" calcext:value-type="float">
            <text:p>0.817366</text:p>
          </table:table-cell>
          <table:table-cell office:value-type="float" office:value="0.828057" calcext:value-type="float">
            <text:p>0.828057</text:p>
          </table:table-cell>
          <table:table-cell office:value-type="float" office:value="1.35537" calcext:value-type="float">
            <text:p>1.35537</text:p>
          </table:table-cell>
          <table:table-cell office:value-type="float" office:value="0.881698" calcext:value-type="float">
            <text:p>0.881698</text:p>
          </table:table-cell>
          <table:table-cell office:value-type="float" office:value="0.971307" calcext:value-type="float">
            <text:p>0.971307</text:p>
          </table:table-cell>
          <table:table-cell office:value-type="float" office:value="0.797949" calcext:value-type="float">
            <text:p>0.797949</text:p>
          </table:table-cell>
          <table:table-cell office:value-type="float" office:value="1.25743" calcext:value-type="float">
            <text:p>1.25743</text:p>
          </table:table-cell>
          <table:table-cell office:value-type="float" office:value="1.07101" calcext:value-type="float">
            <text:p>1.07101</text:p>
          </table:table-cell>
          <table:table-cell office:value-type="float" office:value="0.801897" calcext:value-type="float">
            <text:p>0.801897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0.812367" calcext:value-type="float">
            <text:p>0.812367</text:p>
          </table:table-cell>
          <table:table-cell office:value-type="float" office:value="1.00105" calcext:value-type="float">
            <text:p>1.00105</text:p>
          </table:table-cell>
          <table:table-cell office:value-type="float" office:value="0.96201" calcext:value-type="float">
            <text:p>0.96201</text:p>
          </table:table-cell>
          <table:table-cell office:value-type="float" office:value="1.49249" calcext:value-type="float">
            <text:p>1.49249</text:p>
          </table:table-cell>
          <table:table-cell office:value-type="float" office:value="0.775917" calcext:value-type="float">
            <text:p>0.775917</text:p>
          </table:table-cell>
          <table:table-cell office:value-type="float" office:value="1.02113" calcext:value-type="float">
            <text:p>1.02113</text:p>
          </table:table-cell>
          <table:table-cell office:value-type="float" office:value="0.850378" calcext:value-type="float">
            <text:p>0.850378</text:p>
          </table:table-cell>
          <table:table-cell office:value-type="float" office:value="0.869996" calcext:value-type="float">
            <text:p>0.869996</text:p>
          </table:table-cell>
          <table:table-cell office:value-type="float" office:value="1.1518" calcext:value-type="float">
            <text:p>1.1518</text:p>
          </table:table-cell>
          <table:table-cell office:value-type="float" office:value="0.818558" calcext:value-type="float">
            <text:p>0.818558</text:p>
          </table:table-cell>
          <table:table-cell office:value-type="float" office:value="1.04522" calcext:value-type="float">
            <text:p>1.04522</text:p>
          </table:table-cell>
          <table:table-cell office:value-type="float" office:value="1.4648" calcext:value-type="float">
            <text:p>1.4648</text:p>
          </table:table-cell>
          <table:table-cell office:value-type="float" office:value="0.822777" calcext:value-type="float">
            <text:p>0.822777</text:p>
          </table:table-cell>
          <table:table-cell office:value-type="float" office:value="1.17786" calcext:value-type="float">
            <text:p>1.17786</text:p>
          </table:table-cell>
          <table:table-cell office:value-type="float" office:value="1.18399" calcext:value-type="float">
            <text:p>1.18399</text:p>
          </table:table-cell>
          <table:table-cell office:value-type="float" office:value="0.849066" calcext:value-type="float">
            <text:p>0.849066</text:p>
          </table:table-cell>
          <table:table-cell office:value-type="float" office:value="0.822667" calcext:value-type="float">
            <text:p>0.822667</text:p>
          </table:table-cell>
          <table:table-cell office:value-type="float" office:value="0.821534" calcext:value-type="float">
            <text:p>0.821534</text:p>
          </table:table-cell>
          <table:table-cell office:value-type="float" office:value="0.879553" calcext:value-type="float">
            <text:p>0.879553</text:p>
          </table:table-cell>
          <table:table-cell office:value-type="float" office:value="0.82996" calcext:value-type="float">
            <text:p>0.82996</text:p>
          </table:table-cell>
          <table:table-cell office:value-type="float" office:value="0.934778" calcext:value-type="float">
            <text:p>0.934778</text:p>
          </table:table-cell>
          <table:table-cell office:value-type="float" office:value="0.815392" calcext:value-type="float">
            <text:p>0.815392</text:p>
          </table:table-cell>
          <table:table-cell office:value-type="float" office:value="0.826093" calcext:value-type="float">
            <text:p>0.826093</text:p>
          </table:table-cell>
          <table:table-cell office:value-type="float" office:value="0.75615" calcext:value-type="float">
            <text:p>0.75615</text:p>
          </table:table-cell>
          <table:table-cell office:value-type="float" office:value="1.24925" calcext:value-type="float">
            <text:p>1.24925</text:p>
          </table:table-cell>
          <table:table-cell office:value-type="float" office:value="1.02846" calcext:value-type="float">
            <text:p>1.02846</text:p>
          </table:table-cell>
          <table:table-cell office:value-type="float" office:value="1.02217" calcext:value-type="float">
            <text:p>1.02217</text:p>
          </table:table-cell>
          <table:table-cell office:value-type="float" office:value="0.812197" calcext:value-type="float">
            <text:p>0.812197</text:p>
          </table:table-cell>
          <table:table-cell office:value-type="float" office:value="0.842043" calcext:value-type="float">
            <text:p>0.842043</text:p>
          </table:table-cell>
          <table:table-cell office:value-type="float" office:value="0.884873" calcext:value-type="float">
            <text:p>0.884873</text:p>
          </table:table-cell>
          <table:table-cell office:value-type="float" office:value="0.963853" calcext:value-type="float">
            <text:p>0.963853</text:p>
          </table:table-cell>
          <table:table-cell office:value-type="float" office:value="1.15803" calcext:value-type="float">
            <text:p>1.15803</text:p>
          </table:table-cell>
          <table:table-cell office:value-type="float" office:value="0.901335" calcext:value-type="float">
            <text:p>0.901335</text:p>
          </table:table-cell>
          <table:table-cell office:value-type="float" office:value="1.45183" calcext:value-type="float">
            <text:p>1.45183</text:p>
          </table:table-cell>
          <table:table-cell office:value-type="float" office:value="0.973972" calcext:value-type="float">
            <text:p>0.973972</text:p>
          </table:table-cell>
          <table:table-cell office:value-type="float" office:value="0.966659" calcext:value-type="float">
            <text:p>0.966659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0.955888" calcext:value-type="float">
            <text:p>0.955888</text:p>
          </table:table-cell>
          <table:table-cell office:value-type="float" office:value="0.90449" calcext:value-type="float">
            <text:p>0.90449</text:p>
          </table:table-cell>
          <table:table-cell office:value-type="float" office:value="0.833777" calcext:value-type="float">
            <text:p>0.833777</text:p>
          </table:table-cell>
          <table:table-cell office:value-type="float" office:value="0.797339" calcext:value-type="float">
            <text:p>0.797339</text:p>
          </table:table-cell>
          <table:table-cell office:value-type="float" office:value="0.851521" calcext:value-type="float">
            <text:p>0.851521</text:p>
          </table:table-cell>
          <table:table-cell office:value-type="float" office:value="1.10605" calcext:value-type="float">
            <text:p>1.10605</text:p>
          </table:table-cell>
        </table:table-row>
        <table:table-row table:style-name="ro1">
          <table:table-cell office:value-type="string" calcext:value-type="string">
            <text:p>all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9499" calcext:value-type="float">
            <text:p>0.279499</text:p>
          </table:table-cell>
          <table:table-cell office:value-type="float" office:value="0.288486" calcext:value-type="float">
            <text:p>0.288486</text:p>
          </table:table-cell>
          <table:table-cell office:value-type="float" office:value="0.291641" calcext:value-type="float">
            <text:p>0.291641</text:p>
          </table:table-cell>
          <table:table-cell office:value-type="float" office:value="0.329734" calcext:value-type="float">
            <text:p>0.329734</text:p>
          </table:table-cell>
          <table:table-cell office:value-type="float" office:value="0.406779" calcext:value-type="float">
            <text:p>0.406779</text:p>
          </table:table-cell>
          <table:table-cell office:value-type="float" office:value="0.335925" calcext:value-type="float">
            <text:p>0.335925</text:p>
          </table:table-cell>
          <table:table-cell office:value-type="float" office:value="0.284739" calcext:value-type="float">
            <text:p>0.284739</text:p>
          </table:table-cell>
          <table:table-cell office:value-type="float" office:value="0.302572" calcext:value-type="float">
            <text:p>0.302572</text:p>
          </table:table-cell>
          <table:table-cell office:value-type="float" office:value="0.411188" calcext:value-type="float">
            <text:p>0.411188</text:p>
          </table:table-cell>
          <table:table-cell office:value-type="float" office:value="0.348369" calcext:value-type="float">
            <text:p>0.348369</text:p>
          </table:table-cell>
          <table:table-cell office:value-type="float" office:value="0.448438" calcext:value-type="float">
            <text:p>0.448438</text:p>
          </table:table-cell>
          <table:table-cell office:value-type="float" office:value="0.308033" calcext:value-type="float">
            <text:p>0.308033</text:p>
          </table:table-cell>
          <table:table-cell office:value-type="float" office:value="0.312792" calcext:value-type="float">
            <text:p>0.312792</text:p>
          </table:table-cell>
          <table:table-cell office:value-type="float" office:value="0.29084" calcext:value-type="float">
            <text:p>0.29084</text:p>
          </table:table-cell>
          <table:table-cell office:value-type="float" office:value="0.324784" calcext:value-type="float">
            <text:p>0.324784</text:p>
          </table:table-cell>
          <table:table-cell office:value-type="float" office:value="0.270521" calcext:value-type="float">
            <text:p>0.270521</text:p>
          </table:table-cell>
          <table:table-cell office:value-type="float" office:value="0.291371" calcext:value-type="float">
            <text:p>0.291371</text:p>
          </table:table-cell>
          <table:table-cell office:value-type="float" office:value="0.504505" calcext:value-type="float">
            <text:p>0.504505</text:p>
          </table:table-cell>
          <table:table-cell office:value-type="float" office:value="0.261264" calcext:value-type="float">
            <text:p>0.261264</text:p>
          </table:table-cell>
          <table:table-cell office:value-type="float" office:value="0.266253" calcext:value-type="float">
            <text:p>0.266253</text:p>
          </table:table-cell>
          <table:table-cell office:value-type="float" office:value="0.552095" calcext:value-type="float">
            <text:p>0.552095</text:p>
          </table:table-cell>
          <table:table-cell office:value-type="float" office:value="0.254762" calcext:value-type="float">
            <text:p>0.254762</text:p>
          </table:table-cell>
          <table:table-cell office:value-type="float" office:value="0.5708" calcext:value-type="float">
            <text:p>0.5708</text:p>
          </table:table-cell>
          <table:table-cell office:value-type="float" office:value="0.289678" calcext:value-type="float">
            <text:p>0.289678</text:p>
          </table:table-cell>
          <table:table-cell office:value-type="float" office:value="0.533178" calcext:value-type="float">
            <text:p>0.533178</text:p>
          </table:table-cell>
          <table:table-cell office:value-type="float" office:value="0.522048" calcext:value-type="float">
            <text:p>0.522048</text:p>
          </table:table-cell>
          <table:table-cell office:value-type="float" office:value="0.514213" calcext:value-type="float">
            <text:p>0.514213</text:p>
          </table:table-cell>
          <table:table-cell office:value-type="float" office:value="0.519102" calcext:value-type="float">
            <text:p>0.519102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266554" calcext:value-type="float">
            <text:p>0.266554</text:p>
          </table:table-cell>
          <table:table-cell office:value-type="float" office:value="0.258839" calcext:value-type="float">
            <text:p>0.258839</text:p>
          </table:table-cell>
          <table:table-cell office:value-type="float" office:value="0.264721" calcext:value-type="float">
            <text:p>0.264721</text:p>
          </table:table-cell>
          <table:table-cell office:value-type="float" office:value="0.251135" calcext:value-type="float">
            <text:p>0.251135</text:p>
          </table:table-cell>
          <table:table-cell office:value-type="float" office:value="0.515145" calcext:value-type="float">
            <text:p>0.515145</text:p>
          </table:table-cell>
          <table:table-cell office:value-type="float" office:value="0.259591" calcext:value-type="float">
            <text:p>0.259591</text:p>
          </table:table-cell>
          <table:table-cell office:value-type="float" office:value="0.538498" calcext:value-type="float">
            <text:p>0.538498</text:p>
          </table:table-cell>
          <table:table-cell office:value-type="float" office:value="0.547666" calcext:value-type="float">
            <text:p>0.547666</text:p>
          </table:table-cell>
          <table:table-cell office:value-type="float" office:value="0.265863" calcext:value-type="float">
            <text:p>0.265863</text:p>
          </table:table-cell>
          <table:table-cell office:value-type="float" office:value="0.255293" calcext:value-type="float">
            <text:p>0.255293</text:p>
          </table:table-cell>
          <table:table-cell office:value-type="float" office:value="0.519453" calcext:value-type="float">
            <text:p>0.519453</text:p>
          </table:table-cell>
          <table:table-cell office:value-type="float" office:value="0.257066" calcext:value-type="float">
            <text:p>0.257066</text:p>
          </table:table-cell>
          <table:table-cell office:value-type="float" office:value="0.512209" calcext:value-type="float">
            <text:p>0.512209</text:p>
          </table:table-cell>
          <table:table-cell office:value-type="float" office:value="0.444321" calcext:value-type="float">
            <text:p>0.444321</text:p>
          </table:table-cell>
          <table:table-cell office:value-type="float" office:value="0.518561" calcext:value-type="float">
            <text:p>0.518561</text:p>
          </table:table-cell>
          <table:table-cell office:value-type="float" office:value="0.515916" calcext:value-type="float">
            <text:p>0.515916</text:p>
          </table:table-cell>
          <table:table-cell office:value-type="float" office:value="0.287164" calcext:value-type="float">
            <text:p>0.287164</text:p>
          </table:table-cell>
          <table:table-cell office:value-type="float" office:value="0.49732" calcext:value-type="float">
            <text:p>0.49732</text:p>
          </table:table-cell>
          <table:table-cell office:value-type="float" office:value="0.516758" calcext:value-type="float">
            <text:p>0.516758</text:p>
          </table:table-cell>
          <table:table-cell office:value-type="float" office:value="0.31196" calcext:value-type="float">
            <text:p>0.31196</text:p>
          </table:table-cell>
          <table:table-cell office:value-type="float" office:value="0.514243" calcext:value-type="float">
            <text:p>0.514243</text:p>
          </table:table-cell>
          <table:table-cell office:value-type="float" office:value="0.514634" calcext:value-type="float">
            <text:p>0.514634</text:p>
          </table:table-cell>
          <table:table-cell office:value-type="float" office:value="0.525263" calcext:value-type="float">
            <text:p>0.525263</text:p>
          </table:table-cell>
          <table:table-cell office:value-type="float" office:value="0.300829" calcext:value-type="float">
            <text:p>0.300829</text:p>
          </table:table-cell>
          <table:table-cell office:value-type="float" office:value="0.303334" calcext:value-type="float">
            <text:p>0.303334</text:p>
          </table:table-cell>
          <table:table-cell office:value-type="float" office:value="0.308013" calcext:value-type="float">
            <text:p>0.308013</text:p>
          </table:table-cell>
          <table:table-cell office:value-type="float" office:value="0.524673" calcext:value-type="float">
            <text:p>0.524673</text:p>
          </table:table-cell>
          <table:table-cell office:value-type="float" office:value="0.552565" calcext:value-type="float">
            <text:p>0.552565</text:p>
          </table:table-cell>
          <table:table-cell office:value-type="float" office:value="0.529511" calcext:value-type="float">
            <text:p>0.529511</text:p>
          </table:table-cell>
          <table:table-cell office:value-type="float" office:value="0.53404" calcext:value-type="float">
            <text:p>0.53404</text:p>
          </table:table-cell>
          <table:table-cell office:value-type="float" office:value="0.516036" calcext:value-type="float">
            <text:p>0.516036</text:p>
          </table:table-cell>
          <table:table-cell office:value-type="float" office:value="0.529231" calcext:value-type="float">
            <text:p>0.529231</text:p>
          </table:table-cell>
          <table:table-cell office:value-type="float" office:value="0.334393" calcext:value-type="float">
            <text:p>0.334393</text:p>
          </table:table-cell>
          <table:table-cell office:value-type="float" office:value="0.516807" calcext:value-type="float">
            <text:p>0.516807</text:p>
          </table:table-cell>
          <table:table-cell office:value-type="float" office:value="0.517649" calcext:value-type="float">
            <text:p>0.517649</text:p>
          </table:table-cell>
          <table:table-cell office:value-type="float" office:value="0.311148" calcext:value-type="float">
            <text:p>0.311148</text:p>
          </table:table-cell>
          <table:table-cell office:value-type="float" office:value="0.273667" calcext:value-type="float">
            <text:p>0.273667</text:p>
          </table:table-cell>
          <table:table-cell office:value-type="float" office:value="0.510345" calcext:value-type="float">
            <text:p>0.510345</text:p>
          </table:table-cell>
          <table:table-cell office:value-type="float" office:value="0.25367" calcext:value-type="float">
            <text:p>0.25367</text:p>
          </table:table-cell>
          <table:table-cell office:value-type="float" office:value="0.269019" calcext:value-type="float">
            <text:p>0.269019</text:p>
          </table:table-cell>
          <table:table-cell office:value-type="float" office:value="0.329704" calcext:value-type="float">
            <text:p>0.329704</text:p>
          </table:table-cell>
          <table:table-cell office:value-type="float" office:value="0.300459" calcext:value-type="float">
            <text:p>0.300459</text:p>
          </table:table-cell>
          <table:table-cell office:value-type="float" office:value="0.358839" calcext:value-type="float">
            <text:p>0.358839</text:p>
          </table:table-cell>
          <table:table-cell office:value-type="float" office:value="0.266083" calcext:value-type="float">
            <text:p>0.266083</text:p>
          </table:table-cell>
          <table:table-cell office:value-type="float" office:value="0.306831" calcext:value-type="float">
            <text:p>0.306831</text:p>
          </table:table-cell>
          <table:table-cell office:value-type="float" office:value="0.302242" calcext:value-type="float">
            <text:p>0.302242</text:p>
          </table:table-cell>
          <table:table-cell office:value-type="float" office:value="0.263298" calcext:value-type="float">
            <text:p>0.263298</text:p>
          </table:table-cell>
          <table:table-cell office:value-type="float" office:value="0.263899" calcext:value-type="float">
            <text:p>0.263899</text:p>
          </table:table-cell>
          <table:table-cell office:value-type="float" office:value="0.283988" calcext:value-type="float">
            <text:p>0.283988</text:p>
          </table:table-cell>
          <table:table-cell office:value-type="float" office:value="0.273638" calcext:value-type="float">
            <text:p>0.273638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89498" calcext:value-type="float">
            <text:p>0.289498</text:p>
          </table:table-cell>
          <table:table-cell office:value-type="float" office:value="0.255003" calcext:value-type="float">
            <text:p>0.255003</text:p>
          </table:table-cell>
          <table:table-cell office:value-type="float" office:value="0.463797" calcext:value-type="float">
            <text:p>0.463797</text:p>
          </table:table-cell>
          <table:table-cell office:value-type="float" office:value="0.522738" calcext:value-type="float">
            <text:p>0.522738</text:p>
          </table:table-cell>
          <table:table-cell office:value-type="float" office:value="0.25388" calcext:value-type="float">
            <text:p>0.25388</text:p>
          </table:table-cell>
          <table:table-cell office:value-type="float" office:value="0.505085" calcext:value-type="float">
            <text:p>0.505085</text:p>
          </table:table-cell>
          <table:table-cell office:value-type="float" office:value="0.282735" calcext:value-type="float">
            <text:p>0.282735</text:p>
          </table:table-cell>
          <table:table-cell office:value-type="float" office:value="0.515746" calcext:value-type="float">
            <text:p>0.515746</text:p>
          </table:table-cell>
          <table:table-cell office:value-type="float" office:value="0.512369" calcext:value-type="float">
            <text:p>0.512369</text:p>
          </table:table-cell>
          <table:table-cell office:value-type="float" office:value="0.260082" calcext:value-type="float">
            <text:p>0.260082</text:p>
          </table:table-cell>
          <table:table-cell office:value-type="float" office:value="0.252928" calcext:value-type="float">
            <text:p>0.252928</text:p>
          </table:table-cell>
          <table:table-cell office:value-type="float" office:value="0.303544" calcext:value-type="float">
            <text:p>0.303544</text:p>
          </table:table-cell>
          <table:table-cell office:value-type="float" office:value="0.378956" calcext:value-type="float">
            <text:p>0.378956</text:p>
          </table:table-cell>
          <table:table-cell office:value-type="float" office:value="0.511507" calcext:value-type="float">
            <text:p>0.511507</text:p>
          </table:table-cell>
          <table:table-cell office:value-type="float" office:value="0.257276" calcext:value-type="float">
            <text:p>0.257276</text:p>
          </table:table-cell>
          <table:table-cell office:value-type="float" office:value="0.511808" calcext:value-type="float">
            <text:p>0.511808</text:p>
          </table:table-cell>
          <table:table-cell office:value-type="float" office:value="0.50205" calcext:value-type="float">
            <text:p>0.50205</text:p>
          </table:table-cell>
          <table:table-cell office:value-type="float" office:value="0.254271" calcext:value-type="float">
            <text:p>0.254271</text:p>
          </table:table-cell>
          <table:table-cell office:value-type="float" office:value="0.286342" calcext:value-type="float">
            <text:p>0.286342</text:p>
          </table:table-cell>
          <table:table-cell office:value-type="float" office:value="0.294567" calcext:value-type="float">
            <text:p>0.294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2352" calcext:value-type="float">
            <text:p>0.302352</text:p>
          </table:table-cell>
          <table:table-cell office:value-type="float" office:value="0.189369" calcext:value-type="float">
            <text:p>0.189369</text:p>
          </table:table-cell>
          <table:table-cell office:value-type="float" office:value="0.318573" calcext:value-type="float">
            <text:p>0.318573</text:p>
          </table:table-cell>
          <table:table-cell office:value-type="float" office:value="0.297333" calcext:value-type="float">
            <text:p>0.297333</text:p>
          </table:table-cell>
          <table:table-cell office:value-type="float" office:value="0.304766" calcext:value-type="float">
            <text:p>0.304766</text:p>
          </table:table-cell>
          <table:table-cell office:value-type="float" office:value="0.278847" calcext:value-type="float">
            <text:p>0.278847</text:p>
          </table:table-cell>
          <table:table-cell office:value-type="float" office:value="0.426015" calcext:value-type="float">
            <text:p>0.426015</text:p>
          </table:table-cell>
          <table:table-cell office:value-type="float" office:value="0.304596" calcext:value-type="float">
            <text:p>0.304596</text:p>
          </table:table-cell>
          <table:table-cell office:value-type="float" office:value="0.174931" calcext:value-type="float">
            <text:p>0.174931</text:p>
          </table:table-cell>
          <table:table-cell office:value-type="float" office:value="0.383306" calcext:value-type="float">
            <text:p>0.383306</text:p>
          </table:table-cell>
          <table:table-cell office:value-type="float" office:value="0.333761" calcext:value-type="float">
            <text:p>0.333761</text:p>
          </table:table-cell>
          <table:table-cell office:value-type="float" office:value="0.228873" calcext:value-type="float">
            <text:p>0.228873</text:p>
          </table:table-cell>
          <table:table-cell office:value-type="float" office:value="0.231388" calcext:value-type="float">
            <text:p>0.231388</text:p>
          </table:table-cell>
          <table:table-cell office:value-type="float" office:value="0.306791" calcext:value-type="float">
            <text:p>0.306791</text:p>
          </table:table-cell>
          <table:table-cell office:value-type="float" office:value="0.374869" calcext:value-type="float">
            <text:p>0.374869</text:p>
          </table:table-cell>
          <table:table-cell office:value-type="float" office:value="0.17491" calcext:value-type="float">
            <text:p>0.17491</text:p>
          </table:table-cell>
          <table:table-cell office:value-type="float" office:value="0.427388" calcext:value-type="float">
            <text:p>0.427388</text:p>
          </table:table-cell>
          <table:table-cell office:value-type="float" office:value="0.171314" calcext:value-type="float">
            <text:p>0.171314</text:p>
          </table:table-cell>
          <table:table-cell office:value-type="float" office:value="0.322149" calcext:value-type="float">
            <text:p>0.322149</text:p>
          </table:table-cell>
          <table:table-cell office:value-type="float" office:value="0.192264" calcext:value-type="float">
            <text:p>0.192264</text:p>
          </table:table-cell>
          <table:table-cell office:value-type="float" office:value="0.37041" calcext:value-type="float">
            <text:p>0.37041</text:p>
          </table:table-cell>
          <table:table-cell office:value-type="float" office:value="0.303544" calcext:value-type="float">
            <text:p>0.303544</text:p>
          </table:table-cell>
          <table:table-cell office:value-type="float" office:value="0.212402" calcext:value-type="float">
            <text:p>0.212402</text:p>
          </table:table-cell>
          <table:table-cell office:value-type="float" office:value="0.300288" calcext:value-type="float">
            <text:p>0.300288</text:p>
          </table:table-cell>
          <table:table-cell office:value-type="float" office:value="0.173238" calcext:value-type="float">
            <text:p>0.173238</text:p>
          </table:table-cell>
          <table:table-cell office:value-type="float" office:value="0.340655" calcext:value-type="float">
            <text:p>0.340655</text:p>
          </table:table-cell>
          <table:table-cell office:value-type="float" office:value="0.262847" calcext:value-type="float">
            <text:p>0.262847</text:p>
          </table:table-cell>
          <table:table-cell office:value-type="float" office:value="0.175442" calcext:value-type="float">
            <text:p>0.175442</text:p>
          </table:table-cell>
          <table:table-cell office:value-type="float" office:value="0.320206" calcext:value-type="float">
            <text:p>0.320206</text:p>
          </table:table-cell>
          <table:table-cell office:value-type="float" office:value="0.289057" calcext:value-type="float">
            <text:p>0.289057</text:p>
          </table:table-cell>
          <table:table-cell office:value-type="float" office:value="0.192895" calcext:value-type="float">
            <text:p>0.192895</text:p>
          </table:table-cell>
          <table:table-cell office:value-type="float" office:value="0.277936" calcext:value-type="float">
            <text:p>0.277936</text:p>
          </table:table-cell>
          <table:table-cell office:value-type="float" office:value="0.226889" calcext:value-type="float">
            <text:p>0.226889</text:p>
          </table:table-cell>
          <table:table-cell office:value-type="float" office:value="0.31688" calcext:value-type="float">
            <text:p>0.31688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202603" calcext:value-type="float">
            <text:p>0.202603</text:p>
          </table:table-cell>
          <table:table-cell office:value-type="float" office:value="0.199046" calcext:value-type="float">
            <text:p>0.199046</text:p>
          </table:table-cell>
          <table:table-cell office:value-type="float" office:value="0.22197" calcext:value-type="float">
            <text:p>0.22197</text:p>
          </table:table-cell>
          <table:table-cell office:value-type="float" office:value="0.221539" calcext:value-type="float">
            <text:p>0.221539</text:p>
          </table:table-cell>
          <table:table-cell office:value-type="float" office:value="0.177055" calcext:value-type="float">
            <text:p>0.177055</text:p>
          </table:table-cell>
          <table:table-cell office:value-type="float" office:value="0.318532" calcext:value-type="float">
            <text:p>0.318532</text:p>
          </table:table-cell>
          <table:table-cell office:value-type="float" office:value="0.275481" calcext:value-type="float">
            <text:p>0.275481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0.171945" calcext:value-type="float">
            <text:p>0.171945</text:p>
          </table:table-cell>
          <table:table-cell office:value-type="float" office:value="0.290349" calcext:value-type="float">
            <text:p>0.290349</text:p>
          </table:table-cell>
          <table:table-cell office:value-type="float" office:value="0.242549" calcext:value-type="float">
            <text:p>0.242549</text:p>
          </table:table-cell>
          <table:table-cell office:value-type="float" office:value="0.679836" calcext:value-type="float">
            <text:p>0.679836</text:p>
          </table:table-cell>
          <table:table-cell office:value-type="float" office:value="0.237219" calcext:value-type="float">
            <text:p>0.237219</text:p>
          </table:table-cell>
          <table:table-cell office:value-type="float" office:value="0.290629" calcext:value-type="float">
            <text:p>0.290629</text:p>
          </table:table-cell>
          <table:table-cell office:value-type="float" office:value="0.300258" calcext:value-type="float">
            <text:p>0.300258</text:p>
          </table:table-cell>
          <table:table-cell office:value-type="float" office:value="0.362024" calcext:value-type="float">
            <text:p>0.362024</text:p>
          </table:table-cell>
          <table:table-cell office:value-type="float" office:value="0.390198" calcext:value-type="float">
            <text:p>0.390198</text:p>
          </table:table-cell>
          <table:table-cell office:value-type="float" office:value="0.178828" calcext:value-type="float">
            <text:p>0.178828</text:p>
          </table:table-cell>
          <table:table-cell office:value-type="float" office:value="0.224073" calcext:value-type="float">
            <text:p>0.22407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305968" calcext:value-type="float">
            <text:p>0.305968</text:p>
          </table:table-cell>
          <table:table-cell office:value-type="float" office:value="0.218353" calcext:value-type="float">
            <text:p>0.218353</text:p>
          </table:table-cell>
          <table:table-cell office:value-type="float" office:value="0.373847" calcext:value-type="float">
            <text:p>0.373847</text:p>
          </table:table-cell>
          <table:table-cell office:value-type="float" office:value="0.173348" calcext:value-type="float">
            <text:p>0.173348</text:p>
          </table:table-cell>
          <table:table-cell office:value-type="float" office:value="0.169821" calcext:value-type="float">
            <text:p>0.169821</text:p>
          </table:table-cell>
          <table:table-cell office:value-type="float" office:value="0.280761" calcext:value-type="float">
            <text:p>0.280761</text:p>
          </table:table-cell>
          <table:table-cell office:value-type="float" office:value="0.421106" calcext:value-type="float">
            <text:p>0.421106</text:p>
          </table:table-cell>
          <table:table-cell office:value-type="float" office:value="0.294156" calcext:value-type="float">
            <text:p>0.294156</text:p>
          </table:table-cell>
          <table:table-cell office:value-type="float" office:value="0.219605" calcext:value-type="float">
            <text:p>0.219605</text:p>
          </table:table-cell>
          <table:table-cell office:value-type="float" office:value="0.289597" calcext:value-type="float">
            <text:p>0.289597</text:p>
          </table:table-cell>
          <table:table-cell office:value-type="float" office:value="0.388475" calcext:value-type="float">
            <text:p>0.388475</text:p>
          </table:table-cell>
          <table:table-cell office:value-type="float" office:value="0.613491" calcext:value-type="float">
            <text:p>0.613491</text:p>
          </table:table-cell>
          <table:table-cell office:value-type="float" office:value="0.524211" calcext:value-type="float">
            <text:p>0.524211</text:p>
          </table:table-cell>
          <table:table-cell office:value-type="float" office:value="0.271283" calcext:value-type="float">
            <text:p>0.271283</text:p>
          </table:table-cell>
          <table:table-cell office:value-type="float" office:value="0.321308" calcext:value-type="float">
            <text:p>0.321308</text:p>
          </table:table-cell>
          <table:table-cell office:value-type="float" office:value="0.30121" calcext:value-type="float">
            <text:p>0.30121</text:p>
          </table:table-cell>
          <table:table-cell office:value-type="float" office:value="0.169571" calcext:value-type="float">
            <text:p>0.169571</text:p>
          </table:table-cell>
          <table:table-cell office:value-type="float" office:value="0.357446" calcext:value-type="float">
            <text:p>0.357446</text:p>
          </table:table-cell>
          <table:table-cell office:value-type="float" office:value="0.362937" calcext:value-type="float">
            <text:p>0.362937</text:p>
          </table:table-cell>
          <table:table-cell office:value-type="float" office:value="0.169251" calcext:value-type="float">
            <text:p>0.169251</text:p>
          </table:table-cell>
          <table:table-cell office:value-type="float" office:value="0.171484" calcext:value-type="float">
            <text:p>0.171484</text:p>
          </table:table-cell>
          <table:table-cell office:value-type="float" office:value="0.222822" calcext:value-type="float">
            <text:p>0.222822</text:p>
          </table:table-cell>
          <table:table-cell office:value-type="float" office:value="0.406369" calcext:value-type="float">
            <text:p>0.406369</text:p>
          </table:table-cell>
          <table:table-cell office:value-type="float" office:value="0.365371" calcext:value-type="float">
            <text:p>0.365371</text:p>
          </table:table-cell>
          <table:table-cell office:value-type="float" office:value="0.362386" calcext:value-type="float">
            <text:p>0.362386</text:p>
          </table:table-cell>
          <table:table-cell office:value-type="float" office:value="0.207853" calcext:value-type="float">
            <text:p>0.207853</text:p>
          </table:table-cell>
          <table:table-cell office:value-type="float" office:value="0.219775" calcext:value-type="float">
            <text:p>0.219775</text:p>
          </table:table-cell>
          <table:table-cell office:value-type="float" office:value="0.210599" calcext:value-type="float">
            <text:p>0.210599</text:p>
          </table:table-cell>
          <table:table-cell office:value-type="float" office:value="0.278066" calcext:value-type="float">
            <text:p>0.278066</text:p>
          </table:table-cell>
          <table:table-cell office:value-type="float" office:value="0.291932" calcext:value-type="float">
            <text:p>0.291932</text:p>
          </table:table-cell>
          <table:table-cell office:value-type="float" office:value="0.38568" calcext:value-type="float">
            <text:p>0.38568</text:p>
          </table:table-cell>
          <table:table-cell office:value-type="float" office:value="0.387132" calcext:value-type="float">
            <text:p>0.387132</text:p>
          </table:table-cell>
          <table:table-cell office:value-type="float" office:value="0.388214" calcext:value-type="float">
            <text:p>0.388214</text:p>
          </table:table-cell>
          <table:table-cell office:value-type="float" office:value="0.303033" calcext:value-type="float">
            <text:p>0.303033</text:p>
          </table:table-cell>
          <table:table-cell office:value-type="float" office:value="0.171885" calcext:value-type="float">
            <text:p>0.171885</text:p>
          </table:table-cell>
          <table:table-cell office:value-type="float" office:value="0.310708" calcext:value-type="float">
            <text:p>0.310708</text:p>
          </table:table-cell>
          <table:table-cell office:value-type="float" office:value="0.266534" calcext:value-type="float">
            <text:p>0.266534</text:p>
          </table:table-cell>
          <table:table-cell office:value-type="float" office:value="0.278086" calcext:value-type="float">
            <text:p>0.278086</text:p>
          </table:table-cell>
          <table:table-cell office:value-type="float" office:value="0.287674" calcext:value-type="float">
            <text:p>0.287674</text:p>
          </table:table-cell>
          <table:table-cell office:value-type="float" office:value="0.191843" calcext:value-type="float">
            <text:p>0.191843</text:p>
          </table:table-cell>
          <table:table-cell office:value-type="float" office:value="0.204417" calcext:value-type="float">
            <text:p>0.204417</text:p>
          </table:table-cell>
          <table:table-cell office:value-type="float" office:value="0.279448" calcext:value-type="float">
            <text:p>0.279448</text:p>
          </table:table-cell>
          <table:table-cell office:value-type="float" office:value="0.580708" calcext:value-type="float">
            <text:p>0.580708</text:p>
          </table:table-cell>
          <table:table-cell office:value-type="float" office:value="0.17399" calcext:value-type="float">
            <text:p>0.17399</text:p>
          </table:table-cell>
          <table:table-cell office:value-type="float" office:value="0.556242" calcext:value-type="float">
            <text:p>0.556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1041" calcext:value-type="float">
            <text:p>0.381041</text:p>
          </table:table-cell>
          <table:table-cell office:value-type="float" office:value="0.733047" calcext:value-type="float">
            <text:p>0.733047</text:p>
          </table:table-cell>
          <table:table-cell office:value-type="float" office:value="0.191712" calcext:value-type="float">
            <text:p>0.191712</text:p>
          </table:table-cell>
          <table:table-cell office:value-type="float" office:value="0.20113" calcext:value-type="float">
            <text:p>0.20113</text:p>
          </table:table-cell>
          <table:table-cell office:value-type="float" office:value="0.17478" calcext:value-type="float">
            <text:p>0.17478</text:p>
          </table:table-cell>
          <table:table-cell office:value-type="float" office:value="0.220106" calcext:value-type="float">
            <text:p>0.220106</text:p>
          </table:table-cell>
          <table:table-cell office:value-type="float" office:value="0.351264" calcext:value-type="float">
            <text:p>0.351264</text:p>
          </table:table-cell>
          <table:table-cell office:value-type="float" office:value="0.255975" calcext:value-type="float">
            <text:p>0.255975</text:p>
          </table:table-cell>
          <table:table-cell office:value-type="float" office:value="0.244803" calcext:value-type="float">
            <text:p>0.244803</text:p>
          </table:table-cell>
          <table:table-cell office:value-type="float" office:value="0.187846" calcext:value-type="float">
            <text:p>0.187846</text:p>
          </table:table-cell>
          <table:table-cell office:value-type="float" office:value="0.191713" calcext:value-type="float">
            <text:p>0.191713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170903" calcext:value-type="float">
            <text:p>0.170903</text:p>
          </table:table-cell>
          <table:table-cell office:value-type="float" office:value="0.193035" calcext:value-type="float">
            <text:p>0.193035</text:p>
          </table:table-cell>
          <table:table-cell office:value-type="float" office:value="0.17971" calcext:value-type="float">
            <text:p>0.17971</text:p>
          </table:table-cell>
          <table:table-cell office:value-type="float" office:value="0.25357" calcext:value-type="float">
            <text:p>0.25357</text:p>
          </table:table-cell>
          <table:table-cell office:value-type="float" office:value="0.245664" calcext:value-type="float">
            <text:p>0.245664</text:p>
          </table:table-cell>
          <table:table-cell office:value-type="float" office:value="0.811214" calcext:value-type="float">
            <text:p>0.811214</text:p>
          </table:table-cell>
          <table:table-cell office:value-type="float" office:value="0.212803" calcext:value-type="float">
            <text:p>0.212803</text:p>
          </table:table-cell>
          <table:table-cell office:value-type="float" office:value="0.674456" calcext:value-type="float">
            <text:p>0.674456</text:p>
          </table:table-cell>
          <table:table-cell office:value-type="float" office:value="0.346335" calcext:value-type="float">
            <text:p>0.346335</text:p>
          </table:table-cell>
          <table:table-cell office:value-type="float" office:value="0.30129" calcext:value-type="float">
            <text:p>0.30129</text:p>
          </table:table-cell>
          <table:table-cell office:value-type="float" office:value="0.366554" calcext:value-type="float">
            <text:p>0.366554</text:p>
          </table:table-cell>
          <table:table-cell office:value-type="float" office:value="0.201191" calcext:value-type="float">
            <text:p>0.201191</text:p>
          </table:table-cell>
          <table:table-cell office:value-type="float" office:value="0.221409" calcext:value-type="float">
            <text:p>0.221409</text:p>
          </table:table-cell>
          <table:table-cell office:value-type="float" office:value="0.330606" calcext:value-type="float">
            <text:p>0.330606</text:p>
          </table:table-cell>
          <table:table-cell office:value-type="float" office:value="0.214977" calcext:value-type="float">
            <text:p>0.214977</text:p>
          </table:table-cell>
          <table:table-cell office:value-type="float" office:value="0.209135" calcext:value-type="float">
            <text:p>0.209135</text:p>
          </table:table-cell>
          <table:table-cell office:value-type="float" office:value="0.21162" calcext:value-type="float">
            <text:p>0.21162</text:p>
          </table:table-cell>
          <table:table-cell office:value-type="float" office:value="0.208775" calcext:value-type="float">
            <text:p>0.208775</text:p>
          </table:table-cell>
          <table:table-cell office:value-type="float" office:value="0.409324" calcext:value-type="float">
            <text:p>0.409324</text:p>
          </table:table-cell>
          <table:table-cell office:value-type="float" office:value="0.321849" calcext:value-type="float">
            <text:p>0.321849</text:p>
          </table:table-cell>
          <table:table-cell office:value-type="float" office:value="0.440524" calcext:value-type="float">
            <text:p>0.440524</text:p>
          </table:table-cell>
          <table:table-cell office:value-type="float" office:value="0.200559" calcext:value-type="float">
            <text:p>0.200559</text:p>
          </table:table-cell>
          <table:table-cell office:value-type="float" office:value="0.204637" calcext:value-type="float">
            <text:p>0.204637</text:p>
          </table:table-cell>
          <table:table-cell office:value-type="float" office:value="0.263979" calcext:value-type="float">
            <text:p>0.263979</text:p>
          </table:table-cell>
          <table:table-cell office:value-type="float" office:value="0.177416" calcext:value-type="float">
            <text:p>0.177416</text:p>
          </table:table-cell>
          <table:table-cell office:value-type="float" office:value="0.241136" calcext:value-type="float">
            <text:p>0.24113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79108" calcext:value-type="float">
            <text:p>0.179108</text:p>
          </table:table-cell>
          <table:table-cell office:value-type="float" office:value="0.356855" calcext:value-type="float">
            <text:p>0.356855</text:p>
          </table:table-cell>
          <table:table-cell office:value-type="float" office:value="0.270352" calcext:value-type="float">
            <text:p>0.270352</text:p>
          </table:table-cell>
          <table:table-cell office:value-type="float" office:value="0.235445" calcext:value-type="float">
            <text:p>0.235445</text:p>
          </table:table-cell>
          <table:table-cell office:value-type="float" office:value="0.171805" calcext:value-type="float">
            <text:p>0.171805</text:p>
          </table:table-cell>
          <table:table-cell office:value-type="float" office:value="0.230887" calcext:value-type="float">
            <text:p>0.230887</text:p>
          </table:table-cell>
          <table:table-cell office:value-type="float" office:value="0.25359" calcext:value-type="float">
            <text:p>0.25359</text:p>
          </table:table-cell>
          <table:table-cell office:value-type="float" office:value="0.171143" calcext:value-type="float">
            <text:p>0.171143</text:p>
          </table:table-cell>
          <table:table-cell office:value-type="float" office:value="0.186573" calcext:value-type="float">
            <text:p>0.186573</text:p>
          </table:table-cell>
          <table:table-cell office:value-type="float" office:value="0.321237" calcext:value-type="float">
            <text:p>0.321237</text:p>
          </table:table-cell>
          <table:table-cell office:value-type="float" office:value="0.230666" calcext:value-type="float">
            <text:p>0.230666</text:p>
          </table:table-cell>
          <table:table-cell office:value-type="float" office:value="0.276724" calcext:value-type="float">
            <text:p>0.276724</text:p>
          </table:table-cell>
          <table:table-cell office:value-type="float" office:value="0.241878" calcext:value-type="float">
            <text:p>0.241878</text:p>
          </table:table-cell>
          <table:table-cell office:value-type="float" office:value="0.200289" calcext:value-type="float">
            <text:p>0.200289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0.229504" calcext:value-type="float">
            <text:p>0.229504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0.368597" calcext:value-type="float">
            <text:p>0.368597</text:p>
          </table:table-cell>
          <table:table-cell office:value-type="float" office:value="0.769605" calcext:value-type="float">
            <text:p>0.769605</text:p>
          </table:table-cell>
          <table:table-cell office:value-type="float" office:value="0.24317" calcext:value-type="float">
            <text:p>0.24317</text:p>
          </table:table-cell>
          <table:table-cell office:value-type="float" office:value="0.177446" calcext:value-type="float">
            <text:p>0.177446</text:p>
          </table:table-cell>
          <table:table-cell office:value-type="float" office:value="0.273026" calcext:value-type="float">
            <text:p>0.273026</text:p>
          </table:table-cell>
          <table:table-cell office:value-type="float" office:value="0.260473" calcext:value-type="float">
            <text:p>0.260473</text:p>
          </table:table-cell>
          <table:table-cell office:value-type="float" office:value="0.278387" calcext:value-type="float">
            <text:p>0.278387</text:p>
          </table:table-cell>
          <table:table-cell office:value-type="float" office:value="0.235065" calcext:value-type="float">
            <text:p>0.235065</text:p>
          </table:table-cell>
          <table:table-cell office:value-type="float" office:value="0.17456" calcext:value-type="float">
            <text:p>0.17456</text:p>
          </table:table-cell>
          <table:table-cell office:value-type="float" office:value="0.193256" calcext:value-type="float">
            <text:p>0.193256</text:p>
          </table:table-cell>
          <table:table-cell office:value-type="float" office:value="0.187124" calcext:value-type="float">
            <text:p>0.187124</text:p>
          </table:table-cell>
          <table:table-cell office:value-type="float" office:value="0.265723" calcext:value-type="float">
            <text:p>0.265723</text:p>
          </table:table-cell>
          <table:table-cell office:value-type="float" office:value="0.204547" calcext:value-type="float">
            <text:p>0.204547</text:p>
          </table:table-cell>
          <table:table-cell office:value-type="float" office:value="0.386461" calcext:value-type="float">
            <text:p>0.386461</text:p>
          </table:table-cell>
          <table:table-cell office:value-type="float" office:value="0.204297" calcext:value-type="float">
            <text:p>0.204297</text:p>
          </table:table-cell>
          <table:table-cell office:value-type="float" office:value="0.270272" calcext:value-type="float">
            <text:p>0.270272</text:p>
          </table:table-cell>
          <table:table-cell office:value-type="float" office:value="0.202303" calcext:value-type="float">
            <text:p>0.202303</text:p>
          </table:table-cell>
          <table:table-cell office:value-type="float" office:value="0.240034" calcext:value-type="float">
            <text:p>0.240034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171003" calcext:value-type="float">
            <text:p>0.171003</text:p>
          </table:table-cell>
          <table:table-cell office:value-type="float" office:value="0.223062" calcext:value-type="float">
            <text:p>0.223062</text:p>
          </table:table-cell>
          <table:table-cell office:value-type="float" office:value="0.210308" calcext:value-type="float">
            <text:p>0.210308</text:p>
          </table:table-cell>
          <table:table-cell office:value-type="float" office:value="0.580208" calcext:value-type="float">
            <text:p>0.580208</text:p>
          </table:table-cell>
          <table:table-cell office:value-type="float" office:value="0.332128" calcext:value-type="float">
            <text:p>0.332128</text:p>
          </table:table-cell>
          <table:table-cell office:value-type="float" office:value="0.630804" calcext:value-type="float">
            <text:p>0.630804</text:p>
          </table:table-cell>
          <table:table-cell office:value-type="float" office:value="0.346736" calcext:value-type="float">
            <text:p>0.346736</text:p>
          </table:table-cell>
          <table:table-cell office:value-type="float" office:value="0.212361" calcext:value-type="float">
            <text:p>0.212361</text:p>
          </table:table-cell>
          <table:table-cell office:value-type="float" office:value="0.287644" calcext:value-type="float">
            <text:p>0.287644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0.202253" calcext:value-type="float">
            <text:p>0.202253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230787" calcext:value-type="float">
            <text:p>0.230787</text:p>
          </table:table-cell>
          <table:table-cell office:value-type="float" office:value="0.203836" calcext:value-type="float">
            <text:p>0.203836</text:p>
          </table:table-cell>
          <table:table-cell office:value-type="float" office:value="0.482803" calcext:value-type="float">
            <text:p>0.482803</text:p>
          </table:table-cell>
          <table:table-cell office:value-type="float" office:value="0.305678" calcext:value-type="float">
            <text:p>0.305678</text:p>
          </table:table-cell>
          <table:table-cell office:value-type="float" office:value="0.259791" calcext:value-type="float">
            <text:p>0.259791</text:p>
          </table:table-cell>
          <table:table-cell office:value-type="float" office:value="0.382895" calcext:value-type="float">
            <text:p>0.382895</text:p>
          </table:table-cell>
          <table:table-cell office:value-type="float" office:value="0.368938" calcext:value-type="float">
            <text:p>0.368938</text:p>
          </table:table-cell>
          <table:table-cell office:value-type="float" office:value="0.375982" calcext:value-type="float">
            <text:p>0.375982</text:p>
          </table:table-cell>
          <table:table-cell office:value-type="float" office:value="0.182545" calcext:value-type="float">
            <text:p>0.182545</text:p>
          </table:table-cell>
          <table:table-cell office:value-type="float" office:value="0.278668" calcext:value-type="float">
            <text:p>0.278668</text:p>
          </table:table-cell>
          <table:table-cell office:value-type="float" office:value="0.185621" calcext:value-type="float">
            <text:p>0.185621</text:p>
          </table:table-cell>
          <table:table-cell office:value-type="float" office:value="0.218934" calcext:value-type="float">
            <text:p>0.218934</text:p>
          </table:table-cell>
          <table:table-cell office:value-type="float" office:value="0.607489" calcext:value-type="float">
            <text:p>0.607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2612" calcext:value-type="float">
            <text:p>0.862612</text:p>
          </table:table-cell>
          <table:table-cell office:value-type="float" office:value="0.432768" calcext:value-type="float">
            <text:p>0.432768</text:p>
          </table:table-cell>
          <table:table-cell office:value-type="float" office:value="0.556893" calcext:value-type="float">
            <text:p>0.556893</text:p>
          </table:table-cell>
          <table:table-cell office:value-type="float" office:value="0.598902" calcext:value-type="float">
            <text:p>0.598902</text:p>
          </table:table-cell>
          <table:table-cell office:value-type="float" office:value="0.379628" calcext:value-type="float">
            <text:p>0.379628</text:p>
          </table:table-cell>
          <table:table-cell office:value-type="float" office:value="0.298956" calcext:value-type="float">
            <text:p>0.298956</text:p>
          </table:table-cell>
          <table:table-cell office:value-type="float" office:value="0.709593" calcext:value-type="float">
            <text:p>0.709593</text:p>
          </table:table-cell>
          <table:table-cell office:value-type="float" office:value="0.418251" calcext:value-type="float">
            <text:p>0.418251</text:p>
          </table:table-cell>
          <table:table-cell office:value-type="float" office:value="0.443459" calcext:value-type="float">
            <text:p>0.443459</text:p>
          </table:table-cell>
          <table:table-cell office:value-type="float" office:value="0.281232" calcext:value-type="float">
            <text:p>0.281232</text:p>
          </table:table-cell>
          <table:table-cell office:value-type="float" office:value="0.633578" calcext:value-type="float">
            <text:p>0.633578</text:p>
          </table:table-cell>
          <table:table-cell office:value-type="float" office:value="0.763133" calcext:value-type="float">
            <text:p>0.763133</text:p>
          </table:table-cell>
          <table:table-cell office:value-type="float" office:value="0.302843" calcext:value-type="float">
            <text:p>0.302843</text:p>
          </table:table-cell>
          <table:table-cell office:value-type="float" office:value="0.289016" calcext:value-type="float">
            <text:p>0.289016</text:p>
          </table:table-cell>
          <table:table-cell office:value-type="float" office:value="0.943675" calcext:value-type="float">
            <text:p>0.943675</text:p>
          </table:table-cell>
          <table:table-cell office:value-type="float" office:value="0.287854" calcext:value-type="float">
            <text:p>0.287854</text:p>
          </table:table-cell>
          <table:table-cell office:value-type="float" office:value="0.850308" calcext:value-type="float">
            <text:p>0.850308</text:p>
          </table:table-cell>
          <table:table-cell office:value-type="float" office:value="0.669175" calcext:value-type="float">
            <text:p>0.669175</text:p>
          </table:table-cell>
          <table:table-cell office:value-type="float" office:value="0.495908" calcext:value-type="float">
            <text:p>0.495908</text:p>
          </table:table-cell>
          <table:table-cell office:value-type="float" office:value="0.323472" calcext:value-type="float">
            <text:p>0.323472</text:p>
          </table:table-cell>
          <table:table-cell office:value-type="float" office:value="0.314495" calcext:value-type="float">
            <text:p>0.314495</text:p>
          </table:table-cell>
          <table:table-cell office:value-type="float" office:value="0.780106" calcext:value-type="float">
            <text:p>0.780106</text:p>
          </table:table-cell>
          <table:table-cell office:value-type="float" office:value="0.580698" calcext:value-type="float">
            <text:p>0.580698</text:p>
          </table:table-cell>
          <table:table-cell office:value-type="float" office:value="0.870216" calcext:value-type="float">
            <text:p>0.870216</text:p>
          </table:table-cell>
          <table:table-cell office:value-type="float" office:value="0.360361" calcext:value-type="float">
            <text:p>0.360361</text:p>
          </table:table-cell>
          <table:table-cell office:value-type="float" office:value="0.340674" calcext:value-type="float">
            <text:p>0.340674</text:p>
          </table:table-cell>
          <table:table-cell office:value-type="float" office:value="0.291912" calcext:value-type="float">
            <text:p>0.291912</text:p>
          </table:table-cell>
          <table:table-cell office:value-type="float" office:value="0.55526" calcext:value-type="float">
            <text:p>0.55526</text:p>
          </table:table-cell>
          <table:table-cell office:value-type="float" office:value="0.476462" calcext:value-type="float">
            <text:p>0.476462</text:p>
          </table:table-cell>
          <table:table-cell office:value-type="float" office:value="0.304977" calcext:value-type="float">
            <text:p>0.304977</text:p>
          </table:table-cell>
          <table:table-cell office:value-type="float" office:value="0.953795" calcext:value-type="float">
            <text:p>0.953795</text:p>
          </table:table-cell>
          <table:table-cell office:value-type="float" office:value="0.456263" calcext:value-type="float">
            <text:p>0.456263</text:p>
          </table:table-cell>
          <table:table-cell office:value-type="float" office:value="0.826113" calcext:value-type="float">
            <text:p>0.826113</text:p>
          </table:table-cell>
          <table:table-cell office:value-type="float" office:value="0.632377" calcext:value-type="float">
            <text:p>0.632377</text:p>
          </table:table-cell>
          <table:table-cell office:value-type="float" office:value="0.869645" calcext:value-type="float">
            <text:p>0.869645</text:p>
          </table:table-cell>
          <table:table-cell office:value-type="float" office:value="0.7189" calcext:value-type="float">
            <text:p>0.7189</text:p>
          </table:table-cell>
          <table:table-cell office:value-type="float" office:value="0.832074" calcext:value-type="float">
            <text:p>0.832074</text:p>
          </table:table-cell>
          <table:table-cell office:value-type="float" office:value="0.366072" calcext:value-type="float">
            <text:p>0.366072</text:p>
          </table:table-cell>
          <table:table-cell office:value-type="float" office:value="0.261985" calcext:value-type="float">
            <text:p>0.261985</text:p>
          </table:table-cell>
          <table:table-cell office:value-type="float" office:value="0.70299" calcext:value-type="float">
            <text:p>0.70299</text:p>
          </table:table-cell>
          <table:table-cell office:value-type="float" office:value="0.377464" calcext:value-type="float">
            <text:p>0.377464</text:p>
          </table:table-cell>
          <table:table-cell office:value-type="float" office:value="0.593713" calcext:value-type="float">
            <text:p>0.593713</text:p>
          </table:table-cell>
          <table:table-cell office:value-type="float" office:value="0.73473" calcext:value-type="float">
            <text:p>0.73473</text:p>
          </table:table-cell>
          <table:table-cell office:value-type="float" office:value="0.916293" calcext:value-type="float">
            <text:p>0.916293</text:p>
          </table:table-cell>
          <table:table-cell office:value-type="float" office:value="0.384097" calcext:value-type="float">
            <text:p>0.384097</text:p>
          </table:table-cell>
          <table:table-cell office:value-type="float" office:value="1.12209" calcext:value-type="float">
            <text:p>1.12209</text:p>
          </table:table-cell>
          <table:table-cell office:value-type="float" office:value="0.725192" calcext:value-type="float">
            <text:p>0.725192</text:p>
          </table:table-cell>
          <table:table-cell office:value-type="float" office:value="0.571811" calcext:value-type="float">
            <text:p>0.571811</text:p>
          </table:table-cell>
          <table:table-cell office:value-type="float" office:value="0.418231" calcext:value-type="float">
            <text:p>0.418231</text:p>
          </table:table-cell>
          <table:table-cell office:value-type="float" office:value="0.323362" calcext:value-type="float">
            <text:p>0.323362</text:p>
          </table:table-cell>
          <table:table-cell office:value-type="float" office:value="0.772892" calcext:value-type="float">
            <text:p>0.772892</text:p>
          </table:table-cell>
          <table:table-cell office:value-type="float" office:value="0.374989" calcext:value-type="float">
            <text:p>0.374989</text:p>
          </table:table-cell>
          <table:table-cell office:value-type="float" office:value="0.727937" calcext:value-type="float">
            <text:p>0.727937</text:p>
          </table:table-cell>
          <table:table-cell office:value-type="float" office:value="0.325034" calcext:value-type="float">
            <text:p>0.325034</text:p>
          </table:table-cell>
          <table:table-cell office:value-type="float" office:value="0.757402" calcext:value-type="float">
            <text:p>0.757402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29058" calcext:value-type="float">
            <text:p>0.29058</text:p>
          </table:table-cell>
          <table:table-cell office:value-type="float" office:value="0.899501" calcext:value-type="float">
            <text:p>0.899501</text:p>
          </table:table-cell>
          <table:table-cell office:value-type="float" office:value="0.398293" calcext:value-type="float">
            <text:p>0.398293</text:p>
          </table:table-cell>
          <table:table-cell office:value-type="float" office:value="1.09277" calcext:value-type="float">
            <text:p>1.09277</text:p>
          </table:table-cell>
          <table:table-cell office:value-type="float" office:value="0.305858" calcext:value-type="float">
            <text:p>0.305858</text:p>
          </table:table-cell>
          <table:table-cell office:value-type="float" office:value="0.92525" calcext:value-type="float">
            <text:p>0.92525</text:p>
          </table:table-cell>
          <table:table-cell office:value-type="float" office:value="0.299747" calcext:value-type="float">
            <text:p>0.299747</text:p>
          </table:table-cell>
          <table:table-cell office:value-type="float" office:value="0.272906" calcext:value-type="float">
            <text:p>0.272906</text:p>
          </table:table-cell>
          <table:table-cell office:value-type="float" office:value="0.557645" calcext:value-type="float">
            <text:p>0.557645</text:p>
          </table:table-cell>
          <table:table-cell office:value-type="float" office:value="0.753615" calcext:value-type="float">
            <text:p>0.753615</text:p>
          </table:table-cell>
          <table:table-cell office:value-type="float" office:value="0.543648" calcext:value-type="float">
            <text:p>0.543648</text:p>
          </table:table-cell>
          <table:table-cell office:value-type="float" office:value="0.784183" calcext:value-type="float">
            <text:p>0.784183</text:p>
          </table:table-cell>
          <table:table-cell office:value-type="float" office:value="0.277124" calcext:value-type="float">
            <text:p>0.277124</text:p>
          </table:table-cell>
          <table:table-cell office:value-type="float" office:value="0.31212" calcext:value-type="float">
            <text:p>0.31212</text:p>
          </table:table-cell>
          <table:table-cell office:value-type="float" office:value="0.341055" calcext:value-type="float">
            <text:p>0.341055</text:p>
          </table:table-cell>
          <table:table-cell office:value-type="float" office:value="1.00049" calcext:value-type="float">
            <text:p>1.00049</text:p>
          </table:table-cell>
          <table:table-cell office:value-type="float" office:value="1.04956" calcext:value-type="float">
            <text:p>1.04956</text:p>
          </table:table-cell>
          <table:table-cell office:value-type="float" office:value="0.504825" calcext:value-type="float">
            <text:p>0.504825</text:p>
          </table:table-cell>
          <table:table-cell office:value-type="float" office:value="0.944227" calcext:value-type="float">
            <text:p>0.944227</text:p>
          </table:table-cell>
          <table:table-cell office:value-type="float" office:value="0.524883" calcext:value-type="float">
            <text:p>0.524883</text:p>
          </table:table-cell>
          <table:table-cell office:value-type="float" office:value="0.762232" calcext:value-type="float">
            <text:p>0.762232</text:p>
          </table:table-cell>
          <table:table-cell office:value-type="float" office:value="0.935018" calcext:value-type="float">
            <text:p>0.935018</text:p>
          </table:table-cell>
          <table:table-cell office:value-type="float" office:value="0.802117" calcext:value-type="float">
            <text:p>0.802117</text:p>
          </table:table-cell>
          <table:table-cell office:value-type="float" office:value="0.574376" calcext:value-type="float">
            <text:p>0.574376</text:p>
          </table:table-cell>
          <table:table-cell office:value-type="float" office:value="0.305127" calcext:value-type="float">
            <text:p>0.305127</text:p>
          </table:table-cell>
          <table:table-cell office:value-type="float" office:value="0.307442" calcext:value-type="float">
            <text:p>0.307442</text:p>
          </table:table-cell>
          <table:table-cell office:value-type="float" office:value="0.458247" calcext:value-type="float">
            <text:p>0.458247</text:p>
          </table:table-cell>
          <table:table-cell office:value-type="float" office:value="0.544911" calcext:value-type="float">
            <text:p>0.544911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0.303944" calcext:value-type="float">
            <text:p>0.303944</text:p>
          </table:table-cell>
          <table:table-cell office:value-type="float" office:value="0.691478" calcext:value-type="float">
            <text:p>0.691478</text:p>
          </table:table-cell>
          <table:table-cell office:value-type="float" office:value="0.288546" calcext:value-type="float">
            <text:p>0.288546</text:p>
          </table:table-cell>
          <table:table-cell office:value-type="float" office:value="0.397602" calcext:value-type="float">
            <text:p>0.397602</text:p>
          </table:table-cell>
          <table:table-cell office:value-type="float" office:value="0.980745" calcext:value-type="float">
            <text:p>0.980745</text:p>
          </table:table-cell>
          <table:table-cell office:value-type="float" office:value="0.805434" calcext:value-type="float">
            <text:p>0.805434</text:p>
          </table:table-cell>
          <table:table-cell office:value-type="float" office:value="0.715293" calcext:value-type="float">
            <text:p>0.715293</text:p>
          </table:table-cell>
          <table:table-cell office:value-type="float" office:value="0.758555" calcext:value-type="float">
            <text:p>0.758555</text:p>
          </table:table-cell>
          <table:table-cell office:value-type="float" office:value="0.466873" calcext:value-type="float">
            <text:p>0.466873</text:p>
          </table:table-cell>
          <table:table-cell office:value-type="float" office:value="0.690637" calcext:value-type="float">
            <text:p>0.690637</text:p>
          </table:table-cell>
          <table:table-cell office:value-type="float" office:value="0.333511" calcext:value-type="float">
            <text:p>0.333511</text:p>
          </table:table-cell>
          <table:table-cell office:value-type="float" office:value="0.353318" calcext:value-type="float">
            <text:p>0.353318</text:p>
          </table:table-cell>
          <table:table-cell office:value-type="float" office:value="0.326527" calcext:value-type="float">
            <text:p>0.326527</text:p>
          </table:table-cell>
          <table:table-cell office:value-type="float" office:value="0.705234" calcext:value-type="float">
            <text:p>0.705234</text:p>
          </table:table-cell>
          <table:table-cell office:value-type="float" office:value="0.666741" calcext:value-type="float">
            <text:p>0.666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9652" calcext:value-type="float">
            <text:p>0.349652</text:p>
          </table:table-cell>
          <table:table-cell office:value-type="float" office:value="0.480589" calcext:value-type="float">
            <text:p>0.480589</text:p>
          </table:table-cell>
          <table:table-cell office:value-type="float" office:value="0.727617" calcext:value-type="float">
            <text:p>0.727617</text:p>
          </table:table-cell>
          <table:table-cell office:value-type="float" office:value="1.22723" calcext:value-type="float">
            <text:p>1.22723</text:p>
          </table:table-cell>
          <table:table-cell office:value-type="float" office:value="0.834819" calcext:value-type="float">
            <text:p>0.834819</text:p>
          </table:table-cell>
          <table:table-cell office:value-type="float" office:value="0.474207" calcext:value-type="float">
            <text:p>0.474207</text:p>
          </table:table-cell>
          <table:table-cell office:value-type="float" office:value="0.753966" calcext:value-type="float">
            <text:p>0.753966</text:p>
          </table:table-cell>
          <table:table-cell office:value-type="float" office:value="0.91977" calcext:value-type="float">
            <text:p>0.91977</text:p>
          </table:table-cell>
          <table:table-cell office:value-type="float" office:value="0.685176" calcext:value-type="float">
            <text:p>0.685176</text:p>
          </table:table-cell>
          <table:table-cell office:value-type="float" office:value="0.901876" calcext:value-type="float">
            <text:p>0.901876</text:p>
          </table:table-cell>
          <table:table-cell office:value-type="float" office:value="0.732856" calcext:value-type="float">
            <text:p>0.732856</text:p>
          </table:table-cell>
          <table:table-cell office:value-type="float" office:value="0.477804" calcext:value-type="float">
            <text:p>0.477804</text:p>
          </table:table-cell>
          <table:table-cell office:value-type="float" office:value="0.574236" calcext:value-type="float">
            <text:p>0.574236</text:p>
          </table:table-cell>
          <table:table-cell office:value-type="float" office:value="0.918909" calcext:value-type="float">
            <text:p>0.918909</text:p>
          </table:table-cell>
          <table:table-cell office:value-type="float" office:value="0.82442" calcext:value-type="float">
            <text:p>0.82442</text:p>
          </table:table-cell>
          <table:table-cell office:value-type="float" office:value="1.07922" calcext:value-type="float">
            <text:p>1.07922</text:p>
          </table:table-cell>
          <table:table-cell office:value-type="float" office:value="0.709552" calcext:value-type="float">
            <text:p>0.709552</text:p>
          </table:table-cell>
          <table:table-cell office:value-type="float" office:value="0.777681" calcext:value-type="float">
            <text:p>0.777681</text:p>
          </table:table-cell>
          <table:table-cell office:value-type="float" office:value="1.02975" calcext:value-type="float">
            <text:p>1.02975</text:p>
          </table:table-cell>
          <table:table-cell office:value-type="float" office:value="0.763835" calcext:value-type="float">
            <text:p>0.763835</text:p>
          </table:table-cell>
          <table:table-cell office:value-type="float" office:value="0.87213" calcext:value-type="float">
            <text:p>0.87213</text:p>
          </table:table-cell>
          <table:table-cell office:value-type="float" office:value="0.90437" calcext:value-type="float">
            <text:p>0.90437</text:p>
          </table:table-cell>
          <table:table-cell office:value-type="float" office:value="0.751962" calcext:value-type="float">
            <text:p>0.751962</text:p>
          </table:table-cell>
          <table:table-cell office:value-type="float" office:value="0.717036" calcext:value-type="float">
            <text:p>0.717036</text:p>
          </table:table-cell>
          <table:table-cell office:value-type="float" office:value="0.63974" calcext:value-type="float">
            <text:p>0.63974</text:p>
          </table:table-cell>
          <table:table-cell office:value-type="float" office:value="0.674757" calcext:value-type="float">
            <text:p>0.674757</text:p>
          </table:table-cell>
          <table:table-cell office:value-type="float" office:value="0.72987" calcext:value-type="float">
            <text:p>0.72987</text:p>
          </table:table-cell>
          <table:table-cell office:value-type="float" office:value="0.725172" calcext:value-type="float">
            <text:p>0.725172</text:p>
          </table:table-cell>
          <table:table-cell office:value-type="float" office:value="0.452216" calcext:value-type="float">
            <text:p>0.452216</text:p>
          </table:table-cell>
          <table:table-cell office:value-type="float" office:value="0.8244" calcext:value-type="float">
            <text:p>0.8244</text:p>
          </table:table-cell>
          <table:table-cell office:value-type="float" office:value="1.26477" calcext:value-type="float">
            <text:p>1.26477</text:p>
          </table:table-cell>
          <table:table-cell office:value-type="float" office:value="0.775167" calcext:value-type="float">
            <text:p>0.775167</text:p>
          </table:table-cell>
          <table:table-cell office:value-type="float" office:value="0.753114" calcext:value-type="float">
            <text:p>0.753114</text:p>
          </table:table-cell>
          <table:table-cell office:value-type="float" office:value="0.311109" calcext:value-type="float">
            <text:p>0.311109</text:p>
          </table:table-cell>
          <table:table-cell office:value-type="float" office:value="0.337688" calcext:value-type="float">
            <text:p>0.337688</text:p>
          </table:table-cell>
          <table:table-cell office:value-type="float" office:value="0.838716" calcext:value-type="float">
            <text:p>0.838716</text:p>
          </table:table-cell>
          <table:table-cell office:value-type="float" office:value="0.320245" calcext:value-type="float">
            <text:p>0.320245</text:p>
          </table:table-cell>
          <table:table-cell office:value-type="float" office:value="0.778042" calcext:value-type="float">
            <text:p>0.778042</text:p>
          </table:table-cell>
          <table:table-cell office:value-type="float" office:value="0.788151" calcext:value-type="float">
            <text:p>0.788151</text:p>
          </table:table-cell>
          <table:table-cell office:value-type="float" office:value="0.302943" calcext:value-type="float">
            <text:p>0.302943</text:p>
          </table:table-cell>
          <table:table-cell office:value-type="float" office:value="0.691688" calcext:value-type="float">
            <text:p>0.691688</text:p>
          </table:table-cell>
          <table:table-cell office:value-type="float" office:value="0.67138" calcext:value-type="float">
            <text:p>0.67138</text:p>
          </table:table-cell>
          <table:table-cell office:value-type="float" office:value="0.799883" calcext:value-type="float">
            <text:p>0.799883</text:p>
          </table:table-cell>
          <table:table-cell office:value-type="float" office:value="0.852332" calcext:value-type="float">
            <text:p>0.852332</text:p>
          </table:table-cell>
          <table:table-cell office:value-type="float" office:value="0.80372" calcext:value-type="float">
            <text:p>0.80372</text:p>
          </table:table-cell>
          <table:table-cell office:value-type="float" office:value="0.479577" calcext:value-type="float">
            <text:p>0.479577</text:p>
          </table:table-cell>
          <table:table-cell office:value-type="float" office:value="0.964755" calcext:value-type="float">
            <text:p>0.964755</text:p>
          </table:table-cell>
          <table:table-cell office:value-type="float" office:value="0.974223" calcext:value-type="float">
            <text:p>0.974223</text:p>
          </table:table-cell>
          <table:table-cell office:value-type="float" office:value="0.906544" calcext:value-type="float">
            <text:p>0.906544</text:p>
          </table:table-cell>
          <table:table-cell office:value-type="float" office:value="0.699533" calcext:value-type="float">
            <text:p>0.699533</text:p>
          </table:table-cell>
          <table:table-cell office:value-type="float" office:value="1.02549" calcext:value-type="float">
            <text:p>1.02549</text:p>
          </table:table-cell>
          <table:table-cell office:value-type="float" office:value="0.710955" calcext:value-type="float">
            <text:p>0.710955</text:p>
          </table:table-cell>
          <table:table-cell office:value-type="float" office:value="1.38399" calcext:value-type="float">
            <text:p>1.38399</text:p>
          </table:table-cell>
          <table:table-cell office:value-type="float" office:value="0.693862" calcext:value-type="float">
            <text:p>0.693862</text:p>
          </table:table-cell>
          <table:table-cell office:value-type="float" office:value="0.702649" calcext:value-type="float">
            <text:p>0.702649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28879" calcext:value-type="float">
            <text:p>0.728879</text:p>
          </table:table-cell>
          <table:table-cell office:value-type="float" office:value="0.924639" calcext:value-type="float">
            <text:p>0.924639</text:p>
          </table:table-cell>
          <table:table-cell office:value-type="float" office:value="0.786508" calcext:value-type="float">
            <text:p>0.786508</text:p>
          </table:table-cell>
          <table:table-cell office:value-type="float" office:value="0.881056" calcext:value-type="float">
            <text:p>0.881056</text:p>
          </table:table-cell>
          <table:table-cell office:value-type="float" office:value="0.308343" calcext:value-type="float">
            <text:p>0.308343</text:p>
          </table:table-cell>
          <table:table-cell office:value-type="float" office:value="0.738236" calcext:value-type="float">
            <text:p>0.738236</text:p>
          </table:table-cell>
          <table:table-cell office:value-type="float" office:value="0.826543" calcext:value-type="float">
            <text:p>0.826543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1.11595" calcext:value-type="float">
            <text:p>1.11595</text:p>
          </table:table-cell>
          <table:table-cell office:value-type="float" office:value="0.724029" calcext:value-type="float">
            <text:p>0.724029</text:p>
          </table:table-cell>
          <table:table-cell office:value-type="float" office:value="0.928627" calcext:value-type="float">
            <text:p>0.928627</text:p>
          </table:table-cell>
          <table:table-cell office:value-type="float" office:value="0.717498" calcext:value-type="float">
            <text:p>0.717498</text:p>
          </table:table-cell>
          <table:table-cell office:value-type="float" office:value="1.21685" calcext:value-type="float">
            <text:p>1.21685</text:p>
          </table:table-cell>
          <table:table-cell office:value-type="float" office:value="0.89341" calcext:value-type="float">
            <text:p>0.89341</text:p>
          </table:table-cell>
          <table:table-cell office:value-type="float" office:value="0.802377" calcext:value-type="float">
            <text:p>0.802377</text:p>
          </table:table-cell>
          <table:table-cell office:value-type="float" office:value="0.711886" calcext:value-type="float">
            <text:p>0.711886</text:p>
          </table:table-cell>
          <table:table-cell office:value-type="float" office:value="0.508883" calcext:value-type="float">
            <text:p>0.508883</text:p>
          </table:table-cell>
          <table:table-cell office:value-type="float" office:value="1.19505" calcext:value-type="float">
            <text:p>1.19505</text:p>
          </table:table-cell>
          <table:table-cell office:value-type="float" office:value="1.06771" calcext:value-type="float">
            <text:p>1.06771</text:p>
          </table:table-cell>
          <table:table-cell office:value-type="float" office:value="0.811395" calcext:value-type="float">
            <text:p>0.811395</text:p>
          </table:table-cell>
          <table:table-cell office:value-type="float" office:value="0.768684" calcext:value-type="float">
            <text:p>0.768684</text:p>
          </table:table-cell>
          <table:table-cell office:value-type="float" office:value="0.784835" calcext:value-type="float">
            <text:p>0.784835</text:p>
          </table:table-cell>
          <table:table-cell office:value-type="float" office:value="0.976567" calcext:value-type="float">
            <text:p>0.976567</text:p>
          </table:table-cell>
          <table:table-cell office:value-type="float" office:value="0.899051" calcext:value-type="float">
            <text:p>0.8990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64404" calcext:value-type="float">
            <text:p>0.964404</text:p>
          </table:table-cell>
          <table:table-cell office:value-type="float" office:value="0.754618" calcext:value-type="float">
            <text:p>0.754618</text:p>
          </table:table-cell>
          <table:table-cell office:value-type="float" office:value="0.880866" calcext:value-type="float">
            <text:p>0.880866</text:p>
          </table:table-cell>
          <table:table-cell office:value-type="float" office:value="0.641524" calcext:value-type="float">
            <text:p>0.641524</text:p>
          </table:table-cell>
          <table:table-cell office:value-type="float" office:value="0.800895" calcext:value-type="float">
            <text:p>0.800895</text:p>
          </table:table-cell>
          <table:table-cell office:value-type="float" office:value="0.716756" calcext:value-type="float">
            <text:p>0.716756</text:p>
          </table:table-cell>
          <table:table-cell office:value-type="float" office:value="1.09015" calcext:value-type="float">
            <text:p>1.09015</text:p>
          </table:table-cell>
          <table:table-cell office:value-type="float" office:value="0.772852" calcext:value-type="float">
            <text:p>0.772852</text:p>
          </table:table-cell>
          <table:table-cell office:value-type="float" office:value="0.759566" calcext:value-type="float">
            <text:p>0.759566</text:p>
          </table:table-cell>
          <table:table-cell office:value-type="float" office:value="0.929838" calcext:value-type="float">
            <text:p>0.929838</text:p>
          </table:table-cell>
          <table:table-cell office:value-type="float" office:value="0.765418" calcext:value-type="float">
            <text:p>0.765418</text:p>
          </table:table-cell>
          <table:table-cell office:value-type="float" office:value="0.751642" calcext:value-type="float">
            <text:p>0.751642</text:p>
          </table:table-cell>
          <table:table-cell office:value-type="float" office:value="0.476652" calcext:value-type="float">
            <text:p>0.476652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723919" calcext:value-type="float">
            <text:p>0.723919</text:p>
          </table:table-cell>
          <table:table-cell office:value-type="float" office:value="1.08817" calcext:value-type="float">
            <text:p>1.08817</text:p>
          </table:table-cell>
          <table:table-cell office:value-type="float" office:value="0.415877" calcext:value-type="float">
            <text:p>0.415877</text:p>
          </table:table-cell>
          <table:table-cell office:value-type="float" office:value="0.456824" calcext:value-type="float">
            <text:p>0.456824</text:p>
          </table:table-cell>
          <table:table-cell office:value-type="float" office:value="0.886346" calcext:value-type="float">
            <text:p>0.886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85496" calcext:value-type="float">
            <text:p>0.785496</text:p>
          </table:table-cell>
          <table:table-cell office:value-type="float" office:value="0.87754" calcext:value-type="float">
            <text:p>0.87754</text:p>
          </table:table-cell>
          <table:table-cell office:value-type="float" office:value="0.905824" calcext:value-type="float">
            <text:p>0.905824</text:p>
          </table:table-cell>
          <table:table-cell office:value-type="float" office:value="0.910262" calcext:value-type="float">
            <text:p>0.910262</text:p>
          </table:table-cell>
          <table:table-cell office:value-type="float" office:value="0.998158" calcext:value-type="float">
            <text:p>0.998158</text:p>
          </table:table-cell>
          <table:table-cell office:value-type="float" office:value="0.740681" calcext:value-type="float">
            <text:p>0.740681</text:p>
          </table:table-cell>
          <table:table-cell office:value-type="float" office:value="0.583904" calcext:value-type="float">
            <text:p>0.583904</text:p>
          </table:table-cell>
          <table:table-cell office:value-type="float" office:value="1.09541" calcext:value-type="float">
            <text:p>1.09541</text:p>
          </table:table-cell>
          <table:table-cell office:value-type="float" office:value="0.943575" calcext:value-type="float">
            <text:p>0.943575</text:p>
          </table:table-cell>
          <table:table-cell office:value-type="float" office:value="0.825231" calcext:value-type="float">
            <text:p>0.825231</text:p>
          </table:table-cell>
          <table:table-cell office:value-type="float" office:value="1.13997" calcext:value-type="float">
            <text:p>1.13997</text:p>
          </table:table-cell>
          <table:table-cell office:value-type="float" office:value="0.954586" calcext:value-type="float">
            <text:p>0.954586</text:p>
          </table:table-cell>
          <table:table-cell office:value-type="float" office:value="1.05149" calcext:value-type="float">
            <text:p>1.05149</text:p>
          </table:table-cell>
          <table:table-cell office:value-type="float" office:value="0.815853" calcext:value-type="float">
            <text:p>0.815853</text:p>
          </table:table-cell>
          <table:table-cell office:value-type="float" office:value="0.939136" calcext:value-type="float">
            <text:p>0.939136</text:p>
          </table:table-cell>
          <table:table-cell office:value-type="float" office:value="0.771359" calcext:value-type="float">
            <text:p>0.771359</text:p>
          </table:table-cell>
          <table:table-cell office:value-type="float" office:value="0.902397" calcext:value-type="float">
            <text:p>0.902397</text:p>
          </table:table-cell>
          <table:table-cell office:value-type="float" office:value="0.737865" calcext:value-type="float">
            <text:p>0.737865</text:p>
          </table:table-cell>
          <table:table-cell office:value-type="float" office:value="1.59258" calcext:value-type="float">
            <text:p>1.59258</text:p>
          </table:table-cell>
          <table:table-cell office:value-type="float" office:value="0.899392" calcext:value-type="float">
            <text:p>0.899392</text:p>
          </table:table-cell>
          <table:table-cell office:value-type="float" office:value="0.91443" calcext:value-type="float">
            <text:p>0.91443</text:p>
          </table:table-cell>
          <table:table-cell office:value-type="float" office:value="0.765909" calcext:value-type="float">
            <text:p>0.765909</text:p>
          </table:table-cell>
          <table:table-cell office:value-type="float" office:value="1.1002" calcext:value-type="float">
            <text:p>1.1002</text:p>
          </table:table-cell>
          <table:table-cell office:value-type="float" office:value="0.745761" calcext:value-type="float">
            <text:p>0.745761</text:p>
          </table:table-cell>
          <table:table-cell office:value-type="float" office:value="0.927034" calcext:value-type="float">
            <text:p>0.927034</text:p>
          </table:table-cell>
          <table:table-cell office:value-type="float" office:value="1.05874" calcext:value-type="float">
            <text:p>1.05874</text:p>
          </table:table-cell>
          <table:table-cell office:value-type="float" office:value="1.02542" calcext:value-type="float">
            <text:p>1.02542</text:p>
          </table:table-cell>
          <table:table-cell office:value-type="float" office:value="0.794853" calcext:value-type="float">
            <text:p>0.794853</text:p>
          </table:table-cell>
          <table:table-cell office:value-type="float" office:value="0.664086" calcext:value-type="float">
            <text:p>0.664086</text:p>
          </table:table-cell>
          <table:table-cell office:value-type="float" office:value="0.968322" calcext:value-type="float">
            <text:p>0.968322</text:p>
          </table:table-cell>
          <table:table-cell office:value-type="float" office:value="0.925721" calcext:value-type="float">
            <text:p>0.925721</text:p>
          </table:table-cell>
          <table:table-cell office:value-type="float" office:value="0.797428" calcext:value-type="float">
            <text:p>0.797428</text:p>
          </table:table-cell>
          <table:table-cell office:value-type="float" office:value="0.952121" calcext:value-type="float">
            <text:p>0.952121</text:p>
          </table:table-cell>
          <table:table-cell office:value-type="float" office:value="0.857783" calcext:value-type="float">
            <text:p>0.857783</text:p>
          </table:table-cell>
          <table:table-cell office:value-type="float" office:value="1.04035" calcext:value-type="float">
            <text:p>1.04035</text:p>
          </table:table-cell>
          <table:table-cell office:value-type="float" office:value="0.395939" calcext:value-type="float">
            <text:p>0.395939</text:p>
          </table:table-cell>
          <table:table-cell office:value-type="float" office:value="0.785977" calcext:value-type="float">
            <text:p>0.785977</text:p>
          </table:table-cell>
          <table:table-cell office:value-type="float" office:value="1.02936" calcext:value-type="float">
            <text:p>1.02936</text:p>
          </table:table-cell>
          <table:table-cell office:value-type="float" office:value="0.805313" calcext:value-type="float">
            <text:p>0.805313</text:p>
          </table:table-cell>
          <table:table-cell office:value-type="float" office:value="1.016" calcext:value-type="float">
            <text:p>1.016</text:p>
          </table:table-cell>
          <table:table-cell office:value-type="float" office:value="0.901515" calcext:value-type="float">
            <text:p>0.901515</text:p>
          </table:table-cell>
          <table:table-cell office:value-type="float" office:value="0.767873" calcext:value-type="float">
            <text:p>0.767873</text:p>
          </table:table-cell>
          <table:table-cell office:value-type="float" office:value="0.959024" calcext:value-type="float">
            <text:p>0.959024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0.906484" calcext:value-type="float">
            <text:p>0.906484</text:p>
          </table:table-cell>
          <table:table-cell office:value-type="float" office:value="1.19685" calcext:value-type="float">
            <text:p>1.19685</text:p>
          </table:table-cell>
          <table:table-cell office:value-type="float" office:value="1.07267" calcext:value-type="float">
            <text:p>1.07267</text:p>
          </table:table-cell>
          <table:table-cell office:value-type="float" office:value="0.398784" calcext:value-type="float">
            <text:p>0.398784</text:p>
          </table:table-cell>
          <table:table-cell office:value-type="float" office:value="0.816154" calcext:value-type="float">
            <text:p>0.816154</text:p>
          </table:table-cell>
          <table:table-cell office:value-type="float" office:value="0.857582" calcext:value-type="float">
            <text:p>0.857582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872912" calcext:value-type="float">
            <text:p>0.872912</text:p>
          </table:table-cell>
          <table:table-cell office:value-type="float" office:value="0.889232" calcext:value-type="float">
            <text:p>0.889232</text:p>
          </table:table-cell>
          <table:table-cell office:value-type="float" office:value="0.772842" calcext:value-type="float">
            <text:p>0.772842</text:p>
          </table:table-cell>
          <table:table-cell office:value-type="float" office:value="1.04368" calcext:value-type="float">
            <text:p>1.04368</text:p>
          </table:table-cell>
          <table:table-cell office:value-type="float" office:value="0.363157" calcext:value-type="float">
            <text:p>0.363157</text:p>
          </table:table-cell>
          <table:table-cell office:value-type="float" office:value="1.027" calcext:value-type="float">
            <text:p>1.027</text:p>
          </table:table-cell>
          <table:table-cell office:value-type="float" office:value="0.754578" calcext:value-type="float">
            <text:p>0.754578</text:p>
          </table:table-cell>
          <table:table-cell office:value-type="float" office:value="0.437648" calcext:value-type="float">
            <text:p>0.437648</text:p>
          </table:table-cell>
          <table:table-cell office:value-type="float" office:value="0.807167" calcext:value-type="float">
            <text:p>0.807167</text:p>
          </table:table-cell>
          <table:table-cell office:value-type="float" office:value="0.764886" calcext:value-type="float">
            <text:p>0.764886</text:p>
          </table:table-cell>
          <table:table-cell office:value-type="float" office:value="0.815733" calcext:value-type="float">
            <text:p>0.815733</text:p>
          </table:table-cell>
          <table:table-cell office:value-type="float" office:value="0.844447" calcext:value-type="float">
            <text:p>0.844447</text:p>
          </table:table-cell>
          <table:table-cell office:value-type="float" office:value="1.15621" calcext:value-type="float">
            <text:p>1.15621</text:p>
          </table:table-cell>
          <table:table-cell office:value-type="float" office:value="1.31521" calcext:value-type="float">
            <text:p>1.31521</text:p>
          </table:table-cell>
          <table:table-cell office:value-type="float" office:value="0.716035" calcext:value-type="float">
            <text:p>0.716035</text:p>
          </table:table-cell>
          <table:table-cell office:value-type="float" office:value="0.960307" calcext:value-type="float">
            <text:p>0.960307</text:p>
          </table:table-cell>
          <table:table-cell office:value-type="float" office:value="1.21277" calcext:value-type="float">
            <text:p>1.21277</text:p>
          </table:table-cell>
          <table:table-cell office:value-type="float" office:value="1.21668" calcext:value-type="float">
            <text:p>1.21668</text:p>
          </table:table-cell>
          <table:table-cell office:value-type="float" office:value="0.962109" calcext:value-type="float">
            <text:p>0.962109</text:p>
          </table:table-cell>
          <table:table-cell office:value-type="float" office:value="0.717116" calcext:value-type="float">
            <text:p>0.717116</text:p>
          </table:table-cell>
          <table:table-cell office:value-type="float" office:value="0.826844" calcext:value-type="float">
            <text:p>0.826844</text:p>
          </table:table-cell>
          <table:table-cell office:value-type="float" office:value="0.834719" calcext:value-type="float">
            <text:p>0.834719</text:p>
          </table:table-cell>
          <table:table-cell office:value-type="float" office:value="0.516206" calcext:value-type="float">
            <text:p>0.516206</text:p>
          </table:table-cell>
          <table:table-cell office:value-type="float" office:value="1.07246" calcext:value-type="float">
            <text:p>1.07246</text:p>
          </table:table-cell>
          <table:table-cell office:value-type="float" office:value="0.947443" calcext:value-type="float">
            <text:p>0.947443</text:p>
          </table:table-cell>
          <table:table-cell office:value-type="float" office:value="0.84083" calcext:value-type="float">
            <text:p>0.84083</text:p>
          </table:table-cell>
          <table:table-cell office:value-type="float" office:value="0.972419" calcext:value-type="float">
            <text:p>0.972419</text:p>
          </table:table-cell>
          <table:table-cell office:value-type="float" office:value="1.01786" calcext:value-type="float">
            <text:p>1.01786</text:p>
          </table:table-cell>
          <table:table-cell office:value-type="float" office:value="0.788111" calcext:value-type="float">
            <text:p>0.788111</text:p>
          </table:table-cell>
          <table:table-cell office:value-type="float" office:value="1.09608" calcext:value-type="float">
            <text:p>1.09608</text:p>
          </table:table-cell>
          <table:table-cell office:value-type="float" office:value="1.18559" calcext:value-type="float">
            <text:p>1.18559</text:p>
          </table:table-cell>
          <table:table-cell office:value-type="float" office:value="0.794252" calcext:value-type="float">
            <text:p>0.794252</text:p>
          </table:table-cell>
          <table:table-cell office:value-type="float" office:value="0.789404" calcext:value-type="float">
            <text:p>0.789404</text:p>
          </table:table-cell>
          <table:table-cell office:value-type="float" office:value="0.768614" calcext:value-type="float">
            <text:p>0.768614</text:p>
          </table:table-cell>
          <table:table-cell office:value-type="float" office:value="1.12544" calcext:value-type="float">
            <text:p>1.12544</text:p>
          </table:table-cell>
          <table:table-cell office:value-type="float" office:value="0.765067" calcext:value-type="float">
            <text:p>0.765067</text:p>
          </table:table-cell>
          <table:table-cell office:value-type="float" office:value="0.854627" calcext:value-type="float">
            <text:p>0.854627</text:p>
          </table:table-cell>
          <table:table-cell office:value-type="float" office:value="1.186" calcext:value-type="float">
            <text:p>1.186</text:p>
          </table:table-cell>
          <table:table-cell office:value-type="float" office:value="0.945388" calcext:value-type="float">
            <text:p>0.945388</text:p>
          </table:table-cell>
          <table:table-cell office:value-type="float" office:value="0.691217" calcext:value-type="float">
            <text:p>0.691217</text:p>
          </table:table-cell>
          <table:table-cell office:value-type="float" office:value="0.805092" calcext:value-type="float">
            <text:p>0.805092</text:p>
          </table:table-cell>
          <table:table-cell office:value-type="float" office:value="0.39674" calcext:value-type="float">
            <text:p>0.39674</text:p>
          </table:table-cell>
          <table:table-cell office:value-type="float" office:value="0.886808" calcext:value-type="float">
            <text:p>0.886808</text:p>
          </table:table-cell>
          <table:table-cell office:value-type="float" office:value="0.793231" calcext:value-type="float">
            <text:p>0.793231</text:p>
          </table:table-cell>
          <table:table-cell office:value-type="float" office:value="1.08878" calcext:value-type="float">
            <text:p>1.08878</text:p>
          </table:table-cell>
          <table:table-cell office:value-type="float" office:value="0.92494" calcext:value-type="float">
            <text:p>0.92494</text:p>
          </table:table-cell>
          <table:table-cell office:value-type="float" office:value="0.722056" calcext:value-type="float">
            <text:p>0.722056</text:p>
          </table:table-cell>
          <table:table-cell office:value-type="float" office:value="0.746502" calcext:value-type="float">
            <text:p>0.7465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9397" calcext:value-type="float">
            <text:p>1.19397</text:p>
          </table:table-cell>
          <table:table-cell office:value-type="float" office:value="1.10122" calcext:value-type="float">
            <text:p>1.10122</text:p>
          </table:table-cell>
          <table:table-cell office:value-type="float" office:value="1.74467" calcext:value-type="float">
            <text:p>1.74467</text:p>
          </table:table-cell>
          <table:table-cell office:value-type="float" office:value="0.780326" calcext:value-type="float">
            <text:p>0.780326</text:p>
          </table:table-cell>
          <table:table-cell office:value-type="float" office:value="0.964465" calcext:value-type="float">
            <text:p>0.964465</text:p>
          </table:table-cell>
          <table:table-cell office:value-type="float" office:value="0.807958" calcext:value-type="float">
            <text:p>0.807958</text:p>
          </table:table-cell>
          <table:table-cell office:value-type="float" office:value="0.822716" calcext:value-type="float">
            <text:p>0.822716</text:p>
          </table:table-cell>
          <table:table-cell office:value-type="float" office:value="0.801206" calcext:value-type="float">
            <text:p>0.801206</text:p>
          </table:table-cell>
          <table:table-cell office:value-type="float" office:value="1.23922" calcext:value-type="float">
            <text:p>1.23922</text:p>
          </table:table-cell>
          <table:table-cell office:value-type="float" office:value="0.774996" calcext:value-type="float">
            <text:p>0.774996</text:p>
          </table:table-cell>
          <table:table-cell office:value-type="float" office:value="0.768944" calcext:value-type="float">
            <text:p>0.768944</text:p>
          </table:table-cell>
          <table:table-cell office:value-type="float" office:value="0.932865" calcext:value-type="float">
            <text:p>0.932865</text:p>
          </table:table-cell>
          <table:table-cell office:value-type="float" office:value="0.831382" calcext:value-type="float">
            <text:p>0.831382</text:p>
          </table:table-cell>
          <table:table-cell office:value-type="float" office:value="1.02027" calcext:value-type="float">
            <text:p>1.02027</text:p>
          </table:table-cell>
          <table:table-cell office:value-type="float" office:value="0.774735" calcext:value-type="float">
            <text:p>0.774735</text:p>
          </table:table-cell>
          <table:table-cell office:value-type="float" office:value="1.05099" calcext:value-type="float">
            <text:p>1.05099</text:p>
          </table:table-cell>
          <table:table-cell office:value-type="float" office:value="0.853054" calcext:value-type="float">
            <text:p>0.853054</text:p>
          </table:table-cell>
          <table:table-cell office:value-type="float" office:value="1.03854" calcext:value-type="float">
            <text:p>1.03854</text:p>
          </table:table-cell>
          <table:table-cell office:value-type="float" office:value="0.938516" calcext:value-type="float">
            <text:p>0.938516</text:p>
          </table:table-cell>
          <table:table-cell office:value-type="float" office:value="0.802598" calcext:value-type="float">
            <text:p>0.802598</text:p>
          </table:table-cell>
          <table:table-cell office:value-type="float" office:value="1.03424" calcext:value-type="float">
            <text:p>1.03424</text:p>
          </table:table-cell>
          <table:table-cell office:value-type="float" office:value="0.895644" calcext:value-type="float">
            <text:p>0.895644</text:p>
          </table:table-cell>
          <table:table-cell office:value-type="float" office:value="0.860488" calcext:value-type="float">
            <text:p>0.860488</text:p>
          </table:table-cell>
          <table:table-cell office:value-type="float" office:value="0.812617" calcext:value-type="float">
            <text:p>0.812617</text:p>
          </table:table-cell>
          <table:table-cell office:value-type="float" office:value="0.853083" calcext:value-type="float">
            <text:p>0.853083</text:p>
          </table:table-cell>
          <table:table-cell office:value-type="float" office:value="1.30098" calcext:value-type="float">
            <text:p>1.30098</text:p>
          </table:table-cell>
          <table:table-cell office:value-type="float" office:value="0.874584" calcext:value-type="float">
            <text:p>0.874584</text:p>
          </table:table-cell>
          <table:table-cell office:value-type="float" office:value="0.916954" calcext:value-type="float">
            <text:p>0.916954</text:p>
          </table:table-cell>
          <table:table-cell office:value-type="float" office:value="0.985935" calcext:value-type="float">
            <text:p>0.985935</text:p>
          </table:table-cell>
          <table:table-cell office:value-type="float" office:value="0.816675" calcext:value-type="float">
            <text:p>0.816675</text:p>
          </table:table-cell>
          <table:table-cell office:value-type="float" office:value="0.813729" calcext:value-type="float">
            <text:p>0.813729</text:p>
          </table:table-cell>
          <table:table-cell office:value-type="float" office:value="0.827565" calcext:value-type="float">
            <text:p>0.827565</text:p>
          </table:table-cell>
          <table:table-cell office:value-type="float" office:value="0.873101" calcext:value-type="float">
            <text:p>0.873101</text:p>
          </table:table-cell>
          <table:table-cell office:value-type="float" office:value="0.782319" calcext:value-type="float">
            <text:p>0.782319</text:p>
          </table:table-cell>
          <table:table-cell office:value-type="float" office:value="0.775517" calcext:value-type="float">
            <text:p>0.775517</text:p>
          </table:table-cell>
          <table:table-cell office:value-type="float" office:value="0.853614" calcext:value-type="float">
            <text:p>0.853614</text:p>
          </table:table-cell>
          <table:table-cell office:value-type="float" office:value="1.01523" calcext:value-type="float">
            <text:p>1.01523</text:p>
          </table:table-cell>
          <table:table-cell office:value-type="float" office:value="0.975535" calcext:value-type="float">
            <text:p>0.975535</text:p>
          </table:table-cell>
          <table:table-cell office:value-type="float" office:value="1.19136" calcext:value-type="float">
            <text:p>1.19136</text:p>
          </table:table-cell>
          <table:table-cell office:value-type="float" office:value="0.810563" calcext:value-type="float">
            <text:p>0.810563</text:p>
          </table:table-cell>
          <table:table-cell office:value-type="float" office:value="1.10172" calcext:value-type="float">
            <text:p>1.10172</text:p>
          </table:table-cell>
          <table:table-cell office:value-type="float" office:value="0.937543" calcext:value-type="float">
            <text:p>0.937543</text:p>
          </table:table-cell>
          <table:table-cell office:value-type="float" office:value="1.14766" calcext:value-type="float">
            <text:p>1.14766</text:p>
          </table:table-cell>
          <table:table-cell office:value-type="float" office:value="0.83539" calcext:value-type="float">
            <text:p>0.83539</text:p>
          </table:table-cell>
          <table:table-cell office:value-type="float" office:value="1.02286" calcext:value-type="float">
            <text:p>1.02286</text:p>
          </table:table-cell>
          <table:table-cell office:value-type="float" office:value="0.774164" calcext:value-type="float">
            <text:p>0.774164</text:p>
          </table:table-cell>
          <table:table-cell office:value-type="float" office:value="1.54586" calcext:value-type="float">
            <text:p>1.54586</text:p>
          </table:table-cell>
          <table:table-cell office:value-type="float" office:value="1.31516" calcext:value-type="float">
            <text:p>1.31516</text:p>
          </table:table-cell>
          <table:table-cell office:value-type="float" office:value="0.861941" calcext:value-type="float">
            <text:p>0.861941</text:p>
          </table:table-cell>
          <table:table-cell office:value-type="float" office:value="1.00412" calcext:value-type="float">
            <text:p>1.00412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878351" calcext:value-type="float">
            <text:p>0.878351</text:p>
          </table:table-cell>
          <table:table-cell office:value-type="float" office:value="1.01291" calcext:value-type="float">
            <text:p>1.01291</text:p>
          </table:table-cell>
          <table:table-cell office:value-type="float" office:value="0.824941" calcext:value-type="float">
            <text:p>0.824941</text:p>
          </table:table-cell>
          <table:table-cell office:value-type="float" office:value="0.77723" calcext:value-type="float">
            <text:p>0.77723</text:p>
          </table:table-cell>
          <table:table-cell office:value-type="float" office:value="0.796657" calcext:value-type="float">
            <text:p>0.796657</text:p>
          </table:table-cell>
          <table:table-cell office:value-type="float" office:value="0.857411" calcext:value-type="float">
            <text:p>0.857411</text:p>
          </table:table-cell>
          <table:table-cell office:value-type="float" office:value="1.09891" calcext:value-type="float">
            <text:p>1.09891</text:p>
          </table:table-cell>
          <table:table-cell office:value-type="float" office:value="1.22328" calcext:value-type="float">
            <text:p>1.22328</text:p>
          </table:table-cell>
          <table:table-cell office:value-type="float" office:value="0.916914" calcext:value-type="float">
            <text:p>0.916914</text:p>
          </table:table-cell>
          <table:table-cell office:value-type="float" office:value="0.956609" calcext:value-type="float">
            <text:p>0.956609</text:p>
          </table:table-cell>
          <table:table-cell office:value-type="float" office:value="0.804803" calcext:value-type="float">
            <text:p>0.804803</text:p>
          </table:table-cell>
          <table:table-cell office:value-type="float" office:value="0.895925" calcext:value-type="float">
            <text:p>0.895925</text:p>
          </table:table-cell>
          <table:table-cell office:value-type="float" office:value="0.800585" calcext:value-type="float">
            <text:p>0.800585</text:p>
          </table:table-cell>
          <table:table-cell office:value-type="float" office:value="1.86968" calcext:value-type="float">
            <text:p>1.86968</text:p>
          </table:table-cell>
          <table:table-cell office:value-type="float" office:value="1.78916" calcext:value-type="float">
            <text:p>1.78916</text:p>
          </table:table-cell>
          <table:table-cell office:value-type="float" office:value="0.862802" calcext:value-type="float">
            <text:p>0.862802</text:p>
          </table:table-cell>
          <table:table-cell office:value-type="float" office:value="0.776719" calcext:value-type="float">
            <text:p>0.776719</text:p>
          </table:table-cell>
          <table:table-cell office:value-type="float" office:value="0.80351" calcext:value-type="float">
            <text:p>0.80351</text:p>
          </table:table-cell>
          <table:table-cell office:value-type="float" office:value="0.797779" calcext:value-type="float">
            <text:p>0.797779</text:p>
          </table:table-cell>
          <table:table-cell office:value-type="float" office:value="0.908619" calcext:value-type="float">
            <text:p>0.908619</text:p>
          </table:table-cell>
          <table:table-cell office:value-type="float" office:value="0.90946" calcext:value-type="float">
            <text:p>0.90946</text:p>
          </table:table-cell>
          <table:table-cell office:value-type="float" office:value="1.31591" calcext:value-type="float">
            <text:p>1.31591</text:p>
          </table:table-cell>
          <table:table-cell office:value-type="float" office:value="0.802518" calcext:value-type="float">
            <text:p>0.802518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743968" calcext:value-type="float">
            <text:p>0.743968</text:p>
          </table:table-cell>
          <table:table-cell office:value-type="float" office:value="0.933335" calcext:value-type="float">
            <text:p>0.933335</text:p>
          </table:table-cell>
          <table:table-cell office:value-type="float" office:value="1.33673" calcext:value-type="float">
            <text:p>1.33673</text:p>
          </table:table-cell>
          <table:table-cell office:value-type="float" office:value="1.40324" calcext:value-type="float">
            <text:p>1.40324</text:p>
          </table:table-cell>
          <table:table-cell office:value-type="float" office:value="1.0664" calcext:value-type="float">
            <text:p>1.0664</text:p>
          </table:table-cell>
          <table:table-cell office:value-type="float" office:value="0.800404" calcext:value-type="float">
            <text:p>0.800404</text:p>
          </table:table-cell>
          <table:table-cell office:value-type="float" office:value="0.833817" calcext:value-type="float">
            <text:p>0.833817</text:p>
          </table:table-cell>
          <table:table-cell office:value-type="float" office:value="0.930681" calcext:value-type="float">
            <text:p>0.930681</text:p>
          </table:table-cell>
          <table:table-cell office:value-type="float" office:value="0.947693" calcext:value-type="float">
            <text:p>0.947693</text:p>
          </table:table-cell>
          <table:table-cell office:value-type="float" office:value="0.840941" calcext:value-type="float">
            <text:p>0.840941</text:p>
          </table:table-cell>
          <table:table-cell office:value-type="float" office:value="0.864555" calcext:value-type="float">
            <text:p>0.864555</text:p>
          </table:table-cell>
          <table:table-cell office:value-type="float" office:value="0.986636" calcext:value-type="float">
            <text:p>0.986636</text:p>
          </table:table-cell>
          <table:table-cell office:value-type="float" office:value="0.833727" calcext:value-type="float">
            <text:p>0.833727</text:p>
          </table:table-cell>
          <table:table-cell office:value-type="float" office:value="1.19772" calcext:value-type="float">
            <text:p>1.19772</text:p>
          </table:table-cell>
          <table:table-cell office:value-type="float" office:value="1.57185" calcext:value-type="float">
            <text:p>1.57185</text:p>
          </table:table-cell>
          <table:table-cell office:value-type="float" office:value="0.827575" calcext:value-type="float">
            <text:p>0.827575</text:p>
          </table:table-cell>
          <table:table-cell office:value-type="float" office:value="0.76674" calcext:value-type="float">
            <text:p>0.76674</text:p>
          </table:table-cell>
          <table:table-cell office:value-type="float" office:value="0.968733" calcext:value-type="float">
            <text:p>0.968733</text:p>
          </table:table-cell>
          <table:table-cell office:value-type="float" office:value="0.766921" calcext:value-type="float">
            <text:p>0.766921</text:p>
          </table:table-cell>
          <table:table-cell office:value-type="float" office:value="1.05283" calcext:value-type="float">
            <text:p>1.05283</text:p>
          </table:table-cell>
          <table:table-cell office:value-type="float" office:value="1.09198" calcext:value-type="float">
            <text:p>1.09198</text:p>
          </table:table-cell>
          <table:table-cell office:value-type="float" office:value="1.11518" calcext:value-type="float">
            <text:p>1.11518</text:p>
          </table:table-cell>
          <table:table-cell office:value-type="float" office:value="0.777661" calcext:value-type="float">
            <text:p>0.777661</text:p>
          </table:table-cell>
          <table:table-cell office:value-type="float" office:value="1.15164" calcext:value-type="float">
            <text:p>1.15164</text:p>
          </table:table-cell>
          <table:table-cell office:value-type="float" office:value="0.887518" calcext:value-type="float">
            <text:p>0.887518</text:p>
          </table:table-cell>
        </table:table-row>
        <table:table-row table:style-name="ro1" table:number-rows-repeated="2">
          <table:table-cell table:number-columns-repeated="101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:.CW3])" office:value-type="float" office:value="0.45341311" calcext:value-type="float">
            <text:p>0.45341311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4:.CW4])" office:value-type="float" office:value="0.50844005" calcext:value-type="float">
            <text:p>0.50844005</text:p>
          </table:table-cell>
          <table:table-cell table:number-columns-repeated="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5:.CW5])" office:value-type="float" office:value="0.56811539" calcext:value-type="float">
            <text:p>0.56811539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6:.CW6])" office:value-type="float" office:value="0.7979003" calcext:value-type="float">
            <text:p>0.7979003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7:.CW7])" office:value-type="float" office:value="0.93739658" calcext:value-type="float">
            <text:p>0.93739658</text:p>
          </table:table-cell>
          <table:table-cell table:number-columns-repeated="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8:.CW8])" office:value-type="float" office:value="1.07076053" calcext:value-type="float">
            <text:p>1.07076053</text:p>
          </table:table-cell>
          <table:table-cell table:number-columns-repeated="9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9:.CW9])" office:value-type="float" office:value="1.35394926" calcext:value-type="float">
            <text:p>1.35394926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chunking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1:.CW11])" office:value-type="float" office:value="0.45271261" calcext:value-type="float">
            <text:p>0.45271261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2:.CW12])" office:value-type="float" office:value="0.55863251" calcext:value-type="float">
            <text:p>0.55863251</text:p>
          </table:table-cell>
          <table:table-cell table:number-columns-repeated="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3:.CW13])" office:value-type="float" office:value="0.54497268" calcext:value-type="float">
            <text:p>0.54497268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14:.CW14])" office:value-type="float" office:value="0.65446883" calcext:value-type="float">
            <text:p>0.65446883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5:.CW15])" office:value-type="float" office:value="0.83336629" calcext:value-type="float">
            <text:p>0.83336629</text:p>
          </table:table-cell>
          <table:table-cell table:number-columns-repeated="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16:.CW16])" office:value-type="float" office:value="0.87838604" calcext:value-type="float">
            <text:p>0.87838604</text:p>
          </table:table-cell>
          <table:table-cell table:number-columns-repeated="9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17:.CW17])" office:value-type="float" office:value="1.05205187" calcext:value-type="float">
            <text:p>1.05205187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es-race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9:.CW19])" office:value-type="float" office:value="0.4760471" calcext:value-type="float">
            <text:p>0.4760471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0:.CW20])" office:value-type="float" office:value="0.55366599" calcext:value-type="float">
            <text:p>0.55366599</text:p>
          </table:table-cell>
          <table:table-cell table:number-columns-repeated="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21:.CW21])" office:value-type="float" office:value="0.51763801" calcext:value-type="float">
            <text:p>0.51763801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22:.CW22])" office:value-type="float" office:value="0.68157011" calcext:value-type="float">
            <text:p>0.68157011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3:.CW23])" office:value-type="float" office:value="0.79116248" calcext:value-type="float">
            <text:p>0.79116248</text:p>
          </table:table-cell>
          <table:table-cell table:number-columns-repeated="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24:.CW24])" office:value-type="float" office:value="0.92481876" calcext:value-type="float">
            <text:p>0.92481876</text:p>
          </table:table-cell>
          <table:table-cell table:number-columns-repeated="9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5:.CW25])" office:value-type="float" office:value="0.97660206" calcext:value-type="float">
            <text:p>0.97660206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chunking-res-race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27:.CW27])" office:value-type="float" office:value="0.4197718" calcext:value-type="float">
            <text:p>0.4197718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8:.CW28])" office:value-type="float" office:value="0.52840501" calcext:value-type="float">
            <text:p>0.52840501</text:p>
          </table:table-cell>
          <table:table-cell table:number-columns-repeated="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29:.CW29])" office:value-type="float" office:value="0.54792405" calcext:value-type="float">
            <text:p>0.54792405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30:.CW30])" office:value-type="float" office:value="0.64363653" calcext:value-type="float">
            <text:p>0.64363653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1:.CW31])" office:value-type="float" office:value="0.80077635" calcext:value-type="float">
            <text:p>0.80077635</text:p>
          </table:table-cell>
          <table:table-cell table:number-columns-repeated="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32:.CW32])" office:value-type="float" office:value="0.94401711" calcext:value-type="float">
            <text:p>0.94401711</text:p>
          </table:table-cell>
          <table:table-cell table:number-columns-repeated="9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3:.CW33])" office:value-type="float" office:value="0.99611814" calcext:value-type="float">
            <text:p>0.9961181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block-race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5:.CW35])" office:value-type="float" office:value="0.39811503" calcext:value-type="float">
            <text:p>0.39811503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36:.CW36])" office:value-type="float" office:value="0.27756265" calcext:value-type="float">
            <text:p>0.27756265</text:p>
          </table:table-cell>
          <table:table-cell table:number-columns-repeated="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7:.CW37])" office:value-type="float" office:value="0.27053576" calcext:value-type="float">
            <text:p>0.27053576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38:.CW38])" office:value-type="float" office:value="0.56989806" calcext:value-type="float">
            <text:p>0.56989806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9:.CW39])" office:value-type="float" office:value="0.80329121" calcext:value-type="float">
            <text:p>0.80329121</text:p>
          </table:table-cell>
          <table:table-cell table:number-columns-repeated="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40:.CW40])" office:value-type="float" office:value="0.86078311" calcext:value-type="float">
            <text:p>0.86078311</text:p>
          </table:table-cell>
          <table:table-cell table:number-columns-repeated="9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41:.CW41])" office:value-type="float" office:value="0.98686448" calcext:value-type="float">
            <text:p>0.98686448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ll-opt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43:.CW43])" office:value-type="float" office:value="0.37684914" calcext:value-type="float">
            <text:p>0.37684914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44:.CW44])" office:value-type="float" office:value="0.2903066" calcext:value-type="float">
            <text:p>0.2903066</text:p>
          </table:table-cell>
          <table:table-cell table:number-columns-repeated="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5:.CW45])" office:value-type="float" office:value="0.28091682" calcext:value-type="float">
            <text:p>0.28091682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46:.CW46])" office:value-type="float" office:value="0.57837338" calcext:value-type="float">
            <text:p>0.57837338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47:.CW47])" office:value-type="float" office:value="0.77756668" calcext:value-type="float">
            <text:p>0.77756668</text:p>
          </table:table-cell>
          <table:table-cell table:number-columns-repeated="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48:.CW48])" office:value-type="float" office:value="0.87894287" calcext:value-type="float">
            <text:p>0.87894287</text:p>
          </table:table-cell>
          <table:table-cell table:number-columns-repeated="9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49:.CW49])" office:value-type="float" office:value="0.97342923" calcext:value-type="float">
            <text:p>0.97342923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4T21:43:13.651605882</dc:date>
    <meta:editing-duration>PT13M1S</meta:editing-duration>
    <meta:editing-cycles>1</meta:editing-cycles>
    <meta:document-statistic meta:table-count="1" meta:cell-count="4338" meta:object-count="6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bar" chart:style-name="ch1">
        <chart:title svg:x="6.03cm" svg:y="0.316cm" chart:style-name="ch2">
          <text:p>Naive algorithm (1)</text:p>
        </chart:title>
        <chart:plot-area chart:style-name="ch3" table:cell-range-address="all_results.A53:all_results.B59" chart:data-source-has-labels="column" svg:x="1.331cm" svg:y="1.275cm" svg:width="14.359cm" svg:height="6.57cm">
          <chart:coordinate-region svg:x="2.058cm" svg:y="1.474cm" svg:width="13.632cm" svg:height="5.724cm"/>
          <chart:axis chart:dimension="x" chart:name="primary-x" chart:style-name="ch4" chartooo:axis-type="auto">
            <chartooo:date-scale/>
            <chart:title svg:x="7.91cm" svg:y="8.025cm" chart:style-name="ch5">
              <text:p>threads</text:p>
            </chart:title>
            <chart:categories table:cell-range-address="all_results.A53:all_results.A59"/>
          </chart:axis>
          <chart:axis chart:dimension="y" chart:name="primary-y" chart:style-name="ch6">
            <chart:title svg:x="0.451cm" svg:y="4.829cm" chart:style-name="ch7">
              <text:p>ms</text:p>
            </chart:title>
            <chart:grid chart:style-name="ch8" chart:class="major"/>
          </chart:axis>
          <chart:series chart:style-name="ch9" chart:values-cell-range-address="all_results.B53:all_results.B59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_results.A53:all_results.A59</svg:desc>
                </draw:g>
              </table:table-cell>
              <table:table-cell office:value-type="float" office:value="0.45341311">
                <text:p>0.45341311</text:p>
                <draw:g>
                  <svg:desc>all_results.B53:all_results.B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0844005">
                <text:p>0.508440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811539">
                <text:p>0.568115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79003">
                <text:p>0.79790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739658">
                <text:p>0.937396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7076053">
                <text:p>1.070760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35394926">
                <text:p>1.35394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bar" chart:style-name="ch1">
        <chart:title svg:x="5.673cm" svg:y="0.316cm" chart:style-name="ch2">
          <text:p>Chunking algorithm (2)</text:p>
        </chart:title>
        <chart:plot-area chart:style-name="ch3" table:cell-range-address="all_results.A61:all_results.B67" chart:data-source-has-labels="column" svg:x="1.331cm" svg:y="1.275cm" svg:width="14.359cm" svg:height="6.569cm">
          <chart:coordinate-region svg:x="2.058cm" svg:y="1.475cm" svg:width="13.632cm" svg:height="5.722cm"/>
          <chart:axis chart:dimension="x" chart:name="primary-x" chart:style-name="ch4" chartooo:axis-type="auto">
            <chartooo:date-scale/>
            <chart:title svg:x="7.91cm" svg:y="8.024cm" chart:style-name="ch5">
              <text:p>threads</text:p>
            </chart:title>
            <chart:categories table:cell-range-address="all_results.A61:all_results.A67"/>
          </chart:axis>
          <chart:axis chart:dimension="y" chart:name="primary-y" chart:style-name="ch6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all_results.B61:all_results.B6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_results.A61:all_results.A67</svg:desc>
                </draw:g>
              </table:table-cell>
              <table:table-cell office:value-type="float" office:value="0.45271261">
                <text:p>0.45271261</text:p>
                <draw:g>
                  <svg:desc>all_results.B61:all_results.B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5863251">
                <text:p>0.558632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497268">
                <text:p>0.544972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5446883">
                <text:p>0.654468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3336629">
                <text:p>0.83336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7838604">
                <text:p>0.878386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5205187">
                <text:p>1.05205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bar" chart:style-name="ch1">
        <chart:title svg:x="4.019cm" svg:y="0.316cm" chart:style-name="ch2">
          <text:p>Result-racing optimization algorithm (3)</text:p>
        </chart:title>
        <chart:plot-area chart:style-name="ch3" table:cell-range-address="all_results.A69:all_results.B75" chart:data-source-has-labels="column" svg:x="1.331cm" svg:y="1.275cm" svg:width="14.359cm" svg:height="6.569cm">
          <chart:coordinate-region svg:x="2.058cm" svg:y="1.475cm" svg:width="13.632cm" svg:height="5.722cm"/>
          <chart:axis chart:dimension="x" chart:name="primary-x" chart:style-name="ch4" chartooo:axis-type="auto">
            <chartooo:date-scale/>
            <chart:title svg:x="7.91cm" svg:y="8.024cm" chart:style-name="ch5">
              <text:p>threads</text:p>
            </chart:title>
            <chart:categories table:cell-range-address="all_results.A69:all_results.A75"/>
          </chart:axis>
          <chart:axis chart:dimension="y" chart:name="primary-y" chart:style-name="ch6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all_results.B69:all_results.B7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_results.A69:all_results.A75</svg:desc>
                </draw:g>
              </table:table-cell>
              <table:table-cell office:value-type="float" office:value="0.4760471">
                <text:p>0.4760471</text:p>
                <draw:g>
                  <svg:desc>all_results.B69:all_results.B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5366599">
                <text:p>0.55366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763801">
                <text:p>0.517638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8157011">
                <text:p>0.681570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9116248">
                <text:p>0.79116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481876">
                <text:p>0.924818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660206">
                <text:p>0.976602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bar" chart:style-name="ch1">
        <chart:title svg:x="4.297cm" svg:y="0.316cm" chart:style-name="ch2">
          <text:p>Chunking and racing optimization (4)</text:p>
        </chart:title>
        <chart:plot-area chart:style-name="ch3" table:cell-range-address="all_results.A77:all_results.B83" chart:data-source-has-labels="column" svg:x="1.331cm" svg:y="1.275cm" svg:width="14.359cm" svg:height="6.57cm">
          <chart:coordinate-region svg:x="2.058cm" svg:y="1.475cm" svg:width="13.632cm" svg:height="5.723cm"/>
          <chart:axis chart:dimension="x" chart:name="primary-x" chart:style-name="ch4" chartooo:axis-type="auto">
            <chartooo:date-scale/>
            <chart:title svg:x="7.91cm" svg:y="8.025cm" chart:style-name="ch5">
              <text:p>threads</text:p>
            </chart:title>
            <chart:categories table:cell-range-address="all_results.A77:all_results.A83"/>
          </chart:axis>
          <chart:axis chart:dimension="y" chart:name="primary-y" chart:style-name="ch6">
            <chart:title svg:x="0.451cm" svg:y="4.829cm" chart:style-name="ch7">
              <text:p>ms</text:p>
            </chart:title>
            <chart:grid chart:style-name="ch8" chart:class="major"/>
          </chart:axis>
          <chart:series chart:style-name="ch9" chart:values-cell-range-address="all_results.B77:all_results.B8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_results.A77:all_results.A83</svg:desc>
                </draw:g>
              </table:table-cell>
              <table:table-cell office:value-type="float" office:value="0.4197718">
                <text:p>0.4197718</text:p>
                <draw:g>
                  <svg:desc>all_results.B77:all_results.B8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840501">
                <text:p>0.528405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792405">
                <text:p>0.547924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4363653">
                <text:p>0.643636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077635">
                <text:p>0.800776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401711">
                <text:p>0.944017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611814">
                <text:p>0.99611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bar" chart:style-name="ch1">
        <chart:title svg:x="4.905cm" svg:y="0.316cm" chart:style-name="ch2">
          <text:p>Race-blocking optimization (5)</text:p>
        </chart:title>
        <chart:plot-area chart:style-name="ch3" table:cell-range-address="all_results.A85:all_results.B91" chart:data-source-has-labels="column" svg:x="1.331cm" svg:y="1.275cm" svg:width="14.36cm" svg:height="6.57cm">
          <chart:coordinate-region svg:x="2.058cm" svg:y="1.475cm" svg:width="13.633cm" svg:height="5.723cm"/>
          <chart:axis chart:dimension="x" chart:name="primary-x" chart:style-name="ch4" chartooo:axis-type="auto">
            <chartooo:date-scale/>
            <chart:title svg:x="7.911cm" svg:y="8.025cm" chart:style-name="ch5">
              <text:p>threads</text:p>
            </chart:title>
            <chart:categories table:cell-range-address="all_results.A85:all_results.A91"/>
          </chart:axis>
          <chart:axis chart:dimension="y" chart:name="primary-y" chart:style-name="ch6">
            <chart:title svg:x="0.451cm" svg:y="4.829cm" chart:style-name="ch7">
              <text:p>ms</text:p>
            </chart:title>
            <chart:grid chart:style-name="ch8" chart:class="major"/>
          </chart:axis>
          <chart:series chart:style-name="ch9" chart:values-cell-range-address="all_results.B85:all_results.B9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_results.A85:all_results.A91</svg:desc>
                </draw:g>
              </table:table-cell>
              <table:table-cell office:value-type="float" office:value="0.39811503">
                <text:p>0.39811503</text:p>
                <draw:g>
                  <svg:desc>all_results.B85:all_results.B9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7756265">
                <text:p>0.277562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053576">
                <text:p>0.270535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989806">
                <text:p>0.569898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329121">
                <text:p>0.803291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078311">
                <text:p>0.860783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8686448">
                <text:p>0.98686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bar" chart:style-name="ch1">
        <chart:title svg:x="5.077cm" svg:y="0.316cm" chart:style-name="ch2">
          <text:p>All optimizations together (6)</text:p>
        </chart:title>
        <chart:plot-area chart:style-name="ch3" table:cell-range-address="all_results.A93:all_results.B99" chart:data-source-has-labels="column" svg:x="1.331cm" svg:y="1.275cm" svg:width="14.359cm" svg:height="6.57cm">
          <chart:coordinate-region svg:x="2.058cm" svg:y="1.475cm" svg:width="13.632cm" svg:height="5.723cm"/>
          <chart:axis chart:dimension="x" chart:name="primary-x" chart:style-name="ch4" chartooo:axis-type="auto">
            <chartooo:date-scale/>
            <chart:title svg:x="7.91cm" svg:y="8.025cm" chart:style-name="ch5">
              <text:p>threads</text:p>
            </chart:title>
            <chart:categories table:cell-range-address="all_results.A93:all_results.A99"/>
          </chart:axis>
          <chart:axis chart:dimension="y" chart:name="primary-y" chart:style-name="ch6">
            <chart:title svg:x="0.451cm" svg:y="4.829cm" chart:style-name="ch7">
              <text:p>ms</text:p>
            </chart:title>
            <chart:grid chart:style-name="ch8" chart:class="major"/>
          </chart:axis>
          <chart:series chart:style-name="ch9" chart:values-cell-range-address="all_results.B93:all_results.B99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_results.A93:all_results.A99</svg:desc>
                </draw:g>
              </table:table-cell>
              <table:table-cell office:value-type="float" office:value="0.37684914">
                <text:p>0.37684914</text:p>
                <draw:g>
                  <svg:desc>all_results.B93:all_results.B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03066">
                <text:p>0.29030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091682">
                <text:p>0.280916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837338">
                <text:p>0.578373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7756668">
                <text:p>0.77756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7894287">
                <text:p>0.87894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342923">
                <text:p>0.97342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